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1.xml" manifest:media-type="text/xml"/>
  <manifest:file-entry manifest:full-path="Basic/VBAProject/Module2.xml" manifest:media-type="text/xml"/>
  <manifest:file-entry manifest:full-path="Basic/VBAProject/Module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8pt"/>
    </style:style>
    <style:style style:name="co2" style:family="table-column">
      <style:table-column-properties fo:break-before="auto" style:column-width="18.2pt"/>
    </style:style>
    <style:style style:name="co3" style:family="table-column">
      <style:table-column-properties fo:break-before="auto" style:column-width="50.7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PageStyle_5f_NWMatrix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glyph-orientation-vertical="0" fo:border-bottom="0.74pt solid #000000" fo:background-color="#ccccff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3339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333399" fo:background-color="#c0c0c0" style:diagonal-bl-tr="none" style:diagonal-tl-br="none" style:text-align-source="fix" style:repeat-content="false" fo:wrap-option="no-wrap" fo:border-left="none" style:direction="ltr" fo:padding="2.01pt" fo:border-right="0.74pt solid #333399" style:rotation-angle="0" style:rotation-align="none" style:shrink-to-fit="false" fo:border-top="0.74pt solid #333399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map style:condition="is-true-formula(AND(NOT([.F6]=&quot;&quot;);[.G6]=&quot;&quot;;[.F7]=&quot;&quot;))" style:apply-style-name="Excel_5f_CondFormat_5f_1_5f_1_5f_1" style:base-cell-address="NWMatrix.F6"/>
    </style:style>
    <style:style style:name="ce1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WMatrix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1" form:control-implementation="ooo:com.sun.star.form.component.CommandButton" xml:id="control1" form:id="control1" form:label="Clear Path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ClearPath?language=Basic&amp;location=document" xlink:type="simple"/>
              </office:event-listeners>
            </form:button>
            <form:button form:name="Button 2" form:control-implementation="ooo:com.sun.star.form.component.CommandButton" xml:id="control2" form:id="control2" form:label="Show Path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FindPath?language=Basic&amp;location=document" xlink:type="simple"/>
              </office:event-listeners>
            </form:button>
            <form:button form:name="Button 3" form:control-implementation="ooo:com.sun.star.form.component.CommandButton" xml:id="control3" form:id="control3" form:label="Step Paths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StepPath?language=Basic&amp;location=document" xlink:type="simple"/>
              </office:event-listeners>
            </form:button>
          </form:form>
        </office:forms>
        <table:table-column table:style-name="co1" table:default-cell-style-name="ce2"/>
        <table:table-column table:style-name="co2" table:number-columns-repeated="52" table:default-cell-style-name="ce2"/>
        <table:table-column table:style-name="co3" table:number-columns-repeated="204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sequence 1</text:p>
          </table:table-cell>
          <table:table-cell table:style-name="ce5" office:value-type="string" calcext:value-type="string" table:number-columns-spanned="43" table:number-rows-spanned="1">
            <text:p>ATC</text:p>
          </table:table-cell>
          <table:covered-table-cell table:number-columns-repeated="41" table:style-name="ce8"/>
          <table:covered-table-cell table:style-name="ce16"/>
          <table:table-cell table:number-columns-repeated="980"/>
        </table:table-row>
        <table:table-row table:style-name="ro1">
          <table:table-cell table:style-name="ce1" office:value-type="string" calcext:value-type="string">
            <text:p>sequence 2</text:p>
          </table:table-cell>
          <table:table-cell table:style-name="ce6" office:value-type="string" calcext:value-type="string" table:number-columns-spanned="43" table:number-rows-spanned="1">
            <text:p>GATCATCG</text:p>
          </table:table-cell>
          <table:covered-table-cell table:number-columns-repeated="41" table:style-name="ce9"/>
          <table:covered-table-cell table:style-name="ce17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match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T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style-name="ce13" table:formula="of:=IF(OR(_seq1=&quot;&quot;;COLUMN()-COLUMN([.$F$4])&gt;LEN(_seq1));&quot;&quot;;MID(_seq1;COLUMN()-COLUMN([.$F$4])+1;1))">
            <text:p/>
          </table:table-cell>
          <table:table-cell table:number-columns-repeated="971"/>
        </table:table-row>
        <table:table-row table:style-name="ro2">
          <table:table-cell table:style-name="ce4" office:value-type="string" calcext:value-type="string">
            <text:p>mismatch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number-columns-repeated="2"/>
          <table:table-cell table:style-name="ce12" table:formula="of:=IF(OR(_seq1=&quot;&quot;;_seq2=&quot;&quot;);&quot;&quot;;0)" office:value-type="float" office:value="0" calcext:value-type="float">
            <text:p>0</text:p>
          </table:table-cell>
          <table:table-cell table:style-name="ce14" table:formula="of:=IF([.F4]=&quot;&quot;;&quot;&quot;;gap*(COLUMN()-COLUMN(start1)+1))" office:value-type="float" office:value="-1" calcext:value-type="float">
            <text:p>-1</text:p>
          </table:table-cell>
          <table:table-cell table:style-name="ce14" table:formula="of:=IF([.G4]=&quot;&quot;;&quot;&quot;;gap*(COLUMN()-COLUMN(start1)+1))" office:value-type="float" office:value="-2" calcext:value-type="float">
            <text:p>-2</text:p>
          </table:table-cell>
          <table:table-cell table:style-name="ce14" table:formula="of:=IF([.H4]=&quot;&quot;;&quot;&quot;;gap*(COLUMN()-COLUMN(start1)+1))" office:value-type="float" office:value="-3" calcext:value-type="float">
            <text:p>-3</text:p>
          </table:table-cell>
          <table:table-cell table:style-name="ce14" table:formula="of:=IF([.I4]=&quot;&quot;;&quot;&quot;;gap*(COLUMN()-COLUMN(start1)+1))" office:value-type="float" office:value="-4" calcext:value-type="float">
            <text:p>-4</text:p>
          </table:table-cell>
          <table:table-cell table:style-name="ce14" table:formula="of:=IF([.J4]=&quot;&quot;;&quot;&quot;;gap*(COLUMN()-COLUMN(start1)+1))" office:value-type="float" office:value="-5" calcext:value-type="float">
            <text:p>-5</text:p>
          </table:table-cell>
          <table:table-cell table:style-name="ce14" table:formula="of:=IF([.K4]=&quot;&quot;;&quot;&quot;;gap*(COLUMN()-COLUMN(start1)+1))" office:value-type="float" office:value="-6" calcext:value-type="float">
            <text:p>-6</text:p>
          </table:table-cell>
          <table:table-cell table:style-name="ce14" table:formula="of:=IF([.L4]=&quot;&quot;;&quot;&quot;;gap*(COLUMN()-COLUMN(start1)+1))" office:value-type="float" office:value="-7" calcext:value-type="float">
            <text:p>-7</text:p>
          </table:table-cell>
          <table:table-cell table:style-name="ce14" table:formula="of:=IF([.M4]=&quot;&quot;;&quot;&quot;;gap*(COLUMN()-COLUMN(start1)+1))" office:value-type="float" office:value="-8" calcext:value-type="float">
            <text:p>-8</text:p>
          </table:table-cell>
          <table:table-cell table:style-name="ce14" table:formula="of:=IF([.N4]=&quot;&quot;;&quot;&quot;;gap*(COLUMN()-COLUMN(start1)+1))" office:value-type="float" office:value="-9" calcext:value-type="float">
            <text:p>-9</text:p>
          </table:table-cell>
          <table:table-cell table:style-name="ce14" table:formula="of:=IF([.O4]=&quot;&quot;;&quot;&quot;;gap*(COLUMN()-COLUMN(start1)+1))">
            <text:p/>
          </table:table-cell>
          <table:table-cell table:style-name="ce14" table:formula="of:=IF([.P4]=&quot;&quot;;&quot;&quot;;gap*(COLUMN()-COLUMN(start1)+1))">
            <text:p/>
          </table:table-cell>
          <table:table-cell table:style-name="ce14" table:formula="of:=IF([.Q4]=&quot;&quot;;&quot;&quot;;gap*(COLUMN()-COLUMN(start1)+1))">
            <text:p/>
          </table:table-cell>
          <table:table-cell table:style-name="ce14" table:formula="of:=IF([.R4]=&quot;&quot;;&quot;&quot;;gap*(COLUMN()-COLUMN(start1)+1))">
            <text:p/>
          </table:table-cell>
          <table:table-cell table:style-name="ce14" table:formula="of:=IF([.S4]=&quot;&quot;;&quot;&quot;;gap*(COLUMN()-COLUMN(start1)+1))">
            <text:p/>
          </table:table-cell>
          <table:table-cell table:style-name="ce14" table:formula="of:=IF([.T4]=&quot;&quot;;&quot;&quot;;gap*(COLUMN()-COLUMN(start1)+1))">
            <text:p/>
          </table:table-cell>
          <table:table-cell table:style-name="ce14" table:formula="of:=IF([.U4]=&quot;&quot;;&quot;&quot;;gap*(COLUMN()-COLUMN(start1)+1))">
            <text:p/>
          </table:table-cell>
          <table:table-cell table:style-name="ce14" table:formula="of:=IF([.V4]=&quot;&quot;;&quot;&quot;;gap*(COLUMN()-COLUMN(start1)+1))">
            <text:p/>
          </table:table-cell>
          <table:table-cell table:style-name="ce14" table:formula="of:=IF([.W4]=&quot;&quot;;&quot;&quot;;gap*(COLUMN()-COLUMN(start1)+1))">
            <text:p/>
          </table:table-cell>
          <table:table-cell table:style-name="ce14" table:formula="of:=IF([.X4]=&quot;&quot;;&quot;&quot;;gap*(COLUMN()-COLUMN(start1)+1))">
            <text:p/>
          </table:table-cell>
          <table:table-cell table:style-name="ce14" table:formula="of:=IF([.Y4]=&quot;&quot;;&quot;&quot;;gap*(COLUMN()-COLUMN(start1)+1))">
            <text:p/>
          </table:table-cell>
          <table:table-cell table:style-name="ce14" table:formula="of:=IF([.Z4]=&quot;&quot;;&quot;&quot;;gap*(COLUMN()-COLUMN(start1)+1))">
            <text:p/>
          </table:table-cell>
          <table:table-cell table:style-name="ce14" table:formula="of:=IF([.AA4]=&quot;&quot;;&quot;&quot;;gap*(COLUMN()-COLUMN(start1)+1))">
            <text:p/>
          </table:table-cell>
          <table:table-cell table:style-name="ce14" table:formula="of:=IF([.AB4]=&quot;&quot;;&quot;&quot;;gap*(COLUMN()-COLUMN(start1)+1))">
            <text:p/>
          </table:table-cell>
          <table:table-cell table:style-name="ce14" table:formula="of:=IF([.AC4]=&quot;&quot;;&quot;&quot;;gap*(COLUMN()-COLUMN(start1)+1))">
            <text:p/>
          </table:table-cell>
          <table:table-cell table:style-name="ce14" table:formula="of:=IF([.AD4]=&quot;&quot;;&quot;&quot;;gap*(COLUMN()-COLUMN(start1)+1))">
            <text:p/>
          </table:table-cell>
          <table:table-cell table:style-name="ce14" table:formula="of:=IF([.AE4]=&quot;&quot;;&quot;&quot;;gap*(COLUMN()-COLUMN(start1)+1))">
            <text:p/>
          </table:table-cell>
          <table:table-cell table:style-name="ce14" table:formula="of:=IF([.AF4]=&quot;&quot;;&quot;&quot;;gap*(COLUMN()-COLUMN(start1)+1))">
            <text:p/>
          </table:table-cell>
          <table:table-cell table:style-name="ce14" table:formula="of:=IF([.AG4]=&quot;&quot;;&quot;&quot;;gap*(COLUMN()-COLUMN(start1)+1))">
            <text:p/>
          </table:table-cell>
          <table:table-cell table:style-name="ce14" table:formula="of:=IF([.AH4]=&quot;&quot;;&quot;&quot;;gap*(COLUMN()-COLUMN(start1)+1))">
            <text:p/>
          </table:table-cell>
          <table:table-cell table:style-name="ce14" table:formula="of:=IF([.AI4]=&quot;&quot;;&quot;&quot;;gap*(COLUMN()-COLUMN(start1)+1))">
            <text:p/>
          </table:table-cell>
          <table:table-cell table:style-name="ce14" table:formula="of:=IF([.AJ4]=&quot;&quot;;&quot;&quot;;gap*(COLUMN()-COLUMN(start1)+1))">
            <text:p/>
          </table:table-cell>
          <table:table-cell table:style-name="ce14" table:formula="of:=IF([.AK4]=&quot;&quot;;&quot;&quot;;gap*(COLUMN()-COLUMN(start1)+1))">
            <text:p/>
          </table:table-cell>
          <table:table-cell table:style-name="ce14" table:formula="of:=IF([.AL4]=&quot;&quot;;&quot;&quot;;gap*(COLUMN()-COLUMN(start1)+1))">
            <text:p/>
          </table:table-cell>
          <table:table-cell table:style-name="ce14" table:formula="of:=IF([.AM4]=&quot;&quot;;&quot;&quot;;gap*(COLUMN()-COLUMN(start1)+1))">
            <text:p/>
          </table:table-cell>
          <table:table-cell table:style-name="ce14" table:formula="of:=IF([.AN4]=&quot;&quot;;&quot;&quot;;gap*(COLUMN()-COLUMN(start1)+1))">
            <text:p/>
          </table:table-cell>
          <table:table-cell table:style-name="ce14" table:formula="of:=IF([.AO4]=&quot;&quot;;&quot;&quot;;gap*(COLUMN()-COLUMN(start1)+1))">
            <text:p/>
          </table:table-cell>
          <table:table-cell table:style-name="ce14" table:formula="of:=IF([.AP4]=&quot;&quot;;&quot;&quot;;gap*(COLUMN()-COLUMN(start1)+1))">
            <text:p/>
          </table:table-cell>
          <table:table-cell table:style-name="ce14" table:formula="of:=IF([.AQ4]=&quot;&quot;;&quot;&quot;;gap*(COLUMN()-COLUMN(start1)+1))">
            <text:p/>
          </table:table-cell>
          <table:table-cell table:style-name="ce14" table:formula="of:=IF([.AR4]=&quot;&quot;;&quot;&quot;;gap*(COLUMN()-COLUMN(start1)+1))">
            <text:p/>
          </table:table-cell>
          <table:table-cell table:style-name="ce14" table:formula="of:=IF([.AS4]=&quot;&quot;;&quot;&quot;;gap*(COLUMN()-COLUMN(start1)+1))">
            <text:p/>
          </table:table-cell>
          <table:table-cell table:style-name="ce14" table:formula="of:=IF([.AT4]=&quot;&quot;;&quot;&quot;;gap*(COLUMN()-COLUMN(start1)+1))">
            <text:p/>
          </table:table-cell>
          <table:table-cell table:style-name="ce14" table:formula="of:=IF([.AU4]=&quot;&quot;;&quot;&quot;;gap*(COLUMN()-COLUMN(start1)+1))">
            <text:p/>
          </table:table-cell>
          <table:table-cell table:style-name="ce14" table:formula="of:=IF([.AV4]=&quot;&quot;;&quot;&quot;;gap*(COLUMN()-COLUMN(start1)+1))">
            <text:p/>
          </table:table-cell>
          <table:table-cell table:style-name="ce14" table:formula="of:=IF([.AW4]=&quot;&quot;;&quot;&quot;;gap*(COLUMN()-COLUMN(start1)+1))">
            <text:p/>
          </table:table-cell>
          <table:table-cell table:style-name="ce14" table:formula="of:=IF([.AX4]=&quot;&quot;;&quot;&quot;;gap*(COLUMN()-COLUMN(start1)+1))">
            <text:p/>
          </table:table-cell>
          <table:table-cell table:style-name="ce14" table:formula="of:=IF([.AY4]=&quot;&quot;;&quot;&quot;;gap*(COLUMN()-COLUMN(start1)+1))">
            <text:p/>
          </table:table-cell>
          <table:table-cell table:style-name="ce14" table:formula="of:=IF([.AZ4]=&quot;&quot;;&quot;&quot;;gap*(COLUMN()-COLUMN(start1)+1))">
            <text:p/>
          </table:table-cell>
          <table:table-cell table:style-name="ce14" table:formula="of:=IF([.BA4]=&quot;&quot;;&quot;&quot;;gap*(COLUMN()-COLUMN(start1)+1))">
            <text:p/>
          </table:table-cell>
          <table:table-cell table:style-name="ce10" table:number-columns-repeated="971"/>
        </table:table-row>
        <table:table-row table:style-name="ro2">
          <table:table-cell table:style-name="ce3" office:value-type="string" calcext:value-type="string">
            <text:p>gap</text:p>
          </table:table-cell>
          <table:table-cell table:style-name="ce7" office:value-type="float" office:value="-1" calcext:value-type="float">
            <text:p>-1</text:p>
          </table:table-cell>
          <table:table-cell/>
          <table:table-cell table:style-name="ce11" office:value-type="string" calcext:value-type="string">
            <text:p>C</text:p>
          </table:table-cell>
          <table:table-cell table:style-name="ce12" table:formula="of:=IF([.D6]=&quot;&quot;;&quot;&quot;;gap*(ROW()-ROW(start2)+1))" office:value-type="float" office:value="-1" calcext:value-type="float">
            <text:p>-1</text:p>
          </table:table-cell>
          <table:table-cell table:style-name="ce15" table:formula="of:=IF(OR([.F$4]=&quot;&quot;;[.$D6]=&quot;&quot;);&quot;&quot;;MAX([.E5]+IF([.F$4]=[.$D6];match;mismatch);[.E6]+gap;[.F5]+gap))" office:value-type="float" office:value="1" calcext:value-type="float">
            <text:p>1</text:p>
          </table:table-cell>
          <table:table-cell table:style-name="ce15" table:formula="of:=IF(OR([.G$4]=&quot;&quot;;[.$D6]=&quot;&quot;);&quot;&quot;;MAX([.F5]+IF([.G$4]=[.$D6];match;mismatch);[.F6]+gap;[.G5]+gap))" office:value-type="float" office:value="0" calcext:value-type="float">
            <text:p>0</text:p>
          </table:table-cell>
          <table:table-cell table:style-name="ce15" table:formula="of:=IF(OR([.H$4]=&quot;&quot;;[.$D6]=&quot;&quot;);&quot;&quot;;MAX([.G5]+IF([.H$4]=[.$D6];match;mismatch);[.G6]+gap;[.H5]+gap))" office:value-type="float" office:value="-1" calcext:value-type="float">
            <text:p>-1</text:p>
          </table:table-cell>
          <table:table-cell table:style-name="ce15" table:formula="of:=IF(OR([.I$4]=&quot;&quot;;[.$D6]=&quot;&quot;);&quot;&quot;;MAX([.H5]+IF([.I$4]=[.$D6];match;mismatch);[.H6]+gap;[.I5]+gap))" office:value-type="float" office:value="-2" calcext:value-type="float">
            <text:p>-2</text:p>
          </table:table-cell>
          <table:table-cell table:style-name="ce15" table:formula="of:=IF(OR([.J$4]=&quot;&quot;;[.$D6]=&quot;&quot;);&quot;&quot;;MAX([.I5]+IF([.J$4]=[.$D6];match;mismatch);[.I6]+gap;[.J5]+gap))" office:value-type="float" office:value="-3" calcext:value-type="float">
            <text:p>-3</text:p>
          </table:table-cell>
          <table:table-cell table:style-name="ce15" table:formula="of:=IF(OR([.K$4]=&quot;&quot;;[.$D6]=&quot;&quot;);&quot;&quot;;MAX([.J5]+IF([.K$4]=[.$D6];match;mismatch);[.J6]+gap;[.K5]+gap))" office:value-type="float" office:value="-4" calcext:value-type="float">
            <text:p>-4</text:p>
          </table:table-cell>
          <table:table-cell table:style-name="ce15" table:formula="of:=IF(OR([.L$4]=&quot;&quot;;[.$D6]=&quot;&quot;);&quot;&quot;;MAX([.K5]+IF([.L$4]=[.$D6];match;mismatch);[.K6]+gap;[.L5]+gap))" office:value-type="float" office:value="-5" calcext:value-type="float">
            <text:p>-5</text:p>
          </table:table-cell>
          <table:table-cell table:style-name="ce15" table:formula="of:=IF(OR([.M$4]=&quot;&quot;;[.$D6]=&quot;&quot;);&quot;&quot;;MAX([.L5]+IF([.M$4]=[.$D6];match;mismatch);[.L6]+gap;[.M5]+gap))" office:value-type="float" office:value="-6" calcext:value-type="float">
            <text:p>-6</text:p>
          </table:table-cell>
          <table:table-cell table:style-name="ce15" table:formula="of:=IF(OR([.N$4]=&quot;&quot;;[.$D6]=&quot;&quot;);&quot;&quot;;MAX([.M5]+IF([.N$4]=[.$D6];match;mismatch);[.M6]+gap;[.N5]+gap))" office:value-type="float" office:value="-7" calcext:value-type="float">
            <text:p>-7</text:p>
          </table:table-cell>
          <table:table-cell table:style-name="ce15" table:formula="of:=IF(OR([.O$4]=&quot;&quot;;[.$D6]=&quot;&quot;);&quot;&quot;;MAX([.N5]+IF([.O$4]=[.$D6];match;mismatch);[.N6]+gap;[.O5]+gap))">
            <text:p/>
          </table:table-cell>
          <table:table-cell table:style-name="ce15" table:formula="of:=IF(OR([.P$4]=&quot;&quot;;[.$D6]=&quot;&quot;);&quot;&quot;;MAX([.O5]+IF([.P$4]=[.$D6];match;mismatch);[.O6]+gap;[.P5]+gap))">
            <text:p/>
          </table:table-cell>
          <table:table-cell table:style-name="ce15" table:formula="of:=IF(OR([.Q$4]=&quot;&quot;;[.$D6]=&quot;&quot;);&quot;&quot;;MAX([.P5]+IF([.Q$4]=[.$D6];match;mismatch);[.P6]+gap;[.Q5]+gap))">
            <text:p/>
          </table:table-cell>
          <table:table-cell table:style-name="ce15" table:formula="of:=IF(OR([.R$4]=&quot;&quot;;[.$D6]=&quot;&quot;);&quot;&quot;;MAX([.Q5]+IF([.R$4]=[.$D6];match;mismatch);[.Q6]+gap;[.R5]+gap))">
            <text:p/>
          </table:table-cell>
          <table:table-cell table:style-name="ce15" table:formula="of:=IF(OR([.S$4]=&quot;&quot;;[.$D6]=&quot;&quot;);&quot;&quot;;MAX([.R5]+IF([.S$4]=[.$D6];match;mismatch);[.R6]+gap;[.S5]+gap))">
            <text:p/>
          </table:table-cell>
          <table:table-cell table:style-name="ce15" table:formula="of:=IF(OR([.T$4]=&quot;&quot;;[.$D6]=&quot;&quot;);&quot;&quot;;MAX([.S5]+IF([.T$4]=[.$D6];match;mismatch);[.S6]+gap;[.T5]+gap))">
            <text:p/>
          </table:table-cell>
          <table:table-cell table:style-name="ce15" table:formula="of:=IF(OR([.U$4]=&quot;&quot;;[.$D6]=&quot;&quot;);&quot;&quot;;MAX([.T5]+IF([.U$4]=[.$D6];match;mismatch);[.T6]+gap;[.U5]+gap))">
            <text:p/>
          </table:table-cell>
          <table:table-cell table:style-name="ce15" table:formula="of:=IF(OR([.V$4]=&quot;&quot;;[.$D6]=&quot;&quot;);&quot;&quot;;MAX([.U5]+IF([.V$4]=[.$D6];match;mismatch);[.U6]+gap;[.V5]+gap))">
            <text:p/>
          </table:table-cell>
          <table:table-cell table:style-name="ce15" table:formula="of:=IF(OR([.W$4]=&quot;&quot;;[.$D6]=&quot;&quot;);&quot;&quot;;MAX([.V5]+IF([.W$4]=[.$D6];match;mismatch);[.V6]+gap;[.W5]+gap))">
            <text:p/>
          </table:table-cell>
          <table:table-cell table:style-name="ce15" table:formula="of:=IF(OR([.X$4]=&quot;&quot;;[.$D6]=&quot;&quot;);&quot;&quot;;MAX([.W5]+IF([.X$4]=[.$D6];match;mismatch);[.W6]+gap;[.X5]+gap))">
            <text:p/>
          </table:table-cell>
          <table:table-cell table:style-name="ce15" table:formula="of:=IF(OR([.Y$4]=&quot;&quot;;[.$D6]=&quot;&quot;);&quot;&quot;;MAX([.X5]+IF([.Y$4]=[.$D6];match;mismatch);[.X6]+gap;[.Y5]+gap))">
            <text:p/>
          </table:table-cell>
          <table:table-cell table:style-name="ce15" table:formula="of:=IF(OR([.Z$4]=&quot;&quot;;[.$D6]=&quot;&quot;);&quot;&quot;;MAX([.Y5]+IF([.Z$4]=[.$D6];match;mismatch);[.Y6]+gap;[.Z5]+gap))">
            <text:p/>
          </table:table-cell>
          <table:table-cell table:style-name="ce15" table:formula="of:=IF(OR([.AA$4]=&quot;&quot;;[.$D6]=&quot;&quot;);&quot;&quot;;MAX([.Z5]+IF([.AA$4]=[.$D6];match;mismatch);[.Z6]+gap;[.AA5]+gap))">
            <text:p/>
          </table:table-cell>
          <table:table-cell table:style-name="ce15" table:formula="of:=IF(OR([.AB$4]=&quot;&quot;;[.$D6]=&quot;&quot;);&quot;&quot;;MAX([.AA5]+IF([.AB$4]=[.$D6];match;mismatch);[.AA6]+gap;[.AB5]+gap))">
            <text:p/>
          </table:table-cell>
          <table:table-cell table:style-name="ce15" table:formula="of:=IF(OR([.AC$4]=&quot;&quot;;[.$D6]=&quot;&quot;);&quot;&quot;;MAX([.AB5]+IF([.AC$4]=[.$D6];match;mismatch);[.AB6]+gap;[.AC5]+gap))">
            <text:p/>
          </table:table-cell>
          <table:table-cell table:style-name="ce15" table:formula="of:=IF(OR([.AD$4]=&quot;&quot;;[.$D6]=&quot;&quot;);&quot;&quot;;MAX([.AC5]+IF([.AD$4]=[.$D6];match;mismatch);[.AC6]+gap;[.AD5]+gap))">
            <text:p/>
          </table:table-cell>
          <table:table-cell table:style-name="ce15" table:formula="of:=IF(OR([.AE$4]=&quot;&quot;;[.$D6]=&quot;&quot;);&quot;&quot;;MAX([.AD5]+IF([.AE$4]=[.$D6];match;mismatch);[.AD6]+gap;[.AE5]+gap))">
            <text:p/>
          </table:table-cell>
          <table:table-cell table:style-name="ce15" table:formula="of:=IF(OR([.AF$4]=&quot;&quot;;[.$D6]=&quot;&quot;);&quot;&quot;;MAX([.AE5]+IF([.AF$4]=[.$D6];match;mismatch);[.AE6]+gap;[.AF5]+gap))">
            <text:p/>
          </table:table-cell>
          <table:table-cell table:style-name="ce15" table:formula="of:=IF(OR([.AG$4]=&quot;&quot;;[.$D6]=&quot;&quot;);&quot;&quot;;MAX([.AF5]+IF([.AG$4]=[.$D6];match;mismatch);[.AF6]+gap;[.AG5]+gap))">
            <text:p/>
          </table:table-cell>
          <table:table-cell table:style-name="ce15" table:formula="of:=IF(OR([.AH$4]=&quot;&quot;;[.$D6]=&quot;&quot;);&quot;&quot;;MAX([.AG5]+IF([.AH$4]=[.$D6];match;mismatch);[.AG6]+gap;[.AH5]+gap))">
            <text:p/>
          </table:table-cell>
          <table:table-cell table:style-name="ce15" table:formula="of:=IF(OR([.AI$4]=&quot;&quot;;[.$D6]=&quot;&quot;);&quot;&quot;;MAX([.AH5]+IF([.AI$4]=[.$D6];match;mismatch);[.AH6]+gap;[.AI5]+gap))">
            <text:p/>
          </table:table-cell>
          <table:table-cell table:style-name="ce15" table:formula="of:=IF(OR([.AJ$4]=&quot;&quot;;[.$D6]=&quot;&quot;);&quot;&quot;;MAX([.AI5]+IF([.AJ$4]=[.$D6];match;mismatch);[.AI6]+gap;[.AJ5]+gap))">
            <text:p/>
          </table:table-cell>
          <table:table-cell table:style-name="ce15" table:formula="of:=IF(OR([.AK$4]=&quot;&quot;;[.$D6]=&quot;&quot;);&quot;&quot;;MAX([.AJ5]+IF([.AK$4]=[.$D6];match;mismatch);[.AJ6]+gap;[.AK5]+gap))">
            <text:p/>
          </table:table-cell>
          <table:table-cell table:style-name="ce15" table:formula="of:=IF(OR([.AL$4]=&quot;&quot;;[.$D6]=&quot;&quot;);&quot;&quot;;MAX([.AK5]+IF([.AL$4]=[.$D6];match;mismatch);[.AK6]+gap;[.AL5]+gap))">
            <text:p/>
          </table:table-cell>
          <table:table-cell table:style-name="ce15" table:formula="of:=IF(OR([.AM$4]=&quot;&quot;;[.$D6]=&quot;&quot;);&quot;&quot;;MAX([.AL5]+IF([.AM$4]=[.$D6];match;mismatch);[.AL6]+gap;[.AM5]+gap))">
            <text:p/>
          </table:table-cell>
          <table:table-cell table:style-name="ce15" table:formula="of:=IF(OR([.AN$4]=&quot;&quot;;[.$D6]=&quot;&quot;);&quot;&quot;;MAX([.AM5]+IF([.AN$4]=[.$D6];match;mismatch);[.AM6]+gap;[.AN5]+gap))">
            <text:p/>
          </table:table-cell>
          <table:table-cell table:style-name="ce15" table:formula="of:=IF(OR([.AO$4]=&quot;&quot;;[.$D6]=&quot;&quot;);&quot;&quot;;MAX([.AN5]+IF([.AO$4]=[.$D6];match;mismatch);[.AN6]+gap;[.AO5]+gap))">
            <text:p/>
          </table:table-cell>
          <table:table-cell table:style-name="ce15" table:formula="of:=IF(OR([.AP$4]=&quot;&quot;;[.$D6]=&quot;&quot;);&quot;&quot;;MAX([.AO5]+IF([.AP$4]=[.$D6];match;mismatch);[.AO6]+gap;[.AP5]+gap))">
            <text:p/>
          </table:table-cell>
          <table:table-cell table:style-name="ce15" table:formula="of:=IF(OR([.AQ$4]=&quot;&quot;;[.$D6]=&quot;&quot;);&quot;&quot;;MAX([.AP5]+IF([.AQ$4]=[.$D6];match;mismatch);[.AP6]+gap;[.AQ5]+gap))">
            <text:p/>
          </table:table-cell>
          <table:table-cell table:style-name="ce15" table:formula="of:=IF(OR([.AR$4]=&quot;&quot;;[.$D6]=&quot;&quot;);&quot;&quot;;MAX([.AQ5]+IF([.AR$4]=[.$D6];match;mismatch);[.AQ6]+gap;[.AR5]+gap))">
            <text:p/>
          </table:table-cell>
          <table:table-cell table:style-name="ce15" table:formula="of:=IF(OR([.AS$4]=&quot;&quot;;[.$D6]=&quot;&quot;);&quot;&quot;;MAX([.AR5]+IF([.AS$4]=[.$D6];match;mismatch);[.AR6]+gap;[.AS5]+gap))">
            <text:p/>
          </table:table-cell>
          <table:table-cell table:style-name="ce15" table:formula="of:=IF(OR([.AT$4]=&quot;&quot;;[.$D6]=&quot;&quot;);&quot;&quot;;MAX([.AS5]+IF([.AT$4]=[.$D6];match;mismatch);[.AS6]+gap;[.AT5]+gap))">
            <text:p/>
          </table:table-cell>
          <table:table-cell table:style-name="ce15" table:formula="of:=IF(OR([.AU$4]=&quot;&quot;;[.$D6]=&quot;&quot;);&quot;&quot;;MAX([.AT5]+IF([.AU$4]=[.$D6];match;mismatch);[.AT6]+gap;[.AU5]+gap))">
            <text:p/>
          </table:table-cell>
          <table:table-cell table:style-name="ce15" table:formula="of:=IF(OR([.AV$4]=&quot;&quot;;[.$D6]=&quot;&quot;);&quot;&quot;;MAX([.AU5]+IF([.AV$4]=[.$D6];match;mismatch);[.AU6]+gap;[.AV5]+gap))">
            <text:p/>
          </table:table-cell>
          <table:table-cell table:style-name="ce15" table:formula="of:=IF(OR([.AW$4]=&quot;&quot;;[.$D6]=&quot;&quot;);&quot;&quot;;MAX([.AV5]+IF([.AW$4]=[.$D6];match;mismatch);[.AV6]+gap;[.AW5]+gap))">
            <text:p/>
          </table:table-cell>
          <table:table-cell table:style-name="ce15" table:formula="of:=IF(OR([.AX$4]=&quot;&quot;;[.$D6]=&quot;&quot;);&quot;&quot;;MAX([.AW5]+IF([.AX$4]=[.$D6];match;mismatch);[.AW6]+gap;[.AX5]+gap))">
            <text:p/>
          </table:table-cell>
          <table:table-cell table:style-name="ce15" table:formula="of:=IF(OR([.AY$4]=&quot;&quot;;[.$D6]=&quot;&quot;);&quot;&quot;;MAX([.AX5]+IF([.AY$4]=[.$D6];match;mismatch);[.AX6]+gap;[.AY5]+gap))">
            <text:p/>
          </table:table-cell>
          <table:table-cell table:style-name="ce15" table:formula="of:=IF(OR([.AZ$4]=&quot;&quot;;[.$D6]=&quot;&quot;);&quot;&quot;;MAX([.AY5]+IF([.AZ$4]=[.$D6];match;mismatch);[.AY6]+gap;[.AZ5]+gap))">
            <text:p/>
          </table:table-cell>
          <table:table-cell table:style-name="ce15" table:formula="of:=IF(OR([.BA$4]=&quot;&quot;;[.$D6]=&quot;&quot;);&quot;&quot;;MAX([.AZ5]+IF([.BA$4]=[.$D6];match;mismatch);[.AZ6]+gap;[.BA5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office:value-type="string" calcext:value-type="string">
            <text:p>G</text:p>
          </table:table-cell>
          <table:table-cell table:style-name="ce12" table:formula="of:=IF([.D7]=&quot;&quot;;&quot;&quot;;gap*(ROW()-ROW(start2)+1))" office:value-type="float" office:value="-2" calcext:value-type="float">
            <text:p>-2</text:p>
          </table:table-cell>
          <table:table-cell table:style-name="ce15" table:formula="of:=IF(OR([.F$4]=&quot;&quot;;[.$D7]=&quot;&quot;);&quot;&quot;;MAX([.E6]+IF([.F$4]=[.$D7];match;mismatch);[.E7]+gap;[.F6]+gap))" office:value-type="float" office:value="0" calcext:value-type="float">
            <text:p>0</text:p>
          </table:table-cell>
          <table:table-cell table:style-name="ce15" table:formula="of:=IF(OR([.G$4]=&quot;&quot;;[.$D7]=&quot;&quot;);&quot;&quot;;MAX([.F6]+IF([.G$4]=[.$D7];match;mismatch);[.F7]+gap;[.G6]+gap))" office:value-type="float" office:value="1" calcext:value-type="float">
            <text:p>1</text:p>
          </table:table-cell>
          <table:table-cell table:style-name="ce15" table:formula="of:=IF(OR([.H$4]=&quot;&quot;;[.$D7]=&quot;&quot;);&quot;&quot;;MAX([.G6]+IF([.H$4]=[.$D7];match;mismatch);[.G7]+gap;[.H6]+gap))" office:value-type="float" office:value="0" calcext:value-type="float">
            <text:p>0</text:p>
          </table:table-cell>
          <table:table-cell table:style-name="ce15" table:formula="of:=IF(OR([.I$4]=&quot;&quot;;[.$D7]=&quot;&quot;);&quot;&quot;;MAX([.H6]+IF([.I$4]=[.$D7];match;mismatch);[.H7]+gap;[.I6]+gap))" office:value-type="float" office:value="0" calcext:value-type="float">
            <text:p>0</text:p>
          </table:table-cell>
          <table:table-cell table:style-name="ce15" table:formula="of:=IF(OR([.J$4]=&quot;&quot;;[.$D7]=&quot;&quot;);&quot;&quot;;MAX([.I6]+IF([.J$4]=[.$D7];match;mismatch);[.I7]+gap;[.J6]+gap))" office:value-type="float" office:value="-1" calcext:value-type="float">
            <text:p>-1</text:p>
          </table:table-cell>
          <table:table-cell table:style-name="ce15" table:formula="of:=IF(OR([.K$4]=&quot;&quot;;[.$D7]=&quot;&quot;);&quot;&quot;;MAX([.J6]+IF([.K$4]=[.$D7];match;mismatch);[.J7]+gap;[.K6]+gap))" office:value-type="float" office:value="-2" calcext:value-type="float">
            <text:p>-2</text:p>
          </table:table-cell>
          <table:table-cell table:style-name="ce15" table:formula="of:=IF(OR([.L$4]=&quot;&quot;;[.$D7]=&quot;&quot;);&quot;&quot;;MAX([.K6]+IF([.L$4]=[.$D7];match;mismatch);[.K7]+gap;[.L6]+gap))" office:value-type="float" office:value="-3" calcext:value-type="float">
            <text:p>-3</text:p>
          </table:table-cell>
          <table:table-cell table:style-name="ce15" table:formula="of:=IF(OR([.M$4]=&quot;&quot;;[.$D7]=&quot;&quot;);&quot;&quot;;MAX([.L6]+IF([.M$4]=[.$D7];match;mismatch);[.L7]+gap;[.M6]+gap))" office:value-type="float" office:value="-4" calcext:value-type="float">
            <text:p>-4</text:p>
          </table:table-cell>
          <table:table-cell table:style-name="ce15" table:formula="of:=IF(OR([.N$4]=&quot;&quot;;[.$D7]=&quot;&quot;);&quot;&quot;;MAX([.M6]+IF([.N$4]=[.$D7];match;mismatch);[.M7]+gap;[.N6]+gap))" office:value-type="float" office:value="-5" calcext:value-type="float">
            <text:p>-5</text:p>
          </table:table-cell>
          <table:table-cell table:style-name="ce15" table:formula="of:=IF(OR([.O$4]=&quot;&quot;;[.$D7]=&quot;&quot;);&quot;&quot;;MAX([.N6]+IF([.O$4]=[.$D7];match;mismatch);[.N7]+gap;[.O6]+gap))">
            <text:p/>
          </table:table-cell>
          <table:table-cell table:style-name="ce15" table:formula="of:=IF(OR([.P$4]=&quot;&quot;;[.$D7]=&quot;&quot;);&quot;&quot;;MAX([.O6]+IF([.P$4]=[.$D7];match;mismatch);[.O7]+gap;[.P6]+gap))">
            <text:p/>
          </table:table-cell>
          <table:table-cell table:style-name="ce15" table:formula="of:=IF(OR([.Q$4]=&quot;&quot;;[.$D7]=&quot;&quot;);&quot;&quot;;MAX([.P6]+IF([.Q$4]=[.$D7];match;mismatch);[.P7]+gap;[.Q6]+gap))">
            <text:p/>
          </table:table-cell>
          <table:table-cell table:style-name="ce15" table:formula="of:=IF(OR([.R$4]=&quot;&quot;;[.$D7]=&quot;&quot;);&quot;&quot;;MAX([.Q6]+IF([.R$4]=[.$D7];match;mismatch);[.Q7]+gap;[.R6]+gap))">
            <text:p/>
          </table:table-cell>
          <table:table-cell table:style-name="ce15" table:formula="of:=IF(OR([.S$4]=&quot;&quot;;[.$D7]=&quot;&quot;);&quot;&quot;;MAX([.R6]+IF([.S$4]=[.$D7];match;mismatch);[.R7]+gap;[.S6]+gap))">
            <text:p/>
          </table:table-cell>
          <table:table-cell table:style-name="ce15" table:formula="of:=IF(OR([.T$4]=&quot;&quot;;[.$D7]=&quot;&quot;);&quot;&quot;;MAX([.S6]+IF([.T$4]=[.$D7];match;mismatch);[.S7]+gap;[.T6]+gap))">
            <text:p/>
          </table:table-cell>
          <table:table-cell table:style-name="ce15" table:formula="of:=IF(OR([.U$4]=&quot;&quot;;[.$D7]=&quot;&quot;);&quot;&quot;;MAX([.T6]+IF([.U$4]=[.$D7];match;mismatch);[.T7]+gap;[.U6]+gap))">
            <text:p/>
          </table:table-cell>
          <table:table-cell table:style-name="ce15" table:formula="of:=IF(OR([.V$4]=&quot;&quot;;[.$D7]=&quot;&quot;);&quot;&quot;;MAX([.U6]+IF([.V$4]=[.$D7];match;mismatch);[.U7]+gap;[.V6]+gap))">
            <text:p/>
          </table:table-cell>
          <table:table-cell table:style-name="ce15" table:formula="of:=IF(OR([.W$4]=&quot;&quot;;[.$D7]=&quot;&quot;);&quot;&quot;;MAX([.V6]+IF([.W$4]=[.$D7];match;mismatch);[.V7]+gap;[.W6]+gap))">
            <text:p/>
          </table:table-cell>
          <table:table-cell table:style-name="ce15" table:formula="of:=IF(OR([.X$4]=&quot;&quot;;[.$D7]=&quot;&quot;);&quot;&quot;;MAX([.W6]+IF([.X$4]=[.$D7];match;mismatch);[.W7]+gap;[.X6]+gap))">
            <text:p/>
          </table:table-cell>
          <table:table-cell table:style-name="ce15" table:formula="of:=IF(OR([.Y$4]=&quot;&quot;;[.$D7]=&quot;&quot;);&quot;&quot;;MAX([.X6]+IF([.Y$4]=[.$D7];match;mismatch);[.X7]+gap;[.Y6]+gap))">
            <text:p/>
          </table:table-cell>
          <table:table-cell table:style-name="ce15" table:formula="of:=IF(OR([.Z$4]=&quot;&quot;;[.$D7]=&quot;&quot;);&quot;&quot;;MAX([.Y6]+IF([.Z$4]=[.$D7];match;mismatch);[.Y7]+gap;[.Z6]+gap))">
            <text:p/>
          </table:table-cell>
          <table:table-cell table:style-name="ce15" table:formula="of:=IF(OR([.AA$4]=&quot;&quot;;[.$D7]=&quot;&quot;);&quot;&quot;;MAX([.Z6]+IF([.AA$4]=[.$D7];match;mismatch);[.Z7]+gap;[.AA6]+gap))">
            <text:p/>
          </table:table-cell>
          <table:table-cell table:style-name="ce15" table:formula="of:=IF(OR([.AB$4]=&quot;&quot;;[.$D7]=&quot;&quot;);&quot;&quot;;MAX([.AA6]+IF([.AB$4]=[.$D7];match;mismatch);[.AA7]+gap;[.AB6]+gap))">
            <text:p/>
          </table:table-cell>
          <table:table-cell table:style-name="ce15" table:formula="of:=IF(OR([.AC$4]=&quot;&quot;;[.$D7]=&quot;&quot;);&quot;&quot;;MAX([.AB6]+IF([.AC$4]=[.$D7];match;mismatch);[.AB7]+gap;[.AC6]+gap))">
            <text:p/>
          </table:table-cell>
          <table:table-cell table:style-name="ce15" table:formula="of:=IF(OR([.AD$4]=&quot;&quot;;[.$D7]=&quot;&quot;);&quot;&quot;;MAX([.AC6]+IF([.AD$4]=[.$D7];match;mismatch);[.AC7]+gap;[.AD6]+gap))">
            <text:p/>
          </table:table-cell>
          <table:table-cell table:style-name="ce15" table:formula="of:=IF(OR([.AE$4]=&quot;&quot;;[.$D7]=&quot;&quot;);&quot;&quot;;MAX([.AD6]+IF([.AE$4]=[.$D7];match;mismatch);[.AD7]+gap;[.AE6]+gap))">
            <text:p/>
          </table:table-cell>
          <table:table-cell table:style-name="ce15" table:formula="of:=IF(OR([.AF$4]=&quot;&quot;;[.$D7]=&quot;&quot;);&quot;&quot;;MAX([.AE6]+IF([.AF$4]=[.$D7];match;mismatch);[.AE7]+gap;[.AF6]+gap))">
            <text:p/>
          </table:table-cell>
          <table:table-cell table:style-name="ce15" table:formula="of:=IF(OR([.AG$4]=&quot;&quot;;[.$D7]=&quot;&quot;);&quot;&quot;;MAX([.AF6]+IF([.AG$4]=[.$D7];match;mismatch);[.AF7]+gap;[.AG6]+gap))">
            <text:p/>
          </table:table-cell>
          <table:table-cell table:style-name="ce15" table:formula="of:=IF(OR([.AH$4]=&quot;&quot;;[.$D7]=&quot;&quot;);&quot;&quot;;MAX([.AG6]+IF([.AH$4]=[.$D7];match;mismatch);[.AG7]+gap;[.AH6]+gap))">
            <text:p/>
          </table:table-cell>
          <table:table-cell table:style-name="ce15" table:formula="of:=IF(OR([.AI$4]=&quot;&quot;;[.$D7]=&quot;&quot;);&quot;&quot;;MAX([.AH6]+IF([.AI$4]=[.$D7];match;mismatch);[.AH7]+gap;[.AI6]+gap))">
            <text:p/>
          </table:table-cell>
          <table:table-cell table:style-name="ce15" table:formula="of:=IF(OR([.AJ$4]=&quot;&quot;;[.$D7]=&quot;&quot;);&quot;&quot;;MAX([.AI6]+IF([.AJ$4]=[.$D7];match;mismatch);[.AI7]+gap;[.AJ6]+gap))">
            <text:p/>
          </table:table-cell>
          <table:table-cell table:style-name="ce15" table:formula="of:=IF(OR([.AK$4]=&quot;&quot;;[.$D7]=&quot;&quot;);&quot;&quot;;MAX([.AJ6]+IF([.AK$4]=[.$D7];match;mismatch);[.AJ7]+gap;[.AK6]+gap))">
            <text:p/>
          </table:table-cell>
          <table:table-cell table:style-name="ce15" table:formula="of:=IF(OR([.AL$4]=&quot;&quot;;[.$D7]=&quot;&quot;);&quot;&quot;;MAX([.AK6]+IF([.AL$4]=[.$D7];match;mismatch);[.AK7]+gap;[.AL6]+gap))">
            <text:p/>
          </table:table-cell>
          <table:table-cell table:style-name="ce15" table:formula="of:=IF(OR([.AM$4]=&quot;&quot;;[.$D7]=&quot;&quot;);&quot;&quot;;MAX([.AL6]+IF([.AM$4]=[.$D7];match;mismatch);[.AL7]+gap;[.AM6]+gap))">
            <text:p/>
          </table:table-cell>
          <table:table-cell table:style-name="ce15" table:formula="of:=IF(OR([.AN$4]=&quot;&quot;;[.$D7]=&quot;&quot;);&quot;&quot;;MAX([.AM6]+IF([.AN$4]=[.$D7];match;mismatch);[.AM7]+gap;[.AN6]+gap))">
            <text:p/>
          </table:table-cell>
          <table:table-cell table:style-name="ce15" table:formula="of:=IF(OR([.AO$4]=&quot;&quot;;[.$D7]=&quot;&quot;);&quot;&quot;;MAX([.AN6]+IF([.AO$4]=[.$D7];match;mismatch);[.AN7]+gap;[.AO6]+gap))">
            <text:p/>
          </table:table-cell>
          <table:table-cell table:style-name="ce15" table:formula="of:=IF(OR([.AP$4]=&quot;&quot;;[.$D7]=&quot;&quot;);&quot;&quot;;MAX([.AO6]+IF([.AP$4]=[.$D7];match;mismatch);[.AO7]+gap;[.AP6]+gap))">
            <text:p/>
          </table:table-cell>
          <table:table-cell table:style-name="ce15" table:formula="of:=IF(OR([.AQ$4]=&quot;&quot;;[.$D7]=&quot;&quot;);&quot;&quot;;MAX([.AP6]+IF([.AQ$4]=[.$D7];match;mismatch);[.AP7]+gap;[.AQ6]+gap))">
            <text:p/>
          </table:table-cell>
          <table:table-cell table:style-name="ce15" table:formula="of:=IF(OR([.AR$4]=&quot;&quot;;[.$D7]=&quot;&quot;);&quot;&quot;;MAX([.AQ6]+IF([.AR$4]=[.$D7];match;mismatch);[.AQ7]+gap;[.AR6]+gap))">
            <text:p/>
          </table:table-cell>
          <table:table-cell table:style-name="ce15" table:formula="of:=IF(OR([.AS$4]=&quot;&quot;;[.$D7]=&quot;&quot;);&quot;&quot;;MAX([.AR6]+IF([.AS$4]=[.$D7];match;mismatch);[.AR7]+gap;[.AS6]+gap))">
            <text:p/>
          </table:table-cell>
          <table:table-cell table:style-name="ce15" table:formula="of:=IF(OR([.AT$4]=&quot;&quot;;[.$D7]=&quot;&quot;);&quot;&quot;;MAX([.AS6]+IF([.AT$4]=[.$D7];match;mismatch);[.AS7]+gap;[.AT6]+gap))">
            <text:p/>
          </table:table-cell>
          <table:table-cell table:style-name="ce15" table:formula="of:=IF(OR([.AU$4]=&quot;&quot;;[.$D7]=&quot;&quot;);&quot;&quot;;MAX([.AT6]+IF([.AU$4]=[.$D7];match;mismatch);[.AT7]+gap;[.AU6]+gap))">
            <text:p/>
          </table:table-cell>
          <table:table-cell table:style-name="ce15" table:formula="of:=IF(OR([.AV$4]=&quot;&quot;;[.$D7]=&quot;&quot;);&quot;&quot;;MAX([.AU6]+IF([.AV$4]=[.$D7];match;mismatch);[.AU7]+gap;[.AV6]+gap))">
            <text:p/>
          </table:table-cell>
          <table:table-cell table:style-name="ce15" table:formula="of:=IF(OR([.AW$4]=&quot;&quot;;[.$D7]=&quot;&quot;);&quot;&quot;;MAX([.AV6]+IF([.AW$4]=[.$D7];match;mismatch);[.AV7]+gap;[.AW6]+gap))">
            <text:p/>
          </table:table-cell>
          <table:table-cell table:style-name="ce15" table:formula="of:=IF(OR([.AX$4]=&quot;&quot;;[.$D7]=&quot;&quot;);&quot;&quot;;MAX([.AW6]+IF([.AX$4]=[.$D7];match;mismatch);[.AW7]+gap;[.AX6]+gap))">
            <text:p/>
          </table:table-cell>
          <table:table-cell table:style-name="ce15" table:formula="of:=IF(OR([.AY$4]=&quot;&quot;;[.$D7]=&quot;&quot;);&quot;&quot;;MAX([.AX6]+IF([.AY$4]=[.$D7];match;mismatch);[.AX7]+gap;[.AY6]+gap))">
            <text:p/>
          </table:table-cell>
          <table:table-cell table:style-name="ce15" table:formula="of:=IF(OR([.AZ$4]=&quot;&quot;;[.$D7]=&quot;&quot;);&quot;&quot;;MAX([.AY6]+IF([.AZ$4]=[.$D7];match;mismatch);[.AY7]+gap;[.AZ6]+gap))">
            <text:p/>
          </table:table-cell>
          <table:table-cell table:style-name="ce15" table:formula="of:=IF(OR([.BA$4]=&quot;&quot;;[.$D7]=&quot;&quot;);&quot;&quot;;MAX([.AZ6]+IF([.BA$4]=[.$D7];match;mismatch);[.AZ7]+gap;[.BA6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office:value-type="string" calcext:value-type="string">
            <text:p>C</text:p>
          </table:table-cell>
          <table:table-cell table:style-name="ce12" table:formula="of:=IF([.D8]=&quot;&quot;;&quot;&quot;;gap*(ROW()-ROW(start2)+1))" office:value-type="float" office:value="-3" calcext:value-type="float">
            <text:p>-3</text:p>
          </table:table-cell>
          <table:table-cell table:style-name="ce15" table:formula="of:=IF(OR([.F$4]=&quot;&quot;;[.$D8]=&quot;&quot;);&quot;&quot;;MAX([.E7]+IF([.F$4]=[.$D8];match;mismatch);[.E8]+gap;[.F7]+gap))" office:value-type="float" office:value="-1" calcext:value-type="float">
            <text:p>-1</text:p>
          </table:table-cell>
          <table:table-cell table:style-name="ce15" table:formula="of:=IF(OR([.G$4]=&quot;&quot;;[.$D8]=&quot;&quot;);&quot;&quot;;MAX([.F7]+IF([.G$4]=[.$D8];match;mismatch);[.F8]+gap;[.G7]+gap))" office:value-type="float" office:value="0" calcext:value-type="float">
            <text:p>0</text:p>
          </table:table-cell>
          <table:table-cell table:style-name="ce15" table:formula="of:=IF(OR([.H$4]=&quot;&quot;;[.$D8]=&quot;&quot;);&quot;&quot;;MAX([.G7]+IF([.H$4]=[.$D8];match;mismatch);[.G8]+gap;[.H7]+gap))" office:value-type="float" office:value="2" calcext:value-type="float">
            <text:p>2</text:p>
          </table:table-cell>
          <table:table-cell table:style-name="ce15" table:formula="of:=IF(OR([.I$4]=&quot;&quot;;[.$D8]=&quot;&quot;);&quot;&quot;;MAX([.H7]+IF([.I$4]=[.$D8];match;mismatch);[.H8]+gap;[.I7]+gap))" office:value-type="float" office:value="1" calcext:value-type="float">
            <text:p>1</text:p>
          </table:table-cell>
          <table:table-cell table:style-name="ce15" table:formula="of:=IF(OR([.J$4]=&quot;&quot;;[.$D8]=&quot;&quot;);&quot;&quot;;MAX([.I7]+IF([.J$4]=[.$D8];match;mismatch);[.I8]+gap;[.J7]+gap))" office:value-type="float" office:value="0" calcext:value-type="float">
            <text:p>0</text:p>
          </table:table-cell>
          <table:table-cell table:style-name="ce15" table:formula="of:=IF(OR([.K$4]=&quot;&quot;;[.$D8]=&quot;&quot;);&quot;&quot;;MAX([.J7]+IF([.K$4]=[.$D8];match;mismatch);[.J8]+gap;[.K7]+gap))" office:value-type="float" office:value="-1" calcext:value-type="float">
            <text:p>-1</text:p>
          </table:table-cell>
          <table:table-cell table:style-name="ce15" table:formula="of:=IF(OR([.L$4]=&quot;&quot;;[.$D8]=&quot;&quot;);&quot;&quot;;MAX([.K7]+IF([.L$4]=[.$D8];match;mismatch);[.K8]+gap;[.L7]+gap))" office:value-type="float" office:value="-2" calcext:value-type="float">
            <text:p>-2</text:p>
          </table:table-cell>
          <table:table-cell table:style-name="ce15" table:formula="of:=IF(OR([.M$4]=&quot;&quot;;[.$D8]=&quot;&quot;);&quot;&quot;;MAX([.L7]+IF([.M$4]=[.$D8];match;mismatch);[.L8]+gap;[.M7]+gap))" office:value-type="float" office:value="-3" calcext:value-type="float">
            <text:p>-3</text:p>
          </table:table-cell>
          <table:table-cell table:style-name="ce15" table:formula="of:=IF(OR([.N$4]=&quot;&quot;;[.$D8]=&quot;&quot;);&quot;&quot;;MAX([.M7]+IF([.N$4]=[.$D8];match;mismatch);[.M8]+gap;[.N7]+gap))" office:value-type="float" office:value="-4" calcext:value-type="float">
            <text:p>-4</text:p>
          </table:table-cell>
          <table:table-cell table:style-name="ce15" table:formula="of:=IF(OR([.O$4]=&quot;&quot;;[.$D8]=&quot;&quot;);&quot;&quot;;MAX([.N7]+IF([.O$4]=[.$D8];match;mismatch);[.N8]+gap;[.O7]+gap))">
            <text:p/>
          </table:table-cell>
          <table:table-cell table:style-name="ce15" table:formula="of:=IF(OR([.P$4]=&quot;&quot;;[.$D8]=&quot;&quot;);&quot;&quot;;MAX([.O7]+IF([.P$4]=[.$D8];match;mismatch);[.O8]+gap;[.P7]+gap))">
            <text:p/>
          </table:table-cell>
          <table:table-cell table:style-name="ce15" table:formula="of:=IF(OR([.Q$4]=&quot;&quot;;[.$D8]=&quot;&quot;);&quot;&quot;;MAX([.P7]+IF([.Q$4]=[.$D8];match;mismatch);[.P8]+gap;[.Q7]+gap))">
            <text:p/>
          </table:table-cell>
          <table:table-cell table:style-name="ce15" table:formula="of:=IF(OR([.R$4]=&quot;&quot;;[.$D8]=&quot;&quot;);&quot;&quot;;MAX([.Q7]+IF([.R$4]=[.$D8];match;mismatch);[.Q8]+gap;[.R7]+gap))">
            <text:p/>
          </table:table-cell>
          <table:table-cell table:style-name="ce15" table:formula="of:=IF(OR([.S$4]=&quot;&quot;;[.$D8]=&quot;&quot;);&quot;&quot;;MAX([.R7]+IF([.S$4]=[.$D8];match;mismatch);[.R8]+gap;[.S7]+gap))">
            <text:p/>
          </table:table-cell>
          <table:table-cell table:style-name="ce15" table:formula="of:=IF(OR([.T$4]=&quot;&quot;;[.$D8]=&quot;&quot;);&quot;&quot;;MAX([.S7]+IF([.T$4]=[.$D8];match;mismatch);[.S8]+gap;[.T7]+gap))">
            <text:p/>
          </table:table-cell>
          <table:table-cell table:style-name="ce15" table:formula="of:=IF(OR([.U$4]=&quot;&quot;;[.$D8]=&quot;&quot;);&quot;&quot;;MAX([.T7]+IF([.U$4]=[.$D8];match;mismatch);[.T8]+gap;[.U7]+gap))">
            <text:p/>
          </table:table-cell>
          <table:table-cell table:style-name="ce15" table:formula="of:=IF(OR([.V$4]=&quot;&quot;;[.$D8]=&quot;&quot;);&quot;&quot;;MAX([.U7]+IF([.V$4]=[.$D8];match;mismatch);[.U8]+gap;[.V7]+gap))">
            <text:p/>
          </table:table-cell>
          <table:table-cell table:style-name="ce15" table:formula="of:=IF(OR([.W$4]=&quot;&quot;;[.$D8]=&quot;&quot;);&quot;&quot;;MAX([.V7]+IF([.W$4]=[.$D8];match;mismatch);[.V8]+gap;[.W7]+gap))">
            <text:p/>
          </table:table-cell>
          <table:table-cell table:style-name="ce15" table:formula="of:=IF(OR([.X$4]=&quot;&quot;;[.$D8]=&quot;&quot;);&quot;&quot;;MAX([.W7]+IF([.X$4]=[.$D8];match;mismatch);[.W8]+gap;[.X7]+gap))">
            <text:p/>
          </table:table-cell>
          <table:table-cell table:style-name="ce15" table:formula="of:=IF(OR([.Y$4]=&quot;&quot;;[.$D8]=&quot;&quot;);&quot;&quot;;MAX([.X7]+IF([.Y$4]=[.$D8];match;mismatch);[.X8]+gap;[.Y7]+gap))">
            <text:p/>
          </table:table-cell>
          <table:table-cell table:style-name="ce15" table:formula="of:=IF(OR([.Z$4]=&quot;&quot;;[.$D8]=&quot;&quot;);&quot;&quot;;MAX([.Y7]+IF([.Z$4]=[.$D8];match;mismatch);[.Y8]+gap;[.Z7]+gap))">
            <text:p/>
          </table:table-cell>
          <table:table-cell table:style-name="ce15" table:formula="of:=IF(OR([.AA$4]=&quot;&quot;;[.$D8]=&quot;&quot;);&quot;&quot;;MAX([.Z7]+IF([.AA$4]=[.$D8];match;mismatch);[.Z8]+gap;[.AA7]+gap))">
            <text:p/>
          </table:table-cell>
          <table:table-cell table:style-name="ce15" table:formula="of:=IF(OR([.AB$4]=&quot;&quot;;[.$D8]=&quot;&quot;);&quot;&quot;;MAX([.AA7]+IF([.AB$4]=[.$D8];match;mismatch);[.AA8]+gap;[.AB7]+gap))">
            <text:p/>
          </table:table-cell>
          <table:table-cell table:style-name="ce15" table:formula="of:=IF(OR([.AC$4]=&quot;&quot;;[.$D8]=&quot;&quot;);&quot;&quot;;MAX([.AB7]+IF([.AC$4]=[.$D8];match;mismatch);[.AB8]+gap;[.AC7]+gap))">
            <text:p/>
          </table:table-cell>
          <table:table-cell table:style-name="ce15" table:formula="of:=IF(OR([.AD$4]=&quot;&quot;;[.$D8]=&quot;&quot;);&quot;&quot;;MAX([.AC7]+IF([.AD$4]=[.$D8];match;mismatch);[.AC8]+gap;[.AD7]+gap))">
            <text:p/>
          </table:table-cell>
          <table:table-cell table:style-name="ce15" table:formula="of:=IF(OR([.AE$4]=&quot;&quot;;[.$D8]=&quot;&quot;);&quot;&quot;;MAX([.AD7]+IF([.AE$4]=[.$D8];match;mismatch);[.AD8]+gap;[.AE7]+gap))">
            <text:p/>
          </table:table-cell>
          <table:table-cell table:style-name="ce15" table:formula="of:=IF(OR([.AF$4]=&quot;&quot;;[.$D8]=&quot;&quot;);&quot;&quot;;MAX([.AE7]+IF([.AF$4]=[.$D8];match;mismatch);[.AE8]+gap;[.AF7]+gap))">
            <text:p/>
          </table:table-cell>
          <table:table-cell table:style-name="ce15" table:formula="of:=IF(OR([.AG$4]=&quot;&quot;;[.$D8]=&quot;&quot;);&quot;&quot;;MAX([.AF7]+IF([.AG$4]=[.$D8];match;mismatch);[.AF8]+gap;[.AG7]+gap))">
            <text:p/>
          </table:table-cell>
          <table:table-cell table:style-name="ce15" table:formula="of:=IF(OR([.AH$4]=&quot;&quot;;[.$D8]=&quot;&quot;);&quot;&quot;;MAX([.AG7]+IF([.AH$4]=[.$D8];match;mismatch);[.AG8]+gap;[.AH7]+gap))">
            <text:p/>
          </table:table-cell>
          <table:table-cell table:style-name="ce15" table:formula="of:=IF(OR([.AI$4]=&quot;&quot;;[.$D8]=&quot;&quot;);&quot;&quot;;MAX([.AH7]+IF([.AI$4]=[.$D8];match;mismatch);[.AH8]+gap;[.AI7]+gap))">
            <text:p/>
          </table:table-cell>
          <table:table-cell table:style-name="ce15" table:formula="of:=IF(OR([.AJ$4]=&quot;&quot;;[.$D8]=&quot;&quot;);&quot;&quot;;MAX([.AI7]+IF([.AJ$4]=[.$D8];match;mismatch);[.AI8]+gap;[.AJ7]+gap))">
            <text:p/>
          </table:table-cell>
          <table:table-cell table:style-name="ce15" table:formula="of:=IF(OR([.AK$4]=&quot;&quot;;[.$D8]=&quot;&quot;);&quot;&quot;;MAX([.AJ7]+IF([.AK$4]=[.$D8];match;mismatch);[.AJ8]+gap;[.AK7]+gap))">
            <text:p/>
          </table:table-cell>
          <table:table-cell table:style-name="ce15" table:formula="of:=IF(OR([.AL$4]=&quot;&quot;;[.$D8]=&quot;&quot;);&quot;&quot;;MAX([.AK7]+IF([.AL$4]=[.$D8];match;mismatch);[.AK8]+gap;[.AL7]+gap))">
            <text:p/>
          </table:table-cell>
          <table:table-cell table:style-name="ce15" table:formula="of:=IF(OR([.AM$4]=&quot;&quot;;[.$D8]=&quot;&quot;);&quot;&quot;;MAX([.AL7]+IF([.AM$4]=[.$D8];match;mismatch);[.AL8]+gap;[.AM7]+gap))">
            <text:p/>
          </table:table-cell>
          <table:table-cell table:style-name="ce15" table:formula="of:=IF(OR([.AN$4]=&quot;&quot;;[.$D8]=&quot;&quot;);&quot;&quot;;MAX([.AM7]+IF([.AN$4]=[.$D8];match;mismatch);[.AM8]+gap;[.AN7]+gap))">
            <text:p/>
          </table:table-cell>
          <table:table-cell table:style-name="ce15" table:formula="of:=IF(OR([.AO$4]=&quot;&quot;;[.$D8]=&quot;&quot;);&quot;&quot;;MAX([.AN7]+IF([.AO$4]=[.$D8];match;mismatch);[.AN8]+gap;[.AO7]+gap))">
            <text:p/>
          </table:table-cell>
          <table:table-cell table:style-name="ce15" table:formula="of:=IF(OR([.AP$4]=&quot;&quot;;[.$D8]=&quot;&quot;);&quot;&quot;;MAX([.AO7]+IF([.AP$4]=[.$D8];match;mismatch);[.AO8]+gap;[.AP7]+gap))">
            <text:p/>
          </table:table-cell>
          <table:table-cell table:style-name="ce15" table:formula="of:=IF(OR([.AQ$4]=&quot;&quot;;[.$D8]=&quot;&quot;);&quot;&quot;;MAX([.AP7]+IF([.AQ$4]=[.$D8];match;mismatch);[.AP8]+gap;[.AQ7]+gap))">
            <text:p/>
          </table:table-cell>
          <table:table-cell table:style-name="ce15" table:formula="of:=IF(OR([.AR$4]=&quot;&quot;;[.$D8]=&quot;&quot;);&quot;&quot;;MAX([.AQ7]+IF([.AR$4]=[.$D8];match;mismatch);[.AQ8]+gap;[.AR7]+gap))">
            <text:p/>
          </table:table-cell>
          <table:table-cell table:style-name="ce15" table:formula="of:=IF(OR([.AS$4]=&quot;&quot;;[.$D8]=&quot;&quot;);&quot;&quot;;MAX([.AR7]+IF([.AS$4]=[.$D8];match;mismatch);[.AR8]+gap;[.AS7]+gap))">
            <text:p/>
          </table:table-cell>
          <table:table-cell table:style-name="ce15" table:formula="of:=IF(OR([.AT$4]=&quot;&quot;;[.$D8]=&quot;&quot;);&quot;&quot;;MAX([.AS7]+IF([.AT$4]=[.$D8];match;mismatch);[.AS8]+gap;[.AT7]+gap))">
            <text:p/>
          </table:table-cell>
          <table:table-cell table:style-name="ce15" table:formula="of:=IF(OR([.AU$4]=&quot;&quot;;[.$D8]=&quot;&quot;);&quot;&quot;;MAX([.AT7]+IF([.AU$4]=[.$D8];match;mismatch);[.AT8]+gap;[.AU7]+gap))">
            <text:p/>
          </table:table-cell>
          <table:table-cell table:style-name="ce15" table:formula="of:=IF(OR([.AV$4]=&quot;&quot;;[.$D8]=&quot;&quot;);&quot;&quot;;MAX([.AU7]+IF([.AV$4]=[.$D8];match;mismatch);[.AU8]+gap;[.AV7]+gap))">
            <text:p/>
          </table:table-cell>
          <table:table-cell table:style-name="ce15" table:formula="of:=IF(OR([.AW$4]=&quot;&quot;;[.$D8]=&quot;&quot;);&quot;&quot;;MAX([.AV7]+IF([.AW$4]=[.$D8];match;mismatch);[.AV8]+gap;[.AW7]+gap))">
            <text:p/>
          </table:table-cell>
          <table:table-cell table:style-name="ce15" table:formula="of:=IF(OR([.AX$4]=&quot;&quot;;[.$D8]=&quot;&quot;);&quot;&quot;;MAX([.AW7]+IF([.AX$4]=[.$D8];match;mismatch);[.AW8]+gap;[.AX7]+gap))">
            <text:p/>
          </table:table-cell>
          <table:table-cell table:style-name="ce15" table:formula="of:=IF(OR([.AY$4]=&quot;&quot;;[.$D8]=&quot;&quot;);&quot;&quot;;MAX([.AX7]+IF([.AY$4]=[.$D8];match;mismatch);[.AX8]+gap;[.AY7]+gap))">
            <text:p/>
          </table:table-cell>
          <table:table-cell table:style-name="ce15" table:formula="of:=IF(OR([.AZ$4]=&quot;&quot;;[.$D8]=&quot;&quot;);&quot;&quot;;MAX([.AY7]+IF([.AZ$4]=[.$D8];match;mismatch);[.AY8]+gap;[.AZ7]+gap))">
            <text:p/>
          </table:table-cell>
          <table:table-cell table:style-name="ce15" table:formula="of:=IF(OR([.BA$4]=&quot;&quot;;[.$D8]=&quot;&quot;);&quot;&quot;;MAX([.AZ7]+IF([.BA$4]=[.$D8];match;mismatch);[.AZ8]+gap;[.BA7]+gap))">
            <text:p/>
          </table:table-cell>
          <table:table-cell table:number-columns-repeated="971"/>
        </table:table-row>
        <table:table-row table:style-name="ro2">
          <table:table-cell>
            <draw:control table:end-cell-address="NWMatrix.C10" table:end-x="7.14pt" table:end-y="5.3pt" draw:z-index="0" draw:name="Button 1" draw:style-name="gr1" draw:text-style-name="P1" svg:width="76.82pt" svg:height="16.5pt" svg:x="6.32pt" svg:y="2.3pt" draw:control="control1">
              <svg:desc>Clear Paths</svg:desc>
            </draw:control>
          </table:table-cell>
          <table:table-cell table:number-columns-repeated="2"/>
          <table:table-cell table:style-name="ce11" office:value-type="string" calcext:value-type="string">
            <text:p>A</text:p>
          </table:table-cell>
          <table:table-cell table:style-name="ce12" table:formula="of:=IF([.D9]=&quot;&quot;;&quot;&quot;;gap*(ROW()-ROW(start2)+1))" office:value-type="float" office:value="-4" calcext:value-type="float">
            <text:p>-4</text:p>
          </table:table-cell>
          <table:table-cell table:style-name="ce15" table:formula="of:=IF(OR([.F$4]=&quot;&quot;;[.$D9]=&quot;&quot;);&quot;&quot;;MAX([.E8]+IF([.F$4]=[.$D9];match;mismatch);[.E9]+gap;[.F8]+gap))" office:value-type="float" office:value="-2" calcext:value-type="float">
            <text:p>-2</text:p>
          </table:table-cell>
          <table:table-cell table:style-name="ce15" table:formula="of:=IF(OR([.G$4]=&quot;&quot;;[.$D9]=&quot;&quot;);&quot;&quot;;MAX([.F8]+IF([.G$4]=[.$D9];match;mismatch);[.F9]+gap;[.G8]+gap))" office:value-type="float" office:value="0" calcext:value-type="float">
            <text:p>0</text:p>
          </table:table-cell>
          <table:table-cell table:style-name="ce15" table:formula="of:=IF(OR([.H$4]=&quot;&quot;;[.$D9]=&quot;&quot;);&quot;&quot;;MAX([.G8]+IF([.H$4]=[.$D9];match;mismatch);[.G9]+gap;[.H8]+gap))" office:value-type="float" office:value="1" calcext:value-type="float">
            <text:p>1</text:p>
          </table:table-cell>
          <table:table-cell table:style-name="ce15" table:formula="of:=IF(OR([.I$4]=&quot;&quot;;[.$D9]=&quot;&quot;);&quot;&quot;;MAX([.H8]+IF([.I$4]=[.$D9];match;mismatch);[.H9]+gap;[.I8]+gap))" office:value-type="float" office:value="2" calcext:value-type="float">
            <text:p>2</text:p>
          </table:table-cell>
          <table:table-cell table:style-name="ce15" table:formula="of:=IF(OR([.J$4]=&quot;&quot;;[.$D9]=&quot;&quot;);&quot;&quot;;MAX([.I8]+IF([.J$4]=[.$D9];match;mismatch);[.I9]+gap;[.J8]+gap))" office:value-type="float" office:value="1" calcext:value-type="float">
            <text:p>1</text:p>
          </table:table-cell>
          <table:table-cell table:style-name="ce15" table:formula="of:=IF(OR([.K$4]=&quot;&quot;;[.$D9]=&quot;&quot;);&quot;&quot;;MAX([.J8]+IF([.K$4]=[.$D9];match;mismatch);[.J9]+gap;[.K8]+gap))" office:value-type="float" office:value="1" calcext:value-type="float">
            <text:p>1</text:p>
          </table:table-cell>
          <table:table-cell table:style-name="ce15" table:formula="of:=IF(OR([.L$4]=&quot;&quot;;[.$D9]=&quot;&quot;);&quot;&quot;;MAX([.K8]+IF([.L$4]=[.$D9];match;mismatch);[.K9]+gap;[.L8]+gap))" office:value-type="float" office:value="0" calcext:value-type="float">
            <text:p>0</text:p>
          </table:table-cell>
          <table:table-cell table:style-name="ce15" table:formula="of:=IF(OR([.M$4]=&quot;&quot;;[.$D9]=&quot;&quot;);&quot;&quot;;MAX([.L8]+IF([.M$4]=[.$D9];match;mismatch);[.L9]+gap;[.M8]+gap))" office:value-type="float" office:value="-1" calcext:value-type="float">
            <text:p>-1</text:p>
          </table:table-cell>
          <table:table-cell table:style-name="ce15" table:formula="of:=IF(OR([.N$4]=&quot;&quot;;[.$D9]=&quot;&quot;);&quot;&quot;;MAX([.M8]+IF([.N$4]=[.$D9];match;mismatch);[.M9]+gap;[.N8]+gap))" office:value-type="float" office:value="-2" calcext:value-type="float">
            <text:p>-2</text:p>
          </table:table-cell>
          <table:table-cell table:style-name="ce15" table:formula="of:=IF(OR([.O$4]=&quot;&quot;;[.$D9]=&quot;&quot;);&quot;&quot;;MAX([.N8]+IF([.O$4]=[.$D9];match;mismatch);[.N9]+gap;[.O8]+gap))">
            <text:p/>
          </table:table-cell>
          <table:table-cell table:style-name="ce15" table:formula="of:=IF(OR([.P$4]=&quot;&quot;;[.$D9]=&quot;&quot;);&quot;&quot;;MAX([.O8]+IF([.P$4]=[.$D9];match;mismatch);[.O9]+gap;[.P8]+gap))">
            <text:p/>
          </table:table-cell>
          <table:table-cell table:style-name="ce15" table:formula="of:=IF(OR([.Q$4]=&quot;&quot;;[.$D9]=&quot;&quot;);&quot;&quot;;MAX([.P8]+IF([.Q$4]=[.$D9];match;mismatch);[.P9]+gap;[.Q8]+gap))">
            <text:p/>
          </table:table-cell>
          <table:table-cell table:style-name="ce15" table:formula="of:=IF(OR([.R$4]=&quot;&quot;;[.$D9]=&quot;&quot;);&quot;&quot;;MAX([.Q8]+IF([.R$4]=[.$D9];match;mismatch);[.Q9]+gap;[.R8]+gap))">
            <text:p/>
          </table:table-cell>
          <table:table-cell table:style-name="ce15" table:formula="of:=IF(OR([.S$4]=&quot;&quot;;[.$D9]=&quot;&quot;);&quot;&quot;;MAX([.R8]+IF([.S$4]=[.$D9];match;mismatch);[.R9]+gap;[.S8]+gap))">
            <text:p/>
          </table:table-cell>
          <table:table-cell table:style-name="ce15" table:formula="of:=IF(OR([.T$4]=&quot;&quot;;[.$D9]=&quot;&quot;);&quot;&quot;;MAX([.S8]+IF([.T$4]=[.$D9];match;mismatch);[.S9]+gap;[.T8]+gap))">
            <text:p/>
          </table:table-cell>
          <table:table-cell table:style-name="ce15" table:formula="of:=IF(OR([.U$4]=&quot;&quot;;[.$D9]=&quot;&quot;);&quot;&quot;;MAX([.T8]+IF([.U$4]=[.$D9];match;mismatch);[.T9]+gap;[.U8]+gap))">
            <text:p/>
          </table:table-cell>
          <table:table-cell table:style-name="ce15" table:formula="of:=IF(OR([.V$4]=&quot;&quot;;[.$D9]=&quot;&quot;);&quot;&quot;;MAX([.U8]+IF([.V$4]=[.$D9];match;mismatch);[.U9]+gap;[.V8]+gap))">
            <text:p/>
          </table:table-cell>
          <table:table-cell table:style-name="ce15" table:formula="of:=IF(OR([.W$4]=&quot;&quot;;[.$D9]=&quot;&quot;);&quot;&quot;;MAX([.V8]+IF([.W$4]=[.$D9];match;mismatch);[.V9]+gap;[.W8]+gap))">
            <text:p/>
          </table:table-cell>
          <table:table-cell table:style-name="ce15" table:formula="of:=IF(OR([.X$4]=&quot;&quot;;[.$D9]=&quot;&quot;);&quot;&quot;;MAX([.W8]+IF([.X$4]=[.$D9];match;mismatch);[.W9]+gap;[.X8]+gap))">
            <text:p/>
          </table:table-cell>
          <table:table-cell table:style-name="ce15" table:formula="of:=IF(OR([.Y$4]=&quot;&quot;;[.$D9]=&quot;&quot;);&quot;&quot;;MAX([.X8]+IF([.Y$4]=[.$D9];match;mismatch);[.X9]+gap;[.Y8]+gap))">
            <text:p/>
          </table:table-cell>
          <table:table-cell table:style-name="ce15" table:formula="of:=IF(OR([.Z$4]=&quot;&quot;;[.$D9]=&quot;&quot;);&quot;&quot;;MAX([.Y8]+IF([.Z$4]=[.$D9];match;mismatch);[.Y9]+gap;[.Z8]+gap))">
            <text:p/>
          </table:table-cell>
          <table:table-cell table:style-name="ce15" table:formula="of:=IF(OR([.AA$4]=&quot;&quot;;[.$D9]=&quot;&quot;);&quot;&quot;;MAX([.Z8]+IF([.AA$4]=[.$D9];match;mismatch);[.Z9]+gap;[.AA8]+gap))">
            <text:p/>
          </table:table-cell>
          <table:table-cell table:style-name="ce15" table:formula="of:=IF(OR([.AB$4]=&quot;&quot;;[.$D9]=&quot;&quot;);&quot;&quot;;MAX([.AA8]+IF([.AB$4]=[.$D9];match;mismatch);[.AA9]+gap;[.AB8]+gap))">
            <text:p/>
          </table:table-cell>
          <table:table-cell table:style-name="ce15" table:formula="of:=IF(OR([.AC$4]=&quot;&quot;;[.$D9]=&quot;&quot;);&quot;&quot;;MAX([.AB8]+IF([.AC$4]=[.$D9];match;mismatch);[.AB9]+gap;[.AC8]+gap))">
            <text:p/>
          </table:table-cell>
          <table:table-cell table:style-name="ce15" table:formula="of:=IF(OR([.AD$4]=&quot;&quot;;[.$D9]=&quot;&quot;);&quot;&quot;;MAX([.AC8]+IF([.AD$4]=[.$D9];match;mismatch);[.AC9]+gap;[.AD8]+gap))">
            <text:p/>
          </table:table-cell>
          <table:table-cell table:style-name="ce15" table:formula="of:=IF(OR([.AE$4]=&quot;&quot;;[.$D9]=&quot;&quot;);&quot;&quot;;MAX([.AD8]+IF([.AE$4]=[.$D9];match;mismatch);[.AD9]+gap;[.AE8]+gap))">
            <text:p/>
          </table:table-cell>
          <table:table-cell table:style-name="ce15" table:formula="of:=IF(OR([.AF$4]=&quot;&quot;;[.$D9]=&quot;&quot;);&quot;&quot;;MAX([.AE8]+IF([.AF$4]=[.$D9];match;mismatch);[.AE9]+gap;[.AF8]+gap))">
            <text:p/>
          </table:table-cell>
          <table:table-cell table:style-name="ce15" table:formula="of:=IF(OR([.AG$4]=&quot;&quot;;[.$D9]=&quot;&quot;);&quot;&quot;;MAX([.AF8]+IF([.AG$4]=[.$D9];match;mismatch);[.AF9]+gap;[.AG8]+gap))">
            <text:p/>
          </table:table-cell>
          <table:table-cell table:style-name="ce15" table:formula="of:=IF(OR([.AH$4]=&quot;&quot;;[.$D9]=&quot;&quot;);&quot;&quot;;MAX([.AG8]+IF([.AH$4]=[.$D9];match;mismatch);[.AG9]+gap;[.AH8]+gap))">
            <text:p/>
          </table:table-cell>
          <table:table-cell table:style-name="ce15" table:formula="of:=IF(OR([.AI$4]=&quot;&quot;;[.$D9]=&quot;&quot;);&quot;&quot;;MAX([.AH8]+IF([.AI$4]=[.$D9];match;mismatch);[.AH9]+gap;[.AI8]+gap))">
            <text:p/>
          </table:table-cell>
          <table:table-cell table:style-name="ce15" table:formula="of:=IF(OR([.AJ$4]=&quot;&quot;;[.$D9]=&quot;&quot;);&quot;&quot;;MAX([.AI8]+IF([.AJ$4]=[.$D9];match;mismatch);[.AI9]+gap;[.AJ8]+gap))">
            <text:p/>
          </table:table-cell>
          <table:table-cell table:style-name="ce15" table:formula="of:=IF(OR([.AK$4]=&quot;&quot;;[.$D9]=&quot;&quot;);&quot;&quot;;MAX([.AJ8]+IF([.AK$4]=[.$D9];match;mismatch);[.AJ9]+gap;[.AK8]+gap))">
            <text:p/>
          </table:table-cell>
          <table:table-cell table:style-name="ce15" table:formula="of:=IF(OR([.AL$4]=&quot;&quot;;[.$D9]=&quot;&quot;);&quot;&quot;;MAX([.AK8]+IF([.AL$4]=[.$D9];match;mismatch);[.AK9]+gap;[.AL8]+gap))">
            <text:p/>
          </table:table-cell>
          <table:table-cell table:style-name="ce15" table:formula="of:=IF(OR([.AM$4]=&quot;&quot;;[.$D9]=&quot;&quot;);&quot;&quot;;MAX([.AL8]+IF([.AM$4]=[.$D9];match;mismatch);[.AL9]+gap;[.AM8]+gap))">
            <text:p/>
          </table:table-cell>
          <table:table-cell table:style-name="ce15" table:formula="of:=IF(OR([.AN$4]=&quot;&quot;;[.$D9]=&quot;&quot;);&quot;&quot;;MAX([.AM8]+IF([.AN$4]=[.$D9];match;mismatch);[.AM9]+gap;[.AN8]+gap))">
            <text:p/>
          </table:table-cell>
          <table:table-cell table:style-name="ce15" table:formula="of:=IF(OR([.AO$4]=&quot;&quot;;[.$D9]=&quot;&quot;);&quot;&quot;;MAX([.AN8]+IF([.AO$4]=[.$D9];match;mismatch);[.AN9]+gap;[.AO8]+gap))">
            <text:p/>
          </table:table-cell>
          <table:table-cell table:style-name="ce15" table:formula="of:=IF(OR([.AP$4]=&quot;&quot;;[.$D9]=&quot;&quot;);&quot;&quot;;MAX([.AO8]+IF([.AP$4]=[.$D9];match;mismatch);[.AO9]+gap;[.AP8]+gap))">
            <text:p/>
          </table:table-cell>
          <table:table-cell table:style-name="ce15" table:formula="of:=IF(OR([.AQ$4]=&quot;&quot;;[.$D9]=&quot;&quot;);&quot;&quot;;MAX([.AP8]+IF([.AQ$4]=[.$D9];match;mismatch);[.AP9]+gap;[.AQ8]+gap))">
            <text:p/>
          </table:table-cell>
          <table:table-cell table:style-name="ce15" table:formula="of:=IF(OR([.AR$4]=&quot;&quot;;[.$D9]=&quot;&quot;);&quot;&quot;;MAX([.AQ8]+IF([.AR$4]=[.$D9];match;mismatch);[.AQ9]+gap;[.AR8]+gap))">
            <text:p/>
          </table:table-cell>
          <table:table-cell table:style-name="ce15" table:formula="of:=IF(OR([.AS$4]=&quot;&quot;;[.$D9]=&quot;&quot;);&quot;&quot;;MAX([.AR8]+IF([.AS$4]=[.$D9];match;mismatch);[.AR9]+gap;[.AS8]+gap))">
            <text:p/>
          </table:table-cell>
          <table:table-cell table:style-name="ce15" table:formula="of:=IF(OR([.AT$4]=&quot;&quot;;[.$D9]=&quot;&quot;);&quot;&quot;;MAX([.AS8]+IF([.AT$4]=[.$D9];match;mismatch);[.AS9]+gap;[.AT8]+gap))">
            <text:p/>
          </table:table-cell>
          <table:table-cell table:style-name="ce15" table:formula="of:=IF(OR([.AU$4]=&quot;&quot;;[.$D9]=&quot;&quot;);&quot;&quot;;MAX([.AT8]+IF([.AU$4]=[.$D9];match;mismatch);[.AT9]+gap;[.AU8]+gap))">
            <text:p/>
          </table:table-cell>
          <table:table-cell table:style-name="ce15" table:formula="of:=IF(OR([.AV$4]=&quot;&quot;;[.$D9]=&quot;&quot;);&quot;&quot;;MAX([.AU8]+IF([.AV$4]=[.$D9];match;mismatch);[.AU9]+gap;[.AV8]+gap))">
            <text:p/>
          </table:table-cell>
          <table:table-cell table:style-name="ce15" table:formula="of:=IF(OR([.AW$4]=&quot;&quot;;[.$D9]=&quot;&quot;);&quot;&quot;;MAX([.AV8]+IF([.AW$4]=[.$D9];match;mismatch);[.AV9]+gap;[.AW8]+gap))">
            <text:p/>
          </table:table-cell>
          <table:table-cell table:style-name="ce15" table:formula="of:=IF(OR([.AX$4]=&quot;&quot;;[.$D9]=&quot;&quot;);&quot;&quot;;MAX([.AW8]+IF([.AX$4]=[.$D9];match;mismatch);[.AW9]+gap;[.AX8]+gap))">
            <text:p/>
          </table:table-cell>
          <table:table-cell table:style-name="ce15" table:formula="of:=IF(OR([.AY$4]=&quot;&quot;;[.$D9]=&quot;&quot;);&quot;&quot;;MAX([.AX8]+IF([.AY$4]=[.$D9];match;mismatch);[.AX9]+gap;[.AY8]+gap))">
            <text:p/>
          </table:table-cell>
          <table:table-cell table:style-name="ce15" table:formula="of:=IF(OR([.AZ$4]=&quot;&quot;;[.$D9]=&quot;&quot;);&quot;&quot;;MAX([.AY8]+IF([.AZ$4]=[.$D9];match;mismatch);[.AY9]+gap;[.AZ8]+gap))">
            <text:p/>
          </table:table-cell>
          <table:table-cell table:style-name="ce15" table:formula="of:=IF(OR([.BA$4]=&quot;&quot;;[.$D9]=&quot;&quot;);&quot;&quot;;MAX([.AZ8]+IF([.BA$4]=[.$D9];match;mismatch);[.AZ9]+gap;[.BA8]+gap))">
            <text:p/>
          </table:table-cell>
          <table:table-cell table:number-columns-repeated="971"/>
        </table:table-row>
        <table:table-row table:style-name="ro2">
          <table:table-cell>
            <draw:control table:end-cell-address="NWMatrix.C12" table:end-x="7.14pt" table:end-y="1.47pt" draw:z-index="1" draw:name="Button 2" draw:style-name="gr1" draw:text-style-name="P1" svg:width="76.82pt" svg:height="16.44pt" svg:x="6.32pt" svg:y="12.05pt" draw:control="control2">
              <svg:desc>Show Paths</svg:desc>
            </draw:control>
          </table:table-cell>
          <table:table-cell table:number-columns-repeated="2"/>
          <table:table-cell table:style-name="ce11" office:value-type="string" calcext:value-type="string">
            <text:p><text:s/></text:p>
          </table:table-cell>
          <table:table-cell table:style-name="ce12" table:formula="of:=IF([.D10]=&quot;&quot;;&quot;&quot;;gap*(ROW()-ROW(start2)+1))" office:value-type="float" office:value="-5" calcext:value-type="float">
            <text:p>-5</text:p>
          </table:table-cell>
          <table:table-cell table:style-name="ce15" table:formula="of:=IF(OR([.F$4]=&quot;&quot;;[.$D10]=&quot;&quot;);&quot;&quot;;MAX([.E9]+IF([.F$4]=[.$D10];match;mismatch);[.E10]+gap;[.F9]+gap))" office:value-type="float" office:value="-3" calcext:value-type="float">
            <text:p>-3</text:p>
          </table:table-cell>
          <table:table-cell table:style-name="ce15" table:formula="of:=IF(OR([.G$4]=&quot;&quot;;[.$D10]=&quot;&quot;);&quot;&quot;;MAX([.F9]+IF([.G$4]=[.$D10];match;mismatch);[.F10]+gap;[.G9]+gap))" office:value-type="float" office:value="-1" calcext:value-type="float">
            <text:p>-1</text:p>
          </table:table-cell>
          <table:table-cell table:style-name="ce15" table:formula="of:=IF(OR([.H$4]=&quot;&quot;;[.$D10]=&quot;&quot;);&quot;&quot;;MAX([.G9]+IF([.H$4]=[.$D10];match;mismatch);[.G10]+gap;[.H9]+gap))" office:value-type="float" office:value="0" calcext:value-type="float">
            <text:p>0</text:p>
          </table:table-cell>
          <table:table-cell table:style-name="ce15" table:formula="of:=IF(OR([.I$4]=&quot;&quot;;[.$D10]=&quot;&quot;);&quot;&quot;;MAX([.H9]+IF([.I$4]=[.$D10];match;mismatch);[.H10]+gap;[.I9]+gap))" office:value-type="float" office:value="1" calcext:value-type="float">
            <text:p>1</text:p>
          </table:table-cell>
          <table:table-cell table:style-name="ce15" table:formula="of:=IF(OR([.J$4]=&quot;&quot;;[.$D10]=&quot;&quot;);&quot;&quot;;MAX([.I9]+IF([.J$4]=[.$D10];match;mismatch);[.I10]+gap;[.J9]+gap))" office:value-type="float" office:value="2" calcext:value-type="float">
            <text:p>2</text:p>
          </table:table-cell>
          <table:table-cell table:style-name="ce15" table:formula="of:=IF(OR([.K$4]=&quot;&quot;;[.$D10]=&quot;&quot;);&quot;&quot;;MAX([.J9]+IF([.K$4]=[.$D10];match;mismatch);[.J10]+gap;[.K9]+gap))" office:value-type="float" office:value="1" calcext:value-type="float">
            <text:p>1</text:p>
          </table:table-cell>
          <table:table-cell table:style-name="ce15" table:formula="of:=IF(OR([.L$4]=&quot;&quot;;[.$D10]=&quot;&quot;);&quot;&quot;;MAX([.K9]+IF([.L$4]=[.$D10];match;mismatch);[.K10]+gap;[.L9]+gap))" office:value-type="float" office:value="1" calcext:value-type="float">
            <text:p>1</text:p>
          </table:table-cell>
          <table:table-cell table:style-name="ce15" table:formula="of:=IF(OR([.M$4]=&quot;&quot;;[.$D10]=&quot;&quot;);&quot;&quot;;MAX([.L9]+IF([.M$4]=[.$D10];match;mismatch);[.L10]+gap;[.M9]+gap))" office:value-type="float" office:value="1" calcext:value-type="float">
            <text:p>1</text:p>
          </table:table-cell>
          <table:table-cell table:style-name="ce15" table:formula="of:=IF(OR([.N$4]=&quot;&quot;;[.$D10]=&quot;&quot;);&quot;&quot;;MAX([.M9]+IF([.N$4]=[.$D10];match;mismatch);[.M10]+gap;[.N9]+gap))" office:value-type="float" office:value="0" calcext:value-type="float">
            <text:p>0</text:p>
          </table:table-cell>
          <table:table-cell table:style-name="ce15" table:formula="of:=IF(OR([.O$4]=&quot;&quot;;[.$D10]=&quot;&quot;);&quot;&quot;;MAX([.N9]+IF([.O$4]=[.$D10];match;mismatch);[.N10]+gap;[.O9]+gap))">
            <text:p/>
          </table:table-cell>
          <table:table-cell table:style-name="ce15" table:formula="of:=IF(OR([.P$4]=&quot;&quot;;[.$D10]=&quot;&quot;);&quot;&quot;;MAX([.O9]+IF([.P$4]=[.$D10];match;mismatch);[.O10]+gap;[.P9]+gap))">
            <text:p/>
          </table:table-cell>
          <table:table-cell table:style-name="ce15" table:formula="of:=IF(OR([.Q$4]=&quot;&quot;;[.$D10]=&quot;&quot;);&quot;&quot;;MAX([.P9]+IF([.Q$4]=[.$D10];match;mismatch);[.P10]+gap;[.Q9]+gap))">
            <text:p/>
          </table:table-cell>
          <table:table-cell table:style-name="ce15" table:formula="of:=IF(OR([.R$4]=&quot;&quot;;[.$D10]=&quot;&quot;);&quot;&quot;;MAX([.Q9]+IF([.R$4]=[.$D10];match;mismatch);[.Q10]+gap;[.R9]+gap))">
            <text:p/>
          </table:table-cell>
          <table:table-cell table:style-name="ce15" table:formula="of:=IF(OR([.S$4]=&quot;&quot;;[.$D10]=&quot;&quot;);&quot;&quot;;MAX([.R9]+IF([.S$4]=[.$D10];match;mismatch);[.R10]+gap;[.S9]+gap))">
            <text:p/>
          </table:table-cell>
          <table:table-cell table:style-name="ce15" table:formula="of:=IF(OR([.T$4]=&quot;&quot;;[.$D10]=&quot;&quot;);&quot;&quot;;MAX([.S9]+IF([.T$4]=[.$D10];match;mismatch);[.S10]+gap;[.T9]+gap))">
            <text:p/>
          </table:table-cell>
          <table:table-cell table:style-name="ce15" table:formula="of:=IF(OR([.U$4]=&quot;&quot;;[.$D10]=&quot;&quot;);&quot;&quot;;MAX([.T9]+IF([.U$4]=[.$D10];match;mismatch);[.T10]+gap;[.U9]+gap))">
            <text:p/>
          </table:table-cell>
          <table:table-cell table:style-name="ce15" table:formula="of:=IF(OR([.V$4]=&quot;&quot;;[.$D10]=&quot;&quot;);&quot;&quot;;MAX([.U9]+IF([.V$4]=[.$D10];match;mismatch);[.U10]+gap;[.V9]+gap))">
            <text:p/>
          </table:table-cell>
          <table:table-cell table:style-name="ce15" table:formula="of:=IF(OR([.W$4]=&quot;&quot;;[.$D10]=&quot;&quot;);&quot;&quot;;MAX([.V9]+IF([.W$4]=[.$D10];match;mismatch);[.V10]+gap;[.W9]+gap))">
            <text:p/>
          </table:table-cell>
          <table:table-cell table:style-name="ce15" table:formula="of:=IF(OR([.X$4]=&quot;&quot;;[.$D10]=&quot;&quot;);&quot;&quot;;MAX([.W9]+IF([.X$4]=[.$D10];match;mismatch);[.W10]+gap;[.X9]+gap))">
            <text:p/>
          </table:table-cell>
          <table:table-cell table:style-name="ce15" table:formula="of:=IF(OR([.Y$4]=&quot;&quot;;[.$D10]=&quot;&quot;);&quot;&quot;;MAX([.X9]+IF([.Y$4]=[.$D10];match;mismatch);[.X10]+gap;[.Y9]+gap))">
            <text:p/>
          </table:table-cell>
          <table:table-cell table:style-name="ce15" table:formula="of:=IF(OR([.Z$4]=&quot;&quot;;[.$D10]=&quot;&quot;);&quot;&quot;;MAX([.Y9]+IF([.Z$4]=[.$D10];match;mismatch);[.Y10]+gap;[.Z9]+gap))">
            <text:p/>
          </table:table-cell>
          <table:table-cell table:style-name="ce15" table:formula="of:=IF(OR([.AA$4]=&quot;&quot;;[.$D10]=&quot;&quot;);&quot;&quot;;MAX([.Z9]+IF([.AA$4]=[.$D10];match;mismatch);[.Z10]+gap;[.AA9]+gap))">
            <text:p/>
          </table:table-cell>
          <table:table-cell table:style-name="ce15" table:formula="of:=IF(OR([.AB$4]=&quot;&quot;;[.$D10]=&quot;&quot;);&quot;&quot;;MAX([.AA9]+IF([.AB$4]=[.$D10];match;mismatch);[.AA10]+gap;[.AB9]+gap))">
            <text:p/>
          </table:table-cell>
          <table:table-cell table:style-name="ce15" table:formula="of:=IF(OR([.AC$4]=&quot;&quot;;[.$D10]=&quot;&quot;);&quot;&quot;;MAX([.AB9]+IF([.AC$4]=[.$D10];match;mismatch);[.AB10]+gap;[.AC9]+gap))">
            <text:p/>
          </table:table-cell>
          <table:table-cell table:style-name="ce15" table:formula="of:=IF(OR([.AD$4]=&quot;&quot;;[.$D10]=&quot;&quot;);&quot;&quot;;MAX([.AC9]+IF([.AD$4]=[.$D10];match;mismatch);[.AC10]+gap;[.AD9]+gap))">
            <text:p/>
          </table:table-cell>
          <table:table-cell table:style-name="ce15" table:formula="of:=IF(OR([.AE$4]=&quot;&quot;;[.$D10]=&quot;&quot;);&quot;&quot;;MAX([.AD9]+IF([.AE$4]=[.$D10];match;mismatch);[.AD10]+gap;[.AE9]+gap))">
            <text:p/>
          </table:table-cell>
          <table:table-cell table:style-name="ce15" table:formula="of:=IF(OR([.AF$4]=&quot;&quot;;[.$D10]=&quot;&quot;);&quot;&quot;;MAX([.AE9]+IF([.AF$4]=[.$D10];match;mismatch);[.AE10]+gap;[.AF9]+gap))">
            <text:p/>
          </table:table-cell>
          <table:table-cell table:style-name="ce15" table:formula="of:=IF(OR([.AG$4]=&quot;&quot;;[.$D10]=&quot;&quot;);&quot;&quot;;MAX([.AF9]+IF([.AG$4]=[.$D10];match;mismatch);[.AF10]+gap;[.AG9]+gap))">
            <text:p/>
          </table:table-cell>
          <table:table-cell table:style-name="ce15" table:formula="of:=IF(OR([.AH$4]=&quot;&quot;;[.$D10]=&quot;&quot;);&quot;&quot;;MAX([.AG9]+IF([.AH$4]=[.$D10];match;mismatch);[.AG10]+gap;[.AH9]+gap))">
            <text:p/>
          </table:table-cell>
          <table:table-cell table:style-name="ce15" table:formula="of:=IF(OR([.AI$4]=&quot;&quot;;[.$D10]=&quot;&quot;);&quot;&quot;;MAX([.AH9]+IF([.AI$4]=[.$D10];match;mismatch);[.AH10]+gap;[.AI9]+gap))">
            <text:p/>
          </table:table-cell>
          <table:table-cell table:style-name="ce15" table:formula="of:=IF(OR([.AJ$4]=&quot;&quot;;[.$D10]=&quot;&quot;);&quot;&quot;;MAX([.AI9]+IF([.AJ$4]=[.$D10];match;mismatch);[.AI10]+gap;[.AJ9]+gap))">
            <text:p/>
          </table:table-cell>
          <table:table-cell table:style-name="ce15" table:formula="of:=IF(OR([.AK$4]=&quot;&quot;;[.$D10]=&quot;&quot;);&quot;&quot;;MAX([.AJ9]+IF([.AK$4]=[.$D10];match;mismatch);[.AJ10]+gap;[.AK9]+gap))">
            <text:p/>
          </table:table-cell>
          <table:table-cell table:style-name="ce15" table:formula="of:=IF(OR([.AL$4]=&quot;&quot;;[.$D10]=&quot;&quot;);&quot;&quot;;MAX([.AK9]+IF([.AL$4]=[.$D10];match;mismatch);[.AK10]+gap;[.AL9]+gap))">
            <text:p/>
          </table:table-cell>
          <table:table-cell table:style-name="ce15" table:formula="of:=IF(OR([.AM$4]=&quot;&quot;;[.$D10]=&quot;&quot;);&quot;&quot;;MAX([.AL9]+IF([.AM$4]=[.$D10];match;mismatch);[.AL10]+gap;[.AM9]+gap))">
            <text:p/>
          </table:table-cell>
          <table:table-cell table:style-name="ce15" table:formula="of:=IF(OR([.AN$4]=&quot;&quot;;[.$D10]=&quot;&quot;);&quot;&quot;;MAX([.AM9]+IF([.AN$4]=[.$D10];match;mismatch);[.AM10]+gap;[.AN9]+gap))">
            <text:p/>
          </table:table-cell>
          <table:table-cell table:style-name="ce15" table:formula="of:=IF(OR([.AO$4]=&quot;&quot;;[.$D10]=&quot;&quot;);&quot;&quot;;MAX([.AN9]+IF([.AO$4]=[.$D10];match;mismatch);[.AN10]+gap;[.AO9]+gap))">
            <text:p/>
          </table:table-cell>
          <table:table-cell table:style-name="ce15" table:formula="of:=IF(OR([.AP$4]=&quot;&quot;;[.$D10]=&quot;&quot;);&quot;&quot;;MAX([.AO9]+IF([.AP$4]=[.$D10];match;mismatch);[.AO10]+gap;[.AP9]+gap))">
            <text:p/>
          </table:table-cell>
          <table:table-cell table:style-name="ce15" table:formula="of:=IF(OR([.AQ$4]=&quot;&quot;;[.$D10]=&quot;&quot;);&quot;&quot;;MAX([.AP9]+IF([.AQ$4]=[.$D10];match;mismatch);[.AP10]+gap;[.AQ9]+gap))">
            <text:p/>
          </table:table-cell>
          <table:table-cell table:style-name="ce15" table:formula="of:=IF(OR([.AR$4]=&quot;&quot;;[.$D10]=&quot;&quot;);&quot;&quot;;MAX([.AQ9]+IF([.AR$4]=[.$D10];match;mismatch);[.AQ10]+gap;[.AR9]+gap))">
            <text:p/>
          </table:table-cell>
          <table:table-cell table:style-name="ce15" table:formula="of:=IF(OR([.AS$4]=&quot;&quot;;[.$D10]=&quot;&quot;);&quot;&quot;;MAX([.AR9]+IF([.AS$4]=[.$D10];match;mismatch);[.AR10]+gap;[.AS9]+gap))">
            <text:p/>
          </table:table-cell>
          <table:table-cell table:style-name="ce15" table:formula="of:=IF(OR([.AT$4]=&quot;&quot;;[.$D10]=&quot;&quot;);&quot;&quot;;MAX([.AS9]+IF([.AT$4]=[.$D10];match;mismatch);[.AS10]+gap;[.AT9]+gap))">
            <text:p/>
          </table:table-cell>
          <table:table-cell table:style-name="ce15" table:formula="of:=IF(OR([.AU$4]=&quot;&quot;;[.$D10]=&quot;&quot;);&quot;&quot;;MAX([.AT9]+IF([.AU$4]=[.$D10];match;mismatch);[.AT10]+gap;[.AU9]+gap))">
            <text:p/>
          </table:table-cell>
          <table:table-cell table:style-name="ce15" table:formula="of:=IF(OR([.AV$4]=&quot;&quot;;[.$D10]=&quot;&quot;);&quot;&quot;;MAX([.AU9]+IF([.AV$4]=[.$D10];match;mismatch);[.AU10]+gap;[.AV9]+gap))">
            <text:p/>
          </table:table-cell>
          <table:table-cell table:style-name="ce15" table:formula="of:=IF(OR([.AW$4]=&quot;&quot;;[.$D10]=&quot;&quot;);&quot;&quot;;MAX([.AV9]+IF([.AW$4]=[.$D10];match;mismatch);[.AV10]+gap;[.AW9]+gap))">
            <text:p/>
          </table:table-cell>
          <table:table-cell table:style-name="ce15" table:formula="of:=IF(OR([.AX$4]=&quot;&quot;;[.$D10]=&quot;&quot;);&quot;&quot;;MAX([.AW9]+IF([.AX$4]=[.$D10];match;mismatch);[.AW10]+gap;[.AX9]+gap))">
            <text:p/>
          </table:table-cell>
          <table:table-cell table:style-name="ce15" table:formula="of:=IF(OR([.AY$4]=&quot;&quot;;[.$D10]=&quot;&quot;);&quot;&quot;;MAX([.AX9]+IF([.AY$4]=[.$D10];match;mismatch);[.AX10]+gap;[.AY9]+gap))">
            <text:p/>
          </table:table-cell>
          <table:table-cell table:style-name="ce15" table:formula="of:=IF(OR([.AZ$4]=&quot;&quot;;[.$D10]=&quot;&quot;);&quot;&quot;;MAX([.AY9]+IF([.AZ$4]=[.$D10];match;mismatch);[.AY10]+gap;[.AZ9]+gap))">
            <text:p/>
          </table:table-cell>
          <table:table-cell table:style-name="ce15" table:formula="of:=IF(OR([.BA$4]=&quot;&quot;;[.$D10]=&quot;&quot;);&quot;&quot;;MAX([.AZ9]+IF([.BA$4]=[.$D10];match;mismatch);[.AZ10]+gap;[.BA9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office:value-type="string" calcext:value-type="string">
            <text:p><text:s/></text:p>
          </table:table-cell>
          <table:table-cell table:style-name="ce12" table:formula="of:=IF([.D11]=&quot;&quot;;&quot;&quot;;gap*(ROW()-ROW(start2)+1))" office:value-type="float" office:value="-6" calcext:value-type="float">
            <text:p>-6</text:p>
          </table:table-cell>
          <table:table-cell table:style-name="ce15" table:formula="of:=IF(OR([.F$4]=&quot;&quot;;[.$D11]=&quot;&quot;);&quot;&quot;;MAX([.E10]+IF([.F$4]=[.$D11];match;mismatch);[.E11]+gap;[.F10]+gap))" office:value-type="float" office:value="-4" calcext:value-type="float">
            <text:p>-4</text:p>
          </table:table-cell>
          <table:table-cell table:style-name="ce15" table:formula="of:=IF(OR([.G$4]=&quot;&quot;;[.$D11]=&quot;&quot;);&quot;&quot;;MAX([.F10]+IF([.G$4]=[.$D11];match;mismatch);[.F11]+gap;[.G10]+gap))" office:value-type="float" office:value="-2" calcext:value-type="float">
            <text:p>-2</text:p>
          </table:table-cell>
          <table:table-cell table:style-name="ce15" table:formula="of:=IF(OR([.H$4]=&quot;&quot;;[.$D11]=&quot;&quot;);&quot;&quot;;MAX([.G10]+IF([.H$4]=[.$D11];match;mismatch);[.G11]+gap;[.H10]+gap))" office:value-type="float" office:value="-1" calcext:value-type="float">
            <text:p>-1</text:p>
          </table:table-cell>
          <table:table-cell table:style-name="ce15" table:formula="of:=IF(OR([.I$4]=&quot;&quot;;[.$D11]=&quot;&quot;);&quot;&quot;;MAX([.H10]+IF([.I$4]=[.$D11];match;mismatch);[.H11]+gap;[.I10]+gap))" office:value-type="float" office:value="0" calcext:value-type="float">
            <text:p>0</text:p>
          </table:table-cell>
          <table:table-cell table:style-name="ce15" table:formula="of:=IF(OR([.J$4]=&quot;&quot;;[.$D11]=&quot;&quot;);&quot;&quot;;MAX([.I10]+IF([.J$4]=[.$D11];match;mismatch);[.I11]+gap;[.J10]+gap))" office:value-type="float" office:value="1" calcext:value-type="float">
            <text:p>1</text:p>
          </table:table-cell>
          <table:table-cell table:style-name="ce15" table:formula="of:=IF(OR([.K$4]=&quot;&quot;;[.$D11]=&quot;&quot;);&quot;&quot;;MAX([.J10]+IF([.K$4]=[.$D11];match;mismatch);[.J11]+gap;[.K10]+gap))" office:value-type="float" office:value="2" calcext:value-type="float">
            <text:p>2</text:p>
          </table:table-cell>
          <table:table-cell table:style-name="ce15" table:formula="of:=IF(OR([.L$4]=&quot;&quot;;[.$D11]=&quot;&quot;);&quot;&quot;;MAX([.K10]+IF([.L$4]=[.$D11];match;mismatch);[.K11]+gap;[.L10]+gap))" office:value-type="float" office:value="1" calcext:value-type="float">
            <text:p>1</text:p>
          </table:table-cell>
          <table:table-cell table:style-name="ce15" table:formula="of:=IF(OR([.M$4]=&quot;&quot;;[.$D11]=&quot;&quot;);&quot;&quot;;MAX([.L10]+IF([.M$4]=[.$D11];match;mismatch);[.L11]+gap;[.M10]+gap))" office:value-type="float" office:value="2" calcext:value-type="float">
            <text:p>2</text:p>
          </table:table-cell>
          <table:table-cell table:style-name="ce15" table:formula="of:=IF(OR([.N$4]=&quot;&quot;;[.$D11]=&quot;&quot;);&quot;&quot;;MAX([.M10]+IF([.N$4]=[.$D11];match;mismatch);[.M11]+gap;[.N10]+gap))" office:value-type="float" office:value="2" calcext:value-type="float">
            <text:p>2</text:p>
          </table:table-cell>
          <table:table-cell table:style-name="ce15" table:formula="of:=IF(OR([.O$4]=&quot;&quot;;[.$D11]=&quot;&quot;);&quot;&quot;;MAX([.N10]+IF([.O$4]=[.$D11];match;mismatch);[.N11]+gap;[.O10]+gap))">
            <text:p/>
          </table:table-cell>
          <table:table-cell table:style-name="ce15" table:formula="of:=IF(OR([.P$4]=&quot;&quot;;[.$D11]=&quot;&quot;);&quot;&quot;;MAX([.O10]+IF([.P$4]=[.$D11];match;mismatch);[.O11]+gap;[.P10]+gap))">
            <text:p/>
          </table:table-cell>
          <table:table-cell table:style-name="ce15" table:formula="of:=IF(OR([.Q$4]=&quot;&quot;;[.$D11]=&quot;&quot;);&quot;&quot;;MAX([.P10]+IF([.Q$4]=[.$D11];match;mismatch);[.P11]+gap;[.Q10]+gap))">
            <text:p/>
          </table:table-cell>
          <table:table-cell table:style-name="ce15" table:formula="of:=IF(OR([.R$4]=&quot;&quot;;[.$D11]=&quot;&quot;);&quot;&quot;;MAX([.Q10]+IF([.R$4]=[.$D11];match;mismatch);[.Q11]+gap;[.R10]+gap))">
            <text:p/>
          </table:table-cell>
          <table:table-cell table:style-name="ce15" table:formula="of:=IF(OR([.S$4]=&quot;&quot;;[.$D11]=&quot;&quot;);&quot;&quot;;MAX([.R10]+IF([.S$4]=[.$D11];match;mismatch);[.R11]+gap;[.S10]+gap))">
            <text:p/>
          </table:table-cell>
          <table:table-cell table:style-name="ce15" table:formula="of:=IF(OR([.T$4]=&quot;&quot;;[.$D11]=&quot;&quot;);&quot;&quot;;MAX([.S10]+IF([.T$4]=[.$D11];match;mismatch);[.S11]+gap;[.T10]+gap))">
            <text:p/>
          </table:table-cell>
          <table:table-cell table:style-name="ce15" table:formula="of:=IF(OR([.U$4]=&quot;&quot;;[.$D11]=&quot;&quot;);&quot;&quot;;MAX([.T10]+IF([.U$4]=[.$D11];match;mismatch);[.T11]+gap;[.U10]+gap))">
            <text:p/>
          </table:table-cell>
          <table:table-cell table:style-name="ce15" table:formula="of:=IF(OR([.V$4]=&quot;&quot;;[.$D11]=&quot;&quot;);&quot;&quot;;MAX([.U10]+IF([.V$4]=[.$D11];match;mismatch);[.U11]+gap;[.V10]+gap))">
            <text:p/>
          </table:table-cell>
          <table:table-cell table:style-name="ce15" table:formula="of:=IF(OR([.W$4]=&quot;&quot;;[.$D11]=&quot;&quot;);&quot;&quot;;MAX([.V10]+IF([.W$4]=[.$D11];match;mismatch);[.V11]+gap;[.W10]+gap))">
            <text:p/>
          </table:table-cell>
          <table:table-cell table:style-name="ce15" table:formula="of:=IF(OR([.X$4]=&quot;&quot;;[.$D11]=&quot;&quot;);&quot;&quot;;MAX([.W10]+IF([.X$4]=[.$D11];match;mismatch);[.W11]+gap;[.X10]+gap))">
            <text:p/>
          </table:table-cell>
          <table:table-cell table:style-name="ce15" table:formula="of:=IF(OR([.Y$4]=&quot;&quot;;[.$D11]=&quot;&quot;);&quot;&quot;;MAX([.X10]+IF([.Y$4]=[.$D11];match;mismatch);[.X11]+gap;[.Y10]+gap))">
            <text:p/>
          </table:table-cell>
          <table:table-cell table:style-name="ce15" table:formula="of:=IF(OR([.Z$4]=&quot;&quot;;[.$D11]=&quot;&quot;);&quot;&quot;;MAX([.Y10]+IF([.Z$4]=[.$D11];match;mismatch);[.Y11]+gap;[.Z10]+gap))">
            <text:p/>
          </table:table-cell>
          <table:table-cell table:style-name="ce15" table:formula="of:=IF(OR([.AA$4]=&quot;&quot;;[.$D11]=&quot;&quot;);&quot;&quot;;MAX([.Z10]+IF([.AA$4]=[.$D11];match;mismatch);[.Z11]+gap;[.AA10]+gap))">
            <text:p/>
          </table:table-cell>
          <table:table-cell table:style-name="ce15" table:formula="of:=IF(OR([.AB$4]=&quot;&quot;;[.$D11]=&quot;&quot;);&quot;&quot;;MAX([.AA10]+IF([.AB$4]=[.$D11];match;mismatch);[.AA11]+gap;[.AB10]+gap))">
            <text:p/>
          </table:table-cell>
          <table:table-cell table:style-name="ce15" table:formula="of:=IF(OR([.AC$4]=&quot;&quot;;[.$D11]=&quot;&quot;);&quot;&quot;;MAX([.AB10]+IF([.AC$4]=[.$D11];match;mismatch);[.AB11]+gap;[.AC10]+gap))">
            <text:p/>
          </table:table-cell>
          <table:table-cell table:style-name="ce15" table:formula="of:=IF(OR([.AD$4]=&quot;&quot;;[.$D11]=&quot;&quot;);&quot;&quot;;MAX([.AC10]+IF([.AD$4]=[.$D11];match;mismatch);[.AC11]+gap;[.AD10]+gap))">
            <text:p/>
          </table:table-cell>
          <table:table-cell table:style-name="ce15" table:formula="of:=IF(OR([.AE$4]=&quot;&quot;;[.$D11]=&quot;&quot;);&quot;&quot;;MAX([.AD10]+IF([.AE$4]=[.$D11];match;mismatch);[.AD11]+gap;[.AE10]+gap))">
            <text:p/>
          </table:table-cell>
          <table:table-cell table:style-name="ce15" table:formula="of:=IF(OR([.AF$4]=&quot;&quot;;[.$D11]=&quot;&quot;);&quot;&quot;;MAX([.AE10]+IF([.AF$4]=[.$D11];match;mismatch);[.AE11]+gap;[.AF10]+gap))">
            <text:p/>
          </table:table-cell>
          <table:table-cell table:style-name="ce15" table:formula="of:=IF(OR([.AG$4]=&quot;&quot;;[.$D11]=&quot;&quot;);&quot;&quot;;MAX([.AF10]+IF([.AG$4]=[.$D11];match;mismatch);[.AF11]+gap;[.AG10]+gap))">
            <text:p/>
          </table:table-cell>
          <table:table-cell table:style-name="ce15" table:formula="of:=IF(OR([.AH$4]=&quot;&quot;;[.$D11]=&quot;&quot;);&quot;&quot;;MAX([.AG10]+IF([.AH$4]=[.$D11];match;mismatch);[.AG11]+gap;[.AH10]+gap))">
            <text:p/>
          </table:table-cell>
          <table:table-cell table:style-name="ce15" table:formula="of:=IF(OR([.AI$4]=&quot;&quot;;[.$D11]=&quot;&quot;);&quot;&quot;;MAX([.AH10]+IF([.AI$4]=[.$D11];match;mismatch);[.AH11]+gap;[.AI10]+gap))">
            <text:p/>
          </table:table-cell>
          <table:table-cell table:style-name="ce15" table:formula="of:=IF(OR([.AJ$4]=&quot;&quot;;[.$D11]=&quot;&quot;);&quot;&quot;;MAX([.AI10]+IF([.AJ$4]=[.$D11];match;mismatch);[.AI11]+gap;[.AJ10]+gap))">
            <text:p/>
          </table:table-cell>
          <table:table-cell table:style-name="ce15" table:formula="of:=IF(OR([.AK$4]=&quot;&quot;;[.$D11]=&quot;&quot;);&quot;&quot;;MAX([.AJ10]+IF([.AK$4]=[.$D11];match;mismatch);[.AJ11]+gap;[.AK10]+gap))">
            <text:p/>
          </table:table-cell>
          <table:table-cell table:style-name="ce15" table:formula="of:=IF(OR([.AL$4]=&quot;&quot;;[.$D11]=&quot;&quot;);&quot;&quot;;MAX([.AK10]+IF([.AL$4]=[.$D11];match;mismatch);[.AK11]+gap;[.AL10]+gap))">
            <text:p/>
          </table:table-cell>
          <table:table-cell table:style-name="ce15" table:formula="of:=IF(OR([.AM$4]=&quot;&quot;;[.$D11]=&quot;&quot;);&quot;&quot;;MAX([.AL10]+IF([.AM$4]=[.$D11];match;mismatch);[.AL11]+gap;[.AM10]+gap))">
            <text:p/>
          </table:table-cell>
          <table:table-cell table:style-name="ce15" table:formula="of:=IF(OR([.AN$4]=&quot;&quot;;[.$D11]=&quot;&quot;);&quot;&quot;;MAX([.AM10]+IF([.AN$4]=[.$D11];match;mismatch);[.AM11]+gap;[.AN10]+gap))">
            <text:p/>
          </table:table-cell>
          <table:table-cell table:style-name="ce15" table:formula="of:=IF(OR([.AO$4]=&quot;&quot;;[.$D11]=&quot;&quot;);&quot;&quot;;MAX([.AN10]+IF([.AO$4]=[.$D11];match;mismatch);[.AN11]+gap;[.AO10]+gap))">
            <text:p/>
          </table:table-cell>
          <table:table-cell table:style-name="ce15" table:formula="of:=IF(OR([.AP$4]=&quot;&quot;;[.$D11]=&quot;&quot;);&quot;&quot;;MAX([.AO10]+IF([.AP$4]=[.$D11];match;mismatch);[.AO11]+gap;[.AP10]+gap))">
            <text:p/>
          </table:table-cell>
          <table:table-cell table:style-name="ce15" table:formula="of:=IF(OR([.AQ$4]=&quot;&quot;;[.$D11]=&quot;&quot;);&quot;&quot;;MAX([.AP10]+IF([.AQ$4]=[.$D11];match;mismatch);[.AP11]+gap;[.AQ10]+gap))">
            <text:p/>
          </table:table-cell>
          <table:table-cell table:style-name="ce15" table:formula="of:=IF(OR([.AR$4]=&quot;&quot;;[.$D11]=&quot;&quot;);&quot;&quot;;MAX([.AQ10]+IF([.AR$4]=[.$D11];match;mismatch);[.AQ11]+gap;[.AR10]+gap))">
            <text:p/>
          </table:table-cell>
          <table:table-cell table:style-name="ce15" table:formula="of:=IF(OR([.AS$4]=&quot;&quot;;[.$D11]=&quot;&quot;);&quot;&quot;;MAX([.AR10]+IF([.AS$4]=[.$D11];match;mismatch);[.AR11]+gap;[.AS10]+gap))">
            <text:p/>
          </table:table-cell>
          <table:table-cell table:style-name="ce15" table:formula="of:=IF(OR([.AT$4]=&quot;&quot;;[.$D11]=&quot;&quot;);&quot;&quot;;MAX([.AS10]+IF([.AT$4]=[.$D11];match;mismatch);[.AS11]+gap;[.AT10]+gap))">
            <text:p/>
          </table:table-cell>
          <table:table-cell table:style-name="ce15" table:formula="of:=IF(OR([.AU$4]=&quot;&quot;;[.$D11]=&quot;&quot;);&quot;&quot;;MAX([.AT10]+IF([.AU$4]=[.$D11];match;mismatch);[.AT11]+gap;[.AU10]+gap))">
            <text:p/>
          </table:table-cell>
          <table:table-cell table:style-name="ce15" table:formula="of:=IF(OR([.AV$4]=&quot;&quot;;[.$D11]=&quot;&quot;);&quot;&quot;;MAX([.AU10]+IF([.AV$4]=[.$D11];match;mismatch);[.AU11]+gap;[.AV10]+gap))">
            <text:p/>
          </table:table-cell>
          <table:table-cell table:style-name="ce15" table:formula="of:=IF(OR([.AW$4]=&quot;&quot;;[.$D11]=&quot;&quot;);&quot;&quot;;MAX([.AV10]+IF([.AW$4]=[.$D11];match;mismatch);[.AV11]+gap;[.AW10]+gap))">
            <text:p/>
          </table:table-cell>
          <table:table-cell table:style-name="ce15" table:formula="of:=IF(OR([.AX$4]=&quot;&quot;;[.$D11]=&quot;&quot;);&quot;&quot;;MAX([.AW10]+IF([.AX$4]=[.$D11];match;mismatch);[.AW11]+gap;[.AX10]+gap))">
            <text:p/>
          </table:table-cell>
          <table:table-cell table:style-name="ce15" table:formula="of:=IF(OR([.AY$4]=&quot;&quot;;[.$D11]=&quot;&quot;);&quot;&quot;;MAX([.AX10]+IF([.AY$4]=[.$D11];match;mismatch);[.AX11]+gap;[.AY10]+gap))">
            <text:p/>
          </table:table-cell>
          <table:table-cell table:style-name="ce15" table:formula="of:=IF(OR([.AZ$4]=&quot;&quot;;[.$D11]=&quot;&quot;);&quot;&quot;;MAX([.AY10]+IF([.AZ$4]=[.$D11];match;mismatch);[.AY11]+gap;[.AZ10]+gap))">
            <text:p/>
          </table:table-cell>
          <table:table-cell table:style-name="ce15" table:formula="of:=IF(OR([.BA$4]=&quot;&quot;;[.$D11]=&quot;&quot;);&quot;&quot;;MAX([.AZ10]+IF([.BA$4]=[.$D11];match;mismatch);[.AZ11]+gap;[.BA10]+gap))">
            <text:p/>
          </table:table-cell>
          <table:table-cell table:number-columns-repeated="971"/>
        </table:table-row>
        <table:table-row table:style-name="ro2">
          <table:table-cell>
            <draw:control table:end-cell-address="NWMatrix.C13" table:end-x="7.14pt" table:end-y="10.52pt" draw:z-index="2" draw:name="Button 3" draw:style-name="gr1" draw:text-style-name="P1" svg:width="76.82pt" svg:height="16.5pt" svg:x="6.32pt" svg:y="7.51pt" draw:control="control3">
              <svg:desc>Step Paths</svg:desc>
            </draw:control>
          </table:table-cell>
          <table:table-cell table:number-columns-repeated="2"/>
          <table:table-cell table:style-name="ce11" office:value-type="string" calcext:value-type="string">
            <text:p><text:s/></text:p>
          </table:table-cell>
          <table:table-cell table:style-name="ce12" table:formula="of:=IF([.D12]=&quot;&quot;;&quot;&quot;;gap*(ROW()-ROW(start2)+1))" office:value-type="float" office:value="-7" calcext:value-type="float">
            <text:p>-7</text:p>
          </table:table-cell>
          <table:table-cell table:style-name="ce15" table:formula="of:=IF(OR([.F$4]=&quot;&quot;;[.$D12]=&quot;&quot;);&quot;&quot;;MAX([.E11]+IF([.F$4]=[.$D12];match;mismatch);[.E12]+gap;[.F11]+gap))" office:value-type="float" office:value="-5" calcext:value-type="float">
            <text:p>-5</text:p>
          </table:table-cell>
          <table:table-cell table:style-name="ce15" table:formula="of:=IF(OR([.G$4]=&quot;&quot;;[.$D12]=&quot;&quot;);&quot;&quot;;MAX([.F11]+IF([.G$4]=[.$D12];match;mismatch);[.F12]+gap;[.G11]+gap))" office:value-type="float" office:value="-3" calcext:value-type="float">
            <text:p>-3</text:p>
          </table:table-cell>
          <table:table-cell table:style-name="ce15" table:formula="of:=IF(OR([.H$4]=&quot;&quot;;[.$D12]=&quot;&quot;);&quot;&quot;;MAX([.G11]+IF([.H$4]=[.$D12];match;mismatch);[.G12]+gap;[.H11]+gap))" office:value-type="float" office:value="-2" calcext:value-type="float">
            <text:p>-2</text:p>
          </table:table-cell>
          <table:table-cell table:style-name="ce15" table:formula="of:=IF(OR([.I$4]=&quot;&quot;;[.$D12]=&quot;&quot;);&quot;&quot;;MAX([.H11]+IF([.I$4]=[.$D12];match;mismatch);[.H12]+gap;[.I11]+gap))" office:value-type="float" office:value="-1" calcext:value-type="float">
            <text:p>-1</text:p>
          </table:table-cell>
          <table:table-cell table:style-name="ce15" table:formula="of:=IF(OR([.J$4]=&quot;&quot;;[.$D12]=&quot;&quot;);&quot;&quot;;MAX([.I11]+IF([.J$4]=[.$D12];match;mismatch);[.I12]+gap;[.J11]+gap))" office:value-type="float" office:value="0" calcext:value-type="float">
            <text:p>0</text:p>
          </table:table-cell>
          <table:table-cell table:style-name="ce15" table:formula="of:=IF(OR([.K$4]=&quot;&quot;;[.$D12]=&quot;&quot;);&quot;&quot;;MAX([.J11]+IF([.K$4]=[.$D12];match;mismatch);[.J12]+gap;[.K11]+gap))" office:value-type="float" office:value="1" calcext:value-type="float">
            <text:p>1</text:p>
          </table:table-cell>
          <table:table-cell table:style-name="ce15" table:formula="of:=IF(OR([.L$4]=&quot;&quot;;[.$D12]=&quot;&quot;);&quot;&quot;;MAX([.K11]+IF([.L$4]=[.$D12];match;mismatch);[.K12]+gap;[.L11]+gap))" office:value-type="float" office:value="2" calcext:value-type="float">
            <text:p>2</text:p>
          </table:table-cell>
          <table:table-cell table:style-name="ce15" table:formula="of:=IF(OR([.M$4]=&quot;&quot;;[.$D12]=&quot;&quot;);&quot;&quot;;MAX([.L11]+IF([.M$4]=[.$D12];match;mismatch);[.L12]+gap;[.M11]+gap))" office:value-type="float" office:value="2" calcext:value-type="float">
            <text:p>2</text:p>
          </table:table-cell>
          <table:table-cell table:style-name="ce15" table:formula="of:=IF(OR([.N$4]=&quot;&quot;;[.$D12]=&quot;&quot;);&quot;&quot;;MAX([.M11]+IF([.N$4]=[.$D12];match;mismatch);[.M12]+gap;[.N11]+gap))" office:value-type="float" office:value="3" calcext:value-type="float">
            <text:p>3</text:p>
          </table:table-cell>
          <table:table-cell table:style-name="ce15" table:formula="of:=IF(OR([.O$4]=&quot;&quot;;[.$D12]=&quot;&quot;);&quot;&quot;;MAX([.N11]+IF([.O$4]=[.$D12];match;mismatch);[.N12]+gap;[.O11]+gap))">
            <text:p/>
          </table:table-cell>
          <table:table-cell table:style-name="ce15" table:formula="of:=IF(OR([.P$4]=&quot;&quot;;[.$D12]=&quot;&quot;);&quot;&quot;;MAX([.O11]+IF([.P$4]=[.$D12];match;mismatch);[.O12]+gap;[.P11]+gap))">
            <text:p/>
          </table:table-cell>
          <table:table-cell table:style-name="ce15" table:formula="of:=IF(OR([.Q$4]=&quot;&quot;;[.$D12]=&quot;&quot;);&quot;&quot;;MAX([.P11]+IF([.Q$4]=[.$D12];match;mismatch);[.P12]+gap;[.Q11]+gap))">
            <text:p/>
          </table:table-cell>
          <table:table-cell table:style-name="ce15" table:formula="of:=IF(OR([.R$4]=&quot;&quot;;[.$D12]=&quot;&quot;);&quot;&quot;;MAX([.Q11]+IF([.R$4]=[.$D12];match;mismatch);[.Q12]+gap;[.R11]+gap))">
            <text:p/>
          </table:table-cell>
          <table:table-cell table:style-name="ce15" table:formula="of:=IF(OR([.S$4]=&quot;&quot;;[.$D12]=&quot;&quot;);&quot;&quot;;MAX([.R11]+IF([.S$4]=[.$D12];match;mismatch);[.R12]+gap;[.S11]+gap))">
            <text:p/>
          </table:table-cell>
          <table:table-cell table:style-name="ce15" table:formula="of:=IF(OR([.T$4]=&quot;&quot;;[.$D12]=&quot;&quot;);&quot;&quot;;MAX([.S11]+IF([.T$4]=[.$D12];match;mismatch);[.S12]+gap;[.T11]+gap))">
            <text:p/>
          </table:table-cell>
          <table:table-cell table:style-name="ce15" table:formula="of:=IF(OR([.U$4]=&quot;&quot;;[.$D12]=&quot;&quot;);&quot;&quot;;MAX([.T11]+IF([.U$4]=[.$D12];match;mismatch);[.T12]+gap;[.U11]+gap))">
            <text:p/>
          </table:table-cell>
          <table:table-cell table:style-name="ce15" table:formula="of:=IF(OR([.V$4]=&quot;&quot;;[.$D12]=&quot;&quot;);&quot;&quot;;MAX([.U11]+IF([.V$4]=[.$D12];match;mismatch);[.U12]+gap;[.V11]+gap))">
            <text:p/>
          </table:table-cell>
          <table:table-cell table:style-name="ce15" table:formula="of:=IF(OR([.W$4]=&quot;&quot;;[.$D12]=&quot;&quot;);&quot;&quot;;MAX([.V11]+IF([.W$4]=[.$D12];match;mismatch);[.V12]+gap;[.W11]+gap))">
            <text:p/>
          </table:table-cell>
          <table:table-cell table:style-name="ce15" table:formula="of:=IF(OR([.X$4]=&quot;&quot;;[.$D12]=&quot;&quot;);&quot;&quot;;MAX([.W11]+IF([.X$4]=[.$D12];match;mismatch);[.W12]+gap;[.X11]+gap))">
            <text:p/>
          </table:table-cell>
          <table:table-cell table:style-name="ce15" table:formula="of:=IF(OR([.Y$4]=&quot;&quot;;[.$D12]=&quot;&quot;);&quot;&quot;;MAX([.X11]+IF([.Y$4]=[.$D12];match;mismatch);[.X12]+gap;[.Y11]+gap))">
            <text:p/>
          </table:table-cell>
          <table:table-cell table:style-name="ce15" table:formula="of:=IF(OR([.Z$4]=&quot;&quot;;[.$D12]=&quot;&quot;);&quot;&quot;;MAX([.Y11]+IF([.Z$4]=[.$D12];match;mismatch);[.Y12]+gap;[.Z11]+gap))">
            <text:p/>
          </table:table-cell>
          <table:table-cell table:style-name="ce15" table:formula="of:=IF(OR([.AA$4]=&quot;&quot;;[.$D12]=&quot;&quot;);&quot;&quot;;MAX([.Z11]+IF([.AA$4]=[.$D12];match;mismatch);[.Z12]+gap;[.AA11]+gap))">
            <text:p/>
          </table:table-cell>
          <table:table-cell table:style-name="ce15" table:formula="of:=IF(OR([.AB$4]=&quot;&quot;;[.$D12]=&quot;&quot;);&quot;&quot;;MAX([.AA11]+IF([.AB$4]=[.$D12];match;mismatch);[.AA12]+gap;[.AB11]+gap))">
            <text:p/>
          </table:table-cell>
          <table:table-cell table:style-name="ce15" table:formula="of:=IF(OR([.AC$4]=&quot;&quot;;[.$D12]=&quot;&quot;);&quot;&quot;;MAX([.AB11]+IF([.AC$4]=[.$D12];match;mismatch);[.AB12]+gap;[.AC11]+gap))">
            <text:p/>
          </table:table-cell>
          <table:table-cell table:style-name="ce15" table:formula="of:=IF(OR([.AD$4]=&quot;&quot;;[.$D12]=&quot;&quot;);&quot;&quot;;MAX([.AC11]+IF([.AD$4]=[.$D12];match;mismatch);[.AC12]+gap;[.AD11]+gap))">
            <text:p/>
          </table:table-cell>
          <table:table-cell table:style-name="ce15" table:formula="of:=IF(OR([.AE$4]=&quot;&quot;;[.$D12]=&quot;&quot;);&quot;&quot;;MAX([.AD11]+IF([.AE$4]=[.$D12];match;mismatch);[.AD12]+gap;[.AE11]+gap))">
            <text:p/>
          </table:table-cell>
          <table:table-cell table:style-name="ce15" table:formula="of:=IF(OR([.AF$4]=&quot;&quot;;[.$D12]=&quot;&quot;);&quot;&quot;;MAX([.AE11]+IF([.AF$4]=[.$D12];match;mismatch);[.AE12]+gap;[.AF11]+gap))">
            <text:p/>
          </table:table-cell>
          <table:table-cell table:style-name="ce15" table:formula="of:=IF(OR([.AG$4]=&quot;&quot;;[.$D12]=&quot;&quot;);&quot;&quot;;MAX([.AF11]+IF([.AG$4]=[.$D12];match;mismatch);[.AF12]+gap;[.AG11]+gap))">
            <text:p/>
          </table:table-cell>
          <table:table-cell table:style-name="ce15" table:formula="of:=IF(OR([.AH$4]=&quot;&quot;;[.$D12]=&quot;&quot;);&quot;&quot;;MAX([.AG11]+IF([.AH$4]=[.$D12];match;mismatch);[.AG12]+gap;[.AH11]+gap))">
            <text:p/>
          </table:table-cell>
          <table:table-cell table:style-name="ce15" table:formula="of:=IF(OR([.AI$4]=&quot;&quot;;[.$D12]=&quot;&quot;);&quot;&quot;;MAX([.AH11]+IF([.AI$4]=[.$D12];match;mismatch);[.AH12]+gap;[.AI11]+gap))">
            <text:p/>
          </table:table-cell>
          <table:table-cell table:style-name="ce15" table:formula="of:=IF(OR([.AJ$4]=&quot;&quot;;[.$D12]=&quot;&quot;);&quot;&quot;;MAX([.AI11]+IF([.AJ$4]=[.$D12];match;mismatch);[.AI12]+gap;[.AJ11]+gap))">
            <text:p/>
          </table:table-cell>
          <table:table-cell table:style-name="ce15" table:formula="of:=IF(OR([.AK$4]=&quot;&quot;;[.$D12]=&quot;&quot;);&quot;&quot;;MAX([.AJ11]+IF([.AK$4]=[.$D12];match;mismatch);[.AJ12]+gap;[.AK11]+gap))">
            <text:p/>
          </table:table-cell>
          <table:table-cell table:style-name="ce15" table:formula="of:=IF(OR([.AL$4]=&quot;&quot;;[.$D12]=&quot;&quot;);&quot;&quot;;MAX([.AK11]+IF([.AL$4]=[.$D12];match;mismatch);[.AK12]+gap;[.AL11]+gap))">
            <text:p/>
          </table:table-cell>
          <table:table-cell table:style-name="ce15" table:formula="of:=IF(OR([.AM$4]=&quot;&quot;;[.$D12]=&quot;&quot;);&quot;&quot;;MAX([.AL11]+IF([.AM$4]=[.$D12];match;mismatch);[.AL12]+gap;[.AM11]+gap))">
            <text:p/>
          </table:table-cell>
          <table:table-cell table:style-name="ce15" table:formula="of:=IF(OR([.AN$4]=&quot;&quot;;[.$D12]=&quot;&quot;);&quot;&quot;;MAX([.AM11]+IF([.AN$4]=[.$D12];match;mismatch);[.AM12]+gap;[.AN11]+gap))">
            <text:p/>
          </table:table-cell>
          <table:table-cell table:style-name="ce15" table:formula="of:=IF(OR([.AO$4]=&quot;&quot;;[.$D12]=&quot;&quot;);&quot;&quot;;MAX([.AN11]+IF([.AO$4]=[.$D12];match;mismatch);[.AN12]+gap;[.AO11]+gap))">
            <text:p/>
          </table:table-cell>
          <table:table-cell table:style-name="ce15" table:formula="of:=IF(OR([.AP$4]=&quot;&quot;;[.$D12]=&quot;&quot;);&quot;&quot;;MAX([.AO11]+IF([.AP$4]=[.$D12];match;mismatch);[.AO12]+gap;[.AP11]+gap))">
            <text:p/>
          </table:table-cell>
          <table:table-cell table:style-name="ce15" table:formula="of:=IF(OR([.AQ$4]=&quot;&quot;;[.$D12]=&quot;&quot;);&quot;&quot;;MAX([.AP11]+IF([.AQ$4]=[.$D12];match;mismatch);[.AP12]+gap;[.AQ11]+gap))">
            <text:p/>
          </table:table-cell>
          <table:table-cell table:style-name="ce15" table:formula="of:=IF(OR([.AR$4]=&quot;&quot;;[.$D12]=&quot;&quot;);&quot;&quot;;MAX([.AQ11]+IF([.AR$4]=[.$D12];match;mismatch);[.AQ12]+gap;[.AR11]+gap))">
            <text:p/>
          </table:table-cell>
          <table:table-cell table:style-name="ce15" table:formula="of:=IF(OR([.AS$4]=&quot;&quot;;[.$D12]=&quot;&quot;);&quot;&quot;;MAX([.AR11]+IF([.AS$4]=[.$D12];match;mismatch);[.AR12]+gap;[.AS11]+gap))">
            <text:p/>
          </table:table-cell>
          <table:table-cell table:style-name="ce15" table:formula="of:=IF(OR([.AT$4]=&quot;&quot;;[.$D12]=&quot;&quot;);&quot;&quot;;MAX([.AS11]+IF([.AT$4]=[.$D12];match;mismatch);[.AS12]+gap;[.AT11]+gap))">
            <text:p/>
          </table:table-cell>
          <table:table-cell table:style-name="ce15" table:formula="of:=IF(OR([.AU$4]=&quot;&quot;;[.$D12]=&quot;&quot;);&quot;&quot;;MAX([.AT11]+IF([.AU$4]=[.$D12];match;mismatch);[.AT12]+gap;[.AU11]+gap))">
            <text:p/>
          </table:table-cell>
          <table:table-cell table:style-name="ce15" table:formula="of:=IF(OR([.AV$4]=&quot;&quot;;[.$D12]=&quot;&quot;);&quot;&quot;;MAX([.AU11]+IF([.AV$4]=[.$D12];match;mismatch);[.AU12]+gap;[.AV11]+gap))">
            <text:p/>
          </table:table-cell>
          <table:table-cell table:style-name="ce15" table:formula="of:=IF(OR([.AW$4]=&quot;&quot;;[.$D12]=&quot;&quot;);&quot;&quot;;MAX([.AV11]+IF([.AW$4]=[.$D12];match;mismatch);[.AV12]+gap;[.AW11]+gap))">
            <text:p/>
          </table:table-cell>
          <table:table-cell table:style-name="ce15" table:formula="of:=IF(OR([.AX$4]=&quot;&quot;;[.$D12]=&quot;&quot;);&quot;&quot;;MAX([.AW11]+IF([.AX$4]=[.$D12];match;mismatch);[.AW12]+gap;[.AX11]+gap))">
            <text:p/>
          </table:table-cell>
          <table:table-cell table:style-name="ce15" table:formula="of:=IF(OR([.AY$4]=&quot;&quot;;[.$D12]=&quot;&quot;);&quot;&quot;;MAX([.AX11]+IF([.AY$4]=[.$D12];match;mismatch);[.AX12]+gap;[.AY11]+gap))">
            <text:p/>
          </table:table-cell>
          <table:table-cell table:style-name="ce15" table:formula="of:=IF(OR([.AZ$4]=&quot;&quot;;[.$D12]=&quot;&quot;);&quot;&quot;;MAX([.AY11]+IF([.AZ$4]=[.$D12];match;mismatch);[.AY12]+gap;[.AZ11]+gap))">
            <text:p/>
          </table:table-cell>
          <table:table-cell table:style-name="ce15" table:formula="of:=IF(OR([.BA$4]=&quot;&quot;;[.$D12]=&quot;&quot;);&quot;&quot;;MAX([.AZ11]+IF([.BA$4]=[.$D12];match;mismatch);[.AZ12]+gap;[.BA11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office:value-type="string" calcext:value-type="string">
            <text:p><text:s/></text:p>
          </table:table-cell>
          <table:table-cell table:style-name="ce12" table:formula="of:=IF([.D13]=&quot;&quot;;&quot;&quot;;gap*(ROW()-ROW(start2)+1))" office:value-type="float" office:value="-8" calcext:value-type="float">
            <text:p>-8</text:p>
          </table:table-cell>
          <table:table-cell table:style-name="ce15" table:formula="of:=IF(OR([.F$4]=&quot;&quot;;[.$D13]=&quot;&quot;);&quot;&quot;;MAX([.E12]+IF([.F$4]=[.$D13];match;mismatch);[.E13]+gap;[.F12]+gap))" office:value-type="float" office:value="-6" calcext:value-type="float">
            <text:p>-6</text:p>
          </table:table-cell>
          <table:table-cell table:style-name="ce15" table:formula="of:=IF(OR([.G$4]=&quot;&quot;;[.$D13]=&quot;&quot;);&quot;&quot;;MAX([.F12]+IF([.G$4]=[.$D13];match;mismatch);[.F13]+gap;[.G12]+gap))" office:value-type="float" office:value="-4" calcext:value-type="float">
            <text:p>-4</text:p>
          </table:table-cell>
          <table:table-cell table:style-name="ce15" table:formula="of:=IF(OR([.H$4]=&quot;&quot;;[.$D13]=&quot;&quot;);&quot;&quot;;MAX([.G12]+IF([.H$4]=[.$D13];match;mismatch);[.G13]+gap;[.H12]+gap))" office:value-type="float" office:value="-3" calcext:value-type="float">
            <text:p>-3</text:p>
          </table:table-cell>
          <table:table-cell table:style-name="ce15" table:formula="of:=IF(OR([.I$4]=&quot;&quot;;[.$D13]=&quot;&quot;);&quot;&quot;;MAX([.H12]+IF([.I$4]=[.$D13];match;mismatch);[.H13]+gap;[.I12]+gap))" office:value-type="float" office:value="-2" calcext:value-type="float">
            <text:p>-2</text:p>
          </table:table-cell>
          <table:table-cell table:style-name="ce15" table:formula="of:=IF(OR([.J$4]=&quot;&quot;;[.$D13]=&quot;&quot;);&quot;&quot;;MAX([.I12]+IF([.J$4]=[.$D13];match;mismatch);[.I13]+gap;[.J12]+gap))" office:value-type="float" office:value="-1" calcext:value-type="float">
            <text:p>-1</text:p>
          </table:table-cell>
          <table:table-cell table:style-name="ce15" table:formula="of:=IF(OR([.K$4]=&quot;&quot;;[.$D13]=&quot;&quot;);&quot;&quot;;MAX([.J12]+IF([.K$4]=[.$D13];match;mismatch);[.J13]+gap;[.K12]+gap))" office:value-type="float" office:value="0" calcext:value-type="float">
            <text:p>0</text:p>
          </table:table-cell>
          <table:table-cell table:style-name="ce15" table:formula="of:=IF(OR([.L$4]=&quot;&quot;;[.$D13]=&quot;&quot;);&quot;&quot;;MAX([.K12]+IF([.L$4]=[.$D13];match;mismatch);[.K13]+gap;[.L12]+gap))" office:value-type="float" office:value="1" calcext:value-type="float">
            <text:p>1</text:p>
          </table:table-cell>
          <table:table-cell table:style-name="ce15" table:formula="of:=IF(OR([.M$4]=&quot;&quot;;[.$D13]=&quot;&quot;);&quot;&quot;;MAX([.L12]+IF([.M$4]=[.$D13];match;mismatch);[.L13]+gap;[.M12]+gap))" office:value-type="float" office:value="3" calcext:value-type="float">
            <text:p>3</text:p>
          </table:table-cell>
          <table:table-cell table:style-name="ce15" table:formula="of:=IF(OR([.N$4]=&quot;&quot;;[.$D13]=&quot;&quot;);&quot;&quot;;MAX([.M12]+IF([.N$4]=[.$D13];match;mismatch);[.M13]+gap;[.N12]+gap))" office:value-type="float" office:value="3" calcext:value-type="float">
            <text:p>3</text:p>
          </table:table-cell>
          <table:table-cell table:style-name="ce15" table:formula="of:=IF(OR([.O$4]=&quot;&quot;;[.$D13]=&quot;&quot;);&quot;&quot;;MAX([.N12]+IF([.O$4]=[.$D13];match;mismatch);[.N13]+gap;[.O12]+gap))">
            <text:p/>
          </table:table-cell>
          <table:table-cell table:style-name="ce15" table:formula="of:=IF(OR([.P$4]=&quot;&quot;;[.$D13]=&quot;&quot;);&quot;&quot;;MAX([.O12]+IF([.P$4]=[.$D13];match;mismatch);[.O13]+gap;[.P12]+gap))">
            <text:p/>
          </table:table-cell>
          <table:table-cell table:style-name="ce15" table:formula="of:=IF(OR([.Q$4]=&quot;&quot;;[.$D13]=&quot;&quot;);&quot;&quot;;MAX([.P12]+IF([.Q$4]=[.$D13];match;mismatch);[.P13]+gap;[.Q12]+gap))">
            <text:p/>
          </table:table-cell>
          <table:table-cell table:style-name="ce15" table:formula="of:=IF(OR([.R$4]=&quot;&quot;;[.$D13]=&quot;&quot;);&quot;&quot;;MAX([.Q12]+IF([.R$4]=[.$D13];match;mismatch);[.Q13]+gap;[.R12]+gap))">
            <text:p/>
          </table:table-cell>
          <table:table-cell table:style-name="ce15" table:formula="of:=IF(OR([.S$4]=&quot;&quot;;[.$D13]=&quot;&quot;);&quot;&quot;;MAX([.R12]+IF([.S$4]=[.$D13];match;mismatch);[.R13]+gap;[.S12]+gap))">
            <text:p/>
          </table:table-cell>
          <table:table-cell table:style-name="ce15" table:formula="of:=IF(OR([.T$4]=&quot;&quot;;[.$D13]=&quot;&quot;);&quot;&quot;;MAX([.S12]+IF([.T$4]=[.$D13];match;mismatch);[.S13]+gap;[.T12]+gap))">
            <text:p/>
          </table:table-cell>
          <table:table-cell table:style-name="ce15" table:formula="of:=IF(OR([.U$4]=&quot;&quot;;[.$D13]=&quot;&quot;);&quot;&quot;;MAX([.T12]+IF([.U$4]=[.$D13];match;mismatch);[.T13]+gap;[.U12]+gap))">
            <text:p/>
          </table:table-cell>
          <table:table-cell table:style-name="ce15" table:formula="of:=IF(OR([.V$4]=&quot;&quot;;[.$D13]=&quot;&quot;);&quot;&quot;;MAX([.U12]+IF([.V$4]=[.$D13];match;mismatch);[.U13]+gap;[.V12]+gap))">
            <text:p/>
          </table:table-cell>
          <table:table-cell table:style-name="ce15" table:formula="of:=IF(OR([.W$4]=&quot;&quot;;[.$D13]=&quot;&quot;);&quot;&quot;;MAX([.V12]+IF([.W$4]=[.$D13];match;mismatch);[.V13]+gap;[.W12]+gap))">
            <text:p/>
          </table:table-cell>
          <table:table-cell table:style-name="ce15" table:formula="of:=IF(OR([.X$4]=&quot;&quot;;[.$D13]=&quot;&quot;);&quot;&quot;;MAX([.W12]+IF([.X$4]=[.$D13];match;mismatch);[.W13]+gap;[.X12]+gap))">
            <text:p/>
          </table:table-cell>
          <table:table-cell table:style-name="ce15" table:formula="of:=IF(OR([.Y$4]=&quot;&quot;;[.$D13]=&quot;&quot;);&quot;&quot;;MAX([.X12]+IF([.Y$4]=[.$D13];match;mismatch);[.X13]+gap;[.Y12]+gap))">
            <text:p/>
          </table:table-cell>
          <table:table-cell table:style-name="ce15" table:formula="of:=IF(OR([.Z$4]=&quot;&quot;;[.$D13]=&quot;&quot;);&quot;&quot;;MAX([.Y12]+IF([.Z$4]=[.$D13];match;mismatch);[.Y13]+gap;[.Z12]+gap))">
            <text:p/>
          </table:table-cell>
          <table:table-cell table:style-name="ce15" table:formula="of:=IF(OR([.AA$4]=&quot;&quot;;[.$D13]=&quot;&quot;);&quot;&quot;;MAX([.Z12]+IF([.AA$4]=[.$D13];match;mismatch);[.Z13]+gap;[.AA12]+gap))">
            <text:p/>
          </table:table-cell>
          <table:table-cell table:style-name="ce15" table:formula="of:=IF(OR([.AB$4]=&quot;&quot;;[.$D13]=&quot;&quot;);&quot;&quot;;MAX([.AA12]+IF([.AB$4]=[.$D13];match;mismatch);[.AA13]+gap;[.AB12]+gap))">
            <text:p/>
          </table:table-cell>
          <table:table-cell table:style-name="ce15" table:formula="of:=IF(OR([.AC$4]=&quot;&quot;;[.$D13]=&quot;&quot;);&quot;&quot;;MAX([.AB12]+IF([.AC$4]=[.$D13];match;mismatch);[.AB13]+gap;[.AC12]+gap))">
            <text:p/>
          </table:table-cell>
          <table:table-cell table:style-name="ce15" table:formula="of:=IF(OR([.AD$4]=&quot;&quot;;[.$D13]=&quot;&quot;);&quot;&quot;;MAX([.AC12]+IF([.AD$4]=[.$D13];match;mismatch);[.AC13]+gap;[.AD12]+gap))">
            <text:p/>
          </table:table-cell>
          <table:table-cell table:style-name="ce15" table:formula="of:=IF(OR([.AE$4]=&quot;&quot;;[.$D13]=&quot;&quot;);&quot;&quot;;MAX([.AD12]+IF([.AE$4]=[.$D13];match;mismatch);[.AD13]+gap;[.AE12]+gap))">
            <text:p/>
          </table:table-cell>
          <table:table-cell table:style-name="ce15" table:formula="of:=IF(OR([.AF$4]=&quot;&quot;;[.$D13]=&quot;&quot;);&quot;&quot;;MAX([.AE12]+IF([.AF$4]=[.$D13];match;mismatch);[.AE13]+gap;[.AF12]+gap))">
            <text:p/>
          </table:table-cell>
          <table:table-cell table:style-name="ce15" table:formula="of:=IF(OR([.AG$4]=&quot;&quot;;[.$D13]=&quot;&quot;);&quot;&quot;;MAX([.AF12]+IF([.AG$4]=[.$D13];match;mismatch);[.AF13]+gap;[.AG12]+gap))">
            <text:p/>
          </table:table-cell>
          <table:table-cell table:style-name="ce15" table:formula="of:=IF(OR([.AH$4]=&quot;&quot;;[.$D13]=&quot;&quot;);&quot;&quot;;MAX([.AG12]+IF([.AH$4]=[.$D13];match;mismatch);[.AG13]+gap;[.AH12]+gap))">
            <text:p/>
          </table:table-cell>
          <table:table-cell table:style-name="ce15" table:formula="of:=IF(OR([.AI$4]=&quot;&quot;;[.$D13]=&quot;&quot;);&quot;&quot;;MAX([.AH12]+IF([.AI$4]=[.$D13];match;mismatch);[.AH13]+gap;[.AI12]+gap))">
            <text:p/>
          </table:table-cell>
          <table:table-cell table:style-name="ce15" table:formula="of:=IF(OR([.AJ$4]=&quot;&quot;;[.$D13]=&quot;&quot;);&quot;&quot;;MAX([.AI12]+IF([.AJ$4]=[.$D13];match;mismatch);[.AI13]+gap;[.AJ12]+gap))">
            <text:p/>
          </table:table-cell>
          <table:table-cell table:style-name="ce15" table:formula="of:=IF(OR([.AK$4]=&quot;&quot;;[.$D13]=&quot;&quot;);&quot;&quot;;MAX([.AJ12]+IF([.AK$4]=[.$D13];match;mismatch);[.AJ13]+gap;[.AK12]+gap))">
            <text:p/>
          </table:table-cell>
          <table:table-cell table:style-name="ce15" table:formula="of:=IF(OR([.AL$4]=&quot;&quot;;[.$D13]=&quot;&quot;);&quot;&quot;;MAX([.AK12]+IF([.AL$4]=[.$D13];match;mismatch);[.AK13]+gap;[.AL12]+gap))">
            <text:p/>
          </table:table-cell>
          <table:table-cell table:style-name="ce15" table:formula="of:=IF(OR([.AM$4]=&quot;&quot;;[.$D13]=&quot;&quot;);&quot;&quot;;MAX([.AL12]+IF([.AM$4]=[.$D13];match;mismatch);[.AL13]+gap;[.AM12]+gap))">
            <text:p/>
          </table:table-cell>
          <table:table-cell table:style-name="ce15" table:formula="of:=IF(OR([.AN$4]=&quot;&quot;;[.$D13]=&quot;&quot;);&quot;&quot;;MAX([.AM12]+IF([.AN$4]=[.$D13];match;mismatch);[.AM13]+gap;[.AN12]+gap))">
            <text:p/>
          </table:table-cell>
          <table:table-cell table:style-name="ce15" table:formula="of:=IF(OR([.AO$4]=&quot;&quot;;[.$D13]=&quot;&quot;);&quot;&quot;;MAX([.AN12]+IF([.AO$4]=[.$D13];match;mismatch);[.AN13]+gap;[.AO12]+gap))">
            <text:p/>
          </table:table-cell>
          <table:table-cell table:style-name="ce15" table:formula="of:=IF(OR([.AP$4]=&quot;&quot;;[.$D13]=&quot;&quot;);&quot;&quot;;MAX([.AO12]+IF([.AP$4]=[.$D13];match;mismatch);[.AO13]+gap;[.AP12]+gap))">
            <text:p/>
          </table:table-cell>
          <table:table-cell table:style-name="ce15" table:formula="of:=IF(OR([.AQ$4]=&quot;&quot;;[.$D13]=&quot;&quot;);&quot;&quot;;MAX([.AP12]+IF([.AQ$4]=[.$D13];match;mismatch);[.AP13]+gap;[.AQ12]+gap))">
            <text:p/>
          </table:table-cell>
          <table:table-cell table:style-name="ce15" table:formula="of:=IF(OR([.AR$4]=&quot;&quot;;[.$D13]=&quot;&quot;);&quot;&quot;;MAX([.AQ12]+IF([.AR$4]=[.$D13];match;mismatch);[.AQ13]+gap;[.AR12]+gap))">
            <text:p/>
          </table:table-cell>
          <table:table-cell table:style-name="ce15" table:formula="of:=IF(OR([.AS$4]=&quot;&quot;;[.$D13]=&quot;&quot;);&quot;&quot;;MAX([.AR12]+IF([.AS$4]=[.$D13];match;mismatch);[.AR13]+gap;[.AS12]+gap))">
            <text:p/>
          </table:table-cell>
          <table:table-cell table:style-name="ce15" table:formula="of:=IF(OR([.AT$4]=&quot;&quot;;[.$D13]=&quot;&quot;);&quot;&quot;;MAX([.AS12]+IF([.AT$4]=[.$D13];match;mismatch);[.AS13]+gap;[.AT12]+gap))">
            <text:p/>
          </table:table-cell>
          <table:table-cell table:style-name="ce15" table:formula="of:=IF(OR([.AU$4]=&quot;&quot;;[.$D13]=&quot;&quot;);&quot;&quot;;MAX([.AT12]+IF([.AU$4]=[.$D13];match;mismatch);[.AT13]+gap;[.AU12]+gap))">
            <text:p/>
          </table:table-cell>
          <table:table-cell table:style-name="ce15" table:formula="of:=IF(OR([.AV$4]=&quot;&quot;;[.$D13]=&quot;&quot;);&quot;&quot;;MAX([.AU12]+IF([.AV$4]=[.$D13];match;mismatch);[.AU13]+gap;[.AV12]+gap))">
            <text:p/>
          </table:table-cell>
          <table:table-cell table:style-name="ce15" table:formula="of:=IF(OR([.AW$4]=&quot;&quot;;[.$D13]=&quot;&quot;);&quot;&quot;;MAX([.AV12]+IF([.AW$4]=[.$D13];match;mismatch);[.AV13]+gap;[.AW12]+gap))">
            <text:p/>
          </table:table-cell>
          <table:table-cell table:style-name="ce15" table:formula="of:=IF(OR([.AX$4]=&quot;&quot;;[.$D13]=&quot;&quot;);&quot;&quot;;MAX([.AW12]+IF([.AX$4]=[.$D13];match;mismatch);[.AW13]+gap;[.AX12]+gap))">
            <text:p/>
          </table:table-cell>
          <table:table-cell table:style-name="ce15" table:formula="of:=IF(OR([.AY$4]=&quot;&quot;;[.$D13]=&quot;&quot;);&quot;&quot;;MAX([.AX12]+IF([.AY$4]=[.$D13];match;mismatch);[.AX13]+gap;[.AY12]+gap))">
            <text:p/>
          </table:table-cell>
          <table:table-cell table:style-name="ce15" table:formula="of:=IF(OR([.AZ$4]=&quot;&quot;;[.$D13]=&quot;&quot;);&quot;&quot;;MAX([.AY12]+IF([.AZ$4]=[.$D13];match;mismatch);[.AY13]+gap;[.AZ12]+gap))">
            <text:p/>
          </table:table-cell>
          <table:table-cell table:style-name="ce15" table:formula="of:=IF(OR([.BA$4]=&quot;&quot;;[.$D13]=&quot;&quot;);&quot;&quot;;MAX([.AZ12]+IF([.BA$4]=[.$D13];match;mismatch);[.AZ13]+gap;[.BA12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14]=&quot;&quot;;&quot;&quot;;gap*(ROW()-ROW(start2)+1))">
            <text:p/>
          </table:table-cell>
          <table:table-cell table:style-name="ce15" table:formula="of:=IF(OR([.F$4]=&quot;&quot;;[.$D14]=&quot;&quot;);&quot;&quot;;MAX([.E13]+IF([.F$4]=[.$D14];match;mismatch);[.E14]+gap;[.F13]+gap))">
            <text:p/>
          </table:table-cell>
          <table:table-cell table:style-name="ce15" table:formula="of:=IF(OR([.G$4]=&quot;&quot;;[.$D14]=&quot;&quot;);&quot;&quot;;MAX([.F13]+IF([.G$4]=[.$D14];match;mismatch);[.F14]+gap;[.G13]+gap))">
            <text:p/>
          </table:table-cell>
          <table:table-cell table:style-name="ce15" table:formula="of:=IF(OR([.H$4]=&quot;&quot;;[.$D14]=&quot;&quot;);&quot;&quot;;MAX([.G13]+IF([.H$4]=[.$D14];match;mismatch);[.G14]+gap;[.H13]+gap))">
            <text:p/>
          </table:table-cell>
          <table:table-cell table:style-name="ce15" table:formula="of:=IF(OR([.I$4]=&quot;&quot;;[.$D14]=&quot;&quot;);&quot;&quot;;MAX([.H13]+IF([.I$4]=[.$D14];match;mismatch);[.H14]+gap;[.I13]+gap))">
            <text:p/>
          </table:table-cell>
          <table:table-cell table:style-name="ce15" table:formula="of:=IF(OR([.J$4]=&quot;&quot;;[.$D14]=&quot;&quot;);&quot;&quot;;MAX([.I13]+IF([.J$4]=[.$D14];match;mismatch);[.I14]+gap;[.J13]+gap))">
            <text:p/>
          </table:table-cell>
          <table:table-cell table:style-name="ce15" table:formula="of:=IF(OR([.K$4]=&quot;&quot;;[.$D14]=&quot;&quot;);&quot;&quot;;MAX([.J13]+IF([.K$4]=[.$D14];match;mismatch);[.J14]+gap;[.K13]+gap))">
            <text:p/>
          </table:table-cell>
          <table:table-cell table:style-name="ce15" table:formula="of:=IF(OR([.L$4]=&quot;&quot;;[.$D14]=&quot;&quot;);&quot;&quot;;MAX([.K13]+IF([.L$4]=[.$D14];match;mismatch);[.K14]+gap;[.L13]+gap))">
            <text:p/>
          </table:table-cell>
          <table:table-cell table:style-name="ce15" table:formula="of:=IF(OR([.M$4]=&quot;&quot;;[.$D14]=&quot;&quot;);&quot;&quot;;MAX([.L13]+IF([.M$4]=[.$D14];match;mismatch);[.L14]+gap;[.M13]+gap))">
            <text:p/>
          </table:table-cell>
          <table:table-cell table:style-name="ce15" table:formula="of:=IF(OR([.N$4]=&quot;&quot;;[.$D14]=&quot;&quot;);&quot;&quot;;MAX([.M13]+IF([.N$4]=[.$D14];match;mismatch);[.M14]+gap;[.N13]+gap))">
            <text:p/>
          </table:table-cell>
          <table:table-cell table:style-name="ce15" table:formula="of:=IF(OR([.O$4]=&quot;&quot;;[.$D14]=&quot;&quot;);&quot;&quot;;MAX([.N13]+IF([.O$4]=[.$D14];match;mismatch);[.N14]+gap;[.O13]+gap))">
            <text:p/>
          </table:table-cell>
          <table:table-cell table:style-name="ce15" table:formula="of:=IF(OR([.P$4]=&quot;&quot;;[.$D14]=&quot;&quot;);&quot;&quot;;MAX([.O13]+IF([.P$4]=[.$D14];match;mismatch);[.O14]+gap;[.P13]+gap))">
            <text:p/>
          </table:table-cell>
          <table:table-cell table:style-name="ce15" table:formula="of:=IF(OR([.Q$4]=&quot;&quot;;[.$D14]=&quot;&quot;);&quot;&quot;;MAX([.P13]+IF([.Q$4]=[.$D14];match;mismatch);[.P14]+gap;[.Q13]+gap))">
            <text:p/>
          </table:table-cell>
          <table:table-cell table:style-name="ce15" table:formula="of:=IF(OR([.R$4]=&quot;&quot;;[.$D14]=&quot;&quot;);&quot;&quot;;MAX([.Q13]+IF([.R$4]=[.$D14];match;mismatch);[.Q14]+gap;[.R13]+gap))">
            <text:p/>
          </table:table-cell>
          <table:table-cell table:style-name="ce15" table:formula="of:=IF(OR([.S$4]=&quot;&quot;;[.$D14]=&quot;&quot;);&quot;&quot;;MAX([.R13]+IF([.S$4]=[.$D14];match;mismatch);[.R14]+gap;[.S13]+gap))">
            <text:p/>
          </table:table-cell>
          <table:table-cell table:style-name="ce15" table:formula="of:=IF(OR([.T$4]=&quot;&quot;;[.$D14]=&quot;&quot;);&quot;&quot;;MAX([.S13]+IF([.T$4]=[.$D14];match;mismatch);[.S14]+gap;[.T13]+gap))">
            <text:p/>
          </table:table-cell>
          <table:table-cell table:style-name="ce15" table:formula="of:=IF(OR([.U$4]=&quot;&quot;;[.$D14]=&quot;&quot;);&quot;&quot;;MAX([.T13]+IF([.U$4]=[.$D14];match;mismatch);[.T14]+gap;[.U13]+gap))">
            <text:p/>
          </table:table-cell>
          <table:table-cell table:style-name="ce15" table:formula="of:=IF(OR([.V$4]=&quot;&quot;;[.$D14]=&quot;&quot;);&quot;&quot;;MAX([.U13]+IF([.V$4]=[.$D14];match;mismatch);[.U14]+gap;[.V13]+gap))">
            <text:p/>
          </table:table-cell>
          <table:table-cell table:style-name="ce15" table:formula="of:=IF(OR([.W$4]=&quot;&quot;;[.$D14]=&quot;&quot;);&quot;&quot;;MAX([.V13]+IF([.W$4]=[.$D14];match;mismatch);[.V14]+gap;[.W13]+gap))">
            <text:p/>
          </table:table-cell>
          <table:table-cell table:style-name="ce15" table:formula="of:=IF(OR([.X$4]=&quot;&quot;;[.$D14]=&quot;&quot;);&quot;&quot;;MAX([.W13]+IF([.X$4]=[.$D14];match;mismatch);[.W14]+gap;[.X13]+gap))">
            <text:p/>
          </table:table-cell>
          <table:table-cell table:style-name="ce15" table:formula="of:=IF(OR([.Y$4]=&quot;&quot;;[.$D14]=&quot;&quot;);&quot;&quot;;MAX([.X13]+IF([.Y$4]=[.$D14];match;mismatch);[.X14]+gap;[.Y13]+gap))">
            <text:p/>
          </table:table-cell>
          <table:table-cell table:style-name="ce15" table:formula="of:=IF(OR([.Z$4]=&quot;&quot;;[.$D14]=&quot;&quot;);&quot;&quot;;MAX([.Y13]+IF([.Z$4]=[.$D14];match;mismatch);[.Y14]+gap;[.Z13]+gap))">
            <text:p/>
          </table:table-cell>
          <table:table-cell table:style-name="ce15" table:formula="of:=IF(OR([.AA$4]=&quot;&quot;;[.$D14]=&quot;&quot;);&quot;&quot;;MAX([.Z13]+IF([.AA$4]=[.$D14];match;mismatch);[.Z14]+gap;[.AA13]+gap))">
            <text:p/>
          </table:table-cell>
          <table:table-cell table:style-name="ce15" table:formula="of:=IF(OR([.AB$4]=&quot;&quot;;[.$D14]=&quot;&quot;);&quot;&quot;;MAX([.AA13]+IF([.AB$4]=[.$D14];match;mismatch);[.AA14]+gap;[.AB13]+gap))">
            <text:p/>
          </table:table-cell>
          <table:table-cell table:style-name="ce15" table:formula="of:=IF(OR([.AC$4]=&quot;&quot;;[.$D14]=&quot;&quot;);&quot;&quot;;MAX([.AB13]+IF([.AC$4]=[.$D14];match;mismatch);[.AB14]+gap;[.AC13]+gap))">
            <text:p/>
          </table:table-cell>
          <table:table-cell table:style-name="ce15" table:formula="of:=IF(OR([.AD$4]=&quot;&quot;;[.$D14]=&quot;&quot;);&quot;&quot;;MAX([.AC13]+IF([.AD$4]=[.$D14];match;mismatch);[.AC14]+gap;[.AD13]+gap))">
            <text:p/>
          </table:table-cell>
          <table:table-cell table:style-name="ce15" table:formula="of:=IF(OR([.AE$4]=&quot;&quot;;[.$D14]=&quot;&quot;);&quot;&quot;;MAX([.AD13]+IF([.AE$4]=[.$D14];match;mismatch);[.AD14]+gap;[.AE13]+gap))">
            <text:p/>
          </table:table-cell>
          <table:table-cell table:style-name="ce15" table:formula="of:=IF(OR([.AF$4]=&quot;&quot;;[.$D14]=&quot;&quot;);&quot;&quot;;MAX([.AE13]+IF([.AF$4]=[.$D14];match;mismatch);[.AE14]+gap;[.AF13]+gap))">
            <text:p/>
          </table:table-cell>
          <table:table-cell table:style-name="ce15" table:formula="of:=IF(OR([.AG$4]=&quot;&quot;;[.$D14]=&quot;&quot;);&quot;&quot;;MAX([.AF13]+IF([.AG$4]=[.$D14];match;mismatch);[.AF14]+gap;[.AG13]+gap))">
            <text:p/>
          </table:table-cell>
          <table:table-cell table:style-name="ce15" table:formula="of:=IF(OR([.AH$4]=&quot;&quot;;[.$D14]=&quot;&quot;);&quot;&quot;;MAX([.AG13]+IF([.AH$4]=[.$D14];match;mismatch);[.AG14]+gap;[.AH13]+gap))">
            <text:p/>
          </table:table-cell>
          <table:table-cell table:style-name="ce15" table:formula="of:=IF(OR([.AI$4]=&quot;&quot;;[.$D14]=&quot;&quot;);&quot;&quot;;MAX([.AH13]+IF([.AI$4]=[.$D14];match;mismatch);[.AH14]+gap;[.AI13]+gap))">
            <text:p/>
          </table:table-cell>
          <table:table-cell table:style-name="ce15" table:formula="of:=IF(OR([.AJ$4]=&quot;&quot;;[.$D14]=&quot;&quot;);&quot;&quot;;MAX([.AI13]+IF([.AJ$4]=[.$D14];match;mismatch);[.AI14]+gap;[.AJ13]+gap))">
            <text:p/>
          </table:table-cell>
          <table:table-cell table:style-name="ce15" table:formula="of:=IF(OR([.AK$4]=&quot;&quot;;[.$D14]=&quot;&quot;);&quot;&quot;;MAX([.AJ13]+IF([.AK$4]=[.$D14];match;mismatch);[.AJ14]+gap;[.AK13]+gap))">
            <text:p/>
          </table:table-cell>
          <table:table-cell table:style-name="ce15" table:formula="of:=IF(OR([.AL$4]=&quot;&quot;;[.$D14]=&quot;&quot;);&quot;&quot;;MAX([.AK13]+IF([.AL$4]=[.$D14];match;mismatch);[.AK14]+gap;[.AL13]+gap))">
            <text:p/>
          </table:table-cell>
          <table:table-cell table:style-name="ce15" table:formula="of:=IF(OR([.AM$4]=&quot;&quot;;[.$D14]=&quot;&quot;);&quot;&quot;;MAX([.AL13]+IF([.AM$4]=[.$D14];match;mismatch);[.AL14]+gap;[.AM13]+gap))">
            <text:p/>
          </table:table-cell>
          <table:table-cell table:style-name="ce15" table:formula="of:=IF(OR([.AN$4]=&quot;&quot;;[.$D14]=&quot;&quot;);&quot;&quot;;MAX([.AM13]+IF([.AN$4]=[.$D14];match;mismatch);[.AM14]+gap;[.AN13]+gap))">
            <text:p/>
          </table:table-cell>
          <table:table-cell table:style-name="ce15" table:formula="of:=IF(OR([.AO$4]=&quot;&quot;;[.$D14]=&quot;&quot;);&quot;&quot;;MAX([.AN13]+IF([.AO$4]=[.$D14];match;mismatch);[.AN14]+gap;[.AO13]+gap))">
            <text:p/>
          </table:table-cell>
          <table:table-cell table:style-name="ce15" table:formula="of:=IF(OR([.AP$4]=&quot;&quot;;[.$D14]=&quot;&quot;);&quot;&quot;;MAX([.AO13]+IF([.AP$4]=[.$D14];match;mismatch);[.AO14]+gap;[.AP13]+gap))">
            <text:p/>
          </table:table-cell>
          <table:table-cell table:style-name="ce15" table:formula="of:=IF(OR([.AQ$4]=&quot;&quot;;[.$D14]=&quot;&quot;);&quot;&quot;;MAX([.AP13]+IF([.AQ$4]=[.$D14];match;mismatch);[.AP14]+gap;[.AQ13]+gap))">
            <text:p/>
          </table:table-cell>
          <table:table-cell table:style-name="ce15" table:formula="of:=IF(OR([.AR$4]=&quot;&quot;;[.$D14]=&quot;&quot;);&quot;&quot;;MAX([.AQ13]+IF([.AR$4]=[.$D14];match;mismatch);[.AQ14]+gap;[.AR13]+gap))">
            <text:p/>
          </table:table-cell>
          <table:table-cell table:style-name="ce15" table:formula="of:=IF(OR([.AS$4]=&quot;&quot;;[.$D14]=&quot;&quot;);&quot;&quot;;MAX([.AR13]+IF([.AS$4]=[.$D14];match;mismatch);[.AR14]+gap;[.AS13]+gap))">
            <text:p/>
          </table:table-cell>
          <table:table-cell table:style-name="ce15" table:formula="of:=IF(OR([.AT$4]=&quot;&quot;;[.$D14]=&quot;&quot;);&quot;&quot;;MAX([.AS13]+IF([.AT$4]=[.$D14];match;mismatch);[.AS14]+gap;[.AT13]+gap))">
            <text:p/>
          </table:table-cell>
          <table:table-cell table:style-name="ce15" table:formula="of:=IF(OR([.AU$4]=&quot;&quot;;[.$D14]=&quot;&quot;);&quot;&quot;;MAX([.AT13]+IF([.AU$4]=[.$D14];match;mismatch);[.AT14]+gap;[.AU13]+gap))">
            <text:p/>
          </table:table-cell>
          <table:table-cell table:style-name="ce15" table:formula="of:=IF(OR([.AV$4]=&quot;&quot;;[.$D14]=&quot;&quot;);&quot;&quot;;MAX([.AU13]+IF([.AV$4]=[.$D14];match;mismatch);[.AU14]+gap;[.AV13]+gap))">
            <text:p/>
          </table:table-cell>
          <table:table-cell table:style-name="ce15" table:formula="of:=IF(OR([.AW$4]=&quot;&quot;;[.$D14]=&quot;&quot;);&quot;&quot;;MAX([.AV13]+IF([.AW$4]=[.$D14];match;mismatch);[.AV14]+gap;[.AW13]+gap))">
            <text:p/>
          </table:table-cell>
          <table:table-cell table:style-name="ce15" table:formula="of:=IF(OR([.AX$4]=&quot;&quot;;[.$D14]=&quot;&quot;);&quot;&quot;;MAX([.AW13]+IF([.AX$4]=[.$D14];match;mismatch);[.AW14]+gap;[.AX13]+gap))">
            <text:p/>
          </table:table-cell>
          <table:table-cell table:style-name="ce15" table:formula="of:=IF(OR([.AY$4]=&quot;&quot;;[.$D14]=&quot;&quot;);&quot;&quot;;MAX([.AX13]+IF([.AY$4]=[.$D14];match;mismatch);[.AX14]+gap;[.AY13]+gap))">
            <text:p/>
          </table:table-cell>
          <table:table-cell table:style-name="ce15" table:formula="of:=IF(OR([.AZ$4]=&quot;&quot;;[.$D14]=&quot;&quot;);&quot;&quot;;MAX([.AY13]+IF([.AZ$4]=[.$D14];match;mismatch);[.AY14]+gap;[.AZ13]+gap))">
            <text:p/>
          </table:table-cell>
          <table:table-cell table:style-name="ce15" table:formula="of:=IF(OR([.BA$4]=&quot;&quot;;[.$D14]=&quot;&quot;);&quot;&quot;;MAX([.AZ13]+IF([.BA$4]=[.$D14];match;mismatch);[.AZ14]+gap;[.BA13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15]=&quot;&quot;;&quot;&quot;;gap*(ROW()-ROW(start2)+1))">
            <text:p/>
          </table:table-cell>
          <table:table-cell table:style-name="ce15" table:formula="of:=IF(OR([.F$4]=&quot;&quot;;[.$D15]=&quot;&quot;);&quot;&quot;;MAX([.E14]+IF([.F$4]=[.$D15];match;mismatch);[.E15]+gap;[.F14]+gap))">
            <text:p/>
          </table:table-cell>
          <table:table-cell table:style-name="ce15" table:formula="of:=IF(OR([.G$4]=&quot;&quot;;[.$D15]=&quot;&quot;);&quot;&quot;;MAX([.F14]+IF([.G$4]=[.$D15];match;mismatch);[.F15]+gap;[.G14]+gap))">
            <text:p/>
          </table:table-cell>
          <table:table-cell table:style-name="ce15" table:formula="of:=IF(OR([.H$4]=&quot;&quot;;[.$D15]=&quot;&quot;);&quot;&quot;;MAX([.G14]+IF([.H$4]=[.$D15];match;mismatch);[.G15]+gap;[.H14]+gap))">
            <text:p/>
          </table:table-cell>
          <table:table-cell table:style-name="ce15" table:formula="of:=IF(OR([.I$4]=&quot;&quot;;[.$D15]=&quot;&quot;);&quot;&quot;;MAX([.H14]+IF([.I$4]=[.$D15];match;mismatch);[.H15]+gap;[.I14]+gap))">
            <text:p/>
          </table:table-cell>
          <table:table-cell table:style-name="ce15" table:formula="of:=IF(OR([.J$4]=&quot;&quot;;[.$D15]=&quot;&quot;);&quot;&quot;;MAX([.I14]+IF([.J$4]=[.$D15];match;mismatch);[.I15]+gap;[.J14]+gap))">
            <text:p/>
          </table:table-cell>
          <table:table-cell table:style-name="ce15" table:formula="of:=IF(OR([.K$4]=&quot;&quot;;[.$D15]=&quot;&quot;);&quot;&quot;;MAX([.J14]+IF([.K$4]=[.$D15];match;mismatch);[.J15]+gap;[.K14]+gap))">
            <text:p/>
          </table:table-cell>
          <table:table-cell table:style-name="ce15" table:formula="of:=IF(OR([.L$4]=&quot;&quot;;[.$D15]=&quot;&quot;);&quot;&quot;;MAX([.K14]+IF([.L$4]=[.$D15];match;mismatch);[.K15]+gap;[.L14]+gap))">
            <text:p/>
          </table:table-cell>
          <table:table-cell table:style-name="ce15" table:formula="of:=IF(OR([.M$4]=&quot;&quot;;[.$D15]=&quot;&quot;);&quot;&quot;;MAX([.L14]+IF([.M$4]=[.$D15];match;mismatch);[.L15]+gap;[.M14]+gap))">
            <text:p/>
          </table:table-cell>
          <table:table-cell table:style-name="ce15" table:formula="of:=IF(OR([.N$4]=&quot;&quot;;[.$D15]=&quot;&quot;);&quot;&quot;;MAX([.M14]+IF([.N$4]=[.$D15];match;mismatch);[.M15]+gap;[.N14]+gap))">
            <text:p/>
          </table:table-cell>
          <table:table-cell table:style-name="ce15" table:formula="of:=IF(OR([.O$4]=&quot;&quot;;[.$D15]=&quot;&quot;);&quot;&quot;;MAX([.N14]+IF([.O$4]=[.$D15];match;mismatch);[.N15]+gap;[.O14]+gap))">
            <text:p/>
          </table:table-cell>
          <table:table-cell table:style-name="ce15" table:formula="of:=IF(OR([.P$4]=&quot;&quot;;[.$D15]=&quot;&quot;);&quot;&quot;;MAX([.O14]+IF([.P$4]=[.$D15];match;mismatch);[.O15]+gap;[.P14]+gap))">
            <text:p/>
          </table:table-cell>
          <table:table-cell table:style-name="ce15" table:formula="of:=IF(OR([.Q$4]=&quot;&quot;;[.$D15]=&quot;&quot;);&quot;&quot;;MAX([.P14]+IF([.Q$4]=[.$D15];match;mismatch);[.P15]+gap;[.Q14]+gap))">
            <text:p/>
          </table:table-cell>
          <table:table-cell table:style-name="ce15" table:formula="of:=IF(OR([.R$4]=&quot;&quot;;[.$D15]=&quot;&quot;);&quot;&quot;;MAX([.Q14]+IF([.R$4]=[.$D15];match;mismatch);[.Q15]+gap;[.R14]+gap))">
            <text:p/>
          </table:table-cell>
          <table:table-cell table:style-name="ce15" table:formula="of:=IF(OR([.S$4]=&quot;&quot;;[.$D15]=&quot;&quot;);&quot;&quot;;MAX([.R14]+IF([.S$4]=[.$D15];match;mismatch);[.R15]+gap;[.S14]+gap))">
            <text:p/>
          </table:table-cell>
          <table:table-cell table:style-name="ce15" table:formula="of:=IF(OR([.T$4]=&quot;&quot;;[.$D15]=&quot;&quot;);&quot;&quot;;MAX([.S14]+IF([.T$4]=[.$D15];match;mismatch);[.S15]+gap;[.T14]+gap))">
            <text:p/>
          </table:table-cell>
          <table:table-cell table:style-name="ce15" table:formula="of:=IF(OR([.U$4]=&quot;&quot;;[.$D15]=&quot;&quot;);&quot;&quot;;MAX([.T14]+IF([.U$4]=[.$D15];match;mismatch);[.T15]+gap;[.U14]+gap))">
            <text:p/>
          </table:table-cell>
          <table:table-cell table:style-name="ce15" table:formula="of:=IF(OR([.V$4]=&quot;&quot;;[.$D15]=&quot;&quot;);&quot;&quot;;MAX([.U14]+IF([.V$4]=[.$D15];match;mismatch);[.U15]+gap;[.V14]+gap))">
            <text:p/>
          </table:table-cell>
          <table:table-cell table:style-name="ce15" table:formula="of:=IF(OR([.W$4]=&quot;&quot;;[.$D15]=&quot;&quot;);&quot;&quot;;MAX([.V14]+IF([.W$4]=[.$D15];match;mismatch);[.V15]+gap;[.W14]+gap))">
            <text:p/>
          </table:table-cell>
          <table:table-cell table:style-name="ce15" table:formula="of:=IF(OR([.X$4]=&quot;&quot;;[.$D15]=&quot;&quot;);&quot;&quot;;MAX([.W14]+IF([.X$4]=[.$D15];match;mismatch);[.W15]+gap;[.X14]+gap))">
            <text:p/>
          </table:table-cell>
          <table:table-cell table:style-name="ce15" table:formula="of:=IF(OR([.Y$4]=&quot;&quot;;[.$D15]=&quot;&quot;);&quot;&quot;;MAX([.X14]+IF([.Y$4]=[.$D15];match;mismatch);[.X15]+gap;[.Y14]+gap))">
            <text:p/>
          </table:table-cell>
          <table:table-cell table:style-name="ce15" table:formula="of:=IF(OR([.Z$4]=&quot;&quot;;[.$D15]=&quot;&quot;);&quot;&quot;;MAX([.Y14]+IF([.Z$4]=[.$D15];match;mismatch);[.Y15]+gap;[.Z14]+gap))">
            <text:p/>
          </table:table-cell>
          <table:table-cell table:style-name="ce15" table:formula="of:=IF(OR([.AA$4]=&quot;&quot;;[.$D15]=&quot;&quot;);&quot;&quot;;MAX([.Z14]+IF([.AA$4]=[.$D15];match;mismatch);[.Z15]+gap;[.AA14]+gap))">
            <text:p/>
          </table:table-cell>
          <table:table-cell table:style-name="ce15" table:formula="of:=IF(OR([.AB$4]=&quot;&quot;;[.$D15]=&quot;&quot;);&quot;&quot;;MAX([.AA14]+IF([.AB$4]=[.$D15];match;mismatch);[.AA15]+gap;[.AB14]+gap))">
            <text:p/>
          </table:table-cell>
          <table:table-cell table:style-name="ce15" table:formula="of:=IF(OR([.AC$4]=&quot;&quot;;[.$D15]=&quot;&quot;);&quot;&quot;;MAX([.AB14]+IF([.AC$4]=[.$D15];match;mismatch);[.AB15]+gap;[.AC14]+gap))">
            <text:p/>
          </table:table-cell>
          <table:table-cell table:style-name="ce15" table:formula="of:=IF(OR([.AD$4]=&quot;&quot;;[.$D15]=&quot;&quot;);&quot;&quot;;MAX([.AC14]+IF([.AD$4]=[.$D15];match;mismatch);[.AC15]+gap;[.AD14]+gap))">
            <text:p/>
          </table:table-cell>
          <table:table-cell table:style-name="ce15" table:formula="of:=IF(OR([.AE$4]=&quot;&quot;;[.$D15]=&quot;&quot;);&quot;&quot;;MAX([.AD14]+IF([.AE$4]=[.$D15];match;mismatch);[.AD15]+gap;[.AE14]+gap))">
            <text:p/>
          </table:table-cell>
          <table:table-cell table:style-name="ce15" table:formula="of:=IF(OR([.AF$4]=&quot;&quot;;[.$D15]=&quot;&quot;);&quot;&quot;;MAX([.AE14]+IF([.AF$4]=[.$D15];match;mismatch);[.AE15]+gap;[.AF14]+gap))">
            <text:p/>
          </table:table-cell>
          <table:table-cell table:style-name="ce15" table:formula="of:=IF(OR([.AG$4]=&quot;&quot;;[.$D15]=&quot;&quot;);&quot;&quot;;MAX([.AF14]+IF([.AG$4]=[.$D15];match;mismatch);[.AF15]+gap;[.AG14]+gap))">
            <text:p/>
          </table:table-cell>
          <table:table-cell table:style-name="ce15" table:formula="of:=IF(OR([.AH$4]=&quot;&quot;;[.$D15]=&quot;&quot;);&quot;&quot;;MAX([.AG14]+IF([.AH$4]=[.$D15];match;mismatch);[.AG15]+gap;[.AH14]+gap))">
            <text:p/>
          </table:table-cell>
          <table:table-cell table:style-name="ce15" table:formula="of:=IF(OR([.AI$4]=&quot;&quot;;[.$D15]=&quot;&quot;);&quot;&quot;;MAX([.AH14]+IF([.AI$4]=[.$D15];match;mismatch);[.AH15]+gap;[.AI14]+gap))">
            <text:p/>
          </table:table-cell>
          <table:table-cell table:style-name="ce15" table:formula="of:=IF(OR([.AJ$4]=&quot;&quot;;[.$D15]=&quot;&quot;);&quot;&quot;;MAX([.AI14]+IF([.AJ$4]=[.$D15];match;mismatch);[.AI15]+gap;[.AJ14]+gap))">
            <text:p/>
          </table:table-cell>
          <table:table-cell table:style-name="ce15" table:formula="of:=IF(OR([.AK$4]=&quot;&quot;;[.$D15]=&quot;&quot;);&quot;&quot;;MAX([.AJ14]+IF([.AK$4]=[.$D15];match;mismatch);[.AJ15]+gap;[.AK14]+gap))">
            <text:p/>
          </table:table-cell>
          <table:table-cell table:style-name="ce15" table:formula="of:=IF(OR([.AL$4]=&quot;&quot;;[.$D15]=&quot;&quot;);&quot;&quot;;MAX([.AK14]+IF([.AL$4]=[.$D15];match;mismatch);[.AK15]+gap;[.AL14]+gap))">
            <text:p/>
          </table:table-cell>
          <table:table-cell table:style-name="ce15" table:formula="of:=IF(OR([.AM$4]=&quot;&quot;;[.$D15]=&quot;&quot;);&quot;&quot;;MAX([.AL14]+IF([.AM$4]=[.$D15];match;mismatch);[.AL15]+gap;[.AM14]+gap))">
            <text:p/>
          </table:table-cell>
          <table:table-cell table:style-name="ce15" table:formula="of:=IF(OR([.AN$4]=&quot;&quot;;[.$D15]=&quot;&quot;);&quot;&quot;;MAX([.AM14]+IF([.AN$4]=[.$D15];match;mismatch);[.AM15]+gap;[.AN14]+gap))">
            <text:p/>
          </table:table-cell>
          <table:table-cell table:style-name="ce15" table:formula="of:=IF(OR([.AO$4]=&quot;&quot;;[.$D15]=&quot;&quot;);&quot;&quot;;MAX([.AN14]+IF([.AO$4]=[.$D15];match;mismatch);[.AN15]+gap;[.AO14]+gap))">
            <text:p/>
          </table:table-cell>
          <table:table-cell table:style-name="ce15" table:formula="of:=IF(OR([.AP$4]=&quot;&quot;;[.$D15]=&quot;&quot;);&quot;&quot;;MAX([.AO14]+IF([.AP$4]=[.$D15];match;mismatch);[.AO15]+gap;[.AP14]+gap))">
            <text:p/>
          </table:table-cell>
          <table:table-cell table:style-name="ce15" table:formula="of:=IF(OR([.AQ$4]=&quot;&quot;;[.$D15]=&quot;&quot;);&quot;&quot;;MAX([.AP14]+IF([.AQ$4]=[.$D15];match;mismatch);[.AP15]+gap;[.AQ14]+gap))">
            <text:p/>
          </table:table-cell>
          <table:table-cell table:style-name="ce15" table:formula="of:=IF(OR([.AR$4]=&quot;&quot;;[.$D15]=&quot;&quot;);&quot;&quot;;MAX([.AQ14]+IF([.AR$4]=[.$D15];match;mismatch);[.AQ15]+gap;[.AR14]+gap))">
            <text:p/>
          </table:table-cell>
          <table:table-cell table:style-name="ce15" table:formula="of:=IF(OR([.AS$4]=&quot;&quot;;[.$D15]=&quot;&quot;);&quot;&quot;;MAX([.AR14]+IF([.AS$4]=[.$D15];match;mismatch);[.AR15]+gap;[.AS14]+gap))">
            <text:p/>
          </table:table-cell>
          <table:table-cell table:style-name="ce15" table:formula="of:=IF(OR([.AT$4]=&quot;&quot;;[.$D15]=&quot;&quot;);&quot;&quot;;MAX([.AS14]+IF([.AT$4]=[.$D15];match;mismatch);[.AS15]+gap;[.AT14]+gap))">
            <text:p/>
          </table:table-cell>
          <table:table-cell table:style-name="ce15" table:formula="of:=IF(OR([.AU$4]=&quot;&quot;;[.$D15]=&quot;&quot;);&quot;&quot;;MAX([.AT14]+IF([.AU$4]=[.$D15];match;mismatch);[.AT15]+gap;[.AU14]+gap))">
            <text:p/>
          </table:table-cell>
          <table:table-cell table:style-name="ce15" table:formula="of:=IF(OR([.AV$4]=&quot;&quot;;[.$D15]=&quot;&quot;);&quot;&quot;;MAX([.AU14]+IF([.AV$4]=[.$D15];match;mismatch);[.AU15]+gap;[.AV14]+gap))">
            <text:p/>
          </table:table-cell>
          <table:table-cell table:style-name="ce15" table:formula="of:=IF(OR([.AW$4]=&quot;&quot;;[.$D15]=&quot;&quot;);&quot;&quot;;MAX([.AV14]+IF([.AW$4]=[.$D15];match;mismatch);[.AV15]+gap;[.AW14]+gap))">
            <text:p/>
          </table:table-cell>
          <table:table-cell table:style-name="ce15" table:formula="of:=IF(OR([.AX$4]=&quot;&quot;;[.$D15]=&quot;&quot;);&quot;&quot;;MAX([.AW14]+IF([.AX$4]=[.$D15];match;mismatch);[.AW15]+gap;[.AX14]+gap))">
            <text:p/>
          </table:table-cell>
          <table:table-cell table:style-name="ce15" table:formula="of:=IF(OR([.AY$4]=&quot;&quot;;[.$D15]=&quot;&quot;);&quot;&quot;;MAX([.AX14]+IF([.AY$4]=[.$D15];match;mismatch);[.AX15]+gap;[.AY14]+gap))">
            <text:p/>
          </table:table-cell>
          <table:table-cell table:style-name="ce15" table:formula="of:=IF(OR([.AZ$4]=&quot;&quot;;[.$D15]=&quot;&quot;);&quot;&quot;;MAX([.AY14]+IF([.AZ$4]=[.$D15];match;mismatch);[.AY15]+gap;[.AZ14]+gap))">
            <text:p/>
          </table:table-cell>
          <table:table-cell table:style-name="ce15" table:formula="of:=IF(OR([.BA$4]=&quot;&quot;;[.$D15]=&quot;&quot;);&quot;&quot;;MAX([.AZ14]+IF([.BA$4]=[.$D15];match;mismatch);[.AZ15]+gap;[.BA14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16]=&quot;&quot;;&quot;&quot;;gap*(ROW()-ROW(start2)+1))">
            <text:p/>
          </table:table-cell>
          <table:table-cell table:style-name="ce15" table:formula="of:=IF(OR([.F$4]=&quot;&quot;;[.$D16]=&quot;&quot;);&quot;&quot;;MAX([.E15]+IF([.F$4]=[.$D16];match;mismatch);[.E16]+gap;[.F15]+gap))">
            <text:p/>
          </table:table-cell>
          <table:table-cell table:style-name="ce15" table:formula="of:=IF(OR([.G$4]=&quot;&quot;;[.$D16]=&quot;&quot;);&quot;&quot;;MAX([.F15]+IF([.G$4]=[.$D16];match;mismatch);[.F16]+gap;[.G15]+gap))">
            <text:p/>
          </table:table-cell>
          <table:table-cell table:style-name="ce15" table:formula="of:=IF(OR([.H$4]=&quot;&quot;;[.$D16]=&quot;&quot;);&quot;&quot;;MAX([.G15]+IF([.H$4]=[.$D16];match;mismatch);[.G16]+gap;[.H15]+gap))">
            <text:p/>
          </table:table-cell>
          <table:table-cell table:style-name="ce15" table:formula="of:=IF(OR([.I$4]=&quot;&quot;;[.$D16]=&quot;&quot;);&quot;&quot;;MAX([.H15]+IF([.I$4]=[.$D16];match;mismatch);[.H16]+gap;[.I15]+gap))">
            <text:p/>
          </table:table-cell>
          <table:table-cell table:style-name="ce15" table:formula="of:=IF(OR([.J$4]=&quot;&quot;;[.$D16]=&quot;&quot;);&quot;&quot;;MAX([.I15]+IF([.J$4]=[.$D16];match;mismatch);[.I16]+gap;[.J15]+gap))">
            <text:p/>
          </table:table-cell>
          <table:table-cell table:style-name="ce15" table:formula="of:=IF(OR([.K$4]=&quot;&quot;;[.$D16]=&quot;&quot;);&quot;&quot;;MAX([.J15]+IF([.K$4]=[.$D16];match;mismatch);[.J16]+gap;[.K15]+gap))">
            <text:p/>
          </table:table-cell>
          <table:table-cell table:style-name="ce15" table:formula="of:=IF(OR([.L$4]=&quot;&quot;;[.$D16]=&quot;&quot;);&quot;&quot;;MAX([.K15]+IF([.L$4]=[.$D16];match;mismatch);[.K16]+gap;[.L15]+gap))">
            <text:p/>
          </table:table-cell>
          <table:table-cell table:style-name="ce15" table:formula="of:=IF(OR([.M$4]=&quot;&quot;;[.$D16]=&quot;&quot;);&quot;&quot;;MAX([.L15]+IF([.M$4]=[.$D16];match;mismatch);[.L16]+gap;[.M15]+gap))">
            <text:p/>
          </table:table-cell>
          <table:table-cell table:style-name="ce15" table:formula="of:=IF(OR([.N$4]=&quot;&quot;;[.$D16]=&quot;&quot;);&quot;&quot;;MAX([.M15]+IF([.N$4]=[.$D16];match;mismatch);[.M16]+gap;[.N15]+gap))">
            <text:p/>
          </table:table-cell>
          <table:table-cell table:style-name="ce15" table:formula="of:=IF(OR([.O$4]=&quot;&quot;;[.$D16]=&quot;&quot;);&quot;&quot;;MAX([.N15]+IF([.O$4]=[.$D16];match;mismatch);[.N16]+gap;[.O15]+gap))">
            <text:p/>
          </table:table-cell>
          <table:table-cell table:style-name="ce15" table:formula="of:=IF(OR([.P$4]=&quot;&quot;;[.$D16]=&quot;&quot;);&quot;&quot;;MAX([.O15]+IF([.P$4]=[.$D16];match;mismatch);[.O16]+gap;[.P15]+gap))">
            <text:p/>
          </table:table-cell>
          <table:table-cell table:style-name="ce15" table:formula="of:=IF(OR([.Q$4]=&quot;&quot;;[.$D16]=&quot;&quot;);&quot;&quot;;MAX([.P15]+IF([.Q$4]=[.$D16];match;mismatch);[.P16]+gap;[.Q15]+gap))">
            <text:p/>
          </table:table-cell>
          <table:table-cell table:style-name="ce15" table:formula="of:=IF(OR([.R$4]=&quot;&quot;;[.$D16]=&quot;&quot;);&quot;&quot;;MAX([.Q15]+IF([.R$4]=[.$D16];match;mismatch);[.Q16]+gap;[.R15]+gap))">
            <text:p/>
          </table:table-cell>
          <table:table-cell table:style-name="ce15" table:formula="of:=IF(OR([.S$4]=&quot;&quot;;[.$D16]=&quot;&quot;);&quot;&quot;;MAX([.R15]+IF([.S$4]=[.$D16];match;mismatch);[.R16]+gap;[.S15]+gap))">
            <text:p/>
          </table:table-cell>
          <table:table-cell table:style-name="ce15" table:formula="of:=IF(OR([.T$4]=&quot;&quot;;[.$D16]=&quot;&quot;);&quot;&quot;;MAX([.S15]+IF([.T$4]=[.$D16];match;mismatch);[.S16]+gap;[.T15]+gap))">
            <text:p/>
          </table:table-cell>
          <table:table-cell table:style-name="ce15" table:formula="of:=IF(OR([.U$4]=&quot;&quot;;[.$D16]=&quot;&quot;);&quot;&quot;;MAX([.T15]+IF([.U$4]=[.$D16];match;mismatch);[.T16]+gap;[.U15]+gap))">
            <text:p/>
          </table:table-cell>
          <table:table-cell table:style-name="ce15" table:formula="of:=IF(OR([.V$4]=&quot;&quot;;[.$D16]=&quot;&quot;);&quot;&quot;;MAX([.U15]+IF([.V$4]=[.$D16];match;mismatch);[.U16]+gap;[.V15]+gap))">
            <text:p/>
          </table:table-cell>
          <table:table-cell table:style-name="ce15" table:formula="of:=IF(OR([.W$4]=&quot;&quot;;[.$D16]=&quot;&quot;);&quot;&quot;;MAX([.V15]+IF([.W$4]=[.$D16];match;mismatch);[.V16]+gap;[.W15]+gap))">
            <text:p/>
          </table:table-cell>
          <table:table-cell table:style-name="ce15" table:formula="of:=IF(OR([.X$4]=&quot;&quot;;[.$D16]=&quot;&quot;);&quot;&quot;;MAX([.W15]+IF([.X$4]=[.$D16];match;mismatch);[.W16]+gap;[.X15]+gap))">
            <text:p/>
          </table:table-cell>
          <table:table-cell table:style-name="ce15" table:formula="of:=IF(OR([.Y$4]=&quot;&quot;;[.$D16]=&quot;&quot;);&quot;&quot;;MAX([.X15]+IF([.Y$4]=[.$D16];match;mismatch);[.X16]+gap;[.Y15]+gap))">
            <text:p/>
          </table:table-cell>
          <table:table-cell table:style-name="ce15" table:formula="of:=IF(OR([.Z$4]=&quot;&quot;;[.$D16]=&quot;&quot;);&quot;&quot;;MAX([.Y15]+IF([.Z$4]=[.$D16];match;mismatch);[.Y16]+gap;[.Z15]+gap))">
            <text:p/>
          </table:table-cell>
          <table:table-cell table:style-name="ce15" table:formula="of:=IF(OR([.AA$4]=&quot;&quot;;[.$D16]=&quot;&quot;);&quot;&quot;;MAX([.Z15]+IF([.AA$4]=[.$D16];match;mismatch);[.Z16]+gap;[.AA15]+gap))">
            <text:p/>
          </table:table-cell>
          <table:table-cell table:style-name="ce15" table:formula="of:=IF(OR([.AB$4]=&quot;&quot;;[.$D16]=&quot;&quot;);&quot;&quot;;MAX([.AA15]+IF([.AB$4]=[.$D16];match;mismatch);[.AA16]+gap;[.AB15]+gap))">
            <text:p/>
          </table:table-cell>
          <table:table-cell table:style-name="ce15" table:formula="of:=IF(OR([.AC$4]=&quot;&quot;;[.$D16]=&quot;&quot;);&quot;&quot;;MAX([.AB15]+IF([.AC$4]=[.$D16];match;mismatch);[.AB16]+gap;[.AC15]+gap))">
            <text:p/>
          </table:table-cell>
          <table:table-cell table:style-name="ce15" table:formula="of:=IF(OR([.AD$4]=&quot;&quot;;[.$D16]=&quot;&quot;);&quot;&quot;;MAX([.AC15]+IF([.AD$4]=[.$D16];match;mismatch);[.AC16]+gap;[.AD15]+gap))">
            <text:p/>
          </table:table-cell>
          <table:table-cell table:style-name="ce15" table:formula="of:=IF(OR([.AE$4]=&quot;&quot;;[.$D16]=&quot;&quot;);&quot;&quot;;MAX([.AD15]+IF([.AE$4]=[.$D16];match;mismatch);[.AD16]+gap;[.AE15]+gap))">
            <text:p/>
          </table:table-cell>
          <table:table-cell table:style-name="ce15" table:formula="of:=IF(OR([.AF$4]=&quot;&quot;;[.$D16]=&quot;&quot;);&quot;&quot;;MAX([.AE15]+IF([.AF$4]=[.$D16];match;mismatch);[.AE16]+gap;[.AF15]+gap))">
            <text:p/>
          </table:table-cell>
          <table:table-cell table:style-name="ce15" table:formula="of:=IF(OR([.AG$4]=&quot;&quot;;[.$D16]=&quot;&quot;);&quot;&quot;;MAX([.AF15]+IF([.AG$4]=[.$D16];match;mismatch);[.AF16]+gap;[.AG15]+gap))">
            <text:p/>
          </table:table-cell>
          <table:table-cell table:style-name="ce15" table:formula="of:=IF(OR([.AH$4]=&quot;&quot;;[.$D16]=&quot;&quot;);&quot;&quot;;MAX([.AG15]+IF([.AH$4]=[.$D16];match;mismatch);[.AG16]+gap;[.AH15]+gap))">
            <text:p/>
          </table:table-cell>
          <table:table-cell table:style-name="ce15" table:formula="of:=IF(OR([.AI$4]=&quot;&quot;;[.$D16]=&quot;&quot;);&quot;&quot;;MAX([.AH15]+IF([.AI$4]=[.$D16];match;mismatch);[.AH16]+gap;[.AI15]+gap))">
            <text:p/>
          </table:table-cell>
          <table:table-cell table:style-name="ce15" table:formula="of:=IF(OR([.AJ$4]=&quot;&quot;;[.$D16]=&quot;&quot;);&quot;&quot;;MAX([.AI15]+IF([.AJ$4]=[.$D16];match;mismatch);[.AI16]+gap;[.AJ15]+gap))">
            <text:p/>
          </table:table-cell>
          <table:table-cell table:style-name="ce15" table:formula="of:=IF(OR([.AK$4]=&quot;&quot;;[.$D16]=&quot;&quot;);&quot;&quot;;MAX([.AJ15]+IF([.AK$4]=[.$D16];match;mismatch);[.AJ16]+gap;[.AK15]+gap))">
            <text:p/>
          </table:table-cell>
          <table:table-cell table:style-name="ce15" table:formula="of:=IF(OR([.AL$4]=&quot;&quot;;[.$D16]=&quot;&quot;);&quot;&quot;;MAX([.AK15]+IF([.AL$4]=[.$D16];match;mismatch);[.AK16]+gap;[.AL15]+gap))">
            <text:p/>
          </table:table-cell>
          <table:table-cell table:style-name="ce15" table:formula="of:=IF(OR([.AM$4]=&quot;&quot;;[.$D16]=&quot;&quot;);&quot;&quot;;MAX([.AL15]+IF([.AM$4]=[.$D16];match;mismatch);[.AL16]+gap;[.AM15]+gap))">
            <text:p/>
          </table:table-cell>
          <table:table-cell table:style-name="ce15" table:formula="of:=IF(OR([.AN$4]=&quot;&quot;;[.$D16]=&quot;&quot;);&quot;&quot;;MAX([.AM15]+IF([.AN$4]=[.$D16];match;mismatch);[.AM16]+gap;[.AN15]+gap))">
            <text:p/>
          </table:table-cell>
          <table:table-cell table:style-name="ce15" table:formula="of:=IF(OR([.AO$4]=&quot;&quot;;[.$D16]=&quot;&quot;);&quot;&quot;;MAX([.AN15]+IF([.AO$4]=[.$D16];match;mismatch);[.AN16]+gap;[.AO15]+gap))">
            <text:p/>
          </table:table-cell>
          <table:table-cell table:style-name="ce15" table:formula="of:=IF(OR([.AP$4]=&quot;&quot;;[.$D16]=&quot;&quot;);&quot;&quot;;MAX([.AO15]+IF([.AP$4]=[.$D16];match;mismatch);[.AO16]+gap;[.AP15]+gap))">
            <text:p/>
          </table:table-cell>
          <table:table-cell table:style-name="ce15" table:formula="of:=IF(OR([.AQ$4]=&quot;&quot;;[.$D16]=&quot;&quot;);&quot;&quot;;MAX([.AP15]+IF([.AQ$4]=[.$D16];match;mismatch);[.AP16]+gap;[.AQ15]+gap))">
            <text:p/>
          </table:table-cell>
          <table:table-cell table:style-name="ce15" table:formula="of:=IF(OR([.AR$4]=&quot;&quot;;[.$D16]=&quot;&quot;);&quot;&quot;;MAX([.AQ15]+IF([.AR$4]=[.$D16];match;mismatch);[.AQ16]+gap;[.AR15]+gap))">
            <text:p/>
          </table:table-cell>
          <table:table-cell table:style-name="ce15" table:formula="of:=IF(OR([.AS$4]=&quot;&quot;;[.$D16]=&quot;&quot;);&quot;&quot;;MAX([.AR15]+IF([.AS$4]=[.$D16];match;mismatch);[.AR16]+gap;[.AS15]+gap))">
            <text:p/>
          </table:table-cell>
          <table:table-cell table:style-name="ce15" table:formula="of:=IF(OR([.AT$4]=&quot;&quot;;[.$D16]=&quot;&quot;);&quot;&quot;;MAX([.AS15]+IF([.AT$4]=[.$D16];match;mismatch);[.AS16]+gap;[.AT15]+gap))">
            <text:p/>
          </table:table-cell>
          <table:table-cell table:style-name="ce15" table:formula="of:=IF(OR([.AU$4]=&quot;&quot;;[.$D16]=&quot;&quot;);&quot;&quot;;MAX([.AT15]+IF([.AU$4]=[.$D16];match;mismatch);[.AT16]+gap;[.AU15]+gap))">
            <text:p/>
          </table:table-cell>
          <table:table-cell table:style-name="ce15" table:formula="of:=IF(OR([.AV$4]=&quot;&quot;;[.$D16]=&quot;&quot;);&quot;&quot;;MAX([.AU15]+IF([.AV$4]=[.$D16];match;mismatch);[.AU16]+gap;[.AV15]+gap))">
            <text:p/>
          </table:table-cell>
          <table:table-cell table:style-name="ce15" table:formula="of:=IF(OR([.AW$4]=&quot;&quot;;[.$D16]=&quot;&quot;);&quot;&quot;;MAX([.AV15]+IF([.AW$4]=[.$D16];match;mismatch);[.AV16]+gap;[.AW15]+gap))">
            <text:p/>
          </table:table-cell>
          <table:table-cell table:style-name="ce15" table:formula="of:=IF(OR([.AX$4]=&quot;&quot;;[.$D16]=&quot;&quot;);&quot;&quot;;MAX([.AW15]+IF([.AX$4]=[.$D16];match;mismatch);[.AW16]+gap;[.AX15]+gap))">
            <text:p/>
          </table:table-cell>
          <table:table-cell table:style-name="ce15" table:formula="of:=IF(OR([.AY$4]=&quot;&quot;;[.$D16]=&quot;&quot;);&quot;&quot;;MAX([.AX15]+IF([.AY$4]=[.$D16];match;mismatch);[.AX16]+gap;[.AY15]+gap))">
            <text:p/>
          </table:table-cell>
          <table:table-cell table:style-name="ce15" table:formula="of:=IF(OR([.AZ$4]=&quot;&quot;;[.$D16]=&quot;&quot;);&quot;&quot;;MAX([.AY15]+IF([.AZ$4]=[.$D16];match;mismatch);[.AY16]+gap;[.AZ15]+gap))">
            <text:p/>
          </table:table-cell>
          <table:table-cell table:style-name="ce15" table:formula="of:=IF(OR([.BA$4]=&quot;&quot;;[.$D16]=&quot;&quot;);&quot;&quot;;MAX([.AZ15]+IF([.BA$4]=[.$D16];match;mismatch);[.AZ16]+gap;[.BA15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17]=&quot;&quot;;&quot;&quot;;gap*(ROW()-ROW(start2)+1))">
            <text:p/>
          </table:table-cell>
          <table:table-cell table:style-name="ce15" table:formula="of:=IF(OR([.F$4]=&quot;&quot;;[.$D17]=&quot;&quot;);&quot;&quot;;MAX([.E16]+IF([.F$4]=[.$D17];match;mismatch);[.E17]+gap;[.F16]+gap))">
            <text:p/>
          </table:table-cell>
          <table:table-cell table:style-name="ce15" table:formula="of:=IF(OR([.G$4]=&quot;&quot;;[.$D17]=&quot;&quot;);&quot;&quot;;MAX([.F16]+IF([.G$4]=[.$D17];match;mismatch);[.F17]+gap;[.G16]+gap))">
            <text:p/>
          </table:table-cell>
          <table:table-cell table:style-name="ce15" table:formula="of:=IF(OR([.H$4]=&quot;&quot;;[.$D17]=&quot;&quot;);&quot;&quot;;MAX([.G16]+IF([.H$4]=[.$D17];match;mismatch);[.G17]+gap;[.H16]+gap))">
            <text:p/>
          </table:table-cell>
          <table:table-cell table:style-name="ce15" table:formula="of:=IF(OR([.I$4]=&quot;&quot;;[.$D17]=&quot;&quot;);&quot;&quot;;MAX([.H16]+IF([.I$4]=[.$D17];match;mismatch);[.H17]+gap;[.I16]+gap))">
            <text:p/>
          </table:table-cell>
          <table:table-cell table:style-name="ce15" table:formula="of:=IF(OR([.J$4]=&quot;&quot;;[.$D17]=&quot;&quot;);&quot;&quot;;MAX([.I16]+IF([.J$4]=[.$D17];match;mismatch);[.I17]+gap;[.J16]+gap))">
            <text:p/>
          </table:table-cell>
          <table:table-cell table:style-name="ce15" table:formula="of:=IF(OR([.K$4]=&quot;&quot;;[.$D17]=&quot;&quot;);&quot;&quot;;MAX([.J16]+IF([.K$4]=[.$D17];match;mismatch);[.J17]+gap;[.K16]+gap))">
            <text:p/>
          </table:table-cell>
          <table:table-cell table:style-name="ce15" table:formula="of:=IF(OR([.L$4]=&quot;&quot;;[.$D17]=&quot;&quot;);&quot;&quot;;MAX([.K16]+IF([.L$4]=[.$D17];match;mismatch);[.K17]+gap;[.L16]+gap))">
            <text:p/>
          </table:table-cell>
          <table:table-cell table:style-name="ce15" table:formula="of:=IF(OR([.M$4]=&quot;&quot;;[.$D17]=&quot;&quot;);&quot;&quot;;MAX([.L16]+IF([.M$4]=[.$D17];match;mismatch);[.L17]+gap;[.M16]+gap))">
            <text:p/>
          </table:table-cell>
          <table:table-cell table:style-name="ce15" table:formula="of:=IF(OR([.N$4]=&quot;&quot;;[.$D17]=&quot;&quot;);&quot;&quot;;MAX([.M16]+IF([.N$4]=[.$D17];match;mismatch);[.M17]+gap;[.N16]+gap))">
            <text:p/>
          </table:table-cell>
          <table:table-cell table:style-name="ce15" table:formula="of:=IF(OR([.O$4]=&quot;&quot;;[.$D17]=&quot;&quot;);&quot;&quot;;MAX([.N16]+IF([.O$4]=[.$D17];match;mismatch);[.N17]+gap;[.O16]+gap))">
            <text:p/>
          </table:table-cell>
          <table:table-cell table:style-name="ce15" table:formula="of:=IF(OR([.P$4]=&quot;&quot;;[.$D17]=&quot;&quot;);&quot;&quot;;MAX([.O16]+IF([.P$4]=[.$D17];match;mismatch);[.O17]+gap;[.P16]+gap))">
            <text:p/>
          </table:table-cell>
          <table:table-cell table:style-name="ce15" table:formula="of:=IF(OR([.Q$4]=&quot;&quot;;[.$D17]=&quot;&quot;);&quot;&quot;;MAX([.P16]+IF([.Q$4]=[.$D17];match;mismatch);[.P17]+gap;[.Q16]+gap))">
            <text:p/>
          </table:table-cell>
          <table:table-cell table:style-name="ce15" table:formula="of:=IF(OR([.R$4]=&quot;&quot;;[.$D17]=&quot;&quot;);&quot;&quot;;MAX([.Q16]+IF([.R$4]=[.$D17];match;mismatch);[.Q17]+gap;[.R16]+gap))">
            <text:p/>
          </table:table-cell>
          <table:table-cell table:style-name="ce15" table:formula="of:=IF(OR([.S$4]=&quot;&quot;;[.$D17]=&quot;&quot;);&quot;&quot;;MAX([.R16]+IF([.S$4]=[.$D17];match;mismatch);[.R17]+gap;[.S16]+gap))">
            <text:p/>
          </table:table-cell>
          <table:table-cell table:style-name="ce15" table:formula="of:=IF(OR([.T$4]=&quot;&quot;;[.$D17]=&quot;&quot;);&quot;&quot;;MAX([.S16]+IF([.T$4]=[.$D17];match;mismatch);[.S17]+gap;[.T16]+gap))">
            <text:p/>
          </table:table-cell>
          <table:table-cell table:style-name="ce15" table:formula="of:=IF(OR([.U$4]=&quot;&quot;;[.$D17]=&quot;&quot;);&quot;&quot;;MAX([.T16]+IF([.U$4]=[.$D17];match;mismatch);[.T17]+gap;[.U16]+gap))">
            <text:p/>
          </table:table-cell>
          <table:table-cell table:style-name="ce15" table:formula="of:=IF(OR([.V$4]=&quot;&quot;;[.$D17]=&quot;&quot;);&quot;&quot;;MAX([.U16]+IF([.V$4]=[.$D17];match;mismatch);[.U17]+gap;[.V16]+gap))">
            <text:p/>
          </table:table-cell>
          <table:table-cell table:style-name="ce15" table:formula="of:=IF(OR([.W$4]=&quot;&quot;;[.$D17]=&quot;&quot;);&quot;&quot;;MAX([.V16]+IF([.W$4]=[.$D17];match;mismatch);[.V17]+gap;[.W16]+gap))">
            <text:p/>
          </table:table-cell>
          <table:table-cell table:style-name="ce15" table:formula="of:=IF(OR([.X$4]=&quot;&quot;;[.$D17]=&quot;&quot;);&quot;&quot;;MAX([.W16]+IF([.X$4]=[.$D17];match;mismatch);[.W17]+gap;[.X16]+gap))">
            <text:p/>
          </table:table-cell>
          <table:table-cell table:style-name="ce15" table:formula="of:=IF(OR([.Y$4]=&quot;&quot;;[.$D17]=&quot;&quot;);&quot;&quot;;MAX([.X16]+IF([.Y$4]=[.$D17];match;mismatch);[.X17]+gap;[.Y16]+gap))">
            <text:p/>
          </table:table-cell>
          <table:table-cell table:style-name="ce15" table:formula="of:=IF(OR([.Z$4]=&quot;&quot;;[.$D17]=&quot;&quot;);&quot;&quot;;MAX([.Y16]+IF([.Z$4]=[.$D17];match;mismatch);[.Y17]+gap;[.Z16]+gap))">
            <text:p/>
          </table:table-cell>
          <table:table-cell table:style-name="ce15" table:formula="of:=IF(OR([.AA$4]=&quot;&quot;;[.$D17]=&quot;&quot;);&quot;&quot;;MAX([.Z16]+IF([.AA$4]=[.$D17];match;mismatch);[.Z17]+gap;[.AA16]+gap))">
            <text:p/>
          </table:table-cell>
          <table:table-cell table:style-name="ce15" table:formula="of:=IF(OR([.AB$4]=&quot;&quot;;[.$D17]=&quot;&quot;);&quot;&quot;;MAX([.AA16]+IF([.AB$4]=[.$D17];match;mismatch);[.AA17]+gap;[.AB16]+gap))">
            <text:p/>
          </table:table-cell>
          <table:table-cell table:style-name="ce15" table:formula="of:=IF(OR([.AC$4]=&quot;&quot;;[.$D17]=&quot;&quot;);&quot;&quot;;MAX([.AB16]+IF([.AC$4]=[.$D17];match;mismatch);[.AB17]+gap;[.AC16]+gap))">
            <text:p/>
          </table:table-cell>
          <table:table-cell table:style-name="ce15" table:formula="of:=IF(OR([.AD$4]=&quot;&quot;;[.$D17]=&quot;&quot;);&quot;&quot;;MAX([.AC16]+IF([.AD$4]=[.$D17];match;mismatch);[.AC17]+gap;[.AD16]+gap))">
            <text:p/>
          </table:table-cell>
          <table:table-cell table:style-name="ce15" table:formula="of:=IF(OR([.AE$4]=&quot;&quot;;[.$D17]=&quot;&quot;);&quot;&quot;;MAX([.AD16]+IF([.AE$4]=[.$D17];match;mismatch);[.AD17]+gap;[.AE16]+gap))">
            <text:p/>
          </table:table-cell>
          <table:table-cell table:style-name="ce15" table:formula="of:=IF(OR([.AF$4]=&quot;&quot;;[.$D17]=&quot;&quot;);&quot;&quot;;MAX([.AE16]+IF([.AF$4]=[.$D17];match;mismatch);[.AE17]+gap;[.AF16]+gap))">
            <text:p/>
          </table:table-cell>
          <table:table-cell table:style-name="ce15" table:formula="of:=IF(OR([.AG$4]=&quot;&quot;;[.$D17]=&quot;&quot;);&quot;&quot;;MAX([.AF16]+IF([.AG$4]=[.$D17];match;mismatch);[.AF17]+gap;[.AG16]+gap))">
            <text:p/>
          </table:table-cell>
          <table:table-cell table:style-name="ce15" table:formula="of:=IF(OR([.AH$4]=&quot;&quot;;[.$D17]=&quot;&quot;);&quot;&quot;;MAX([.AG16]+IF([.AH$4]=[.$D17];match;mismatch);[.AG17]+gap;[.AH16]+gap))">
            <text:p/>
          </table:table-cell>
          <table:table-cell table:style-name="ce15" table:formula="of:=IF(OR([.AI$4]=&quot;&quot;;[.$D17]=&quot;&quot;);&quot;&quot;;MAX([.AH16]+IF([.AI$4]=[.$D17];match;mismatch);[.AH17]+gap;[.AI16]+gap))">
            <text:p/>
          </table:table-cell>
          <table:table-cell table:style-name="ce15" table:formula="of:=IF(OR([.AJ$4]=&quot;&quot;;[.$D17]=&quot;&quot;);&quot;&quot;;MAX([.AI16]+IF([.AJ$4]=[.$D17];match;mismatch);[.AI17]+gap;[.AJ16]+gap))">
            <text:p/>
          </table:table-cell>
          <table:table-cell table:style-name="ce15" table:formula="of:=IF(OR([.AK$4]=&quot;&quot;;[.$D17]=&quot;&quot;);&quot;&quot;;MAX([.AJ16]+IF([.AK$4]=[.$D17];match;mismatch);[.AJ17]+gap;[.AK16]+gap))">
            <text:p/>
          </table:table-cell>
          <table:table-cell table:style-name="ce15" table:formula="of:=IF(OR([.AL$4]=&quot;&quot;;[.$D17]=&quot;&quot;);&quot;&quot;;MAX([.AK16]+IF([.AL$4]=[.$D17];match;mismatch);[.AK17]+gap;[.AL16]+gap))">
            <text:p/>
          </table:table-cell>
          <table:table-cell table:style-name="ce15" table:formula="of:=IF(OR([.AM$4]=&quot;&quot;;[.$D17]=&quot;&quot;);&quot;&quot;;MAX([.AL16]+IF([.AM$4]=[.$D17];match;mismatch);[.AL17]+gap;[.AM16]+gap))">
            <text:p/>
          </table:table-cell>
          <table:table-cell table:style-name="ce15" table:formula="of:=IF(OR([.AN$4]=&quot;&quot;;[.$D17]=&quot;&quot;);&quot;&quot;;MAX([.AM16]+IF([.AN$4]=[.$D17];match;mismatch);[.AM17]+gap;[.AN16]+gap))">
            <text:p/>
          </table:table-cell>
          <table:table-cell table:style-name="ce15" table:formula="of:=IF(OR([.AO$4]=&quot;&quot;;[.$D17]=&quot;&quot;);&quot;&quot;;MAX([.AN16]+IF([.AO$4]=[.$D17];match;mismatch);[.AN17]+gap;[.AO16]+gap))">
            <text:p/>
          </table:table-cell>
          <table:table-cell table:style-name="ce15" table:formula="of:=IF(OR([.AP$4]=&quot;&quot;;[.$D17]=&quot;&quot;);&quot;&quot;;MAX([.AO16]+IF([.AP$4]=[.$D17];match;mismatch);[.AO17]+gap;[.AP16]+gap))">
            <text:p/>
          </table:table-cell>
          <table:table-cell table:style-name="ce15" table:formula="of:=IF(OR([.AQ$4]=&quot;&quot;;[.$D17]=&quot;&quot;);&quot;&quot;;MAX([.AP16]+IF([.AQ$4]=[.$D17];match;mismatch);[.AP17]+gap;[.AQ16]+gap))">
            <text:p/>
          </table:table-cell>
          <table:table-cell table:style-name="ce15" table:formula="of:=IF(OR([.AR$4]=&quot;&quot;;[.$D17]=&quot;&quot;);&quot;&quot;;MAX([.AQ16]+IF([.AR$4]=[.$D17];match;mismatch);[.AQ17]+gap;[.AR16]+gap))">
            <text:p/>
          </table:table-cell>
          <table:table-cell table:style-name="ce15" table:formula="of:=IF(OR([.AS$4]=&quot;&quot;;[.$D17]=&quot;&quot;);&quot;&quot;;MAX([.AR16]+IF([.AS$4]=[.$D17];match;mismatch);[.AR17]+gap;[.AS16]+gap))">
            <text:p/>
          </table:table-cell>
          <table:table-cell table:style-name="ce15" table:formula="of:=IF(OR([.AT$4]=&quot;&quot;;[.$D17]=&quot;&quot;);&quot;&quot;;MAX([.AS16]+IF([.AT$4]=[.$D17];match;mismatch);[.AS17]+gap;[.AT16]+gap))">
            <text:p/>
          </table:table-cell>
          <table:table-cell table:style-name="ce15" table:formula="of:=IF(OR([.AU$4]=&quot;&quot;;[.$D17]=&quot;&quot;);&quot;&quot;;MAX([.AT16]+IF([.AU$4]=[.$D17];match;mismatch);[.AT17]+gap;[.AU16]+gap))">
            <text:p/>
          </table:table-cell>
          <table:table-cell table:style-name="ce15" table:formula="of:=IF(OR([.AV$4]=&quot;&quot;;[.$D17]=&quot;&quot;);&quot;&quot;;MAX([.AU16]+IF([.AV$4]=[.$D17];match;mismatch);[.AU17]+gap;[.AV16]+gap))">
            <text:p/>
          </table:table-cell>
          <table:table-cell table:style-name="ce15" table:formula="of:=IF(OR([.AW$4]=&quot;&quot;;[.$D17]=&quot;&quot;);&quot;&quot;;MAX([.AV16]+IF([.AW$4]=[.$D17];match;mismatch);[.AV17]+gap;[.AW16]+gap))">
            <text:p/>
          </table:table-cell>
          <table:table-cell table:style-name="ce15" table:formula="of:=IF(OR([.AX$4]=&quot;&quot;;[.$D17]=&quot;&quot;);&quot;&quot;;MAX([.AW16]+IF([.AX$4]=[.$D17];match;mismatch);[.AW17]+gap;[.AX16]+gap))">
            <text:p/>
          </table:table-cell>
          <table:table-cell table:style-name="ce15" table:formula="of:=IF(OR([.AY$4]=&quot;&quot;;[.$D17]=&quot;&quot;);&quot;&quot;;MAX([.AX16]+IF([.AY$4]=[.$D17];match;mismatch);[.AX17]+gap;[.AY16]+gap))">
            <text:p/>
          </table:table-cell>
          <table:table-cell table:style-name="ce15" table:formula="of:=IF(OR([.AZ$4]=&quot;&quot;;[.$D17]=&quot;&quot;);&quot;&quot;;MAX([.AY16]+IF([.AZ$4]=[.$D17];match;mismatch);[.AY17]+gap;[.AZ16]+gap))">
            <text:p/>
          </table:table-cell>
          <table:table-cell table:style-name="ce15" table:formula="of:=IF(OR([.BA$4]=&quot;&quot;;[.$D17]=&quot;&quot;);&quot;&quot;;MAX([.AZ16]+IF([.BA$4]=[.$D17];match;mismatch);[.AZ17]+gap;[.BA16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18]=&quot;&quot;;&quot;&quot;;gap*(ROW()-ROW(start2)+1))">
            <text:p/>
          </table:table-cell>
          <table:table-cell table:style-name="ce15" table:formula="of:=IF(OR([.F$4]=&quot;&quot;;[.$D18]=&quot;&quot;);&quot;&quot;;MAX([.E17]+IF([.F$4]=[.$D18];match;mismatch);[.E18]+gap;[.F17]+gap))">
            <text:p/>
          </table:table-cell>
          <table:table-cell table:style-name="ce15" table:formula="of:=IF(OR([.G$4]=&quot;&quot;;[.$D18]=&quot;&quot;);&quot;&quot;;MAX([.F17]+IF([.G$4]=[.$D18];match;mismatch);[.F18]+gap;[.G17]+gap))">
            <text:p/>
          </table:table-cell>
          <table:table-cell table:style-name="ce15" table:formula="of:=IF(OR([.H$4]=&quot;&quot;;[.$D18]=&quot;&quot;);&quot;&quot;;MAX([.G17]+IF([.H$4]=[.$D18];match;mismatch);[.G18]+gap;[.H17]+gap))">
            <text:p/>
          </table:table-cell>
          <table:table-cell table:style-name="ce15" table:formula="of:=IF(OR([.I$4]=&quot;&quot;;[.$D18]=&quot;&quot;);&quot;&quot;;MAX([.H17]+IF([.I$4]=[.$D18];match;mismatch);[.H18]+gap;[.I17]+gap))">
            <text:p/>
          </table:table-cell>
          <table:table-cell table:style-name="ce15" table:formula="of:=IF(OR([.J$4]=&quot;&quot;;[.$D18]=&quot;&quot;);&quot;&quot;;MAX([.I17]+IF([.J$4]=[.$D18];match;mismatch);[.I18]+gap;[.J17]+gap))">
            <text:p/>
          </table:table-cell>
          <table:table-cell table:style-name="ce15" table:formula="of:=IF(OR([.K$4]=&quot;&quot;;[.$D18]=&quot;&quot;);&quot;&quot;;MAX([.J17]+IF([.K$4]=[.$D18];match;mismatch);[.J18]+gap;[.K17]+gap))">
            <text:p/>
          </table:table-cell>
          <table:table-cell table:style-name="ce15" table:formula="of:=IF(OR([.L$4]=&quot;&quot;;[.$D18]=&quot;&quot;);&quot;&quot;;MAX([.K17]+IF([.L$4]=[.$D18];match;mismatch);[.K18]+gap;[.L17]+gap))">
            <text:p/>
          </table:table-cell>
          <table:table-cell table:style-name="ce15" table:formula="of:=IF(OR([.M$4]=&quot;&quot;;[.$D18]=&quot;&quot;);&quot;&quot;;MAX([.L17]+IF([.M$4]=[.$D18];match;mismatch);[.L18]+gap;[.M17]+gap))">
            <text:p/>
          </table:table-cell>
          <table:table-cell table:style-name="ce15" table:formula="of:=IF(OR([.N$4]=&quot;&quot;;[.$D18]=&quot;&quot;);&quot;&quot;;MAX([.M17]+IF([.N$4]=[.$D18];match;mismatch);[.M18]+gap;[.N17]+gap))">
            <text:p/>
          </table:table-cell>
          <table:table-cell table:style-name="ce15" table:formula="of:=IF(OR([.O$4]=&quot;&quot;;[.$D18]=&quot;&quot;);&quot;&quot;;MAX([.N17]+IF([.O$4]=[.$D18];match;mismatch);[.N18]+gap;[.O17]+gap))">
            <text:p/>
          </table:table-cell>
          <table:table-cell table:style-name="ce15" table:formula="of:=IF(OR([.P$4]=&quot;&quot;;[.$D18]=&quot;&quot;);&quot;&quot;;MAX([.O17]+IF([.P$4]=[.$D18];match;mismatch);[.O18]+gap;[.P17]+gap))">
            <text:p/>
          </table:table-cell>
          <table:table-cell table:style-name="ce15" table:formula="of:=IF(OR([.Q$4]=&quot;&quot;;[.$D18]=&quot;&quot;);&quot;&quot;;MAX([.P17]+IF([.Q$4]=[.$D18];match;mismatch);[.P18]+gap;[.Q17]+gap))">
            <text:p/>
          </table:table-cell>
          <table:table-cell table:style-name="ce15" table:formula="of:=IF(OR([.R$4]=&quot;&quot;;[.$D18]=&quot;&quot;);&quot;&quot;;MAX([.Q17]+IF([.R$4]=[.$D18];match;mismatch);[.Q18]+gap;[.R17]+gap))">
            <text:p/>
          </table:table-cell>
          <table:table-cell table:style-name="ce15" table:formula="of:=IF(OR([.S$4]=&quot;&quot;;[.$D18]=&quot;&quot;);&quot;&quot;;MAX([.R17]+IF([.S$4]=[.$D18];match;mismatch);[.R18]+gap;[.S17]+gap))">
            <text:p/>
          </table:table-cell>
          <table:table-cell table:style-name="ce15" table:formula="of:=IF(OR([.T$4]=&quot;&quot;;[.$D18]=&quot;&quot;);&quot;&quot;;MAX([.S17]+IF([.T$4]=[.$D18];match;mismatch);[.S18]+gap;[.T17]+gap))">
            <text:p/>
          </table:table-cell>
          <table:table-cell table:style-name="ce15" table:formula="of:=IF(OR([.U$4]=&quot;&quot;;[.$D18]=&quot;&quot;);&quot;&quot;;MAX([.T17]+IF([.U$4]=[.$D18];match;mismatch);[.T18]+gap;[.U17]+gap))">
            <text:p/>
          </table:table-cell>
          <table:table-cell table:style-name="ce15" table:formula="of:=IF(OR([.V$4]=&quot;&quot;;[.$D18]=&quot;&quot;);&quot;&quot;;MAX([.U17]+IF([.V$4]=[.$D18];match;mismatch);[.U18]+gap;[.V17]+gap))">
            <text:p/>
          </table:table-cell>
          <table:table-cell table:style-name="ce15" table:formula="of:=IF(OR([.W$4]=&quot;&quot;;[.$D18]=&quot;&quot;);&quot;&quot;;MAX([.V17]+IF([.W$4]=[.$D18];match;mismatch);[.V18]+gap;[.W17]+gap))">
            <text:p/>
          </table:table-cell>
          <table:table-cell table:style-name="ce15" table:formula="of:=IF(OR([.X$4]=&quot;&quot;;[.$D18]=&quot;&quot;);&quot;&quot;;MAX([.W17]+IF([.X$4]=[.$D18];match;mismatch);[.W18]+gap;[.X17]+gap))">
            <text:p/>
          </table:table-cell>
          <table:table-cell table:style-name="ce15" table:formula="of:=IF(OR([.Y$4]=&quot;&quot;;[.$D18]=&quot;&quot;);&quot;&quot;;MAX([.X17]+IF([.Y$4]=[.$D18];match;mismatch);[.X18]+gap;[.Y17]+gap))">
            <text:p/>
          </table:table-cell>
          <table:table-cell table:style-name="ce15" table:formula="of:=IF(OR([.Z$4]=&quot;&quot;;[.$D18]=&quot;&quot;);&quot;&quot;;MAX([.Y17]+IF([.Z$4]=[.$D18];match;mismatch);[.Y18]+gap;[.Z17]+gap))">
            <text:p/>
          </table:table-cell>
          <table:table-cell table:style-name="ce15" table:formula="of:=IF(OR([.AA$4]=&quot;&quot;;[.$D18]=&quot;&quot;);&quot;&quot;;MAX([.Z17]+IF([.AA$4]=[.$D18];match;mismatch);[.Z18]+gap;[.AA17]+gap))">
            <text:p/>
          </table:table-cell>
          <table:table-cell table:style-name="ce15" table:formula="of:=IF(OR([.AB$4]=&quot;&quot;;[.$D18]=&quot;&quot;);&quot;&quot;;MAX([.AA17]+IF([.AB$4]=[.$D18];match;mismatch);[.AA18]+gap;[.AB17]+gap))">
            <text:p/>
          </table:table-cell>
          <table:table-cell table:style-name="ce15" table:formula="of:=IF(OR([.AC$4]=&quot;&quot;;[.$D18]=&quot;&quot;);&quot;&quot;;MAX([.AB17]+IF([.AC$4]=[.$D18];match;mismatch);[.AB18]+gap;[.AC17]+gap))">
            <text:p/>
          </table:table-cell>
          <table:table-cell table:style-name="ce15" table:formula="of:=IF(OR([.AD$4]=&quot;&quot;;[.$D18]=&quot;&quot;);&quot;&quot;;MAX([.AC17]+IF([.AD$4]=[.$D18];match;mismatch);[.AC18]+gap;[.AD17]+gap))">
            <text:p/>
          </table:table-cell>
          <table:table-cell table:style-name="ce15" table:formula="of:=IF(OR([.AE$4]=&quot;&quot;;[.$D18]=&quot;&quot;);&quot;&quot;;MAX([.AD17]+IF([.AE$4]=[.$D18];match;mismatch);[.AD18]+gap;[.AE17]+gap))">
            <text:p/>
          </table:table-cell>
          <table:table-cell table:style-name="ce15" table:formula="of:=IF(OR([.AF$4]=&quot;&quot;;[.$D18]=&quot;&quot;);&quot;&quot;;MAX([.AE17]+IF([.AF$4]=[.$D18];match;mismatch);[.AE18]+gap;[.AF17]+gap))">
            <text:p/>
          </table:table-cell>
          <table:table-cell table:style-name="ce15" table:formula="of:=IF(OR([.AG$4]=&quot;&quot;;[.$D18]=&quot;&quot;);&quot;&quot;;MAX([.AF17]+IF([.AG$4]=[.$D18];match;mismatch);[.AF18]+gap;[.AG17]+gap))">
            <text:p/>
          </table:table-cell>
          <table:table-cell table:style-name="ce15" table:formula="of:=IF(OR([.AH$4]=&quot;&quot;;[.$D18]=&quot;&quot;);&quot;&quot;;MAX([.AG17]+IF([.AH$4]=[.$D18];match;mismatch);[.AG18]+gap;[.AH17]+gap))">
            <text:p/>
          </table:table-cell>
          <table:table-cell table:style-name="ce15" table:formula="of:=IF(OR([.AI$4]=&quot;&quot;;[.$D18]=&quot;&quot;);&quot;&quot;;MAX([.AH17]+IF([.AI$4]=[.$D18];match;mismatch);[.AH18]+gap;[.AI17]+gap))">
            <text:p/>
          </table:table-cell>
          <table:table-cell table:style-name="ce15" table:formula="of:=IF(OR([.AJ$4]=&quot;&quot;;[.$D18]=&quot;&quot;);&quot;&quot;;MAX([.AI17]+IF([.AJ$4]=[.$D18];match;mismatch);[.AI18]+gap;[.AJ17]+gap))">
            <text:p/>
          </table:table-cell>
          <table:table-cell table:style-name="ce15" table:formula="of:=IF(OR([.AK$4]=&quot;&quot;;[.$D18]=&quot;&quot;);&quot;&quot;;MAX([.AJ17]+IF([.AK$4]=[.$D18];match;mismatch);[.AJ18]+gap;[.AK17]+gap))">
            <text:p/>
          </table:table-cell>
          <table:table-cell table:style-name="ce15" table:formula="of:=IF(OR([.AL$4]=&quot;&quot;;[.$D18]=&quot;&quot;);&quot;&quot;;MAX([.AK17]+IF([.AL$4]=[.$D18];match;mismatch);[.AK18]+gap;[.AL17]+gap))">
            <text:p/>
          </table:table-cell>
          <table:table-cell table:style-name="ce15" table:formula="of:=IF(OR([.AM$4]=&quot;&quot;;[.$D18]=&quot;&quot;);&quot;&quot;;MAX([.AL17]+IF([.AM$4]=[.$D18];match;mismatch);[.AL18]+gap;[.AM17]+gap))">
            <text:p/>
          </table:table-cell>
          <table:table-cell table:style-name="ce15" table:formula="of:=IF(OR([.AN$4]=&quot;&quot;;[.$D18]=&quot;&quot;);&quot;&quot;;MAX([.AM17]+IF([.AN$4]=[.$D18];match;mismatch);[.AM18]+gap;[.AN17]+gap))">
            <text:p/>
          </table:table-cell>
          <table:table-cell table:style-name="ce15" table:formula="of:=IF(OR([.AO$4]=&quot;&quot;;[.$D18]=&quot;&quot;);&quot;&quot;;MAX([.AN17]+IF([.AO$4]=[.$D18];match;mismatch);[.AN18]+gap;[.AO17]+gap))">
            <text:p/>
          </table:table-cell>
          <table:table-cell table:style-name="ce15" table:formula="of:=IF(OR([.AP$4]=&quot;&quot;;[.$D18]=&quot;&quot;);&quot;&quot;;MAX([.AO17]+IF([.AP$4]=[.$D18];match;mismatch);[.AO18]+gap;[.AP17]+gap))">
            <text:p/>
          </table:table-cell>
          <table:table-cell table:style-name="ce15" table:formula="of:=IF(OR([.AQ$4]=&quot;&quot;;[.$D18]=&quot;&quot;);&quot;&quot;;MAX([.AP17]+IF([.AQ$4]=[.$D18];match;mismatch);[.AP18]+gap;[.AQ17]+gap))">
            <text:p/>
          </table:table-cell>
          <table:table-cell table:style-name="ce15" table:formula="of:=IF(OR([.AR$4]=&quot;&quot;;[.$D18]=&quot;&quot;);&quot;&quot;;MAX([.AQ17]+IF([.AR$4]=[.$D18];match;mismatch);[.AQ18]+gap;[.AR17]+gap))">
            <text:p/>
          </table:table-cell>
          <table:table-cell table:style-name="ce15" table:formula="of:=IF(OR([.AS$4]=&quot;&quot;;[.$D18]=&quot;&quot;);&quot;&quot;;MAX([.AR17]+IF([.AS$4]=[.$D18];match;mismatch);[.AR18]+gap;[.AS17]+gap))">
            <text:p/>
          </table:table-cell>
          <table:table-cell table:style-name="ce15" table:formula="of:=IF(OR([.AT$4]=&quot;&quot;;[.$D18]=&quot;&quot;);&quot;&quot;;MAX([.AS17]+IF([.AT$4]=[.$D18];match;mismatch);[.AS18]+gap;[.AT17]+gap))">
            <text:p/>
          </table:table-cell>
          <table:table-cell table:style-name="ce15" table:formula="of:=IF(OR([.AU$4]=&quot;&quot;;[.$D18]=&quot;&quot;);&quot;&quot;;MAX([.AT17]+IF([.AU$4]=[.$D18];match;mismatch);[.AT18]+gap;[.AU17]+gap))">
            <text:p/>
          </table:table-cell>
          <table:table-cell table:style-name="ce15" table:formula="of:=IF(OR([.AV$4]=&quot;&quot;;[.$D18]=&quot;&quot;);&quot;&quot;;MAX([.AU17]+IF([.AV$4]=[.$D18];match;mismatch);[.AU18]+gap;[.AV17]+gap))">
            <text:p/>
          </table:table-cell>
          <table:table-cell table:style-name="ce15" table:formula="of:=IF(OR([.AW$4]=&quot;&quot;;[.$D18]=&quot;&quot;);&quot;&quot;;MAX([.AV17]+IF([.AW$4]=[.$D18];match;mismatch);[.AV18]+gap;[.AW17]+gap))">
            <text:p/>
          </table:table-cell>
          <table:table-cell table:style-name="ce15" table:formula="of:=IF(OR([.AX$4]=&quot;&quot;;[.$D18]=&quot;&quot;);&quot;&quot;;MAX([.AW17]+IF([.AX$4]=[.$D18];match;mismatch);[.AW18]+gap;[.AX17]+gap))">
            <text:p/>
          </table:table-cell>
          <table:table-cell table:style-name="ce15" table:formula="of:=IF(OR([.AY$4]=&quot;&quot;;[.$D18]=&quot;&quot;);&quot;&quot;;MAX([.AX17]+IF([.AY$4]=[.$D18];match;mismatch);[.AX18]+gap;[.AY17]+gap))">
            <text:p/>
          </table:table-cell>
          <table:table-cell table:style-name="ce15" table:formula="of:=IF(OR([.AZ$4]=&quot;&quot;;[.$D18]=&quot;&quot;);&quot;&quot;;MAX([.AY17]+IF([.AZ$4]=[.$D18];match;mismatch);[.AY18]+gap;[.AZ17]+gap))">
            <text:p/>
          </table:table-cell>
          <table:table-cell table:style-name="ce15" table:formula="of:=IF(OR([.BA$4]=&quot;&quot;;[.$D18]=&quot;&quot;);&quot;&quot;;MAX([.AZ17]+IF([.BA$4]=[.$D18];match;mismatch);[.AZ18]+gap;[.BA17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19]=&quot;&quot;;&quot;&quot;;gap*(ROW()-ROW(start2)+1))">
            <text:p/>
          </table:table-cell>
          <table:table-cell table:style-name="ce15" table:formula="of:=IF(OR([.F$4]=&quot;&quot;;[.$D19]=&quot;&quot;);&quot;&quot;;MAX([.E18]+IF([.F$4]=[.$D19];match;mismatch);[.E19]+gap;[.F18]+gap))">
            <text:p/>
          </table:table-cell>
          <table:table-cell table:style-name="ce15" table:formula="of:=IF(OR([.G$4]=&quot;&quot;;[.$D19]=&quot;&quot;);&quot;&quot;;MAX([.F18]+IF([.G$4]=[.$D19];match;mismatch);[.F19]+gap;[.G18]+gap))">
            <text:p/>
          </table:table-cell>
          <table:table-cell table:style-name="ce15" table:formula="of:=IF(OR([.H$4]=&quot;&quot;;[.$D19]=&quot;&quot;);&quot;&quot;;MAX([.G18]+IF([.H$4]=[.$D19];match;mismatch);[.G19]+gap;[.H18]+gap))">
            <text:p/>
          </table:table-cell>
          <table:table-cell table:style-name="ce15" table:formula="of:=IF(OR([.I$4]=&quot;&quot;;[.$D19]=&quot;&quot;);&quot;&quot;;MAX([.H18]+IF([.I$4]=[.$D19];match;mismatch);[.H19]+gap;[.I18]+gap))">
            <text:p/>
          </table:table-cell>
          <table:table-cell table:style-name="ce15" table:formula="of:=IF(OR([.J$4]=&quot;&quot;;[.$D19]=&quot;&quot;);&quot;&quot;;MAX([.I18]+IF([.J$4]=[.$D19];match;mismatch);[.I19]+gap;[.J18]+gap))">
            <text:p/>
          </table:table-cell>
          <table:table-cell table:style-name="ce15" table:formula="of:=IF(OR([.K$4]=&quot;&quot;;[.$D19]=&quot;&quot;);&quot;&quot;;MAX([.J18]+IF([.K$4]=[.$D19];match;mismatch);[.J19]+gap;[.K18]+gap))">
            <text:p/>
          </table:table-cell>
          <table:table-cell table:style-name="ce15" table:formula="of:=IF(OR([.L$4]=&quot;&quot;;[.$D19]=&quot;&quot;);&quot;&quot;;MAX([.K18]+IF([.L$4]=[.$D19];match;mismatch);[.K19]+gap;[.L18]+gap))">
            <text:p/>
          </table:table-cell>
          <table:table-cell table:style-name="ce15" table:formula="of:=IF(OR([.M$4]=&quot;&quot;;[.$D19]=&quot;&quot;);&quot;&quot;;MAX([.L18]+IF([.M$4]=[.$D19];match;mismatch);[.L19]+gap;[.M18]+gap))">
            <text:p/>
          </table:table-cell>
          <table:table-cell table:style-name="ce15" table:formula="of:=IF(OR([.N$4]=&quot;&quot;;[.$D19]=&quot;&quot;);&quot;&quot;;MAX([.M18]+IF([.N$4]=[.$D19];match;mismatch);[.M19]+gap;[.N18]+gap))">
            <text:p/>
          </table:table-cell>
          <table:table-cell table:style-name="ce15" table:formula="of:=IF(OR([.O$4]=&quot;&quot;;[.$D19]=&quot;&quot;);&quot;&quot;;MAX([.N18]+IF([.O$4]=[.$D19];match;mismatch);[.N19]+gap;[.O18]+gap))">
            <text:p/>
          </table:table-cell>
          <table:table-cell table:style-name="ce15" table:formula="of:=IF(OR([.P$4]=&quot;&quot;;[.$D19]=&quot;&quot;);&quot;&quot;;MAX([.O18]+IF([.P$4]=[.$D19];match;mismatch);[.O19]+gap;[.P18]+gap))">
            <text:p/>
          </table:table-cell>
          <table:table-cell table:style-name="ce15" table:formula="of:=IF(OR([.Q$4]=&quot;&quot;;[.$D19]=&quot;&quot;);&quot;&quot;;MAX([.P18]+IF([.Q$4]=[.$D19];match;mismatch);[.P19]+gap;[.Q18]+gap))">
            <text:p/>
          </table:table-cell>
          <table:table-cell table:style-name="ce15" table:formula="of:=IF(OR([.R$4]=&quot;&quot;;[.$D19]=&quot;&quot;);&quot;&quot;;MAX([.Q18]+IF([.R$4]=[.$D19];match;mismatch);[.Q19]+gap;[.R18]+gap))">
            <text:p/>
          </table:table-cell>
          <table:table-cell table:style-name="ce15" table:formula="of:=IF(OR([.S$4]=&quot;&quot;;[.$D19]=&quot;&quot;);&quot;&quot;;MAX([.R18]+IF([.S$4]=[.$D19];match;mismatch);[.R19]+gap;[.S18]+gap))">
            <text:p/>
          </table:table-cell>
          <table:table-cell table:style-name="ce15" table:formula="of:=IF(OR([.T$4]=&quot;&quot;;[.$D19]=&quot;&quot;);&quot;&quot;;MAX([.S18]+IF([.T$4]=[.$D19];match;mismatch);[.S19]+gap;[.T18]+gap))">
            <text:p/>
          </table:table-cell>
          <table:table-cell table:style-name="ce15" table:formula="of:=IF(OR([.U$4]=&quot;&quot;;[.$D19]=&quot;&quot;);&quot;&quot;;MAX([.T18]+IF([.U$4]=[.$D19];match;mismatch);[.T19]+gap;[.U18]+gap))">
            <text:p/>
          </table:table-cell>
          <table:table-cell table:style-name="ce15" table:formula="of:=IF(OR([.V$4]=&quot;&quot;;[.$D19]=&quot;&quot;);&quot;&quot;;MAX([.U18]+IF([.V$4]=[.$D19];match;mismatch);[.U19]+gap;[.V18]+gap))">
            <text:p/>
          </table:table-cell>
          <table:table-cell table:style-name="ce15" table:formula="of:=IF(OR([.W$4]=&quot;&quot;;[.$D19]=&quot;&quot;);&quot;&quot;;MAX([.V18]+IF([.W$4]=[.$D19];match;mismatch);[.V19]+gap;[.W18]+gap))">
            <text:p/>
          </table:table-cell>
          <table:table-cell table:style-name="ce15" table:formula="of:=IF(OR([.X$4]=&quot;&quot;;[.$D19]=&quot;&quot;);&quot;&quot;;MAX([.W18]+IF([.X$4]=[.$D19];match;mismatch);[.W19]+gap;[.X18]+gap))">
            <text:p/>
          </table:table-cell>
          <table:table-cell table:style-name="ce15" table:formula="of:=IF(OR([.Y$4]=&quot;&quot;;[.$D19]=&quot;&quot;);&quot;&quot;;MAX([.X18]+IF([.Y$4]=[.$D19];match;mismatch);[.X19]+gap;[.Y18]+gap))">
            <text:p/>
          </table:table-cell>
          <table:table-cell table:style-name="ce15" table:formula="of:=IF(OR([.Z$4]=&quot;&quot;;[.$D19]=&quot;&quot;);&quot;&quot;;MAX([.Y18]+IF([.Z$4]=[.$D19];match;mismatch);[.Y19]+gap;[.Z18]+gap))">
            <text:p/>
          </table:table-cell>
          <table:table-cell table:style-name="ce15" table:formula="of:=IF(OR([.AA$4]=&quot;&quot;;[.$D19]=&quot;&quot;);&quot;&quot;;MAX([.Z18]+IF([.AA$4]=[.$D19];match;mismatch);[.Z19]+gap;[.AA18]+gap))">
            <text:p/>
          </table:table-cell>
          <table:table-cell table:style-name="ce15" table:formula="of:=IF(OR([.AB$4]=&quot;&quot;;[.$D19]=&quot;&quot;);&quot;&quot;;MAX([.AA18]+IF([.AB$4]=[.$D19];match;mismatch);[.AA19]+gap;[.AB18]+gap))">
            <text:p/>
          </table:table-cell>
          <table:table-cell table:style-name="ce15" table:formula="of:=IF(OR([.AC$4]=&quot;&quot;;[.$D19]=&quot;&quot;);&quot;&quot;;MAX([.AB18]+IF([.AC$4]=[.$D19];match;mismatch);[.AB19]+gap;[.AC18]+gap))">
            <text:p/>
          </table:table-cell>
          <table:table-cell table:style-name="ce15" table:formula="of:=IF(OR([.AD$4]=&quot;&quot;;[.$D19]=&quot;&quot;);&quot;&quot;;MAX([.AC18]+IF([.AD$4]=[.$D19];match;mismatch);[.AC19]+gap;[.AD18]+gap))">
            <text:p/>
          </table:table-cell>
          <table:table-cell table:style-name="ce15" table:formula="of:=IF(OR([.AE$4]=&quot;&quot;;[.$D19]=&quot;&quot;);&quot;&quot;;MAX([.AD18]+IF([.AE$4]=[.$D19];match;mismatch);[.AD19]+gap;[.AE18]+gap))">
            <text:p/>
          </table:table-cell>
          <table:table-cell table:style-name="ce15" table:formula="of:=IF(OR([.AF$4]=&quot;&quot;;[.$D19]=&quot;&quot;);&quot;&quot;;MAX([.AE18]+IF([.AF$4]=[.$D19];match;mismatch);[.AE19]+gap;[.AF18]+gap))">
            <text:p/>
          </table:table-cell>
          <table:table-cell table:style-name="ce15" table:formula="of:=IF(OR([.AG$4]=&quot;&quot;;[.$D19]=&quot;&quot;);&quot;&quot;;MAX([.AF18]+IF([.AG$4]=[.$D19];match;mismatch);[.AF19]+gap;[.AG18]+gap))">
            <text:p/>
          </table:table-cell>
          <table:table-cell table:style-name="ce15" table:formula="of:=IF(OR([.AH$4]=&quot;&quot;;[.$D19]=&quot;&quot;);&quot;&quot;;MAX([.AG18]+IF([.AH$4]=[.$D19];match;mismatch);[.AG19]+gap;[.AH18]+gap))">
            <text:p/>
          </table:table-cell>
          <table:table-cell table:style-name="ce15" table:formula="of:=IF(OR([.AI$4]=&quot;&quot;;[.$D19]=&quot;&quot;);&quot;&quot;;MAX([.AH18]+IF([.AI$4]=[.$D19];match;mismatch);[.AH19]+gap;[.AI18]+gap))">
            <text:p/>
          </table:table-cell>
          <table:table-cell table:style-name="ce15" table:formula="of:=IF(OR([.AJ$4]=&quot;&quot;;[.$D19]=&quot;&quot;);&quot;&quot;;MAX([.AI18]+IF([.AJ$4]=[.$D19];match;mismatch);[.AI19]+gap;[.AJ18]+gap))">
            <text:p/>
          </table:table-cell>
          <table:table-cell table:style-name="ce15" table:formula="of:=IF(OR([.AK$4]=&quot;&quot;;[.$D19]=&quot;&quot;);&quot;&quot;;MAX([.AJ18]+IF([.AK$4]=[.$D19];match;mismatch);[.AJ19]+gap;[.AK18]+gap))">
            <text:p/>
          </table:table-cell>
          <table:table-cell table:style-name="ce15" table:formula="of:=IF(OR([.AL$4]=&quot;&quot;;[.$D19]=&quot;&quot;);&quot;&quot;;MAX([.AK18]+IF([.AL$4]=[.$D19];match;mismatch);[.AK19]+gap;[.AL18]+gap))">
            <text:p/>
          </table:table-cell>
          <table:table-cell table:style-name="ce15" table:formula="of:=IF(OR([.AM$4]=&quot;&quot;;[.$D19]=&quot;&quot;);&quot;&quot;;MAX([.AL18]+IF([.AM$4]=[.$D19];match;mismatch);[.AL19]+gap;[.AM18]+gap))">
            <text:p/>
          </table:table-cell>
          <table:table-cell table:style-name="ce15" table:formula="of:=IF(OR([.AN$4]=&quot;&quot;;[.$D19]=&quot;&quot;);&quot;&quot;;MAX([.AM18]+IF([.AN$4]=[.$D19];match;mismatch);[.AM19]+gap;[.AN18]+gap))">
            <text:p/>
          </table:table-cell>
          <table:table-cell table:style-name="ce15" table:formula="of:=IF(OR([.AO$4]=&quot;&quot;;[.$D19]=&quot;&quot;);&quot;&quot;;MAX([.AN18]+IF([.AO$4]=[.$D19];match;mismatch);[.AN19]+gap;[.AO18]+gap))">
            <text:p/>
          </table:table-cell>
          <table:table-cell table:style-name="ce15" table:formula="of:=IF(OR([.AP$4]=&quot;&quot;;[.$D19]=&quot;&quot;);&quot;&quot;;MAX([.AO18]+IF([.AP$4]=[.$D19];match;mismatch);[.AO19]+gap;[.AP18]+gap))">
            <text:p/>
          </table:table-cell>
          <table:table-cell table:style-name="ce15" table:formula="of:=IF(OR([.AQ$4]=&quot;&quot;;[.$D19]=&quot;&quot;);&quot;&quot;;MAX([.AP18]+IF([.AQ$4]=[.$D19];match;mismatch);[.AP19]+gap;[.AQ18]+gap))">
            <text:p/>
          </table:table-cell>
          <table:table-cell table:style-name="ce15" table:formula="of:=IF(OR([.AR$4]=&quot;&quot;;[.$D19]=&quot;&quot;);&quot;&quot;;MAX([.AQ18]+IF([.AR$4]=[.$D19];match;mismatch);[.AQ19]+gap;[.AR18]+gap))">
            <text:p/>
          </table:table-cell>
          <table:table-cell table:style-name="ce15" table:formula="of:=IF(OR([.AS$4]=&quot;&quot;;[.$D19]=&quot;&quot;);&quot;&quot;;MAX([.AR18]+IF([.AS$4]=[.$D19];match;mismatch);[.AR19]+gap;[.AS18]+gap))">
            <text:p/>
          </table:table-cell>
          <table:table-cell table:style-name="ce15" table:formula="of:=IF(OR([.AT$4]=&quot;&quot;;[.$D19]=&quot;&quot;);&quot;&quot;;MAX([.AS18]+IF([.AT$4]=[.$D19];match;mismatch);[.AS19]+gap;[.AT18]+gap))">
            <text:p/>
          </table:table-cell>
          <table:table-cell table:style-name="ce15" table:formula="of:=IF(OR([.AU$4]=&quot;&quot;;[.$D19]=&quot;&quot;);&quot;&quot;;MAX([.AT18]+IF([.AU$4]=[.$D19];match;mismatch);[.AT19]+gap;[.AU18]+gap))">
            <text:p/>
          </table:table-cell>
          <table:table-cell table:style-name="ce15" table:formula="of:=IF(OR([.AV$4]=&quot;&quot;;[.$D19]=&quot;&quot;);&quot;&quot;;MAX([.AU18]+IF([.AV$4]=[.$D19];match;mismatch);[.AU19]+gap;[.AV18]+gap))">
            <text:p/>
          </table:table-cell>
          <table:table-cell table:style-name="ce15" table:formula="of:=IF(OR([.AW$4]=&quot;&quot;;[.$D19]=&quot;&quot;);&quot;&quot;;MAX([.AV18]+IF([.AW$4]=[.$D19];match;mismatch);[.AV19]+gap;[.AW18]+gap))">
            <text:p/>
          </table:table-cell>
          <table:table-cell table:style-name="ce15" table:formula="of:=IF(OR([.AX$4]=&quot;&quot;;[.$D19]=&quot;&quot;);&quot;&quot;;MAX([.AW18]+IF([.AX$4]=[.$D19];match;mismatch);[.AW19]+gap;[.AX18]+gap))">
            <text:p/>
          </table:table-cell>
          <table:table-cell table:style-name="ce15" table:formula="of:=IF(OR([.AY$4]=&quot;&quot;;[.$D19]=&quot;&quot;);&quot;&quot;;MAX([.AX18]+IF([.AY$4]=[.$D19];match;mismatch);[.AX19]+gap;[.AY18]+gap))">
            <text:p/>
          </table:table-cell>
          <table:table-cell table:style-name="ce15" table:formula="of:=IF(OR([.AZ$4]=&quot;&quot;;[.$D19]=&quot;&quot;);&quot;&quot;;MAX([.AY18]+IF([.AZ$4]=[.$D19];match;mismatch);[.AY19]+gap;[.AZ18]+gap))">
            <text:p/>
          </table:table-cell>
          <table:table-cell table:style-name="ce15" table:formula="of:=IF(OR([.BA$4]=&quot;&quot;;[.$D19]=&quot;&quot;);&quot;&quot;;MAX([.AZ18]+IF([.BA$4]=[.$D19];match;mismatch);[.AZ19]+gap;[.BA18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0]=&quot;&quot;;&quot;&quot;;gap*(ROW()-ROW(start2)+1))">
            <text:p/>
          </table:table-cell>
          <table:table-cell table:style-name="ce15" table:formula="of:=IF(OR([.F$4]=&quot;&quot;;[.$D20]=&quot;&quot;);&quot;&quot;;MAX([.E19]+IF([.F$4]=[.$D20];match;mismatch);[.E20]+gap;[.F19]+gap))">
            <text:p/>
          </table:table-cell>
          <table:table-cell table:style-name="ce15" table:formula="of:=IF(OR([.G$4]=&quot;&quot;;[.$D20]=&quot;&quot;);&quot;&quot;;MAX([.F19]+IF([.G$4]=[.$D20];match;mismatch);[.F20]+gap;[.G19]+gap))">
            <text:p/>
          </table:table-cell>
          <table:table-cell table:style-name="ce15" table:formula="of:=IF(OR([.H$4]=&quot;&quot;;[.$D20]=&quot;&quot;);&quot;&quot;;MAX([.G19]+IF([.H$4]=[.$D20];match;mismatch);[.G20]+gap;[.H19]+gap))">
            <text:p/>
          </table:table-cell>
          <table:table-cell table:style-name="ce15" table:formula="of:=IF(OR([.I$4]=&quot;&quot;;[.$D20]=&quot;&quot;);&quot;&quot;;MAX([.H19]+IF([.I$4]=[.$D20];match;mismatch);[.H20]+gap;[.I19]+gap))">
            <text:p/>
          </table:table-cell>
          <table:table-cell table:style-name="ce15" table:formula="of:=IF(OR([.J$4]=&quot;&quot;;[.$D20]=&quot;&quot;);&quot;&quot;;MAX([.I19]+IF([.J$4]=[.$D20];match;mismatch);[.I20]+gap;[.J19]+gap))">
            <text:p/>
          </table:table-cell>
          <table:table-cell table:style-name="ce15" table:formula="of:=IF(OR([.K$4]=&quot;&quot;;[.$D20]=&quot;&quot;);&quot;&quot;;MAX([.J19]+IF([.K$4]=[.$D20];match;mismatch);[.J20]+gap;[.K19]+gap))">
            <text:p/>
          </table:table-cell>
          <table:table-cell table:style-name="ce15" table:formula="of:=IF(OR([.L$4]=&quot;&quot;;[.$D20]=&quot;&quot;);&quot;&quot;;MAX([.K19]+IF([.L$4]=[.$D20];match;mismatch);[.K20]+gap;[.L19]+gap))">
            <text:p/>
          </table:table-cell>
          <table:table-cell table:style-name="ce15" table:formula="of:=IF(OR([.M$4]=&quot;&quot;;[.$D20]=&quot;&quot;);&quot;&quot;;MAX([.L19]+IF([.M$4]=[.$D20];match;mismatch);[.L20]+gap;[.M19]+gap))">
            <text:p/>
          </table:table-cell>
          <table:table-cell table:style-name="ce15" table:formula="of:=IF(OR([.N$4]=&quot;&quot;;[.$D20]=&quot;&quot;);&quot;&quot;;MAX([.M19]+IF([.N$4]=[.$D20];match;mismatch);[.M20]+gap;[.N19]+gap))">
            <text:p/>
          </table:table-cell>
          <table:table-cell table:style-name="ce15" table:formula="of:=IF(OR([.O$4]=&quot;&quot;;[.$D20]=&quot;&quot;);&quot;&quot;;MAX([.N19]+IF([.O$4]=[.$D20];match;mismatch);[.N20]+gap;[.O19]+gap))">
            <text:p/>
          </table:table-cell>
          <table:table-cell table:style-name="ce15" table:formula="of:=IF(OR([.P$4]=&quot;&quot;;[.$D20]=&quot;&quot;);&quot;&quot;;MAX([.O19]+IF([.P$4]=[.$D20];match;mismatch);[.O20]+gap;[.P19]+gap))">
            <text:p/>
          </table:table-cell>
          <table:table-cell table:style-name="ce15" table:formula="of:=IF(OR([.Q$4]=&quot;&quot;;[.$D20]=&quot;&quot;);&quot;&quot;;MAX([.P19]+IF([.Q$4]=[.$D20];match;mismatch);[.P20]+gap;[.Q19]+gap))">
            <text:p/>
          </table:table-cell>
          <table:table-cell table:style-name="ce15" table:formula="of:=IF(OR([.R$4]=&quot;&quot;;[.$D20]=&quot;&quot;);&quot;&quot;;MAX([.Q19]+IF([.R$4]=[.$D20];match;mismatch);[.Q20]+gap;[.R19]+gap))">
            <text:p/>
          </table:table-cell>
          <table:table-cell table:style-name="ce15" table:formula="of:=IF(OR([.S$4]=&quot;&quot;;[.$D20]=&quot;&quot;);&quot;&quot;;MAX([.R19]+IF([.S$4]=[.$D20];match;mismatch);[.R20]+gap;[.S19]+gap))">
            <text:p/>
          </table:table-cell>
          <table:table-cell table:style-name="ce15" table:formula="of:=IF(OR([.T$4]=&quot;&quot;;[.$D20]=&quot;&quot;);&quot;&quot;;MAX([.S19]+IF([.T$4]=[.$D20];match;mismatch);[.S20]+gap;[.T19]+gap))">
            <text:p/>
          </table:table-cell>
          <table:table-cell table:style-name="ce15" table:formula="of:=IF(OR([.U$4]=&quot;&quot;;[.$D20]=&quot;&quot;);&quot;&quot;;MAX([.T19]+IF([.U$4]=[.$D20];match;mismatch);[.T20]+gap;[.U19]+gap))">
            <text:p/>
          </table:table-cell>
          <table:table-cell table:style-name="ce15" table:formula="of:=IF(OR([.V$4]=&quot;&quot;;[.$D20]=&quot;&quot;);&quot;&quot;;MAX([.U19]+IF([.V$4]=[.$D20];match;mismatch);[.U20]+gap;[.V19]+gap))">
            <text:p/>
          </table:table-cell>
          <table:table-cell table:style-name="ce15" table:formula="of:=IF(OR([.W$4]=&quot;&quot;;[.$D20]=&quot;&quot;);&quot;&quot;;MAX([.V19]+IF([.W$4]=[.$D20];match;mismatch);[.V20]+gap;[.W19]+gap))">
            <text:p/>
          </table:table-cell>
          <table:table-cell table:style-name="ce15" table:formula="of:=IF(OR([.X$4]=&quot;&quot;;[.$D20]=&quot;&quot;);&quot;&quot;;MAX([.W19]+IF([.X$4]=[.$D20];match;mismatch);[.W20]+gap;[.X19]+gap))">
            <text:p/>
          </table:table-cell>
          <table:table-cell table:style-name="ce15" table:formula="of:=IF(OR([.Y$4]=&quot;&quot;;[.$D20]=&quot;&quot;);&quot;&quot;;MAX([.X19]+IF([.Y$4]=[.$D20];match;mismatch);[.X20]+gap;[.Y19]+gap))">
            <text:p/>
          </table:table-cell>
          <table:table-cell table:style-name="ce15" table:formula="of:=IF(OR([.Z$4]=&quot;&quot;;[.$D20]=&quot;&quot;);&quot;&quot;;MAX([.Y19]+IF([.Z$4]=[.$D20];match;mismatch);[.Y20]+gap;[.Z19]+gap))">
            <text:p/>
          </table:table-cell>
          <table:table-cell table:style-name="ce15" table:formula="of:=IF(OR([.AA$4]=&quot;&quot;;[.$D20]=&quot;&quot;);&quot;&quot;;MAX([.Z19]+IF([.AA$4]=[.$D20];match;mismatch);[.Z20]+gap;[.AA19]+gap))">
            <text:p/>
          </table:table-cell>
          <table:table-cell table:style-name="ce15" table:formula="of:=IF(OR([.AB$4]=&quot;&quot;;[.$D20]=&quot;&quot;);&quot;&quot;;MAX([.AA19]+IF([.AB$4]=[.$D20];match;mismatch);[.AA20]+gap;[.AB19]+gap))">
            <text:p/>
          </table:table-cell>
          <table:table-cell table:style-name="ce15" table:formula="of:=IF(OR([.AC$4]=&quot;&quot;;[.$D20]=&quot;&quot;);&quot;&quot;;MAX([.AB19]+IF([.AC$4]=[.$D20];match;mismatch);[.AB20]+gap;[.AC19]+gap))">
            <text:p/>
          </table:table-cell>
          <table:table-cell table:style-name="ce15" table:formula="of:=IF(OR([.AD$4]=&quot;&quot;;[.$D20]=&quot;&quot;);&quot;&quot;;MAX([.AC19]+IF([.AD$4]=[.$D20];match;mismatch);[.AC20]+gap;[.AD19]+gap))">
            <text:p/>
          </table:table-cell>
          <table:table-cell table:style-name="ce15" table:formula="of:=IF(OR([.AE$4]=&quot;&quot;;[.$D20]=&quot;&quot;);&quot;&quot;;MAX([.AD19]+IF([.AE$4]=[.$D20];match;mismatch);[.AD20]+gap;[.AE19]+gap))">
            <text:p/>
          </table:table-cell>
          <table:table-cell table:style-name="ce15" table:formula="of:=IF(OR([.AF$4]=&quot;&quot;;[.$D20]=&quot;&quot;);&quot;&quot;;MAX([.AE19]+IF([.AF$4]=[.$D20];match;mismatch);[.AE20]+gap;[.AF19]+gap))">
            <text:p/>
          </table:table-cell>
          <table:table-cell table:style-name="ce15" table:formula="of:=IF(OR([.AG$4]=&quot;&quot;;[.$D20]=&quot;&quot;);&quot;&quot;;MAX([.AF19]+IF([.AG$4]=[.$D20];match;mismatch);[.AF20]+gap;[.AG19]+gap))">
            <text:p/>
          </table:table-cell>
          <table:table-cell table:style-name="ce15" table:formula="of:=IF(OR([.AH$4]=&quot;&quot;;[.$D20]=&quot;&quot;);&quot;&quot;;MAX([.AG19]+IF([.AH$4]=[.$D20];match;mismatch);[.AG20]+gap;[.AH19]+gap))">
            <text:p/>
          </table:table-cell>
          <table:table-cell table:style-name="ce15" table:formula="of:=IF(OR([.AI$4]=&quot;&quot;;[.$D20]=&quot;&quot;);&quot;&quot;;MAX([.AH19]+IF([.AI$4]=[.$D20];match;mismatch);[.AH20]+gap;[.AI19]+gap))">
            <text:p/>
          </table:table-cell>
          <table:table-cell table:style-name="ce15" table:formula="of:=IF(OR([.AJ$4]=&quot;&quot;;[.$D20]=&quot;&quot;);&quot;&quot;;MAX([.AI19]+IF([.AJ$4]=[.$D20];match;mismatch);[.AI20]+gap;[.AJ19]+gap))">
            <text:p/>
          </table:table-cell>
          <table:table-cell table:style-name="ce15" table:formula="of:=IF(OR([.AK$4]=&quot;&quot;;[.$D20]=&quot;&quot;);&quot;&quot;;MAX([.AJ19]+IF([.AK$4]=[.$D20];match;mismatch);[.AJ20]+gap;[.AK19]+gap))">
            <text:p/>
          </table:table-cell>
          <table:table-cell table:style-name="ce15" table:formula="of:=IF(OR([.AL$4]=&quot;&quot;;[.$D20]=&quot;&quot;);&quot;&quot;;MAX([.AK19]+IF([.AL$4]=[.$D20];match;mismatch);[.AK20]+gap;[.AL19]+gap))">
            <text:p/>
          </table:table-cell>
          <table:table-cell table:style-name="ce15" table:formula="of:=IF(OR([.AM$4]=&quot;&quot;;[.$D20]=&quot;&quot;);&quot;&quot;;MAX([.AL19]+IF([.AM$4]=[.$D20];match;mismatch);[.AL20]+gap;[.AM19]+gap))">
            <text:p/>
          </table:table-cell>
          <table:table-cell table:style-name="ce15" table:formula="of:=IF(OR([.AN$4]=&quot;&quot;;[.$D20]=&quot;&quot;);&quot;&quot;;MAX([.AM19]+IF([.AN$4]=[.$D20];match;mismatch);[.AM20]+gap;[.AN19]+gap))">
            <text:p/>
          </table:table-cell>
          <table:table-cell table:style-name="ce15" table:formula="of:=IF(OR([.AO$4]=&quot;&quot;;[.$D20]=&quot;&quot;);&quot;&quot;;MAX([.AN19]+IF([.AO$4]=[.$D20];match;mismatch);[.AN20]+gap;[.AO19]+gap))">
            <text:p/>
          </table:table-cell>
          <table:table-cell table:style-name="ce15" table:formula="of:=IF(OR([.AP$4]=&quot;&quot;;[.$D20]=&quot;&quot;);&quot;&quot;;MAX([.AO19]+IF([.AP$4]=[.$D20];match;mismatch);[.AO20]+gap;[.AP19]+gap))">
            <text:p/>
          </table:table-cell>
          <table:table-cell table:style-name="ce15" table:formula="of:=IF(OR([.AQ$4]=&quot;&quot;;[.$D20]=&quot;&quot;);&quot;&quot;;MAX([.AP19]+IF([.AQ$4]=[.$D20];match;mismatch);[.AP20]+gap;[.AQ19]+gap))">
            <text:p/>
          </table:table-cell>
          <table:table-cell table:style-name="ce15" table:formula="of:=IF(OR([.AR$4]=&quot;&quot;;[.$D20]=&quot;&quot;);&quot;&quot;;MAX([.AQ19]+IF([.AR$4]=[.$D20];match;mismatch);[.AQ20]+gap;[.AR19]+gap))">
            <text:p/>
          </table:table-cell>
          <table:table-cell table:style-name="ce15" table:formula="of:=IF(OR([.AS$4]=&quot;&quot;;[.$D20]=&quot;&quot;);&quot;&quot;;MAX([.AR19]+IF([.AS$4]=[.$D20];match;mismatch);[.AR20]+gap;[.AS19]+gap))">
            <text:p/>
          </table:table-cell>
          <table:table-cell table:style-name="ce15" table:formula="of:=IF(OR([.AT$4]=&quot;&quot;;[.$D20]=&quot;&quot;);&quot;&quot;;MAX([.AS19]+IF([.AT$4]=[.$D20];match;mismatch);[.AS20]+gap;[.AT19]+gap))">
            <text:p/>
          </table:table-cell>
          <table:table-cell table:style-name="ce15" table:formula="of:=IF(OR([.AU$4]=&quot;&quot;;[.$D20]=&quot;&quot;);&quot;&quot;;MAX([.AT19]+IF([.AU$4]=[.$D20];match;mismatch);[.AT20]+gap;[.AU19]+gap))">
            <text:p/>
          </table:table-cell>
          <table:table-cell table:style-name="ce15" table:formula="of:=IF(OR([.AV$4]=&quot;&quot;;[.$D20]=&quot;&quot;);&quot;&quot;;MAX([.AU19]+IF([.AV$4]=[.$D20];match;mismatch);[.AU20]+gap;[.AV19]+gap))">
            <text:p/>
          </table:table-cell>
          <table:table-cell table:style-name="ce15" table:formula="of:=IF(OR([.AW$4]=&quot;&quot;;[.$D20]=&quot;&quot;);&quot;&quot;;MAX([.AV19]+IF([.AW$4]=[.$D20];match;mismatch);[.AV20]+gap;[.AW19]+gap))">
            <text:p/>
          </table:table-cell>
          <table:table-cell table:style-name="ce15" table:formula="of:=IF(OR([.AX$4]=&quot;&quot;;[.$D20]=&quot;&quot;);&quot;&quot;;MAX([.AW19]+IF([.AX$4]=[.$D20];match;mismatch);[.AW20]+gap;[.AX19]+gap))">
            <text:p/>
          </table:table-cell>
          <table:table-cell table:style-name="ce15" table:formula="of:=IF(OR([.AY$4]=&quot;&quot;;[.$D20]=&quot;&quot;);&quot;&quot;;MAX([.AX19]+IF([.AY$4]=[.$D20];match;mismatch);[.AX20]+gap;[.AY19]+gap))">
            <text:p/>
          </table:table-cell>
          <table:table-cell table:style-name="ce15" table:formula="of:=IF(OR([.AZ$4]=&quot;&quot;;[.$D20]=&quot;&quot;);&quot;&quot;;MAX([.AY19]+IF([.AZ$4]=[.$D20];match;mismatch);[.AY20]+gap;[.AZ19]+gap))">
            <text:p/>
          </table:table-cell>
          <table:table-cell table:style-name="ce15" table:formula="of:=IF(OR([.BA$4]=&quot;&quot;;[.$D20]=&quot;&quot;);&quot;&quot;;MAX([.AZ19]+IF([.BA$4]=[.$D20];match;mismatch);[.AZ20]+gap;[.BA19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1]=&quot;&quot;;&quot;&quot;;gap*(ROW()-ROW(start2)+1))">
            <text:p/>
          </table:table-cell>
          <table:table-cell table:style-name="ce15" table:formula="of:=IF(OR([.F$4]=&quot;&quot;;[.$D21]=&quot;&quot;);&quot;&quot;;MAX([.E20]+IF([.F$4]=[.$D21];match;mismatch);[.E21]+gap;[.F20]+gap))">
            <text:p/>
          </table:table-cell>
          <table:table-cell table:style-name="ce15" table:formula="of:=IF(OR([.G$4]=&quot;&quot;;[.$D21]=&quot;&quot;);&quot;&quot;;MAX([.F20]+IF([.G$4]=[.$D21];match;mismatch);[.F21]+gap;[.G20]+gap))">
            <text:p/>
          </table:table-cell>
          <table:table-cell table:style-name="ce15" table:formula="of:=IF(OR([.H$4]=&quot;&quot;;[.$D21]=&quot;&quot;);&quot;&quot;;MAX([.G20]+IF([.H$4]=[.$D21];match;mismatch);[.G21]+gap;[.H20]+gap))">
            <text:p/>
          </table:table-cell>
          <table:table-cell table:style-name="ce15" table:formula="of:=IF(OR([.I$4]=&quot;&quot;;[.$D21]=&quot;&quot;);&quot;&quot;;MAX([.H20]+IF([.I$4]=[.$D21];match;mismatch);[.H21]+gap;[.I20]+gap))">
            <text:p/>
          </table:table-cell>
          <table:table-cell table:style-name="ce15" table:formula="of:=IF(OR([.J$4]=&quot;&quot;;[.$D21]=&quot;&quot;);&quot;&quot;;MAX([.I20]+IF([.J$4]=[.$D21];match;mismatch);[.I21]+gap;[.J20]+gap))">
            <text:p/>
          </table:table-cell>
          <table:table-cell table:style-name="ce15" table:formula="of:=IF(OR([.K$4]=&quot;&quot;;[.$D21]=&quot;&quot;);&quot;&quot;;MAX([.J20]+IF([.K$4]=[.$D21];match;mismatch);[.J21]+gap;[.K20]+gap))">
            <text:p/>
          </table:table-cell>
          <table:table-cell table:style-name="ce15" table:formula="of:=IF(OR([.L$4]=&quot;&quot;;[.$D21]=&quot;&quot;);&quot;&quot;;MAX([.K20]+IF([.L$4]=[.$D21];match;mismatch);[.K21]+gap;[.L20]+gap))">
            <text:p/>
          </table:table-cell>
          <table:table-cell table:style-name="ce15" table:formula="of:=IF(OR([.M$4]=&quot;&quot;;[.$D21]=&quot;&quot;);&quot;&quot;;MAX([.L20]+IF([.M$4]=[.$D21];match;mismatch);[.L21]+gap;[.M20]+gap))">
            <text:p/>
          </table:table-cell>
          <table:table-cell table:style-name="ce15" table:formula="of:=IF(OR([.N$4]=&quot;&quot;;[.$D21]=&quot;&quot;);&quot;&quot;;MAX([.M20]+IF([.N$4]=[.$D21];match;mismatch);[.M21]+gap;[.N20]+gap))">
            <text:p/>
          </table:table-cell>
          <table:table-cell table:style-name="ce15" table:formula="of:=IF(OR([.O$4]=&quot;&quot;;[.$D21]=&quot;&quot;);&quot;&quot;;MAX([.N20]+IF([.O$4]=[.$D21];match;mismatch);[.N21]+gap;[.O20]+gap))">
            <text:p/>
          </table:table-cell>
          <table:table-cell table:style-name="ce15" table:formula="of:=IF(OR([.P$4]=&quot;&quot;;[.$D21]=&quot;&quot;);&quot;&quot;;MAX([.O20]+IF([.P$4]=[.$D21];match;mismatch);[.O21]+gap;[.P20]+gap))">
            <text:p/>
          </table:table-cell>
          <table:table-cell table:style-name="ce15" table:formula="of:=IF(OR([.Q$4]=&quot;&quot;;[.$D21]=&quot;&quot;);&quot;&quot;;MAX([.P20]+IF([.Q$4]=[.$D21];match;mismatch);[.P21]+gap;[.Q20]+gap))">
            <text:p/>
          </table:table-cell>
          <table:table-cell table:style-name="ce15" table:formula="of:=IF(OR([.R$4]=&quot;&quot;;[.$D21]=&quot;&quot;);&quot;&quot;;MAX([.Q20]+IF([.R$4]=[.$D21];match;mismatch);[.Q21]+gap;[.R20]+gap))">
            <text:p/>
          </table:table-cell>
          <table:table-cell table:style-name="ce15" table:formula="of:=IF(OR([.S$4]=&quot;&quot;;[.$D21]=&quot;&quot;);&quot;&quot;;MAX([.R20]+IF([.S$4]=[.$D21];match;mismatch);[.R21]+gap;[.S20]+gap))">
            <text:p/>
          </table:table-cell>
          <table:table-cell table:style-name="ce15" table:formula="of:=IF(OR([.T$4]=&quot;&quot;;[.$D21]=&quot;&quot;);&quot;&quot;;MAX([.S20]+IF([.T$4]=[.$D21];match;mismatch);[.S21]+gap;[.T20]+gap))">
            <text:p/>
          </table:table-cell>
          <table:table-cell table:style-name="ce15" table:formula="of:=IF(OR([.U$4]=&quot;&quot;;[.$D21]=&quot;&quot;);&quot;&quot;;MAX([.T20]+IF([.U$4]=[.$D21];match;mismatch);[.T21]+gap;[.U20]+gap))">
            <text:p/>
          </table:table-cell>
          <table:table-cell table:style-name="ce15" table:formula="of:=IF(OR([.V$4]=&quot;&quot;;[.$D21]=&quot;&quot;);&quot;&quot;;MAX([.U20]+IF([.V$4]=[.$D21];match;mismatch);[.U21]+gap;[.V20]+gap))">
            <text:p/>
          </table:table-cell>
          <table:table-cell table:style-name="ce15" table:formula="of:=IF(OR([.W$4]=&quot;&quot;;[.$D21]=&quot;&quot;);&quot;&quot;;MAX([.V20]+IF([.W$4]=[.$D21];match;mismatch);[.V21]+gap;[.W20]+gap))">
            <text:p/>
          </table:table-cell>
          <table:table-cell table:style-name="ce15" table:formula="of:=IF(OR([.X$4]=&quot;&quot;;[.$D21]=&quot;&quot;);&quot;&quot;;MAX([.W20]+IF([.X$4]=[.$D21];match;mismatch);[.W21]+gap;[.X20]+gap))">
            <text:p/>
          </table:table-cell>
          <table:table-cell table:style-name="ce15" table:formula="of:=IF(OR([.Y$4]=&quot;&quot;;[.$D21]=&quot;&quot;);&quot;&quot;;MAX([.X20]+IF([.Y$4]=[.$D21];match;mismatch);[.X21]+gap;[.Y20]+gap))">
            <text:p/>
          </table:table-cell>
          <table:table-cell table:style-name="ce15" table:formula="of:=IF(OR([.Z$4]=&quot;&quot;;[.$D21]=&quot;&quot;);&quot;&quot;;MAX([.Y20]+IF([.Z$4]=[.$D21];match;mismatch);[.Y21]+gap;[.Z20]+gap))">
            <text:p/>
          </table:table-cell>
          <table:table-cell table:style-name="ce15" table:formula="of:=IF(OR([.AA$4]=&quot;&quot;;[.$D21]=&quot;&quot;);&quot;&quot;;MAX([.Z20]+IF([.AA$4]=[.$D21];match;mismatch);[.Z21]+gap;[.AA20]+gap))">
            <text:p/>
          </table:table-cell>
          <table:table-cell table:style-name="ce15" table:formula="of:=IF(OR([.AB$4]=&quot;&quot;;[.$D21]=&quot;&quot;);&quot;&quot;;MAX([.AA20]+IF([.AB$4]=[.$D21];match;mismatch);[.AA21]+gap;[.AB20]+gap))">
            <text:p/>
          </table:table-cell>
          <table:table-cell table:style-name="ce15" table:formula="of:=IF(OR([.AC$4]=&quot;&quot;;[.$D21]=&quot;&quot;);&quot;&quot;;MAX([.AB20]+IF([.AC$4]=[.$D21];match;mismatch);[.AB21]+gap;[.AC20]+gap))">
            <text:p/>
          </table:table-cell>
          <table:table-cell table:style-name="ce15" table:formula="of:=IF(OR([.AD$4]=&quot;&quot;;[.$D21]=&quot;&quot;);&quot;&quot;;MAX([.AC20]+IF([.AD$4]=[.$D21];match;mismatch);[.AC21]+gap;[.AD20]+gap))">
            <text:p/>
          </table:table-cell>
          <table:table-cell table:style-name="ce15" table:formula="of:=IF(OR([.AE$4]=&quot;&quot;;[.$D21]=&quot;&quot;);&quot;&quot;;MAX([.AD20]+IF([.AE$4]=[.$D21];match;mismatch);[.AD21]+gap;[.AE20]+gap))">
            <text:p/>
          </table:table-cell>
          <table:table-cell table:style-name="ce15" table:formula="of:=IF(OR([.AF$4]=&quot;&quot;;[.$D21]=&quot;&quot;);&quot;&quot;;MAX([.AE20]+IF([.AF$4]=[.$D21];match;mismatch);[.AE21]+gap;[.AF20]+gap))">
            <text:p/>
          </table:table-cell>
          <table:table-cell table:style-name="ce15" table:formula="of:=IF(OR([.AG$4]=&quot;&quot;;[.$D21]=&quot;&quot;);&quot;&quot;;MAX([.AF20]+IF([.AG$4]=[.$D21];match;mismatch);[.AF21]+gap;[.AG20]+gap))">
            <text:p/>
          </table:table-cell>
          <table:table-cell table:style-name="ce15" table:formula="of:=IF(OR([.AH$4]=&quot;&quot;;[.$D21]=&quot;&quot;);&quot;&quot;;MAX([.AG20]+IF([.AH$4]=[.$D21];match;mismatch);[.AG21]+gap;[.AH20]+gap))">
            <text:p/>
          </table:table-cell>
          <table:table-cell table:style-name="ce15" table:formula="of:=IF(OR([.AI$4]=&quot;&quot;;[.$D21]=&quot;&quot;);&quot;&quot;;MAX([.AH20]+IF([.AI$4]=[.$D21];match;mismatch);[.AH21]+gap;[.AI20]+gap))">
            <text:p/>
          </table:table-cell>
          <table:table-cell table:style-name="ce15" table:formula="of:=IF(OR([.AJ$4]=&quot;&quot;;[.$D21]=&quot;&quot;);&quot;&quot;;MAX([.AI20]+IF([.AJ$4]=[.$D21];match;mismatch);[.AI21]+gap;[.AJ20]+gap))">
            <text:p/>
          </table:table-cell>
          <table:table-cell table:style-name="ce15" table:formula="of:=IF(OR([.AK$4]=&quot;&quot;;[.$D21]=&quot;&quot;);&quot;&quot;;MAX([.AJ20]+IF([.AK$4]=[.$D21];match;mismatch);[.AJ21]+gap;[.AK20]+gap))">
            <text:p/>
          </table:table-cell>
          <table:table-cell table:style-name="ce15" table:formula="of:=IF(OR([.AL$4]=&quot;&quot;;[.$D21]=&quot;&quot;);&quot;&quot;;MAX([.AK20]+IF([.AL$4]=[.$D21];match;mismatch);[.AK21]+gap;[.AL20]+gap))">
            <text:p/>
          </table:table-cell>
          <table:table-cell table:style-name="ce15" table:formula="of:=IF(OR([.AM$4]=&quot;&quot;;[.$D21]=&quot;&quot;);&quot;&quot;;MAX([.AL20]+IF([.AM$4]=[.$D21];match;mismatch);[.AL21]+gap;[.AM20]+gap))">
            <text:p/>
          </table:table-cell>
          <table:table-cell table:style-name="ce15" table:formula="of:=IF(OR([.AN$4]=&quot;&quot;;[.$D21]=&quot;&quot;);&quot;&quot;;MAX([.AM20]+IF([.AN$4]=[.$D21];match;mismatch);[.AM21]+gap;[.AN20]+gap))">
            <text:p/>
          </table:table-cell>
          <table:table-cell table:style-name="ce15" table:formula="of:=IF(OR([.AO$4]=&quot;&quot;;[.$D21]=&quot;&quot;);&quot;&quot;;MAX([.AN20]+IF([.AO$4]=[.$D21];match;mismatch);[.AN21]+gap;[.AO20]+gap))">
            <text:p/>
          </table:table-cell>
          <table:table-cell table:style-name="ce15" table:formula="of:=IF(OR([.AP$4]=&quot;&quot;;[.$D21]=&quot;&quot;);&quot;&quot;;MAX([.AO20]+IF([.AP$4]=[.$D21];match;mismatch);[.AO21]+gap;[.AP20]+gap))">
            <text:p/>
          </table:table-cell>
          <table:table-cell table:style-name="ce15" table:formula="of:=IF(OR([.AQ$4]=&quot;&quot;;[.$D21]=&quot;&quot;);&quot;&quot;;MAX([.AP20]+IF([.AQ$4]=[.$D21];match;mismatch);[.AP21]+gap;[.AQ20]+gap))">
            <text:p/>
          </table:table-cell>
          <table:table-cell table:style-name="ce15" table:formula="of:=IF(OR([.AR$4]=&quot;&quot;;[.$D21]=&quot;&quot;);&quot;&quot;;MAX([.AQ20]+IF([.AR$4]=[.$D21];match;mismatch);[.AQ21]+gap;[.AR20]+gap))">
            <text:p/>
          </table:table-cell>
          <table:table-cell table:style-name="ce15" table:formula="of:=IF(OR([.AS$4]=&quot;&quot;;[.$D21]=&quot;&quot;);&quot;&quot;;MAX([.AR20]+IF([.AS$4]=[.$D21];match;mismatch);[.AR21]+gap;[.AS20]+gap))">
            <text:p/>
          </table:table-cell>
          <table:table-cell table:style-name="ce15" table:formula="of:=IF(OR([.AT$4]=&quot;&quot;;[.$D21]=&quot;&quot;);&quot;&quot;;MAX([.AS20]+IF([.AT$4]=[.$D21];match;mismatch);[.AS21]+gap;[.AT20]+gap))">
            <text:p/>
          </table:table-cell>
          <table:table-cell table:style-name="ce15" table:formula="of:=IF(OR([.AU$4]=&quot;&quot;;[.$D21]=&quot;&quot;);&quot;&quot;;MAX([.AT20]+IF([.AU$4]=[.$D21];match;mismatch);[.AT21]+gap;[.AU20]+gap))">
            <text:p/>
          </table:table-cell>
          <table:table-cell table:style-name="ce15" table:formula="of:=IF(OR([.AV$4]=&quot;&quot;;[.$D21]=&quot;&quot;);&quot;&quot;;MAX([.AU20]+IF([.AV$4]=[.$D21];match;mismatch);[.AU21]+gap;[.AV20]+gap))">
            <text:p/>
          </table:table-cell>
          <table:table-cell table:style-name="ce15" table:formula="of:=IF(OR([.AW$4]=&quot;&quot;;[.$D21]=&quot;&quot;);&quot;&quot;;MAX([.AV20]+IF([.AW$4]=[.$D21];match;mismatch);[.AV21]+gap;[.AW20]+gap))">
            <text:p/>
          </table:table-cell>
          <table:table-cell table:style-name="ce15" table:formula="of:=IF(OR([.AX$4]=&quot;&quot;;[.$D21]=&quot;&quot;);&quot;&quot;;MAX([.AW20]+IF([.AX$4]=[.$D21];match;mismatch);[.AW21]+gap;[.AX20]+gap))">
            <text:p/>
          </table:table-cell>
          <table:table-cell table:style-name="ce15" table:formula="of:=IF(OR([.AY$4]=&quot;&quot;;[.$D21]=&quot;&quot;);&quot;&quot;;MAX([.AX20]+IF([.AY$4]=[.$D21];match;mismatch);[.AX21]+gap;[.AY20]+gap))">
            <text:p/>
          </table:table-cell>
          <table:table-cell table:style-name="ce15" table:formula="of:=IF(OR([.AZ$4]=&quot;&quot;;[.$D21]=&quot;&quot;);&quot;&quot;;MAX([.AY20]+IF([.AZ$4]=[.$D21];match;mismatch);[.AY21]+gap;[.AZ20]+gap))">
            <text:p/>
          </table:table-cell>
          <table:table-cell table:style-name="ce15" table:formula="of:=IF(OR([.BA$4]=&quot;&quot;;[.$D21]=&quot;&quot;);&quot;&quot;;MAX([.AZ20]+IF([.BA$4]=[.$D21];match;mismatch);[.AZ21]+gap;[.BA20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2]=&quot;&quot;;&quot;&quot;;gap*(ROW()-ROW(start2)+1))">
            <text:p/>
          </table:table-cell>
          <table:table-cell table:style-name="ce15" table:formula="of:=IF(OR([.F$4]=&quot;&quot;;[.$D22]=&quot;&quot;);&quot;&quot;;MAX([.E21]+IF([.F$4]=[.$D22];match;mismatch);[.E22]+gap;[.F21]+gap))">
            <text:p/>
          </table:table-cell>
          <table:table-cell table:style-name="ce15" table:formula="of:=IF(OR([.G$4]=&quot;&quot;;[.$D22]=&quot;&quot;);&quot;&quot;;MAX([.F21]+IF([.G$4]=[.$D22];match;mismatch);[.F22]+gap;[.G21]+gap))">
            <text:p/>
          </table:table-cell>
          <table:table-cell table:style-name="ce15" table:formula="of:=IF(OR([.H$4]=&quot;&quot;;[.$D22]=&quot;&quot;);&quot;&quot;;MAX([.G21]+IF([.H$4]=[.$D22];match;mismatch);[.G22]+gap;[.H21]+gap))">
            <text:p/>
          </table:table-cell>
          <table:table-cell table:style-name="ce15" table:formula="of:=IF(OR([.I$4]=&quot;&quot;;[.$D22]=&quot;&quot;);&quot;&quot;;MAX([.H21]+IF([.I$4]=[.$D22];match;mismatch);[.H22]+gap;[.I21]+gap))">
            <text:p/>
          </table:table-cell>
          <table:table-cell table:style-name="ce15" table:formula="of:=IF(OR([.J$4]=&quot;&quot;;[.$D22]=&quot;&quot;);&quot;&quot;;MAX([.I21]+IF([.J$4]=[.$D22];match;mismatch);[.I22]+gap;[.J21]+gap))">
            <text:p/>
          </table:table-cell>
          <table:table-cell table:style-name="ce15" table:formula="of:=IF(OR([.K$4]=&quot;&quot;;[.$D22]=&quot;&quot;);&quot;&quot;;MAX([.J21]+IF([.K$4]=[.$D22];match;mismatch);[.J22]+gap;[.K21]+gap))">
            <text:p/>
          </table:table-cell>
          <table:table-cell table:style-name="ce15" table:formula="of:=IF(OR([.L$4]=&quot;&quot;;[.$D22]=&quot;&quot;);&quot;&quot;;MAX([.K21]+IF([.L$4]=[.$D22];match;mismatch);[.K22]+gap;[.L21]+gap))">
            <text:p/>
          </table:table-cell>
          <table:table-cell table:style-name="ce15" table:formula="of:=IF(OR([.M$4]=&quot;&quot;;[.$D22]=&quot;&quot;);&quot;&quot;;MAX([.L21]+IF([.M$4]=[.$D22];match;mismatch);[.L22]+gap;[.M21]+gap))">
            <text:p/>
          </table:table-cell>
          <table:table-cell table:style-name="ce15" table:formula="of:=IF(OR([.N$4]=&quot;&quot;;[.$D22]=&quot;&quot;);&quot;&quot;;MAX([.M21]+IF([.N$4]=[.$D22];match;mismatch);[.M22]+gap;[.N21]+gap))">
            <text:p/>
          </table:table-cell>
          <table:table-cell table:style-name="ce15" table:formula="of:=IF(OR([.O$4]=&quot;&quot;;[.$D22]=&quot;&quot;);&quot;&quot;;MAX([.N21]+IF([.O$4]=[.$D22];match;mismatch);[.N22]+gap;[.O21]+gap))">
            <text:p/>
          </table:table-cell>
          <table:table-cell table:style-name="ce15" table:formula="of:=IF(OR([.P$4]=&quot;&quot;;[.$D22]=&quot;&quot;);&quot;&quot;;MAX([.O21]+IF([.P$4]=[.$D22];match;mismatch);[.O22]+gap;[.P21]+gap))">
            <text:p/>
          </table:table-cell>
          <table:table-cell table:style-name="ce15" table:formula="of:=IF(OR([.Q$4]=&quot;&quot;;[.$D22]=&quot;&quot;);&quot;&quot;;MAX([.P21]+IF([.Q$4]=[.$D22];match;mismatch);[.P22]+gap;[.Q21]+gap))">
            <text:p/>
          </table:table-cell>
          <table:table-cell table:style-name="ce15" table:formula="of:=IF(OR([.R$4]=&quot;&quot;;[.$D22]=&quot;&quot;);&quot;&quot;;MAX([.Q21]+IF([.R$4]=[.$D22];match;mismatch);[.Q22]+gap;[.R21]+gap))">
            <text:p/>
          </table:table-cell>
          <table:table-cell table:style-name="ce15" table:formula="of:=IF(OR([.S$4]=&quot;&quot;;[.$D22]=&quot;&quot;);&quot;&quot;;MAX([.R21]+IF([.S$4]=[.$D22];match;mismatch);[.R22]+gap;[.S21]+gap))">
            <text:p/>
          </table:table-cell>
          <table:table-cell table:style-name="ce15" table:formula="of:=IF(OR([.T$4]=&quot;&quot;;[.$D22]=&quot;&quot;);&quot;&quot;;MAX([.S21]+IF([.T$4]=[.$D22];match;mismatch);[.S22]+gap;[.T21]+gap))">
            <text:p/>
          </table:table-cell>
          <table:table-cell table:style-name="ce15" table:formula="of:=IF(OR([.U$4]=&quot;&quot;;[.$D22]=&quot;&quot;);&quot;&quot;;MAX([.T21]+IF([.U$4]=[.$D22];match;mismatch);[.T22]+gap;[.U21]+gap))">
            <text:p/>
          </table:table-cell>
          <table:table-cell table:style-name="ce15" table:formula="of:=IF(OR([.V$4]=&quot;&quot;;[.$D22]=&quot;&quot;);&quot;&quot;;MAX([.U21]+IF([.V$4]=[.$D22];match;mismatch);[.U22]+gap;[.V21]+gap))">
            <text:p/>
          </table:table-cell>
          <table:table-cell table:style-name="ce15" table:formula="of:=IF(OR([.W$4]=&quot;&quot;;[.$D22]=&quot;&quot;);&quot;&quot;;MAX([.V21]+IF([.W$4]=[.$D22];match;mismatch);[.V22]+gap;[.W21]+gap))">
            <text:p/>
          </table:table-cell>
          <table:table-cell table:style-name="ce15" table:formula="of:=IF(OR([.X$4]=&quot;&quot;;[.$D22]=&quot;&quot;);&quot;&quot;;MAX([.W21]+IF([.X$4]=[.$D22];match;mismatch);[.W22]+gap;[.X21]+gap))">
            <text:p/>
          </table:table-cell>
          <table:table-cell table:style-name="ce15" table:formula="of:=IF(OR([.Y$4]=&quot;&quot;;[.$D22]=&quot;&quot;);&quot;&quot;;MAX([.X21]+IF([.Y$4]=[.$D22];match;mismatch);[.X22]+gap;[.Y21]+gap))">
            <text:p/>
          </table:table-cell>
          <table:table-cell table:style-name="ce15" table:formula="of:=IF(OR([.Z$4]=&quot;&quot;;[.$D22]=&quot;&quot;);&quot;&quot;;MAX([.Y21]+IF([.Z$4]=[.$D22];match;mismatch);[.Y22]+gap;[.Z21]+gap))">
            <text:p/>
          </table:table-cell>
          <table:table-cell table:style-name="ce15" table:formula="of:=IF(OR([.AA$4]=&quot;&quot;;[.$D22]=&quot;&quot;);&quot;&quot;;MAX([.Z21]+IF([.AA$4]=[.$D22];match;mismatch);[.Z22]+gap;[.AA21]+gap))">
            <text:p/>
          </table:table-cell>
          <table:table-cell table:style-name="ce15" table:formula="of:=IF(OR([.AB$4]=&quot;&quot;;[.$D22]=&quot;&quot;);&quot;&quot;;MAX([.AA21]+IF([.AB$4]=[.$D22];match;mismatch);[.AA22]+gap;[.AB21]+gap))">
            <text:p/>
          </table:table-cell>
          <table:table-cell table:style-name="ce15" table:formula="of:=IF(OR([.AC$4]=&quot;&quot;;[.$D22]=&quot;&quot;);&quot;&quot;;MAX([.AB21]+IF([.AC$4]=[.$D22];match;mismatch);[.AB22]+gap;[.AC21]+gap))">
            <text:p/>
          </table:table-cell>
          <table:table-cell table:style-name="ce15" table:formula="of:=IF(OR([.AD$4]=&quot;&quot;;[.$D22]=&quot;&quot;);&quot;&quot;;MAX([.AC21]+IF([.AD$4]=[.$D22];match;mismatch);[.AC22]+gap;[.AD21]+gap))">
            <text:p/>
          </table:table-cell>
          <table:table-cell table:style-name="ce15" table:formula="of:=IF(OR([.AE$4]=&quot;&quot;;[.$D22]=&quot;&quot;);&quot;&quot;;MAX([.AD21]+IF([.AE$4]=[.$D22];match;mismatch);[.AD22]+gap;[.AE21]+gap))">
            <text:p/>
          </table:table-cell>
          <table:table-cell table:style-name="ce15" table:formula="of:=IF(OR([.AF$4]=&quot;&quot;;[.$D22]=&quot;&quot;);&quot;&quot;;MAX([.AE21]+IF([.AF$4]=[.$D22];match;mismatch);[.AE22]+gap;[.AF21]+gap))">
            <text:p/>
          </table:table-cell>
          <table:table-cell table:style-name="ce15" table:formula="of:=IF(OR([.AG$4]=&quot;&quot;;[.$D22]=&quot;&quot;);&quot;&quot;;MAX([.AF21]+IF([.AG$4]=[.$D22];match;mismatch);[.AF22]+gap;[.AG21]+gap))">
            <text:p/>
          </table:table-cell>
          <table:table-cell table:style-name="ce15" table:formula="of:=IF(OR([.AH$4]=&quot;&quot;;[.$D22]=&quot;&quot;);&quot;&quot;;MAX([.AG21]+IF([.AH$4]=[.$D22];match;mismatch);[.AG22]+gap;[.AH21]+gap))">
            <text:p/>
          </table:table-cell>
          <table:table-cell table:style-name="ce15" table:formula="of:=IF(OR([.AI$4]=&quot;&quot;;[.$D22]=&quot;&quot;);&quot;&quot;;MAX([.AH21]+IF([.AI$4]=[.$D22];match;mismatch);[.AH22]+gap;[.AI21]+gap))">
            <text:p/>
          </table:table-cell>
          <table:table-cell table:style-name="ce15" table:formula="of:=IF(OR([.AJ$4]=&quot;&quot;;[.$D22]=&quot;&quot;);&quot;&quot;;MAX([.AI21]+IF([.AJ$4]=[.$D22];match;mismatch);[.AI22]+gap;[.AJ21]+gap))">
            <text:p/>
          </table:table-cell>
          <table:table-cell table:style-name="ce15" table:formula="of:=IF(OR([.AK$4]=&quot;&quot;;[.$D22]=&quot;&quot;);&quot;&quot;;MAX([.AJ21]+IF([.AK$4]=[.$D22];match;mismatch);[.AJ22]+gap;[.AK21]+gap))">
            <text:p/>
          </table:table-cell>
          <table:table-cell table:style-name="ce15" table:formula="of:=IF(OR([.AL$4]=&quot;&quot;;[.$D22]=&quot;&quot;);&quot;&quot;;MAX([.AK21]+IF([.AL$4]=[.$D22];match;mismatch);[.AK22]+gap;[.AL21]+gap))">
            <text:p/>
          </table:table-cell>
          <table:table-cell table:style-name="ce15" table:formula="of:=IF(OR([.AM$4]=&quot;&quot;;[.$D22]=&quot;&quot;);&quot;&quot;;MAX([.AL21]+IF([.AM$4]=[.$D22];match;mismatch);[.AL22]+gap;[.AM21]+gap))">
            <text:p/>
          </table:table-cell>
          <table:table-cell table:style-name="ce15" table:formula="of:=IF(OR([.AN$4]=&quot;&quot;;[.$D22]=&quot;&quot;);&quot;&quot;;MAX([.AM21]+IF([.AN$4]=[.$D22];match;mismatch);[.AM22]+gap;[.AN21]+gap))">
            <text:p/>
          </table:table-cell>
          <table:table-cell table:style-name="ce15" table:formula="of:=IF(OR([.AO$4]=&quot;&quot;;[.$D22]=&quot;&quot;);&quot;&quot;;MAX([.AN21]+IF([.AO$4]=[.$D22];match;mismatch);[.AN22]+gap;[.AO21]+gap))">
            <text:p/>
          </table:table-cell>
          <table:table-cell table:style-name="ce15" table:formula="of:=IF(OR([.AP$4]=&quot;&quot;;[.$D22]=&quot;&quot;);&quot;&quot;;MAX([.AO21]+IF([.AP$4]=[.$D22];match;mismatch);[.AO22]+gap;[.AP21]+gap))">
            <text:p/>
          </table:table-cell>
          <table:table-cell table:style-name="ce15" table:formula="of:=IF(OR([.AQ$4]=&quot;&quot;;[.$D22]=&quot;&quot;);&quot;&quot;;MAX([.AP21]+IF([.AQ$4]=[.$D22];match;mismatch);[.AP22]+gap;[.AQ21]+gap))">
            <text:p/>
          </table:table-cell>
          <table:table-cell table:style-name="ce15" table:formula="of:=IF(OR([.AR$4]=&quot;&quot;;[.$D22]=&quot;&quot;);&quot;&quot;;MAX([.AQ21]+IF([.AR$4]=[.$D22];match;mismatch);[.AQ22]+gap;[.AR21]+gap))">
            <text:p/>
          </table:table-cell>
          <table:table-cell table:style-name="ce15" table:formula="of:=IF(OR([.AS$4]=&quot;&quot;;[.$D22]=&quot;&quot;);&quot;&quot;;MAX([.AR21]+IF([.AS$4]=[.$D22];match;mismatch);[.AR22]+gap;[.AS21]+gap))">
            <text:p/>
          </table:table-cell>
          <table:table-cell table:style-name="ce15" table:formula="of:=IF(OR([.AT$4]=&quot;&quot;;[.$D22]=&quot;&quot;);&quot;&quot;;MAX([.AS21]+IF([.AT$4]=[.$D22];match;mismatch);[.AS22]+gap;[.AT21]+gap))">
            <text:p/>
          </table:table-cell>
          <table:table-cell table:style-name="ce15" table:formula="of:=IF(OR([.AU$4]=&quot;&quot;;[.$D22]=&quot;&quot;);&quot;&quot;;MAX([.AT21]+IF([.AU$4]=[.$D22];match;mismatch);[.AT22]+gap;[.AU21]+gap))">
            <text:p/>
          </table:table-cell>
          <table:table-cell table:style-name="ce15" table:formula="of:=IF(OR([.AV$4]=&quot;&quot;;[.$D22]=&quot;&quot;);&quot;&quot;;MAX([.AU21]+IF([.AV$4]=[.$D22];match;mismatch);[.AU22]+gap;[.AV21]+gap))">
            <text:p/>
          </table:table-cell>
          <table:table-cell table:style-name="ce15" table:formula="of:=IF(OR([.AW$4]=&quot;&quot;;[.$D22]=&quot;&quot;);&quot;&quot;;MAX([.AV21]+IF([.AW$4]=[.$D22];match;mismatch);[.AV22]+gap;[.AW21]+gap))">
            <text:p/>
          </table:table-cell>
          <table:table-cell table:style-name="ce15" table:formula="of:=IF(OR([.AX$4]=&quot;&quot;;[.$D22]=&quot;&quot;);&quot;&quot;;MAX([.AW21]+IF([.AX$4]=[.$D22];match;mismatch);[.AW22]+gap;[.AX21]+gap))">
            <text:p/>
          </table:table-cell>
          <table:table-cell table:style-name="ce15" table:formula="of:=IF(OR([.AY$4]=&quot;&quot;;[.$D22]=&quot;&quot;);&quot;&quot;;MAX([.AX21]+IF([.AY$4]=[.$D22];match;mismatch);[.AX22]+gap;[.AY21]+gap))">
            <text:p/>
          </table:table-cell>
          <table:table-cell table:style-name="ce15" table:formula="of:=IF(OR([.AZ$4]=&quot;&quot;;[.$D22]=&quot;&quot;);&quot;&quot;;MAX([.AY21]+IF([.AZ$4]=[.$D22];match;mismatch);[.AY22]+gap;[.AZ21]+gap))">
            <text:p/>
          </table:table-cell>
          <table:table-cell table:style-name="ce15" table:formula="of:=IF(OR([.BA$4]=&quot;&quot;;[.$D22]=&quot;&quot;);&quot;&quot;;MAX([.AZ21]+IF([.BA$4]=[.$D22];match;mismatch);[.AZ22]+gap;[.BA21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3]=&quot;&quot;;&quot;&quot;;gap*(ROW()-ROW(start2)+1))">
            <text:p/>
          </table:table-cell>
          <table:table-cell table:style-name="ce15" table:formula="of:=IF(OR([.F$4]=&quot;&quot;;[.$D23]=&quot;&quot;);&quot;&quot;;MAX([.E22]+IF([.F$4]=[.$D23];match;mismatch);[.E23]+gap;[.F22]+gap))">
            <text:p/>
          </table:table-cell>
          <table:table-cell table:style-name="ce15" table:formula="of:=IF(OR([.G$4]=&quot;&quot;;[.$D23]=&quot;&quot;);&quot;&quot;;MAX([.F22]+IF([.G$4]=[.$D23];match;mismatch);[.F23]+gap;[.G22]+gap))">
            <text:p/>
          </table:table-cell>
          <table:table-cell table:style-name="ce15" table:formula="of:=IF(OR([.H$4]=&quot;&quot;;[.$D23]=&quot;&quot;);&quot;&quot;;MAX([.G22]+IF([.H$4]=[.$D23];match;mismatch);[.G23]+gap;[.H22]+gap))">
            <text:p/>
          </table:table-cell>
          <table:table-cell table:style-name="ce15" table:formula="of:=IF(OR([.I$4]=&quot;&quot;;[.$D23]=&quot;&quot;);&quot;&quot;;MAX([.H22]+IF([.I$4]=[.$D23];match;mismatch);[.H23]+gap;[.I22]+gap))">
            <text:p/>
          </table:table-cell>
          <table:table-cell table:style-name="ce15" table:formula="of:=IF(OR([.J$4]=&quot;&quot;;[.$D23]=&quot;&quot;);&quot;&quot;;MAX([.I22]+IF([.J$4]=[.$D23];match;mismatch);[.I23]+gap;[.J22]+gap))">
            <text:p/>
          </table:table-cell>
          <table:table-cell table:style-name="ce15" table:formula="of:=IF(OR([.K$4]=&quot;&quot;;[.$D23]=&quot;&quot;);&quot;&quot;;MAX([.J22]+IF([.K$4]=[.$D23];match;mismatch);[.J23]+gap;[.K22]+gap))">
            <text:p/>
          </table:table-cell>
          <table:table-cell table:style-name="ce15" table:formula="of:=IF(OR([.L$4]=&quot;&quot;;[.$D23]=&quot;&quot;);&quot;&quot;;MAX([.K22]+IF([.L$4]=[.$D23];match;mismatch);[.K23]+gap;[.L22]+gap))">
            <text:p/>
          </table:table-cell>
          <table:table-cell table:style-name="ce15" table:formula="of:=IF(OR([.M$4]=&quot;&quot;;[.$D23]=&quot;&quot;);&quot;&quot;;MAX([.L22]+IF([.M$4]=[.$D23];match;mismatch);[.L23]+gap;[.M22]+gap))">
            <text:p/>
          </table:table-cell>
          <table:table-cell table:style-name="ce15" table:formula="of:=IF(OR([.N$4]=&quot;&quot;;[.$D23]=&quot;&quot;);&quot;&quot;;MAX([.M22]+IF([.N$4]=[.$D23];match;mismatch);[.M23]+gap;[.N22]+gap))">
            <text:p/>
          </table:table-cell>
          <table:table-cell table:style-name="ce15" table:formula="of:=IF(OR([.O$4]=&quot;&quot;;[.$D23]=&quot;&quot;);&quot;&quot;;MAX([.N22]+IF([.O$4]=[.$D23];match;mismatch);[.N23]+gap;[.O22]+gap))">
            <text:p/>
          </table:table-cell>
          <table:table-cell table:style-name="ce15" table:formula="of:=IF(OR([.P$4]=&quot;&quot;;[.$D23]=&quot;&quot;);&quot;&quot;;MAX([.O22]+IF([.P$4]=[.$D23];match;mismatch);[.O23]+gap;[.P22]+gap))">
            <text:p/>
          </table:table-cell>
          <table:table-cell table:style-name="ce15" table:formula="of:=IF(OR([.Q$4]=&quot;&quot;;[.$D23]=&quot;&quot;);&quot;&quot;;MAX([.P22]+IF([.Q$4]=[.$D23];match;mismatch);[.P23]+gap;[.Q22]+gap))">
            <text:p/>
          </table:table-cell>
          <table:table-cell table:style-name="ce15" table:formula="of:=IF(OR([.R$4]=&quot;&quot;;[.$D23]=&quot;&quot;);&quot;&quot;;MAX([.Q22]+IF([.R$4]=[.$D23];match;mismatch);[.Q23]+gap;[.R22]+gap))">
            <text:p/>
          </table:table-cell>
          <table:table-cell table:style-name="ce15" table:formula="of:=IF(OR([.S$4]=&quot;&quot;;[.$D23]=&quot;&quot;);&quot;&quot;;MAX([.R22]+IF([.S$4]=[.$D23];match;mismatch);[.R23]+gap;[.S22]+gap))">
            <text:p/>
          </table:table-cell>
          <table:table-cell table:style-name="ce15" table:formula="of:=IF(OR([.T$4]=&quot;&quot;;[.$D23]=&quot;&quot;);&quot;&quot;;MAX([.S22]+IF([.T$4]=[.$D23];match;mismatch);[.S23]+gap;[.T22]+gap))">
            <text:p/>
          </table:table-cell>
          <table:table-cell table:style-name="ce15" table:formula="of:=IF(OR([.U$4]=&quot;&quot;;[.$D23]=&quot;&quot;);&quot;&quot;;MAX([.T22]+IF([.U$4]=[.$D23];match;mismatch);[.T23]+gap;[.U22]+gap))">
            <text:p/>
          </table:table-cell>
          <table:table-cell table:style-name="ce15" table:formula="of:=IF(OR([.V$4]=&quot;&quot;;[.$D23]=&quot;&quot;);&quot;&quot;;MAX([.U22]+IF([.V$4]=[.$D23];match;mismatch);[.U23]+gap;[.V22]+gap))">
            <text:p/>
          </table:table-cell>
          <table:table-cell table:style-name="ce15" table:formula="of:=IF(OR([.W$4]=&quot;&quot;;[.$D23]=&quot;&quot;);&quot;&quot;;MAX([.V22]+IF([.W$4]=[.$D23];match;mismatch);[.V23]+gap;[.W22]+gap))">
            <text:p/>
          </table:table-cell>
          <table:table-cell table:style-name="ce15" table:formula="of:=IF(OR([.X$4]=&quot;&quot;;[.$D23]=&quot;&quot;);&quot;&quot;;MAX([.W22]+IF([.X$4]=[.$D23];match;mismatch);[.W23]+gap;[.X22]+gap))">
            <text:p/>
          </table:table-cell>
          <table:table-cell table:style-name="ce15" table:formula="of:=IF(OR([.Y$4]=&quot;&quot;;[.$D23]=&quot;&quot;);&quot;&quot;;MAX([.X22]+IF([.Y$4]=[.$D23];match;mismatch);[.X23]+gap;[.Y22]+gap))">
            <text:p/>
          </table:table-cell>
          <table:table-cell table:style-name="ce15" table:formula="of:=IF(OR([.Z$4]=&quot;&quot;;[.$D23]=&quot;&quot;);&quot;&quot;;MAX([.Y22]+IF([.Z$4]=[.$D23];match;mismatch);[.Y23]+gap;[.Z22]+gap))">
            <text:p/>
          </table:table-cell>
          <table:table-cell table:style-name="ce15" table:formula="of:=IF(OR([.AA$4]=&quot;&quot;;[.$D23]=&quot;&quot;);&quot;&quot;;MAX([.Z22]+IF([.AA$4]=[.$D23];match;mismatch);[.Z23]+gap;[.AA22]+gap))">
            <text:p/>
          </table:table-cell>
          <table:table-cell table:style-name="ce15" table:formula="of:=IF(OR([.AB$4]=&quot;&quot;;[.$D23]=&quot;&quot;);&quot;&quot;;MAX([.AA22]+IF([.AB$4]=[.$D23];match;mismatch);[.AA23]+gap;[.AB22]+gap))">
            <text:p/>
          </table:table-cell>
          <table:table-cell table:style-name="ce15" table:formula="of:=IF(OR([.AC$4]=&quot;&quot;;[.$D23]=&quot;&quot;);&quot;&quot;;MAX([.AB22]+IF([.AC$4]=[.$D23];match;mismatch);[.AB23]+gap;[.AC22]+gap))">
            <text:p/>
          </table:table-cell>
          <table:table-cell table:style-name="ce15" table:formula="of:=IF(OR([.AD$4]=&quot;&quot;;[.$D23]=&quot;&quot;);&quot;&quot;;MAX([.AC22]+IF([.AD$4]=[.$D23];match;mismatch);[.AC23]+gap;[.AD22]+gap))">
            <text:p/>
          </table:table-cell>
          <table:table-cell table:style-name="ce15" table:formula="of:=IF(OR([.AE$4]=&quot;&quot;;[.$D23]=&quot;&quot;);&quot;&quot;;MAX([.AD22]+IF([.AE$4]=[.$D23];match;mismatch);[.AD23]+gap;[.AE22]+gap))">
            <text:p/>
          </table:table-cell>
          <table:table-cell table:style-name="ce15" table:formula="of:=IF(OR([.AF$4]=&quot;&quot;;[.$D23]=&quot;&quot;);&quot;&quot;;MAX([.AE22]+IF([.AF$4]=[.$D23];match;mismatch);[.AE23]+gap;[.AF22]+gap))">
            <text:p/>
          </table:table-cell>
          <table:table-cell table:style-name="ce15" table:formula="of:=IF(OR([.AG$4]=&quot;&quot;;[.$D23]=&quot;&quot;);&quot;&quot;;MAX([.AF22]+IF([.AG$4]=[.$D23];match;mismatch);[.AF23]+gap;[.AG22]+gap))">
            <text:p/>
          </table:table-cell>
          <table:table-cell table:style-name="ce15" table:formula="of:=IF(OR([.AH$4]=&quot;&quot;;[.$D23]=&quot;&quot;);&quot;&quot;;MAX([.AG22]+IF([.AH$4]=[.$D23];match;mismatch);[.AG23]+gap;[.AH22]+gap))">
            <text:p/>
          </table:table-cell>
          <table:table-cell table:style-name="ce15" table:formula="of:=IF(OR([.AI$4]=&quot;&quot;;[.$D23]=&quot;&quot;);&quot;&quot;;MAX([.AH22]+IF([.AI$4]=[.$D23];match;mismatch);[.AH23]+gap;[.AI22]+gap))">
            <text:p/>
          </table:table-cell>
          <table:table-cell table:style-name="ce15" table:formula="of:=IF(OR([.AJ$4]=&quot;&quot;;[.$D23]=&quot;&quot;);&quot;&quot;;MAX([.AI22]+IF([.AJ$4]=[.$D23];match;mismatch);[.AI23]+gap;[.AJ22]+gap))">
            <text:p/>
          </table:table-cell>
          <table:table-cell table:style-name="ce15" table:formula="of:=IF(OR([.AK$4]=&quot;&quot;;[.$D23]=&quot;&quot;);&quot;&quot;;MAX([.AJ22]+IF([.AK$4]=[.$D23];match;mismatch);[.AJ23]+gap;[.AK22]+gap))">
            <text:p/>
          </table:table-cell>
          <table:table-cell table:style-name="ce15" table:formula="of:=IF(OR([.AL$4]=&quot;&quot;;[.$D23]=&quot;&quot;);&quot;&quot;;MAX([.AK22]+IF([.AL$4]=[.$D23];match;mismatch);[.AK23]+gap;[.AL22]+gap))">
            <text:p/>
          </table:table-cell>
          <table:table-cell table:style-name="ce15" table:formula="of:=IF(OR([.AM$4]=&quot;&quot;;[.$D23]=&quot;&quot;);&quot;&quot;;MAX([.AL22]+IF([.AM$4]=[.$D23];match;mismatch);[.AL23]+gap;[.AM22]+gap))">
            <text:p/>
          </table:table-cell>
          <table:table-cell table:style-name="ce15" table:formula="of:=IF(OR([.AN$4]=&quot;&quot;;[.$D23]=&quot;&quot;);&quot;&quot;;MAX([.AM22]+IF([.AN$4]=[.$D23];match;mismatch);[.AM23]+gap;[.AN22]+gap))">
            <text:p/>
          </table:table-cell>
          <table:table-cell table:style-name="ce15" table:formula="of:=IF(OR([.AO$4]=&quot;&quot;;[.$D23]=&quot;&quot;);&quot;&quot;;MAX([.AN22]+IF([.AO$4]=[.$D23];match;mismatch);[.AN23]+gap;[.AO22]+gap))">
            <text:p/>
          </table:table-cell>
          <table:table-cell table:style-name="ce15" table:formula="of:=IF(OR([.AP$4]=&quot;&quot;;[.$D23]=&quot;&quot;);&quot;&quot;;MAX([.AO22]+IF([.AP$4]=[.$D23];match;mismatch);[.AO23]+gap;[.AP22]+gap))">
            <text:p/>
          </table:table-cell>
          <table:table-cell table:style-name="ce15" table:formula="of:=IF(OR([.AQ$4]=&quot;&quot;;[.$D23]=&quot;&quot;);&quot;&quot;;MAX([.AP22]+IF([.AQ$4]=[.$D23];match;mismatch);[.AP23]+gap;[.AQ22]+gap))">
            <text:p/>
          </table:table-cell>
          <table:table-cell table:style-name="ce15" table:formula="of:=IF(OR([.AR$4]=&quot;&quot;;[.$D23]=&quot;&quot;);&quot;&quot;;MAX([.AQ22]+IF([.AR$4]=[.$D23];match;mismatch);[.AQ23]+gap;[.AR22]+gap))">
            <text:p/>
          </table:table-cell>
          <table:table-cell table:style-name="ce15" table:formula="of:=IF(OR([.AS$4]=&quot;&quot;;[.$D23]=&quot;&quot;);&quot;&quot;;MAX([.AR22]+IF([.AS$4]=[.$D23];match;mismatch);[.AR23]+gap;[.AS22]+gap))">
            <text:p/>
          </table:table-cell>
          <table:table-cell table:style-name="ce15" table:formula="of:=IF(OR([.AT$4]=&quot;&quot;;[.$D23]=&quot;&quot;);&quot;&quot;;MAX([.AS22]+IF([.AT$4]=[.$D23];match;mismatch);[.AS23]+gap;[.AT22]+gap))">
            <text:p/>
          </table:table-cell>
          <table:table-cell table:style-name="ce15" table:formula="of:=IF(OR([.AU$4]=&quot;&quot;;[.$D23]=&quot;&quot;);&quot;&quot;;MAX([.AT22]+IF([.AU$4]=[.$D23];match;mismatch);[.AT23]+gap;[.AU22]+gap))">
            <text:p/>
          </table:table-cell>
          <table:table-cell table:style-name="ce15" table:formula="of:=IF(OR([.AV$4]=&quot;&quot;;[.$D23]=&quot;&quot;);&quot;&quot;;MAX([.AU22]+IF([.AV$4]=[.$D23];match;mismatch);[.AU23]+gap;[.AV22]+gap))">
            <text:p/>
          </table:table-cell>
          <table:table-cell table:style-name="ce15" table:formula="of:=IF(OR([.AW$4]=&quot;&quot;;[.$D23]=&quot;&quot;);&quot;&quot;;MAX([.AV22]+IF([.AW$4]=[.$D23];match;mismatch);[.AV23]+gap;[.AW22]+gap))">
            <text:p/>
          </table:table-cell>
          <table:table-cell table:style-name="ce15" table:formula="of:=IF(OR([.AX$4]=&quot;&quot;;[.$D23]=&quot;&quot;);&quot;&quot;;MAX([.AW22]+IF([.AX$4]=[.$D23];match;mismatch);[.AW23]+gap;[.AX22]+gap))">
            <text:p/>
          </table:table-cell>
          <table:table-cell table:style-name="ce15" table:formula="of:=IF(OR([.AY$4]=&quot;&quot;;[.$D23]=&quot;&quot;);&quot;&quot;;MAX([.AX22]+IF([.AY$4]=[.$D23];match;mismatch);[.AX23]+gap;[.AY22]+gap))">
            <text:p/>
          </table:table-cell>
          <table:table-cell table:style-name="ce15" table:formula="of:=IF(OR([.AZ$4]=&quot;&quot;;[.$D23]=&quot;&quot;);&quot;&quot;;MAX([.AY22]+IF([.AZ$4]=[.$D23];match;mismatch);[.AY23]+gap;[.AZ22]+gap))">
            <text:p/>
          </table:table-cell>
          <table:table-cell table:style-name="ce15" table:formula="of:=IF(OR([.BA$4]=&quot;&quot;;[.$D23]=&quot;&quot;);&quot;&quot;;MAX([.AZ22]+IF([.BA$4]=[.$D23];match;mismatch);[.AZ23]+gap;[.BA22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4]=&quot;&quot;;&quot;&quot;;gap*(ROW()-ROW(start2)+1))">
            <text:p/>
          </table:table-cell>
          <table:table-cell table:style-name="ce15" table:formula="of:=IF(OR([.F$4]=&quot;&quot;;[.$D24]=&quot;&quot;);&quot;&quot;;MAX([.E23]+IF([.F$4]=[.$D24];match;mismatch);[.E24]+gap;[.F23]+gap))">
            <text:p/>
          </table:table-cell>
          <table:table-cell table:style-name="ce15" table:formula="of:=IF(OR([.G$4]=&quot;&quot;;[.$D24]=&quot;&quot;);&quot;&quot;;MAX([.F23]+IF([.G$4]=[.$D24];match;mismatch);[.F24]+gap;[.G23]+gap))">
            <text:p/>
          </table:table-cell>
          <table:table-cell table:style-name="ce15" table:formula="of:=IF(OR([.H$4]=&quot;&quot;;[.$D24]=&quot;&quot;);&quot;&quot;;MAX([.G23]+IF([.H$4]=[.$D24];match;mismatch);[.G24]+gap;[.H23]+gap))">
            <text:p/>
          </table:table-cell>
          <table:table-cell table:style-name="ce15" table:formula="of:=IF(OR([.I$4]=&quot;&quot;;[.$D24]=&quot;&quot;);&quot;&quot;;MAX([.H23]+IF([.I$4]=[.$D24];match;mismatch);[.H24]+gap;[.I23]+gap))">
            <text:p/>
          </table:table-cell>
          <table:table-cell table:style-name="ce15" table:formula="of:=IF(OR([.J$4]=&quot;&quot;;[.$D24]=&quot;&quot;);&quot;&quot;;MAX([.I23]+IF([.J$4]=[.$D24];match;mismatch);[.I24]+gap;[.J23]+gap))">
            <text:p/>
          </table:table-cell>
          <table:table-cell table:style-name="ce15" table:formula="of:=IF(OR([.K$4]=&quot;&quot;;[.$D24]=&quot;&quot;);&quot;&quot;;MAX([.J23]+IF([.K$4]=[.$D24];match;mismatch);[.J24]+gap;[.K23]+gap))">
            <text:p/>
          </table:table-cell>
          <table:table-cell table:style-name="ce15" table:formula="of:=IF(OR([.L$4]=&quot;&quot;;[.$D24]=&quot;&quot;);&quot;&quot;;MAX([.K23]+IF([.L$4]=[.$D24];match;mismatch);[.K24]+gap;[.L23]+gap))">
            <text:p/>
          </table:table-cell>
          <table:table-cell table:style-name="ce15" table:formula="of:=IF(OR([.M$4]=&quot;&quot;;[.$D24]=&quot;&quot;);&quot;&quot;;MAX([.L23]+IF([.M$4]=[.$D24];match;mismatch);[.L24]+gap;[.M23]+gap))">
            <text:p/>
          </table:table-cell>
          <table:table-cell table:style-name="ce15" table:formula="of:=IF(OR([.N$4]=&quot;&quot;;[.$D24]=&quot;&quot;);&quot;&quot;;MAX([.M23]+IF([.N$4]=[.$D24];match;mismatch);[.M24]+gap;[.N23]+gap))">
            <text:p/>
          </table:table-cell>
          <table:table-cell table:style-name="ce15" table:formula="of:=IF(OR([.O$4]=&quot;&quot;;[.$D24]=&quot;&quot;);&quot;&quot;;MAX([.N23]+IF([.O$4]=[.$D24];match;mismatch);[.N24]+gap;[.O23]+gap))">
            <text:p/>
          </table:table-cell>
          <table:table-cell table:style-name="ce15" table:formula="of:=IF(OR([.P$4]=&quot;&quot;;[.$D24]=&quot;&quot;);&quot;&quot;;MAX([.O23]+IF([.P$4]=[.$D24];match;mismatch);[.O24]+gap;[.P23]+gap))">
            <text:p/>
          </table:table-cell>
          <table:table-cell table:style-name="ce15" table:formula="of:=IF(OR([.Q$4]=&quot;&quot;;[.$D24]=&quot;&quot;);&quot;&quot;;MAX([.P23]+IF([.Q$4]=[.$D24];match;mismatch);[.P24]+gap;[.Q23]+gap))">
            <text:p/>
          </table:table-cell>
          <table:table-cell table:style-name="ce15" table:formula="of:=IF(OR([.R$4]=&quot;&quot;;[.$D24]=&quot;&quot;);&quot;&quot;;MAX([.Q23]+IF([.R$4]=[.$D24];match;mismatch);[.Q24]+gap;[.R23]+gap))">
            <text:p/>
          </table:table-cell>
          <table:table-cell table:style-name="ce15" table:formula="of:=IF(OR([.S$4]=&quot;&quot;;[.$D24]=&quot;&quot;);&quot;&quot;;MAX([.R23]+IF([.S$4]=[.$D24];match;mismatch);[.R24]+gap;[.S23]+gap))">
            <text:p/>
          </table:table-cell>
          <table:table-cell table:style-name="ce15" table:formula="of:=IF(OR([.T$4]=&quot;&quot;;[.$D24]=&quot;&quot;);&quot;&quot;;MAX([.S23]+IF([.T$4]=[.$D24];match;mismatch);[.S24]+gap;[.T23]+gap))">
            <text:p/>
          </table:table-cell>
          <table:table-cell table:style-name="ce15" table:formula="of:=IF(OR([.U$4]=&quot;&quot;;[.$D24]=&quot;&quot;);&quot;&quot;;MAX([.T23]+IF([.U$4]=[.$D24];match;mismatch);[.T24]+gap;[.U23]+gap))">
            <text:p/>
          </table:table-cell>
          <table:table-cell table:style-name="ce15" table:formula="of:=IF(OR([.V$4]=&quot;&quot;;[.$D24]=&quot;&quot;);&quot;&quot;;MAX([.U23]+IF([.V$4]=[.$D24];match;mismatch);[.U24]+gap;[.V23]+gap))">
            <text:p/>
          </table:table-cell>
          <table:table-cell table:style-name="ce15" table:formula="of:=IF(OR([.W$4]=&quot;&quot;;[.$D24]=&quot;&quot;);&quot;&quot;;MAX([.V23]+IF([.W$4]=[.$D24];match;mismatch);[.V24]+gap;[.W23]+gap))">
            <text:p/>
          </table:table-cell>
          <table:table-cell table:style-name="ce15" table:formula="of:=IF(OR([.X$4]=&quot;&quot;;[.$D24]=&quot;&quot;);&quot;&quot;;MAX([.W23]+IF([.X$4]=[.$D24];match;mismatch);[.W24]+gap;[.X23]+gap))">
            <text:p/>
          </table:table-cell>
          <table:table-cell table:style-name="ce15" table:formula="of:=IF(OR([.Y$4]=&quot;&quot;;[.$D24]=&quot;&quot;);&quot;&quot;;MAX([.X23]+IF([.Y$4]=[.$D24];match;mismatch);[.X24]+gap;[.Y23]+gap))">
            <text:p/>
          </table:table-cell>
          <table:table-cell table:style-name="ce15" table:formula="of:=IF(OR([.Z$4]=&quot;&quot;;[.$D24]=&quot;&quot;);&quot;&quot;;MAX([.Y23]+IF([.Z$4]=[.$D24];match;mismatch);[.Y24]+gap;[.Z23]+gap))">
            <text:p/>
          </table:table-cell>
          <table:table-cell table:style-name="ce15" table:formula="of:=IF(OR([.AA$4]=&quot;&quot;;[.$D24]=&quot;&quot;);&quot;&quot;;MAX([.Z23]+IF([.AA$4]=[.$D24];match;mismatch);[.Z24]+gap;[.AA23]+gap))">
            <text:p/>
          </table:table-cell>
          <table:table-cell table:style-name="ce15" table:formula="of:=IF(OR([.AB$4]=&quot;&quot;;[.$D24]=&quot;&quot;);&quot;&quot;;MAX([.AA23]+IF([.AB$4]=[.$D24];match;mismatch);[.AA24]+gap;[.AB23]+gap))">
            <text:p/>
          </table:table-cell>
          <table:table-cell table:style-name="ce15" table:formula="of:=IF(OR([.AC$4]=&quot;&quot;;[.$D24]=&quot;&quot;);&quot;&quot;;MAX([.AB23]+IF([.AC$4]=[.$D24];match;mismatch);[.AB24]+gap;[.AC23]+gap))">
            <text:p/>
          </table:table-cell>
          <table:table-cell table:style-name="ce15" table:formula="of:=IF(OR([.AD$4]=&quot;&quot;;[.$D24]=&quot;&quot;);&quot;&quot;;MAX([.AC23]+IF([.AD$4]=[.$D24];match;mismatch);[.AC24]+gap;[.AD23]+gap))">
            <text:p/>
          </table:table-cell>
          <table:table-cell table:style-name="ce15" table:formula="of:=IF(OR([.AE$4]=&quot;&quot;;[.$D24]=&quot;&quot;);&quot;&quot;;MAX([.AD23]+IF([.AE$4]=[.$D24];match;mismatch);[.AD24]+gap;[.AE23]+gap))">
            <text:p/>
          </table:table-cell>
          <table:table-cell table:style-name="ce15" table:formula="of:=IF(OR([.AF$4]=&quot;&quot;;[.$D24]=&quot;&quot;);&quot;&quot;;MAX([.AE23]+IF([.AF$4]=[.$D24];match;mismatch);[.AE24]+gap;[.AF23]+gap))">
            <text:p/>
          </table:table-cell>
          <table:table-cell table:style-name="ce15" table:formula="of:=IF(OR([.AG$4]=&quot;&quot;;[.$D24]=&quot;&quot;);&quot;&quot;;MAX([.AF23]+IF([.AG$4]=[.$D24];match;mismatch);[.AF24]+gap;[.AG23]+gap))">
            <text:p/>
          </table:table-cell>
          <table:table-cell table:style-name="ce15" table:formula="of:=IF(OR([.AH$4]=&quot;&quot;;[.$D24]=&quot;&quot;);&quot;&quot;;MAX([.AG23]+IF([.AH$4]=[.$D24];match;mismatch);[.AG24]+gap;[.AH23]+gap))">
            <text:p/>
          </table:table-cell>
          <table:table-cell table:style-name="ce15" table:formula="of:=IF(OR([.AI$4]=&quot;&quot;;[.$D24]=&quot;&quot;);&quot;&quot;;MAX([.AH23]+IF([.AI$4]=[.$D24];match;mismatch);[.AH24]+gap;[.AI23]+gap))">
            <text:p/>
          </table:table-cell>
          <table:table-cell table:style-name="ce15" table:formula="of:=IF(OR([.AJ$4]=&quot;&quot;;[.$D24]=&quot;&quot;);&quot;&quot;;MAX([.AI23]+IF([.AJ$4]=[.$D24];match;mismatch);[.AI24]+gap;[.AJ23]+gap))">
            <text:p/>
          </table:table-cell>
          <table:table-cell table:style-name="ce15" table:formula="of:=IF(OR([.AK$4]=&quot;&quot;;[.$D24]=&quot;&quot;);&quot;&quot;;MAX([.AJ23]+IF([.AK$4]=[.$D24];match;mismatch);[.AJ24]+gap;[.AK23]+gap))">
            <text:p/>
          </table:table-cell>
          <table:table-cell table:style-name="ce15" table:formula="of:=IF(OR([.AL$4]=&quot;&quot;;[.$D24]=&quot;&quot;);&quot;&quot;;MAX([.AK23]+IF([.AL$4]=[.$D24];match;mismatch);[.AK24]+gap;[.AL23]+gap))">
            <text:p/>
          </table:table-cell>
          <table:table-cell table:style-name="ce15" table:formula="of:=IF(OR([.AM$4]=&quot;&quot;;[.$D24]=&quot;&quot;);&quot;&quot;;MAX([.AL23]+IF([.AM$4]=[.$D24];match;mismatch);[.AL24]+gap;[.AM23]+gap))">
            <text:p/>
          </table:table-cell>
          <table:table-cell table:style-name="ce15" table:formula="of:=IF(OR([.AN$4]=&quot;&quot;;[.$D24]=&quot;&quot;);&quot;&quot;;MAX([.AM23]+IF([.AN$4]=[.$D24];match;mismatch);[.AM24]+gap;[.AN23]+gap))">
            <text:p/>
          </table:table-cell>
          <table:table-cell table:style-name="ce15" table:formula="of:=IF(OR([.AO$4]=&quot;&quot;;[.$D24]=&quot;&quot;);&quot;&quot;;MAX([.AN23]+IF([.AO$4]=[.$D24];match;mismatch);[.AN24]+gap;[.AO23]+gap))">
            <text:p/>
          </table:table-cell>
          <table:table-cell table:style-name="ce15" table:formula="of:=IF(OR([.AP$4]=&quot;&quot;;[.$D24]=&quot;&quot;);&quot;&quot;;MAX([.AO23]+IF([.AP$4]=[.$D24];match;mismatch);[.AO24]+gap;[.AP23]+gap))">
            <text:p/>
          </table:table-cell>
          <table:table-cell table:style-name="ce15" table:formula="of:=IF(OR([.AQ$4]=&quot;&quot;;[.$D24]=&quot;&quot;);&quot;&quot;;MAX([.AP23]+IF([.AQ$4]=[.$D24];match;mismatch);[.AP24]+gap;[.AQ23]+gap))">
            <text:p/>
          </table:table-cell>
          <table:table-cell table:style-name="ce15" table:formula="of:=IF(OR([.AR$4]=&quot;&quot;;[.$D24]=&quot;&quot;);&quot;&quot;;MAX([.AQ23]+IF([.AR$4]=[.$D24];match;mismatch);[.AQ24]+gap;[.AR23]+gap))">
            <text:p/>
          </table:table-cell>
          <table:table-cell table:style-name="ce15" table:formula="of:=IF(OR([.AS$4]=&quot;&quot;;[.$D24]=&quot;&quot;);&quot;&quot;;MAX([.AR23]+IF([.AS$4]=[.$D24];match;mismatch);[.AR24]+gap;[.AS23]+gap))">
            <text:p/>
          </table:table-cell>
          <table:table-cell table:style-name="ce15" table:formula="of:=IF(OR([.AT$4]=&quot;&quot;;[.$D24]=&quot;&quot;);&quot;&quot;;MAX([.AS23]+IF([.AT$4]=[.$D24];match;mismatch);[.AS24]+gap;[.AT23]+gap))">
            <text:p/>
          </table:table-cell>
          <table:table-cell table:style-name="ce15" table:formula="of:=IF(OR([.AU$4]=&quot;&quot;;[.$D24]=&quot;&quot;);&quot;&quot;;MAX([.AT23]+IF([.AU$4]=[.$D24];match;mismatch);[.AT24]+gap;[.AU23]+gap))">
            <text:p/>
          </table:table-cell>
          <table:table-cell table:style-name="ce15" table:formula="of:=IF(OR([.AV$4]=&quot;&quot;;[.$D24]=&quot;&quot;);&quot;&quot;;MAX([.AU23]+IF([.AV$4]=[.$D24];match;mismatch);[.AU24]+gap;[.AV23]+gap))">
            <text:p/>
          </table:table-cell>
          <table:table-cell table:style-name="ce15" table:formula="of:=IF(OR([.AW$4]=&quot;&quot;;[.$D24]=&quot;&quot;);&quot;&quot;;MAX([.AV23]+IF([.AW$4]=[.$D24];match;mismatch);[.AV24]+gap;[.AW23]+gap))">
            <text:p/>
          </table:table-cell>
          <table:table-cell table:style-name="ce15" table:formula="of:=IF(OR([.AX$4]=&quot;&quot;;[.$D24]=&quot;&quot;);&quot;&quot;;MAX([.AW23]+IF([.AX$4]=[.$D24];match;mismatch);[.AW24]+gap;[.AX23]+gap))">
            <text:p/>
          </table:table-cell>
          <table:table-cell table:style-name="ce15" table:formula="of:=IF(OR([.AY$4]=&quot;&quot;;[.$D24]=&quot;&quot;);&quot;&quot;;MAX([.AX23]+IF([.AY$4]=[.$D24];match;mismatch);[.AX24]+gap;[.AY23]+gap))">
            <text:p/>
          </table:table-cell>
          <table:table-cell table:style-name="ce15" table:formula="of:=IF(OR([.AZ$4]=&quot;&quot;;[.$D24]=&quot;&quot;);&quot;&quot;;MAX([.AY23]+IF([.AZ$4]=[.$D24];match;mismatch);[.AY24]+gap;[.AZ23]+gap))">
            <text:p/>
          </table:table-cell>
          <table:table-cell table:style-name="ce15" table:formula="of:=IF(OR([.BA$4]=&quot;&quot;;[.$D24]=&quot;&quot;);&quot;&quot;;MAX([.AZ23]+IF([.BA$4]=[.$D24];match;mismatch);[.AZ24]+gap;[.BA23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5]=&quot;&quot;;&quot;&quot;;gap*(ROW()-ROW(start2)+1))">
            <text:p/>
          </table:table-cell>
          <table:table-cell table:style-name="ce15" table:formula="of:=IF(OR([.F$4]=&quot;&quot;;[.$D25]=&quot;&quot;);&quot;&quot;;MAX([.E24]+IF([.F$4]=[.$D25];match;mismatch);[.E25]+gap;[.F24]+gap))">
            <text:p/>
          </table:table-cell>
          <table:table-cell table:style-name="ce15" table:formula="of:=IF(OR([.G$4]=&quot;&quot;;[.$D25]=&quot;&quot;);&quot;&quot;;MAX([.F24]+IF([.G$4]=[.$D25];match;mismatch);[.F25]+gap;[.G24]+gap))">
            <text:p/>
          </table:table-cell>
          <table:table-cell table:style-name="ce15" table:formula="of:=IF(OR([.H$4]=&quot;&quot;;[.$D25]=&quot;&quot;);&quot;&quot;;MAX([.G24]+IF([.H$4]=[.$D25];match;mismatch);[.G25]+gap;[.H24]+gap))">
            <text:p/>
          </table:table-cell>
          <table:table-cell table:style-name="ce15" table:formula="of:=IF(OR([.I$4]=&quot;&quot;;[.$D25]=&quot;&quot;);&quot;&quot;;MAX([.H24]+IF([.I$4]=[.$D25];match;mismatch);[.H25]+gap;[.I24]+gap))">
            <text:p/>
          </table:table-cell>
          <table:table-cell table:style-name="ce15" table:formula="of:=IF(OR([.J$4]=&quot;&quot;;[.$D25]=&quot;&quot;);&quot;&quot;;MAX([.I24]+IF([.J$4]=[.$D25];match;mismatch);[.I25]+gap;[.J24]+gap))">
            <text:p/>
          </table:table-cell>
          <table:table-cell table:style-name="ce15" table:formula="of:=IF(OR([.K$4]=&quot;&quot;;[.$D25]=&quot;&quot;);&quot;&quot;;MAX([.J24]+IF([.K$4]=[.$D25];match;mismatch);[.J25]+gap;[.K24]+gap))">
            <text:p/>
          </table:table-cell>
          <table:table-cell table:style-name="ce15" table:formula="of:=IF(OR([.L$4]=&quot;&quot;;[.$D25]=&quot;&quot;);&quot;&quot;;MAX([.K24]+IF([.L$4]=[.$D25];match;mismatch);[.K25]+gap;[.L24]+gap))">
            <text:p/>
          </table:table-cell>
          <table:table-cell table:style-name="ce15" table:formula="of:=IF(OR([.M$4]=&quot;&quot;;[.$D25]=&quot;&quot;);&quot;&quot;;MAX([.L24]+IF([.M$4]=[.$D25];match;mismatch);[.L25]+gap;[.M24]+gap))">
            <text:p/>
          </table:table-cell>
          <table:table-cell table:style-name="ce15" table:formula="of:=IF(OR([.N$4]=&quot;&quot;;[.$D25]=&quot;&quot;);&quot;&quot;;MAX([.M24]+IF([.N$4]=[.$D25];match;mismatch);[.M25]+gap;[.N24]+gap))">
            <text:p/>
          </table:table-cell>
          <table:table-cell table:style-name="ce15" table:formula="of:=IF(OR([.O$4]=&quot;&quot;;[.$D25]=&quot;&quot;);&quot;&quot;;MAX([.N24]+IF([.O$4]=[.$D25];match;mismatch);[.N25]+gap;[.O24]+gap))">
            <text:p/>
          </table:table-cell>
          <table:table-cell table:style-name="ce15" table:formula="of:=IF(OR([.P$4]=&quot;&quot;;[.$D25]=&quot;&quot;);&quot;&quot;;MAX([.O24]+IF([.P$4]=[.$D25];match;mismatch);[.O25]+gap;[.P24]+gap))">
            <text:p/>
          </table:table-cell>
          <table:table-cell table:style-name="ce15" table:formula="of:=IF(OR([.Q$4]=&quot;&quot;;[.$D25]=&quot;&quot;);&quot;&quot;;MAX([.P24]+IF([.Q$4]=[.$D25];match;mismatch);[.P25]+gap;[.Q24]+gap))">
            <text:p/>
          </table:table-cell>
          <table:table-cell table:style-name="ce15" table:formula="of:=IF(OR([.R$4]=&quot;&quot;;[.$D25]=&quot;&quot;);&quot;&quot;;MAX([.Q24]+IF([.R$4]=[.$D25];match;mismatch);[.Q25]+gap;[.R24]+gap))">
            <text:p/>
          </table:table-cell>
          <table:table-cell table:style-name="ce15" table:formula="of:=IF(OR([.S$4]=&quot;&quot;;[.$D25]=&quot;&quot;);&quot;&quot;;MAX([.R24]+IF([.S$4]=[.$D25];match;mismatch);[.R25]+gap;[.S24]+gap))">
            <text:p/>
          </table:table-cell>
          <table:table-cell table:style-name="ce15" table:formula="of:=IF(OR([.T$4]=&quot;&quot;;[.$D25]=&quot;&quot;);&quot;&quot;;MAX([.S24]+IF([.T$4]=[.$D25];match;mismatch);[.S25]+gap;[.T24]+gap))">
            <text:p/>
          </table:table-cell>
          <table:table-cell table:style-name="ce15" table:formula="of:=IF(OR([.U$4]=&quot;&quot;;[.$D25]=&quot;&quot;);&quot;&quot;;MAX([.T24]+IF([.U$4]=[.$D25];match;mismatch);[.T25]+gap;[.U24]+gap))">
            <text:p/>
          </table:table-cell>
          <table:table-cell table:style-name="ce15" table:formula="of:=IF(OR([.V$4]=&quot;&quot;;[.$D25]=&quot;&quot;);&quot;&quot;;MAX([.U24]+IF([.V$4]=[.$D25];match;mismatch);[.U25]+gap;[.V24]+gap))">
            <text:p/>
          </table:table-cell>
          <table:table-cell table:style-name="ce15" table:formula="of:=IF(OR([.W$4]=&quot;&quot;;[.$D25]=&quot;&quot;);&quot;&quot;;MAX([.V24]+IF([.W$4]=[.$D25];match;mismatch);[.V25]+gap;[.W24]+gap))">
            <text:p/>
          </table:table-cell>
          <table:table-cell table:style-name="ce15" table:formula="of:=IF(OR([.X$4]=&quot;&quot;;[.$D25]=&quot;&quot;);&quot;&quot;;MAX([.W24]+IF([.X$4]=[.$D25];match;mismatch);[.W25]+gap;[.X24]+gap))">
            <text:p/>
          </table:table-cell>
          <table:table-cell table:style-name="ce15" table:formula="of:=IF(OR([.Y$4]=&quot;&quot;;[.$D25]=&quot;&quot;);&quot;&quot;;MAX([.X24]+IF([.Y$4]=[.$D25];match;mismatch);[.X25]+gap;[.Y24]+gap))">
            <text:p/>
          </table:table-cell>
          <table:table-cell table:style-name="ce15" table:formula="of:=IF(OR([.Z$4]=&quot;&quot;;[.$D25]=&quot;&quot;);&quot;&quot;;MAX([.Y24]+IF([.Z$4]=[.$D25];match;mismatch);[.Y25]+gap;[.Z24]+gap))">
            <text:p/>
          </table:table-cell>
          <table:table-cell table:style-name="ce15" table:formula="of:=IF(OR([.AA$4]=&quot;&quot;;[.$D25]=&quot;&quot;);&quot;&quot;;MAX([.Z24]+IF([.AA$4]=[.$D25];match;mismatch);[.Z25]+gap;[.AA24]+gap))">
            <text:p/>
          </table:table-cell>
          <table:table-cell table:style-name="ce15" table:formula="of:=IF(OR([.AB$4]=&quot;&quot;;[.$D25]=&quot;&quot;);&quot;&quot;;MAX([.AA24]+IF([.AB$4]=[.$D25];match;mismatch);[.AA25]+gap;[.AB24]+gap))">
            <text:p/>
          </table:table-cell>
          <table:table-cell table:style-name="ce15" table:formula="of:=IF(OR([.AC$4]=&quot;&quot;;[.$D25]=&quot;&quot;);&quot;&quot;;MAX([.AB24]+IF([.AC$4]=[.$D25];match;mismatch);[.AB25]+gap;[.AC24]+gap))">
            <text:p/>
          </table:table-cell>
          <table:table-cell table:style-name="ce15" table:formula="of:=IF(OR([.AD$4]=&quot;&quot;;[.$D25]=&quot;&quot;);&quot;&quot;;MAX([.AC24]+IF([.AD$4]=[.$D25];match;mismatch);[.AC25]+gap;[.AD24]+gap))">
            <text:p/>
          </table:table-cell>
          <table:table-cell table:style-name="ce15" table:formula="of:=IF(OR([.AE$4]=&quot;&quot;;[.$D25]=&quot;&quot;);&quot;&quot;;MAX([.AD24]+IF([.AE$4]=[.$D25];match;mismatch);[.AD25]+gap;[.AE24]+gap))">
            <text:p/>
          </table:table-cell>
          <table:table-cell table:style-name="ce15" table:formula="of:=IF(OR([.AF$4]=&quot;&quot;;[.$D25]=&quot;&quot;);&quot;&quot;;MAX([.AE24]+IF([.AF$4]=[.$D25];match;mismatch);[.AE25]+gap;[.AF24]+gap))">
            <text:p/>
          </table:table-cell>
          <table:table-cell table:style-name="ce15" table:formula="of:=IF(OR([.AG$4]=&quot;&quot;;[.$D25]=&quot;&quot;);&quot;&quot;;MAX([.AF24]+IF([.AG$4]=[.$D25];match;mismatch);[.AF25]+gap;[.AG24]+gap))">
            <text:p/>
          </table:table-cell>
          <table:table-cell table:style-name="ce15" table:formula="of:=IF(OR([.AH$4]=&quot;&quot;;[.$D25]=&quot;&quot;);&quot;&quot;;MAX([.AG24]+IF([.AH$4]=[.$D25];match;mismatch);[.AG25]+gap;[.AH24]+gap))">
            <text:p/>
          </table:table-cell>
          <table:table-cell table:style-name="ce15" table:formula="of:=IF(OR([.AI$4]=&quot;&quot;;[.$D25]=&quot;&quot;);&quot;&quot;;MAX([.AH24]+IF([.AI$4]=[.$D25];match;mismatch);[.AH25]+gap;[.AI24]+gap))">
            <text:p/>
          </table:table-cell>
          <table:table-cell table:style-name="ce15" table:formula="of:=IF(OR([.AJ$4]=&quot;&quot;;[.$D25]=&quot;&quot;);&quot;&quot;;MAX([.AI24]+IF([.AJ$4]=[.$D25];match;mismatch);[.AI25]+gap;[.AJ24]+gap))">
            <text:p/>
          </table:table-cell>
          <table:table-cell table:style-name="ce15" table:formula="of:=IF(OR([.AK$4]=&quot;&quot;;[.$D25]=&quot;&quot;);&quot;&quot;;MAX([.AJ24]+IF([.AK$4]=[.$D25];match;mismatch);[.AJ25]+gap;[.AK24]+gap))">
            <text:p/>
          </table:table-cell>
          <table:table-cell table:style-name="ce15" table:formula="of:=IF(OR([.AL$4]=&quot;&quot;;[.$D25]=&quot;&quot;);&quot;&quot;;MAX([.AK24]+IF([.AL$4]=[.$D25];match;mismatch);[.AK25]+gap;[.AL24]+gap))">
            <text:p/>
          </table:table-cell>
          <table:table-cell table:style-name="ce15" table:formula="of:=IF(OR([.AM$4]=&quot;&quot;;[.$D25]=&quot;&quot;);&quot;&quot;;MAX([.AL24]+IF([.AM$4]=[.$D25];match;mismatch);[.AL25]+gap;[.AM24]+gap))">
            <text:p/>
          </table:table-cell>
          <table:table-cell table:style-name="ce15" table:formula="of:=IF(OR([.AN$4]=&quot;&quot;;[.$D25]=&quot;&quot;);&quot;&quot;;MAX([.AM24]+IF([.AN$4]=[.$D25];match;mismatch);[.AM25]+gap;[.AN24]+gap))">
            <text:p/>
          </table:table-cell>
          <table:table-cell table:style-name="ce15" table:formula="of:=IF(OR([.AO$4]=&quot;&quot;;[.$D25]=&quot;&quot;);&quot;&quot;;MAX([.AN24]+IF([.AO$4]=[.$D25];match;mismatch);[.AN25]+gap;[.AO24]+gap))">
            <text:p/>
          </table:table-cell>
          <table:table-cell table:style-name="ce15" table:formula="of:=IF(OR([.AP$4]=&quot;&quot;;[.$D25]=&quot;&quot;);&quot;&quot;;MAX([.AO24]+IF([.AP$4]=[.$D25];match;mismatch);[.AO25]+gap;[.AP24]+gap))">
            <text:p/>
          </table:table-cell>
          <table:table-cell table:style-name="ce15" table:formula="of:=IF(OR([.AQ$4]=&quot;&quot;;[.$D25]=&quot;&quot;);&quot;&quot;;MAX([.AP24]+IF([.AQ$4]=[.$D25];match;mismatch);[.AP25]+gap;[.AQ24]+gap))">
            <text:p/>
          </table:table-cell>
          <table:table-cell table:style-name="ce15" table:formula="of:=IF(OR([.AR$4]=&quot;&quot;;[.$D25]=&quot;&quot;);&quot;&quot;;MAX([.AQ24]+IF([.AR$4]=[.$D25];match;mismatch);[.AQ25]+gap;[.AR24]+gap))">
            <text:p/>
          </table:table-cell>
          <table:table-cell table:style-name="ce15" table:formula="of:=IF(OR([.AS$4]=&quot;&quot;;[.$D25]=&quot;&quot;);&quot;&quot;;MAX([.AR24]+IF([.AS$4]=[.$D25];match;mismatch);[.AR25]+gap;[.AS24]+gap))">
            <text:p/>
          </table:table-cell>
          <table:table-cell table:style-name="ce15" table:formula="of:=IF(OR([.AT$4]=&quot;&quot;;[.$D25]=&quot;&quot;);&quot;&quot;;MAX([.AS24]+IF([.AT$4]=[.$D25];match;mismatch);[.AS25]+gap;[.AT24]+gap))">
            <text:p/>
          </table:table-cell>
          <table:table-cell table:style-name="ce15" table:formula="of:=IF(OR([.AU$4]=&quot;&quot;;[.$D25]=&quot;&quot;);&quot;&quot;;MAX([.AT24]+IF([.AU$4]=[.$D25];match;mismatch);[.AT25]+gap;[.AU24]+gap))">
            <text:p/>
          </table:table-cell>
          <table:table-cell table:style-name="ce15" table:formula="of:=IF(OR([.AV$4]=&quot;&quot;;[.$D25]=&quot;&quot;);&quot;&quot;;MAX([.AU24]+IF([.AV$4]=[.$D25];match;mismatch);[.AU25]+gap;[.AV24]+gap))">
            <text:p/>
          </table:table-cell>
          <table:table-cell table:style-name="ce15" table:formula="of:=IF(OR([.AW$4]=&quot;&quot;;[.$D25]=&quot;&quot;);&quot;&quot;;MAX([.AV24]+IF([.AW$4]=[.$D25];match;mismatch);[.AV25]+gap;[.AW24]+gap))">
            <text:p/>
          </table:table-cell>
          <table:table-cell table:style-name="ce15" table:formula="of:=IF(OR([.AX$4]=&quot;&quot;;[.$D25]=&quot;&quot;);&quot;&quot;;MAX([.AW24]+IF([.AX$4]=[.$D25];match;mismatch);[.AW25]+gap;[.AX24]+gap))">
            <text:p/>
          </table:table-cell>
          <table:table-cell table:style-name="ce15" table:formula="of:=IF(OR([.AY$4]=&quot;&quot;;[.$D25]=&quot;&quot;);&quot;&quot;;MAX([.AX24]+IF([.AY$4]=[.$D25];match;mismatch);[.AX25]+gap;[.AY24]+gap))">
            <text:p/>
          </table:table-cell>
          <table:table-cell table:style-name="ce15" table:formula="of:=IF(OR([.AZ$4]=&quot;&quot;;[.$D25]=&quot;&quot;);&quot;&quot;;MAX([.AY24]+IF([.AZ$4]=[.$D25];match;mismatch);[.AY25]+gap;[.AZ24]+gap))">
            <text:p/>
          </table:table-cell>
          <table:table-cell table:style-name="ce15" table:formula="of:=IF(OR([.BA$4]=&quot;&quot;;[.$D25]=&quot;&quot;);&quot;&quot;;MAX([.AZ24]+IF([.BA$4]=[.$D25];match;mismatch);[.AZ25]+gap;[.BA24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6]=&quot;&quot;;&quot;&quot;;gap*(ROW()-ROW(start2)+1))">
            <text:p/>
          </table:table-cell>
          <table:table-cell table:style-name="ce15" table:formula="of:=IF(OR([.F$4]=&quot;&quot;;[.$D26]=&quot;&quot;);&quot;&quot;;MAX([.E25]+IF([.F$4]=[.$D26];match;mismatch);[.E26]+gap;[.F25]+gap))">
            <text:p/>
          </table:table-cell>
          <table:table-cell table:style-name="ce15" table:formula="of:=IF(OR([.G$4]=&quot;&quot;;[.$D26]=&quot;&quot;);&quot;&quot;;MAX([.F25]+IF([.G$4]=[.$D26];match;mismatch);[.F26]+gap;[.G25]+gap))">
            <text:p/>
          </table:table-cell>
          <table:table-cell table:style-name="ce15" table:formula="of:=IF(OR([.H$4]=&quot;&quot;;[.$D26]=&quot;&quot;);&quot;&quot;;MAX([.G25]+IF([.H$4]=[.$D26];match;mismatch);[.G26]+gap;[.H25]+gap))">
            <text:p/>
          </table:table-cell>
          <table:table-cell table:style-name="ce15" table:formula="of:=IF(OR([.I$4]=&quot;&quot;;[.$D26]=&quot;&quot;);&quot;&quot;;MAX([.H25]+IF([.I$4]=[.$D26];match;mismatch);[.H26]+gap;[.I25]+gap))">
            <text:p/>
          </table:table-cell>
          <table:table-cell table:style-name="ce15" table:formula="of:=IF(OR([.J$4]=&quot;&quot;;[.$D26]=&quot;&quot;);&quot;&quot;;MAX([.I25]+IF([.J$4]=[.$D26];match;mismatch);[.I26]+gap;[.J25]+gap))">
            <text:p/>
          </table:table-cell>
          <table:table-cell table:style-name="ce15" table:formula="of:=IF(OR([.K$4]=&quot;&quot;;[.$D26]=&quot;&quot;);&quot;&quot;;MAX([.J25]+IF([.K$4]=[.$D26];match;mismatch);[.J26]+gap;[.K25]+gap))">
            <text:p/>
          </table:table-cell>
          <table:table-cell table:style-name="ce15" table:formula="of:=IF(OR([.L$4]=&quot;&quot;;[.$D26]=&quot;&quot;);&quot;&quot;;MAX([.K25]+IF([.L$4]=[.$D26];match;mismatch);[.K26]+gap;[.L25]+gap))">
            <text:p/>
          </table:table-cell>
          <table:table-cell table:style-name="ce15" table:formula="of:=IF(OR([.M$4]=&quot;&quot;;[.$D26]=&quot;&quot;);&quot;&quot;;MAX([.L25]+IF([.M$4]=[.$D26];match;mismatch);[.L26]+gap;[.M25]+gap))">
            <text:p/>
          </table:table-cell>
          <table:table-cell table:style-name="ce15" table:formula="of:=IF(OR([.N$4]=&quot;&quot;;[.$D26]=&quot;&quot;);&quot;&quot;;MAX([.M25]+IF([.N$4]=[.$D26];match;mismatch);[.M26]+gap;[.N25]+gap))">
            <text:p/>
          </table:table-cell>
          <table:table-cell table:style-name="ce15" table:formula="of:=IF(OR([.O$4]=&quot;&quot;;[.$D26]=&quot;&quot;);&quot;&quot;;MAX([.N25]+IF([.O$4]=[.$D26];match;mismatch);[.N26]+gap;[.O25]+gap))">
            <text:p/>
          </table:table-cell>
          <table:table-cell table:style-name="ce15" table:formula="of:=IF(OR([.P$4]=&quot;&quot;;[.$D26]=&quot;&quot;);&quot;&quot;;MAX([.O25]+IF([.P$4]=[.$D26];match;mismatch);[.O26]+gap;[.P25]+gap))">
            <text:p/>
          </table:table-cell>
          <table:table-cell table:style-name="ce15" table:formula="of:=IF(OR([.Q$4]=&quot;&quot;;[.$D26]=&quot;&quot;);&quot;&quot;;MAX([.P25]+IF([.Q$4]=[.$D26];match;mismatch);[.P26]+gap;[.Q25]+gap))">
            <text:p/>
          </table:table-cell>
          <table:table-cell table:style-name="ce15" table:formula="of:=IF(OR([.R$4]=&quot;&quot;;[.$D26]=&quot;&quot;);&quot;&quot;;MAX([.Q25]+IF([.R$4]=[.$D26];match;mismatch);[.Q26]+gap;[.R25]+gap))">
            <text:p/>
          </table:table-cell>
          <table:table-cell table:style-name="ce15" table:formula="of:=IF(OR([.S$4]=&quot;&quot;;[.$D26]=&quot;&quot;);&quot;&quot;;MAX([.R25]+IF([.S$4]=[.$D26];match;mismatch);[.R26]+gap;[.S25]+gap))">
            <text:p/>
          </table:table-cell>
          <table:table-cell table:style-name="ce15" table:formula="of:=IF(OR([.T$4]=&quot;&quot;;[.$D26]=&quot;&quot;);&quot;&quot;;MAX([.S25]+IF([.T$4]=[.$D26];match;mismatch);[.S26]+gap;[.T25]+gap))">
            <text:p/>
          </table:table-cell>
          <table:table-cell table:style-name="ce15" table:formula="of:=IF(OR([.U$4]=&quot;&quot;;[.$D26]=&quot;&quot;);&quot;&quot;;MAX([.T25]+IF([.U$4]=[.$D26];match;mismatch);[.T26]+gap;[.U25]+gap))">
            <text:p/>
          </table:table-cell>
          <table:table-cell table:style-name="ce15" table:formula="of:=IF(OR([.V$4]=&quot;&quot;;[.$D26]=&quot;&quot;);&quot;&quot;;MAX([.U25]+IF([.V$4]=[.$D26];match;mismatch);[.U26]+gap;[.V25]+gap))">
            <text:p/>
          </table:table-cell>
          <table:table-cell table:style-name="ce15" table:formula="of:=IF(OR([.W$4]=&quot;&quot;;[.$D26]=&quot;&quot;);&quot;&quot;;MAX([.V25]+IF([.W$4]=[.$D26];match;mismatch);[.V26]+gap;[.W25]+gap))">
            <text:p/>
          </table:table-cell>
          <table:table-cell table:style-name="ce15" table:formula="of:=IF(OR([.X$4]=&quot;&quot;;[.$D26]=&quot;&quot;);&quot;&quot;;MAX([.W25]+IF([.X$4]=[.$D26];match;mismatch);[.W26]+gap;[.X25]+gap))">
            <text:p/>
          </table:table-cell>
          <table:table-cell table:style-name="ce15" table:formula="of:=IF(OR([.Y$4]=&quot;&quot;;[.$D26]=&quot;&quot;);&quot;&quot;;MAX([.X25]+IF([.Y$4]=[.$D26];match;mismatch);[.X26]+gap;[.Y25]+gap))">
            <text:p/>
          </table:table-cell>
          <table:table-cell table:style-name="ce15" table:formula="of:=IF(OR([.Z$4]=&quot;&quot;;[.$D26]=&quot;&quot;);&quot;&quot;;MAX([.Y25]+IF([.Z$4]=[.$D26];match;mismatch);[.Y26]+gap;[.Z25]+gap))">
            <text:p/>
          </table:table-cell>
          <table:table-cell table:style-name="ce15" table:formula="of:=IF(OR([.AA$4]=&quot;&quot;;[.$D26]=&quot;&quot;);&quot;&quot;;MAX([.Z25]+IF([.AA$4]=[.$D26];match;mismatch);[.Z26]+gap;[.AA25]+gap))">
            <text:p/>
          </table:table-cell>
          <table:table-cell table:style-name="ce15" table:formula="of:=IF(OR([.AB$4]=&quot;&quot;;[.$D26]=&quot;&quot;);&quot;&quot;;MAX([.AA25]+IF([.AB$4]=[.$D26];match;mismatch);[.AA26]+gap;[.AB25]+gap))">
            <text:p/>
          </table:table-cell>
          <table:table-cell table:style-name="ce15" table:formula="of:=IF(OR([.AC$4]=&quot;&quot;;[.$D26]=&quot;&quot;);&quot;&quot;;MAX([.AB25]+IF([.AC$4]=[.$D26];match;mismatch);[.AB26]+gap;[.AC25]+gap))">
            <text:p/>
          </table:table-cell>
          <table:table-cell table:style-name="ce15" table:formula="of:=IF(OR([.AD$4]=&quot;&quot;;[.$D26]=&quot;&quot;);&quot;&quot;;MAX([.AC25]+IF([.AD$4]=[.$D26];match;mismatch);[.AC26]+gap;[.AD25]+gap))">
            <text:p/>
          </table:table-cell>
          <table:table-cell table:style-name="ce15" table:formula="of:=IF(OR([.AE$4]=&quot;&quot;;[.$D26]=&quot;&quot;);&quot;&quot;;MAX([.AD25]+IF([.AE$4]=[.$D26];match;mismatch);[.AD26]+gap;[.AE25]+gap))">
            <text:p/>
          </table:table-cell>
          <table:table-cell table:style-name="ce15" table:formula="of:=IF(OR([.AF$4]=&quot;&quot;;[.$D26]=&quot;&quot;);&quot;&quot;;MAX([.AE25]+IF([.AF$4]=[.$D26];match;mismatch);[.AE26]+gap;[.AF25]+gap))">
            <text:p/>
          </table:table-cell>
          <table:table-cell table:style-name="ce15" table:formula="of:=IF(OR([.AG$4]=&quot;&quot;;[.$D26]=&quot;&quot;);&quot;&quot;;MAX([.AF25]+IF([.AG$4]=[.$D26];match;mismatch);[.AF26]+gap;[.AG25]+gap))">
            <text:p/>
          </table:table-cell>
          <table:table-cell table:style-name="ce15" table:formula="of:=IF(OR([.AH$4]=&quot;&quot;;[.$D26]=&quot;&quot;);&quot;&quot;;MAX([.AG25]+IF([.AH$4]=[.$D26];match;mismatch);[.AG26]+gap;[.AH25]+gap))">
            <text:p/>
          </table:table-cell>
          <table:table-cell table:style-name="ce15" table:formula="of:=IF(OR([.AI$4]=&quot;&quot;;[.$D26]=&quot;&quot;);&quot;&quot;;MAX([.AH25]+IF([.AI$4]=[.$D26];match;mismatch);[.AH26]+gap;[.AI25]+gap))">
            <text:p/>
          </table:table-cell>
          <table:table-cell table:style-name="ce15" table:formula="of:=IF(OR([.AJ$4]=&quot;&quot;;[.$D26]=&quot;&quot;);&quot;&quot;;MAX([.AI25]+IF([.AJ$4]=[.$D26];match;mismatch);[.AI26]+gap;[.AJ25]+gap))">
            <text:p/>
          </table:table-cell>
          <table:table-cell table:style-name="ce15" table:formula="of:=IF(OR([.AK$4]=&quot;&quot;;[.$D26]=&quot;&quot;);&quot;&quot;;MAX([.AJ25]+IF([.AK$4]=[.$D26];match;mismatch);[.AJ26]+gap;[.AK25]+gap))">
            <text:p/>
          </table:table-cell>
          <table:table-cell table:style-name="ce15" table:formula="of:=IF(OR([.AL$4]=&quot;&quot;;[.$D26]=&quot;&quot;);&quot;&quot;;MAX([.AK25]+IF([.AL$4]=[.$D26];match;mismatch);[.AK26]+gap;[.AL25]+gap))">
            <text:p/>
          </table:table-cell>
          <table:table-cell table:style-name="ce15" table:formula="of:=IF(OR([.AM$4]=&quot;&quot;;[.$D26]=&quot;&quot;);&quot;&quot;;MAX([.AL25]+IF([.AM$4]=[.$D26];match;mismatch);[.AL26]+gap;[.AM25]+gap))">
            <text:p/>
          </table:table-cell>
          <table:table-cell table:style-name="ce15" table:formula="of:=IF(OR([.AN$4]=&quot;&quot;;[.$D26]=&quot;&quot;);&quot;&quot;;MAX([.AM25]+IF([.AN$4]=[.$D26];match;mismatch);[.AM26]+gap;[.AN25]+gap))">
            <text:p/>
          </table:table-cell>
          <table:table-cell table:style-name="ce15" table:formula="of:=IF(OR([.AO$4]=&quot;&quot;;[.$D26]=&quot;&quot;);&quot;&quot;;MAX([.AN25]+IF([.AO$4]=[.$D26];match;mismatch);[.AN26]+gap;[.AO25]+gap))">
            <text:p/>
          </table:table-cell>
          <table:table-cell table:style-name="ce15" table:formula="of:=IF(OR([.AP$4]=&quot;&quot;;[.$D26]=&quot;&quot;);&quot;&quot;;MAX([.AO25]+IF([.AP$4]=[.$D26];match;mismatch);[.AO26]+gap;[.AP25]+gap))">
            <text:p/>
          </table:table-cell>
          <table:table-cell table:style-name="ce15" table:formula="of:=IF(OR([.AQ$4]=&quot;&quot;;[.$D26]=&quot;&quot;);&quot;&quot;;MAX([.AP25]+IF([.AQ$4]=[.$D26];match;mismatch);[.AP26]+gap;[.AQ25]+gap))">
            <text:p/>
          </table:table-cell>
          <table:table-cell table:style-name="ce15" table:formula="of:=IF(OR([.AR$4]=&quot;&quot;;[.$D26]=&quot;&quot;);&quot;&quot;;MAX([.AQ25]+IF([.AR$4]=[.$D26];match;mismatch);[.AQ26]+gap;[.AR25]+gap))">
            <text:p/>
          </table:table-cell>
          <table:table-cell table:style-name="ce15" table:formula="of:=IF(OR([.AS$4]=&quot;&quot;;[.$D26]=&quot;&quot;);&quot;&quot;;MAX([.AR25]+IF([.AS$4]=[.$D26];match;mismatch);[.AR26]+gap;[.AS25]+gap))">
            <text:p/>
          </table:table-cell>
          <table:table-cell table:style-name="ce15" table:formula="of:=IF(OR([.AT$4]=&quot;&quot;;[.$D26]=&quot;&quot;);&quot;&quot;;MAX([.AS25]+IF([.AT$4]=[.$D26];match;mismatch);[.AS26]+gap;[.AT25]+gap))">
            <text:p/>
          </table:table-cell>
          <table:table-cell table:style-name="ce15" table:formula="of:=IF(OR([.AU$4]=&quot;&quot;;[.$D26]=&quot;&quot;);&quot;&quot;;MAX([.AT25]+IF([.AU$4]=[.$D26];match;mismatch);[.AT26]+gap;[.AU25]+gap))">
            <text:p/>
          </table:table-cell>
          <table:table-cell table:style-name="ce15" table:formula="of:=IF(OR([.AV$4]=&quot;&quot;;[.$D26]=&quot;&quot;);&quot;&quot;;MAX([.AU25]+IF([.AV$4]=[.$D26];match;mismatch);[.AU26]+gap;[.AV25]+gap))">
            <text:p/>
          </table:table-cell>
          <table:table-cell table:style-name="ce15" table:formula="of:=IF(OR([.AW$4]=&quot;&quot;;[.$D26]=&quot;&quot;);&quot;&quot;;MAX([.AV25]+IF([.AW$4]=[.$D26];match;mismatch);[.AV26]+gap;[.AW25]+gap))">
            <text:p/>
          </table:table-cell>
          <table:table-cell table:style-name="ce15" table:formula="of:=IF(OR([.AX$4]=&quot;&quot;;[.$D26]=&quot;&quot;);&quot;&quot;;MAX([.AW25]+IF([.AX$4]=[.$D26];match;mismatch);[.AW26]+gap;[.AX25]+gap))">
            <text:p/>
          </table:table-cell>
          <table:table-cell table:style-name="ce15" table:formula="of:=IF(OR([.AY$4]=&quot;&quot;;[.$D26]=&quot;&quot;);&quot;&quot;;MAX([.AX25]+IF([.AY$4]=[.$D26];match;mismatch);[.AX26]+gap;[.AY25]+gap))">
            <text:p/>
          </table:table-cell>
          <table:table-cell table:style-name="ce15" table:formula="of:=IF(OR([.AZ$4]=&quot;&quot;;[.$D26]=&quot;&quot;);&quot;&quot;;MAX([.AY25]+IF([.AZ$4]=[.$D26];match;mismatch);[.AY26]+gap;[.AZ25]+gap))">
            <text:p/>
          </table:table-cell>
          <table:table-cell table:style-name="ce15" table:formula="of:=IF(OR([.BA$4]=&quot;&quot;;[.$D26]=&quot;&quot;);&quot;&quot;;MAX([.AZ25]+IF([.BA$4]=[.$D26];match;mismatch);[.AZ26]+gap;[.BA25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7]=&quot;&quot;;&quot;&quot;;gap*(ROW()-ROW(start2)+1))">
            <text:p/>
          </table:table-cell>
          <table:table-cell table:style-name="ce15" table:formula="of:=IF(OR([.F$4]=&quot;&quot;;[.$D27]=&quot;&quot;);&quot;&quot;;MAX([.E26]+IF([.F$4]=[.$D27];match;mismatch);[.E27]+gap;[.F26]+gap))">
            <text:p/>
          </table:table-cell>
          <table:table-cell table:style-name="ce15" table:formula="of:=IF(OR([.G$4]=&quot;&quot;;[.$D27]=&quot;&quot;);&quot;&quot;;MAX([.F26]+IF([.G$4]=[.$D27];match;mismatch);[.F27]+gap;[.G26]+gap))">
            <text:p/>
          </table:table-cell>
          <table:table-cell table:style-name="ce15" table:formula="of:=IF(OR([.H$4]=&quot;&quot;;[.$D27]=&quot;&quot;);&quot;&quot;;MAX([.G26]+IF([.H$4]=[.$D27];match;mismatch);[.G27]+gap;[.H26]+gap))">
            <text:p/>
          </table:table-cell>
          <table:table-cell table:style-name="ce15" table:formula="of:=IF(OR([.I$4]=&quot;&quot;;[.$D27]=&quot;&quot;);&quot;&quot;;MAX([.H26]+IF([.I$4]=[.$D27];match;mismatch);[.H27]+gap;[.I26]+gap))">
            <text:p/>
          </table:table-cell>
          <table:table-cell table:style-name="ce15" table:formula="of:=IF(OR([.J$4]=&quot;&quot;;[.$D27]=&quot;&quot;);&quot;&quot;;MAX([.I26]+IF([.J$4]=[.$D27];match;mismatch);[.I27]+gap;[.J26]+gap))">
            <text:p/>
          </table:table-cell>
          <table:table-cell table:style-name="ce15" table:formula="of:=IF(OR([.K$4]=&quot;&quot;;[.$D27]=&quot;&quot;);&quot;&quot;;MAX([.J26]+IF([.K$4]=[.$D27];match;mismatch);[.J27]+gap;[.K26]+gap))">
            <text:p/>
          </table:table-cell>
          <table:table-cell table:style-name="ce15" table:formula="of:=IF(OR([.L$4]=&quot;&quot;;[.$D27]=&quot;&quot;);&quot;&quot;;MAX([.K26]+IF([.L$4]=[.$D27];match;mismatch);[.K27]+gap;[.L26]+gap))">
            <text:p/>
          </table:table-cell>
          <table:table-cell table:style-name="ce15" table:formula="of:=IF(OR([.M$4]=&quot;&quot;;[.$D27]=&quot;&quot;);&quot;&quot;;MAX([.L26]+IF([.M$4]=[.$D27];match;mismatch);[.L27]+gap;[.M26]+gap))">
            <text:p/>
          </table:table-cell>
          <table:table-cell table:style-name="ce15" table:formula="of:=IF(OR([.N$4]=&quot;&quot;;[.$D27]=&quot;&quot;);&quot;&quot;;MAX([.M26]+IF([.N$4]=[.$D27];match;mismatch);[.M27]+gap;[.N26]+gap))">
            <text:p/>
          </table:table-cell>
          <table:table-cell table:style-name="ce15" table:formula="of:=IF(OR([.O$4]=&quot;&quot;;[.$D27]=&quot;&quot;);&quot;&quot;;MAX([.N26]+IF([.O$4]=[.$D27];match;mismatch);[.N27]+gap;[.O26]+gap))">
            <text:p/>
          </table:table-cell>
          <table:table-cell table:style-name="ce15" table:formula="of:=IF(OR([.P$4]=&quot;&quot;;[.$D27]=&quot;&quot;);&quot;&quot;;MAX([.O26]+IF([.P$4]=[.$D27];match;mismatch);[.O27]+gap;[.P26]+gap))">
            <text:p/>
          </table:table-cell>
          <table:table-cell table:style-name="ce15" table:formula="of:=IF(OR([.Q$4]=&quot;&quot;;[.$D27]=&quot;&quot;);&quot;&quot;;MAX([.P26]+IF([.Q$4]=[.$D27];match;mismatch);[.P27]+gap;[.Q26]+gap))">
            <text:p/>
          </table:table-cell>
          <table:table-cell table:style-name="ce15" table:formula="of:=IF(OR([.R$4]=&quot;&quot;;[.$D27]=&quot;&quot;);&quot;&quot;;MAX([.Q26]+IF([.R$4]=[.$D27];match;mismatch);[.Q27]+gap;[.R26]+gap))">
            <text:p/>
          </table:table-cell>
          <table:table-cell table:style-name="ce15" table:formula="of:=IF(OR([.S$4]=&quot;&quot;;[.$D27]=&quot;&quot;);&quot;&quot;;MAX([.R26]+IF([.S$4]=[.$D27];match;mismatch);[.R27]+gap;[.S26]+gap))">
            <text:p/>
          </table:table-cell>
          <table:table-cell table:style-name="ce15" table:formula="of:=IF(OR([.T$4]=&quot;&quot;;[.$D27]=&quot;&quot;);&quot;&quot;;MAX([.S26]+IF([.T$4]=[.$D27];match;mismatch);[.S27]+gap;[.T26]+gap))">
            <text:p/>
          </table:table-cell>
          <table:table-cell table:style-name="ce15" table:formula="of:=IF(OR([.U$4]=&quot;&quot;;[.$D27]=&quot;&quot;);&quot;&quot;;MAX([.T26]+IF([.U$4]=[.$D27];match;mismatch);[.T27]+gap;[.U26]+gap))">
            <text:p/>
          </table:table-cell>
          <table:table-cell table:style-name="ce15" table:formula="of:=IF(OR([.V$4]=&quot;&quot;;[.$D27]=&quot;&quot;);&quot;&quot;;MAX([.U26]+IF([.V$4]=[.$D27];match;mismatch);[.U27]+gap;[.V26]+gap))">
            <text:p/>
          </table:table-cell>
          <table:table-cell table:style-name="ce15" table:formula="of:=IF(OR([.W$4]=&quot;&quot;;[.$D27]=&quot;&quot;);&quot;&quot;;MAX([.V26]+IF([.W$4]=[.$D27];match;mismatch);[.V27]+gap;[.W26]+gap))">
            <text:p/>
          </table:table-cell>
          <table:table-cell table:style-name="ce15" table:formula="of:=IF(OR([.X$4]=&quot;&quot;;[.$D27]=&quot;&quot;);&quot;&quot;;MAX([.W26]+IF([.X$4]=[.$D27];match;mismatch);[.W27]+gap;[.X26]+gap))">
            <text:p/>
          </table:table-cell>
          <table:table-cell table:style-name="ce15" table:formula="of:=IF(OR([.Y$4]=&quot;&quot;;[.$D27]=&quot;&quot;);&quot;&quot;;MAX([.X26]+IF([.Y$4]=[.$D27];match;mismatch);[.X27]+gap;[.Y26]+gap))">
            <text:p/>
          </table:table-cell>
          <table:table-cell table:style-name="ce15" table:formula="of:=IF(OR([.Z$4]=&quot;&quot;;[.$D27]=&quot;&quot;);&quot;&quot;;MAX([.Y26]+IF([.Z$4]=[.$D27];match;mismatch);[.Y27]+gap;[.Z26]+gap))">
            <text:p/>
          </table:table-cell>
          <table:table-cell table:style-name="ce15" table:formula="of:=IF(OR([.AA$4]=&quot;&quot;;[.$D27]=&quot;&quot;);&quot;&quot;;MAX([.Z26]+IF([.AA$4]=[.$D27];match;mismatch);[.Z27]+gap;[.AA26]+gap))">
            <text:p/>
          </table:table-cell>
          <table:table-cell table:style-name="ce15" table:formula="of:=IF(OR([.AB$4]=&quot;&quot;;[.$D27]=&quot;&quot;);&quot;&quot;;MAX([.AA26]+IF([.AB$4]=[.$D27];match;mismatch);[.AA27]+gap;[.AB26]+gap))">
            <text:p/>
          </table:table-cell>
          <table:table-cell table:style-name="ce15" table:formula="of:=IF(OR([.AC$4]=&quot;&quot;;[.$D27]=&quot;&quot;);&quot;&quot;;MAX([.AB26]+IF([.AC$4]=[.$D27];match;mismatch);[.AB27]+gap;[.AC26]+gap))">
            <text:p/>
          </table:table-cell>
          <table:table-cell table:style-name="ce15" table:formula="of:=IF(OR([.AD$4]=&quot;&quot;;[.$D27]=&quot;&quot;);&quot;&quot;;MAX([.AC26]+IF([.AD$4]=[.$D27];match;mismatch);[.AC27]+gap;[.AD26]+gap))">
            <text:p/>
          </table:table-cell>
          <table:table-cell table:style-name="ce15" table:formula="of:=IF(OR([.AE$4]=&quot;&quot;;[.$D27]=&quot;&quot;);&quot;&quot;;MAX([.AD26]+IF([.AE$4]=[.$D27];match;mismatch);[.AD27]+gap;[.AE26]+gap))">
            <text:p/>
          </table:table-cell>
          <table:table-cell table:style-name="ce15" table:formula="of:=IF(OR([.AF$4]=&quot;&quot;;[.$D27]=&quot;&quot;);&quot;&quot;;MAX([.AE26]+IF([.AF$4]=[.$D27];match;mismatch);[.AE27]+gap;[.AF26]+gap))">
            <text:p/>
          </table:table-cell>
          <table:table-cell table:style-name="ce15" table:formula="of:=IF(OR([.AG$4]=&quot;&quot;;[.$D27]=&quot;&quot;);&quot;&quot;;MAX([.AF26]+IF([.AG$4]=[.$D27];match;mismatch);[.AF27]+gap;[.AG26]+gap))">
            <text:p/>
          </table:table-cell>
          <table:table-cell table:style-name="ce15" table:formula="of:=IF(OR([.AH$4]=&quot;&quot;;[.$D27]=&quot;&quot;);&quot;&quot;;MAX([.AG26]+IF([.AH$4]=[.$D27];match;mismatch);[.AG27]+gap;[.AH26]+gap))">
            <text:p/>
          </table:table-cell>
          <table:table-cell table:style-name="ce15" table:formula="of:=IF(OR([.AI$4]=&quot;&quot;;[.$D27]=&quot;&quot;);&quot;&quot;;MAX([.AH26]+IF([.AI$4]=[.$D27];match;mismatch);[.AH27]+gap;[.AI26]+gap))">
            <text:p/>
          </table:table-cell>
          <table:table-cell table:style-name="ce15" table:formula="of:=IF(OR([.AJ$4]=&quot;&quot;;[.$D27]=&quot;&quot;);&quot;&quot;;MAX([.AI26]+IF([.AJ$4]=[.$D27];match;mismatch);[.AI27]+gap;[.AJ26]+gap))">
            <text:p/>
          </table:table-cell>
          <table:table-cell table:style-name="ce15" table:formula="of:=IF(OR([.AK$4]=&quot;&quot;;[.$D27]=&quot;&quot;);&quot;&quot;;MAX([.AJ26]+IF([.AK$4]=[.$D27];match;mismatch);[.AJ27]+gap;[.AK26]+gap))">
            <text:p/>
          </table:table-cell>
          <table:table-cell table:style-name="ce15" table:formula="of:=IF(OR([.AL$4]=&quot;&quot;;[.$D27]=&quot;&quot;);&quot;&quot;;MAX([.AK26]+IF([.AL$4]=[.$D27];match;mismatch);[.AK27]+gap;[.AL26]+gap))">
            <text:p/>
          </table:table-cell>
          <table:table-cell table:style-name="ce15" table:formula="of:=IF(OR([.AM$4]=&quot;&quot;;[.$D27]=&quot;&quot;);&quot;&quot;;MAX([.AL26]+IF([.AM$4]=[.$D27];match;mismatch);[.AL27]+gap;[.AM26]+gap))">
            <text:p/>
          </table:table-cell>
          <table:table-cell table:style-name="ce15" table:formula="of:=IF(OR([.AN$4]=&quot;&quot;;[.$D27]=&quot;&quot;);&quot;&quot;;MAX([.AM26]+IF([.AN$4]=[.$D27];match;mismatch);[.AM27]+gap;[.AN26]+gap))">
            <text:p/>
          </table:table-cell>
          <table:table-cell table:style-name="ce15" table:formula="of:=IF(OR([.AO$4]=&quot;&quot;;[.$D27]=&quot;&quot;);&quot;&quot;;MAX([.AN26]+IF([.AO$4]=[.$D27];match;mismatch);[.AN27]+gap;[.AO26]+gap))">
            <text:p/>
          </table:table-cell>
          <table:table-cell table:style-name="ce15" table:formula="of:=IF(OR([.AP$4]=&quot;&quot;;[.$D27]=&quot;&quot;);&quot;&quot;;MAX([.AO26]+IF([.AP$4]=[.$D27];match;mismatch);[.AO27]+gap;[.AP26]+gap))">
            <text:p/>
          </table:table-cell>
          <table:table-cell table:style-name="ce15" table:formula="of:=IF(OR([.AQ$4]=&quot;&quot;;[.$D27]=&quot;&quot;);&quot;&quot;;MAX([.AP26]+IF([.AQ$4]=[.$D27];match;mismatch);[.AP27]+gap;[.AQ26]+gap))">
            <text:p/>
          </table:table-cell>
          <table:table-cell table:style-name="ce15" table:formula="of:=IF(OR([.AR$4]=&quot;&quot;;[.$D27]=&quot;&quot;);&quot;&quot;;MAX([.AQ26]+IF([.AR$4]=[.$D27];match;mismatch);[.AQ27]+gap;[.AR26]+gap))">
            <text:p/>
          </table:table-cell>
          <table:table-cell table:style-name="ce15" table:formula="of:=IF(OR([.AS$4]=&quot;&quot;;[.$D27]=&quot;&quot;);&quot;&quot;;MAX([.AR26]+IF([.AS$4]=[.$D27];match;mismatch);[.AR27]+gap;[.AS26]+gap))">
            <text:p/>
          </table:table-cell>
          <table:table-cell table:style-name="ce15" table:formula="of:=IF(OR([.AT$4]=&quot;&quot;;[.$D27]=&quot;&quot;);&quot;&quot;;MAX([.AS26]+IF([.AT$4]=[.$D27];match;mismatch);[.AS27]+gap;[.AT26]+gap))">
            <text:p/>
          </table:table-cell>
          <table:table-cell table:style-name="ce15" table:formula="of:=IF(OR([.AU$4]=&quot;&quot;;[.$D27]=&quot;&quot;);&quot;&quot;;MAX([.AT26]+IF([.AU$4]=[.$D27];match;mismatch);[.AT27]+gap;[.AU26]+gap))">
            <text:p/>
          </table:table-cell>
          <table:table-cell table:style-name="ce15" table:formula="of:=IF(OR([.AV$4]=&quot;&quot;;[.$D27]=&quot;&quot;);&quot;&quot;;MAX([.AU26]+IF([.AV$4]=[.$D27];match;mismatch);[.AU27]+gap;[.AV26]+gap))">
            <text:p/>
          </table:table-cell>
          <table:table-cell table:style-name="ce15" table:formula="of:=IF(OR([.AW$4]=&quot;&quot;;[.$D27]=&quot;&quot;);&quot;&quot;;MAX([.AV26]+IF([.AW$4]=[.$D27];match;mismatch);[.AV27]+gap;[.AW26]+gap))">
            <text:p/>
          </table:table-cell>
          <table:table-cell table:style-name="ce15" table:formula="of:=IF(OR([.AX$4]=&quot;&quot;;[.$D27]=&quot;&quot;);&quot;&quot;;MAX([.AW26]+IF([.AX$4]=[.$D27];match;mismatch);[.AW27]+gap;[.AX26]+gap))">
            <text:p/>
          </table:table-cell>
          <table:table-cell table:style-name="ce15" table:formula="of:=IF(OR([.AY$4]=&quot;&quot;;[.$D27]=&quot;&quot;);&quot;&quot;;MAX([.AX26]+IF([.AY$4]=[.$D27];match;mismatch);[.AX27]+gap;[.AY26]+gap))">
            <text:p/>
          </table:table-cell>
          <table:table-cell table:style-name="ce15" table:formula="of:=IF(OR([.AZ$4]=&quot;&quot;;[.$D27]=&quot;&quot;);&quot;&quot;;MAX([.AY26]+IF([.AZ$4]=[.$D27];match;mismatch);[.AY27]+gap;[.AZ26]+gap))">
            <text:p/>
          </table:table-cell>
          <table:table-cell table:style-name="ce15" table:formula="of:=IF(OR([.BA$4]=&quot;&quot;;[.$D27]=&quot;&quot;);&quot;&quot;;MAX([.AZ26]+IF([.BA$4]=[.$D27];match;mismatch);[.AZ27]+gap;[.BA26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8]=&quot;&quot;;&quot;&quot;;gap*(ROW()-ROW(start2)+1))">
            <text:p/>
          </table:table-cell>
          <table:table-cell table:style-name="ce15" table:formula="of:=IF(OR([.F$4]=&quot;&quot;;[.$D28]=&quot;&quot;);&quot;&quot;;MAX([.E27]+IF([.F$4]=[.$D28];match;mismatch);[.E28]+gap;[.F27]+gap))">
            <text:p/>
          </table:table-cell>
          <table:table-cell table:style-name="ce15" table:formula="of:=IF(OR([.G$4]=&quot;&quot;;[.$D28]=&quot;&quot;);&quot;&quot;;MAX([.F27]+IF([.G$4]=[.$D28];match;mismatch);[.F28]+gap;[.G27]+gap))">
            <text:p/>
          </table:table-cell>
          <table:table-cell table:style-name="ce15" table:formula="of:=IF(OR([.H$4]=&quot;&quot;;[.$D28]=&quot;&quot;);&quot;&quot;;MAX([.G27]+IF([.H$4]=[.$D28];match;mismatch);[.G28]+gap;[.H27]+gap))">
            <text:p/>
          </table:table-cell>
          <table:table-cell table:style-name="ce15" table:formula="of:=IF(OR([.I$4]=&quot;&quot;;[.$D28]=&quot;&quot;);&quot;&quot;;MAX([.H27]+IF([.I$4]=[.$D28];match;mismatch);[.H28]+gap;[.I27]+gap))">
            <text:p/>
          </table:table-cell>
          <table:table-cell table:style-name="ce15" table:formula="of:=IF(OR([.J$4]=&quot;&quot;;[.$D28]=&quot;&quot;);&quot;&quot;;MAX([.I27]+IF([.J$4]=[.$D28];match;mismatch);[.I28]+gap;[.J27]+gap))">
            <text:p/>
          </table:table-cell>
          <table:table-cell table:style-name="ce15" table:formula="of:=IF(OR([.K$4]=&quot;&quot;;[.$D28]=&quot;&quot;);&quot;&quot;;MAX([.J27]+IF([.K$4]=[.$D28];match;mismatch);[.J28]+gap;[.K27]+gap))">
            <text:p/>
          </table:table-cell>
          <table:table-cell table:style-name="ce15" table:formula="of:=IF(OR([.L$4]=&quot;&quot;;[.$D28]=&quot;&quot;);&quot;&quot;;MAX([.K27]+IF([.L$4]=[.$D28];match;mismatch);[.K28]+gap;[.L27]+gap))">
            <text:p/>
          </table:table-cell>
          <table:table-cell table:style-name="ce15" table:formula="of:=IF(OR([.M$4]=&quot;&quot;;[.$D28]=&quot;&quot;);&quot;&quot;;MAX([.L27]+IF([.M$4]=[.$D28];match;mismatch);[.L28]+gap;[.M27]+gap))">
            <text:p/>
          </table:table-cell>
          <table:table-cell table:style-name="ce15" table:formula="of:=IF(OR([.N$4]=&quot;&quot;;[.$D28]=&quot;&quot;);&quot;&quot;;MAX([.M27]+IF([.N$4]=[.$D28];match;mismatch);[.M28]+gap;[.N27]+gap))">
            <text:p/>
          </table:table-cell>
          <table:table-cell table:style-name="ce15" table:formula="of:=IF(OR([.O$4]=&quot;&quot;;[.$D28]=&quot;&quot;);&quot;&quot;;MAX([.N27]+IF([.O$4]=[.$D28];match;mismatch);[.N28]+gap;[.O27]+gap))">
            <text:p/>
          </table:table-cell>
          <table:table-cell table:style-name="ce15" table:formula="of:=IF(OR([.P$4]=&quot;&quot;;[.$D28]=&quot;&quot;);&quot;&quot;;MAX([.O27]+IF([.P$4]=[.$D28];match;mismatch);[.O28]+gap;[.P27]+gap))">
            <text:p/>
          </table:table-cell>
          <table:table-cell table:style-name="ce15" table:formula="of:=IF(OR([.Q$4]=&quot;&quot;;[.$D28]=&quot;&quot;);&quot;&quot;;MAX([.P27]+IF([.Q$4]=[.$D28];match;mismatch);[.P28]+gap;[.Q27]+gap))">
            <text:p/>
          </table:table-cell>
          <table:table-cell table:style-name="ce15" table:formula="of:=IF(OR([.R$4]=&quot;&quot;;[.$D28]=&quot;&quot;);&quot;&quot;;MAX([.Q27]+IF([.R$4]=[.$D28];match;mismatch);[.Q28]+gap;[.R27]+gap))">
            <text:p/>
          </table:table-cell>
          <table:table-cell table:style-name="ce15" table:formula="of:=IF(OR([.S$4]=&quot;&quot;;[.$D28]=&quot;&quot;);&quot;&quot;;MAX([.R27]+IF([.S$4]=[.$D28];match;mismatch);[.R28]+gap;[.S27]+gap))">
            <text:p/>
          </table:table-cell>
          <table:table-cell table:style-name="ce15" table:formula="of:=IF(OR([.T$4]=&quot;&quot;;[.$D28]=&quot;&quot;);&quot;&quot;;MAX([.S27]+IF([.T$4]=[.$D28];match;mismatch);[.S28]+gap;[.T27]+gap))">
            <text:p/>
          </table:table-cell>
          <table:table-cell table:style-name="ce15" table:formula="of:=IF(OR([.U$4]=&quot;&quot;;[.$D28]=&quot;&quot;);&quot;&quot;;MAX([.T27]+IF([.U$4]=[.$D28];match;mismatch);[.T28]+gap;[.U27]+gap))">
            <text:p/>
          </table:table-cell>
          <table:table-cell table:style-name="ce15" table:formula="of:=IF(OR([.V$4]=&quot;&quot;;[.$D28]=&quot;&quot;);&quot;&quot;;MAX([.U27]+IF([.V$4]=[.$D28];match;mismatch);[.U28]+gap;[.V27]+gap))">
            <text:p/>
          </table:table-cell>
          <table:table-cell table:style-name="ce15" table:formula="of:=IF(OR([.W$4]=&quot;&quot;;[.$D28]=&quot;&quot;);&quot;&quot;;MAX([.V27]+IF([.W$4]=[.$D28];match;mismatch);[.V28]+gap;[.W27]+gap))">
            <text:p/>
          </table:table-cell>
          <table:table-cell table:style-name="ce15" table:formula="of:=IF(OR([.X$4]=&quot;&quot;;[.$D28]=&quot;&quot;);&quot;&quot;;MAX([.W27]+IF([.X$4]=[.$D28];match;mismatch);[.W28]+gap;[.X27]+gap))">
            <text:p/>
          </table:table-cell>
          <table:table-cell table:style-name="ce15" table:formula="of:=IF(OR([.Y$4]=&quot;&quot;;[.$D28]=&quot;&quot;);&quot;&quot;;MAX([.X27]+IF([.Y$4]=[.$D28];match;mismatch);[.X28]+gap;[.Y27]+gap))">
            <text:p/>
          </table:table-cell>
          <table:table-cell table:style-name="ce15" table:formula="of:=IF(OR([.Z$4]=&quot;&quot;;[.$D28]=&quot;&quot;);&quot;&quot;;MAX([.Y27]+IF([.Z$4]=[.$D28];match;mismatch);[.Y28]+gap;[.Z27]+gap))">
            <text:p/>
          </table:table-cell>
          <table:table-cell table:style-name="ce15" table:formula="of:=IF(OR([.AA$4]=&quot;&quot;;[.$D28]=&quot;&quot;);&quot;&quot;;MAX([.Z27]+IF([.AA$4]=[.$D28];match;mismatch);[.Z28]+gap;[.AA27]+gap))">
            <text:p/>
          </table:table-cell>
          <table:table-cell table:style-name="ce15" table:formula="of:=IF(OR([.AB$4]=&quot;&quot;;[.$D28]=&quot;&quot;);&quot;&quot;;MAX([.AA27]+IF([.AB$4]=[.$D28];match;mismatch);[.AA28]+gap;[.AB27]+gap))">
            <text:p/>
          </table:table-cell>
          <table:table-cell table:style-name="ce15" table:formula="of:=IF(OR([.AC$4]=&quot;&quot;;[.$D28]=&quot;&quot;);&quot;&quot;;MAX([.AB27]+IF([.AC$4]=[.$D28];match;mismatch);[.AB28]+gap;[.AC27]+gap))">
            <text:p/>
          </table:table-cell>
          <table:table-cell table:style-name="ce15" table:formula="of:=IF(OR([.AD$4]=&quot;&quot;;[.$D28]=&quot;&quot;);&quot;&quot;;MAX([.AC27]+IF([.AD$4]=[.$D28];match;mismatch);[.AC28]+gap;[.AD27]+gap))">
            <text:p/>
          </table:table-cell>
          <table:table-cell table:style-name="ce15" table:formula="of:=IF(OR([.AE$4]=&quot;&quot;;[.$D28]=&quot;&quot;);&quot;&quot;;MAX([.AD27]+IF([.AE$4]=[.$D28];match;mismatch);[.AD28]+gap;[.AE27]+gap))">
            <text:p/>
          </table:table-cell>
          <table:table-cell table:style-name="ce15" table:formula="of:=IF(OR([.AF$4]=&quot;&quot;;[.$D28]=&quot;&quot;);&quot;&quot;;MAX([.AE27]+IF([.AF$4]=[.$D28];match;mismatch);[.AE28]+gap;[.AF27]+gap))">
            <text:p/>
          </table:table-cell>
          <table:table-cell table:style-name="ce15" table:formula="of:=IF(OR([.AG$4]=&quot;&quot;;[.$D28]=&quot;&quot;);&quot;&quot;;MAX([.AF27]+IF([.AG$4]=[.$D28];match;mismatch);[.AF28]+gap;[.AG27]+gap))">
            <text:p/>
          </table:table-cell>
          <table:table-cell table:style-name="ce15" table:formula="of:=IF(OR([.AH$4]=&quot;&quot;;[.$D28]=&quot;&quot;);&quot;&quot;;MAX([.AG27]+IF([.AH$4]=[.$D28];match;mismatch);[.AG28]+gap;[.AH27]+gap))">
            <text:p/>
          </table:table-cell>
          <table:table-cell table:style-name="ce15" table:formula="of:=IF(OR([.AI$4]=&quot;&quot;;[.$D28]=&quot;&quot;);&quot;&quot;;MAX([.AH27]+IF([.AI$4]=[.$D28];match;mismatch);[.AH28]+gap;[.AI27]+gap))">
            <text:p/>
          </table:table-cell>
          <table:table-cell table:style-name="ce15" table:formula="of:=IF(OR([.AJ$4]=&quot;&quot;;[.$D28]=&quot;&quot;);&quot;&quot;;MAX([.AI27]+IF([.AJ$4]=[.$D28];match;mismatch);[.AI28]+gap;[.AJ27]+gap))">
            <text:p/>
          </table:table-cell>
          <table:table-cell table:style-name="ce15" table:formula="of:=IF(OR([.AK$4]=&quot;&quot;;[.$D28]=&quot;&quot;);&quot;&quot;;MAX([.AJ27]+IF([.AK$4]=[.$D28];match;mismatch);[.AJ28]+gap;[.AK27]+gap))">
            <text:p/>
          </table:table-cell>
          <table:table-cell table:style-name="ce15" table:formula="of:=IF(OR([.AL$4]=&quot;&quot;;[.$D28]=&quot;&quot;);&quot;&quot;;MAX([.AK27]+IF([.AL$4]=[.$D28];match;mismatch);[.AK28]+gap;[.AL27]+gap))">
            <text:p/>
          </table:table-cell>
          <table:table-cell table:style-name="ce15" table:formula="of:=IF(OR([.AM$4]=&quot;&quot;;[.$D28]=&quot;&quot;);&quot;&quot;;MAX([.AL27]+IF([.AM$4]=[.$D28];match;mismatch);[.AL28]+gap;[.AM27]+gap))">
            <text:p/>
          </table:table-cell>
          <table:table-cell table:style-name="ce15" table:formula="of:=IF(OR([.AN$4]=&quot;&quot;;[.$D28]=&quot;&quot;);&quot;&quot;;MAX([.AM27]+IF([.AN$4]=[.$D28];match;mismatch);[.AM28]+gap;[.AN27]+gap))">
            <text:p/>
          </table:table-cell>
          <table:table-cell table:style-name="ce15" table:formula="of:=IF(OR([.AO$4]=&quot;&quot;;[.$D28]=&quot;&quot;);&quot;&quot;;MAX([.AN27]+IF([.AO$4]=[.$D28];match;mismatch);[.AN28]+gap;[.AO27]+gap))">
            <text:p/>
          </table:table-cell>
          <table:table-cell table:style-name="ce15" table:formula="of:=IF(OR([.AP$4]=&quot;&quot;;[.$D28]=&quot;&quot;);&quot;&quot;;MAX([.AO27]+IF([.AP$4]=[.$D28];match;mismatch);[.AO28]+gap;[.AP27]+gap))">
            <text:p/>
          </table:table-cell>
          <table:table-cell table:style-name="ce15" table:formula="of:=IF(OR([.AQ$4]=&quot;&quot;;[.$D28]=&quot;&quot;);&quot;&quot;;MAX([.AP27]+IF([.AQ$4]=[.$D28];match;mismatch);[.AP28]+gap;[.AQ27]+gap))">
            <text:p/>
          </table:table-cell>
          <table:table-cell table:style-name="ce15" table:formula="of:=IF(OR([.AR$4]=&quot;&quot;;[.$D28]=&quot;&quot;);&quot;&quot;;MAX([.AQ27]+IF([.AR$4]=[.$D28];match;mismatch);[.AQ28]+gap;[.AR27]+gap))">
            <text:p/>
          </table:table-cell>
          <table:table-cell table:style-name="ce15" table:formula="of:=IF(OR([.AS$4]=&quot;&quot;;[.$D28]=&quot;&quot;);&quot;&quot;;MAX([.AR27]+IF([.AS$4]=[.$D28];match;mismatch);[.AR28]+gap;[.AS27]+gap))">
            <text:p/>
          </table:table-cell>
          <table:table-cell table:style-name="ce15" table:formula="of:=IF(OR([.AT$4]=&quot;&quot;;[.$D28]=&quot;&quot;);&quot;&quot;;MAX([.AS27]+IF([.AT$4]=[.$D28];match;mismatch);[.AS28]+gap;[.AT27]+gap))">
            <text:p/>
          </table:table-cell>
          <table:table-cell table:style-name="ce15" table:formula="of:=IF(OR([.AU$4]=&quot;&quot;;[.$D28]=&quot;&quot;);&quot;&quot;;MAX([.AT27]+IF([.AU$4]=[.$D28];match;mismatch);[.AT28]+gap;[.AU27]+gap))">
            <text:p/>
          </table:table-cell>
          <table:table-cell table:style-name="ce15" table:formula="of:=IF(OR([.AV$4]=&quot;&quot;;[.$D28]=&quot;&quot;);&quot;&quot;;MAX([.AU27]+IF([.AV$4]=[.$D28];match;mismatch);[.AU28]+gap;[.AV27]+gap))">
            <text:p/>
          </table:table-cell>
          <table:table-cell table:style-name="ce15" table:formula="of:=IF(OR([.AW$4]=&quot;&quot;;[.$D28]=&quot;&quot;);&quot;&quot;;MAX([.AV27]+IF([.AW$4]=[.$D28];match;mismatch);[.AV28]+gap;[.AW27]+gap))">
            <text:p/>
          </table:table-cell>
          <table:table-cell table:style-name="ce15" table:formula="of:=IF(OR([.AX$4]=&quot;&quot;;[.$D28]=&quot;&quot;);&quot;&quot;;MAX([.AW27]+IF([.AX$4]=[.$D28];match;mismatch);[.AW28]+gap;[.AX27]+gap))">
            <text:p/>
          </table:table-cell>
          <table:table-cell table:style-name="ce15" table:formula="of:=IF(OR([.AY$4]=&quot;&quot;;[.$D28]=&quot;&quot;);&quot;&quot;;MAX([.AX27]+IF([.AY$4]=[.$D28];match;mismatch);[.AX28]+gap;[.AY27]+gap))">
            <text:p/>
          </table:table-cell>
          <table:table-cell table:style-name="ce15" table:formula="of:=IF(OR([.AZ$4]=&quot;&quot;;[.$D28]=&quot;&quot;);&quot;&quot;;MAX([.AY27]+IF([.AZ$4]=[.$D28];match;mismatch);[.AY28]+gap;[.AZ27]+gap))">
            <text:p/>
          </table:table-cell>
          <table:table-cell table:style-name="ce15" table:formula="of:=IF(OR([.BA$4]=&quot;&quot;;[.$D28]=&quot;&quot;);&quot;&quot;;MAX([.AZ27]+IF([.BA$4]=[.$D28];match;mismatch);[.AZ28]+gap;[.BA27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29]=&quot;&quot;;&quot;&quot;;gap*(ROW()-ROW(start2)+1))">
            <text:p/>
          </table:table-cell>
          <table:table-cell table:style-name="ce15" table:formula="of:=IF(OR([.F$4]=&quot;&quot;;[.$D29]=&quot;&quot;);&quot;&quot;;MAX([.E28]+IF([.F$4]=[.$D29];match;mismatch);[.E29]+gap;[.F28]+gap))">
            <text:p/>
          </table:table-cell>
          <table:table-cell table:style-name="ce15" table:formula="of:=IF(OR([.G$4]=&quot;&quot;;[.$D29]=&quot;&quot;);&quot;&quot;;MAX([.F28]+IF([.G$4]=[.$D29];match;mismatch);[.F29]+gap;[.G28]+gap))">
            <text:p/>
          </table:table-cell>
          <table:table-cell table:style-name="ce15" table:formula="of:=IF(OR([.H$4]=&quot;&quot;;[.$D29]=&quot;&quot;);&quot;&quot;;MAX([.G28]+IF([.H$4]=[.$D29];match;mismatch);[.G29]+gap;[.H28]+gap))">
            <text:p/>
          </table:table-cell>
          <table:table-cell table:style-name="ce15" table:formula="of:=IF(OR([.I$4]=&quot;&quot;;[.$D29]=&quot;&quot;);&quot;&quot;;MAX([.H28]+IF([.I$4]=[.$D29];match;mismatch);[.H29]+gap;[.I28]+gap))">
            <text:p/>
          </table:table-cell>
          <table:table-cell table:style-name="ce15" table:formula="of:=IF(OR([.J$4]=&quot;&quot;;[.$D29]=&quot;&quot;);&quot;&quot;;MAX([.I28]+IF([.J$4]=[.$D29];match;mismatch);[.I29]+gap;[.J28]+gap))">
            <text:p/>
          </table:table-cell>
          <table:table-cell table:style-name="ce15" table:formula="of:=IF(OR([.K$4]=&quot;&quot;;[.$D29]=&quot;&quot;);&quot;&quot;;MAX([.J28]+IF([.K$4]=[.$D29];match;mismatch);[.J29]+gap;[.K28]+gap))">
            <text:p/>
          </table:table-cell>
          <table:table-cell table:style-name="ce15" table:formula="of:=IF(OR([.L$4]=&quot;&quot;;[.$D29]=&quot;&quot;);&quot;&quot;;MAX([.K28]+IF([.L$4]=[.$D29];match;mismatch);[.K29]+gap;[.L28]+gap))">
            <text:p/>
          </table:table-cell>
          <table:table-cell table:style-name="ce15" table:formula="of:=IF(OR([.M$4]=&quot;&quot;;[.$D29]=&quot;&quot;);&quot;&quot;;MAX([.L28]+IF([.M$4]=[.$D29];match;mismatch);[.L29]+gap;[.M28]+gap))">
            <text:p/>
          </table:table-cell>
          <table:table-cell table:style-name="ce15" table:formula="of:=IF(OR([.N$4]=&quot;&quot;;[.$D29]=&quot;&quot;);&quot;&quot;;MAX([.M28]+IF([.N$4]=[.$D29];match;mismatch);[.M29]+gap;[.N28]+gap))">
            <text:p/>
          </table:table-cell>
          <table:table-cell table:style-name="ce15" table:formula="of:=IF(OR([.O$4]=&quot;&quot;;[.$D29]=&quot;&quot;);&quot;&quot;;MAX([.N28]+IF([.O$4]=[.$D29];match;mismatch);[.N29]+gap;[.O28]+gap))">
            <text:p/>
          </table:table-cell>
          <table:table-cell table:style-name="ce15" table:formula="of:=IF(OR([.P$4]=&quot;&quot;;[.$D29]=&quot;&quot;);&quot;&quot;;MAX([.O28]+IF([.P$4]=[.$D29];match;mismatch);[.O29]+gap;[.P28]+gap))">
            <text:p/>
          </table:table-cell>
          <table:table-cell table:style-name="ce15" table:formula="of:=IF(OR([.Q$4]=&quot;&quot;;[.$D29]=&quot;&quot;);&quot;&quot;;MAX([.P28]+IF([.Q$4]=[.$D29];match;mismatch);[.P29]+gap;[.Q28]+gap))">
            <text:p/>
          </table:table-cell>
          <table:table-cell table:style-name="ce15" table:formula="of:=IF(OR([.R$4]=&quot;&quot;;[.$D29]=&quot;&quot;);&quot;&quot;;MAX([.Q28]+IF([.R$4]=[.$D29];match;mismatch);[.Q29]+gap;[.R28]+gap))">
            <text:p/>
          </table:table-cell>
          <table:table-cell table:style-name="ce15" table:formula="of:=IF(OR([.S$4]=&quot;&quot;;[.$D29]=&quot;&quot;);&quot;&quot;;MAX([.R28]+IF([.S$4]=[.$D29];match;mismatch);[.R29]+gap;[.S28]+gap))">
            <text:p/>
          </table:table-cell>
          <table:table-cell table:style-name="ce15" table:formula="of:=IF(OR([.T$4]=&quot;&quot;;[.$D29]=&quot;&quot;);&quot;&quot;;MAX([.S28]+IF([.T$4]=[.$D29];match;mismatch);[.S29]+gap;[.T28]+gap))">
            <text:p/>
          </table:table-cell>
          <table:table-cell table:style-name="ce15" table:formula="of:=IF(OR([.U$4]=&quot;&quot;;[.$D29]=&quot;&quot;);&quot;&quot;;MAX([.T28]+IF([.U$4]=[.$D29];match;mismatch);[.T29]+gap;[.U28]+gap))">
            <text:p/>
          </table:table-cell>
          <table:table-cell table:style-name="ce15" table:formula="of:=IF(OR([.V$4]=&quot;&quot;;[.$D29]=&quot;&quot;);&quot;&quot;;MAX([.U28]+IF([.V$4]=[.$D29];match;mismatch);[.U29]+gap;[.V28]+gap))">
            <text:p/>
          </table:table-cell>
          <table:table-cell table:style-name="ce15" table:formula="of:=IF(OR([.W$4]=&quot;&quot;;[.$D29]=&quot;&quot;);&quot;&quot;;MAX([.V28]+IF([.W$4]=[.$D29];match;mismatch);[.V29]+gap;[.W28]+gap))">
            <text:p/>
          </table:table-cell>
          <table:table-cell table:style-name="ce15" table:formula="of:=IF(OR([.X$4]=&quot;&quot;;[.$D29]=&quot;&quot;);&quot;&quot;;MAX([.W28]+IF([.X$4]=[.$D29];match;mismatch);[.W29]+gap;[.X28]+gap))">
            <text:p/>
          </table:table-cell>
          <table:table-cell table:style-name="ce15" table:formula="of:=IF(OR([.Y$4]=&quot;&quot;;[.$D29]=&quot;&quot;);&quot;&quot;;MAX([.X28]+IF([.Y$4]=[.$D29];match;mismatch);[.X29]+gap;[.Y28]+gap))">
            <text:p/>
          </table:table-cell>
          <table:table-cell table:style-name="ce15" table:formula="of:=IF(OR([.Z$4]=&quot;&quot;;[.$D29]=&quot;&quot;);&quot;&quot;;MAX([.Y28]+IF([.Z$4]=[.$D29];match;mismatch);[.Y29]+gap;[.Z28]+gap))">
            <text:p/>
          </table:table-cell>
          <table:table-cell table:style-name="ce15" table:formula="of:=IF(OR([.AA$4]=&quot;&quot;;[.$D29]=&quot;&quot;);&quot;&quot;;MAX([.Z28]+IF([.AA$4]=[.$D29];match;mismatch);[.Z29]+gap;[.AA28]+gap))">
            <text:p/>
          </table:table-cell>
          <table:table-cell table:style-name="ce15" table:formula="of:=IF(OR([.AB$4]=&quot;&quot;;[.$D29]=&quot;&quot;);&quot;&quot;;MAX([.AA28]+IF([.AB$4]=[.$D29];match;mismatch);[.AA29]+gap;[.AB28]+gap))">
            <text:p/>
          </table:table-cell>
          <table:table-cell table:style-name="ce15" table:formula="of:=IF(OR([.AC$4]=&quot;&quot;;[.$D29]=&quot;&quot;);&quot;&quot;;MAX([.AB28]+IF([.AC$4]=[.$D29];match;mismatch);[.AB29]+gap;[.AC28]+gap))">
            <text:p/>
          </table:table-cell>
          <table:table-cell table:style-name="ce15" table:formula="of:=IF(OR([.AD$4]=&quot;&quot;;[.$D29]=&quot;&quot;);&quot;&quot;;MAX([.AC28]+IF([.AD$4]=[.$D29];match;mismatch);[.AC29]+gap;[.AD28]+gap))">
            <text:p/>
          </table:table-cell>
          <table:table-cell table:style-name="ce15" table:formula="of:=IF(OR([.AE$4]=&quot;&quot;;[.$D29]=&quot;&quot;);&quot;&quot;;MAX([.AD28]+IF([.AE$4]=[.$D29];match;mismatch);[.AD29]+gap;[.AE28]+gap))">
            <text:p/>
          </table:table-cell>
          <table:table-cell table:style-name="ce15" table:formula="of:=IF(OR([.AF$4]=&quot;&quot;;[.$D29]=&quot;&quot;);&quot;&quot;;MAX([.AE28]+IF([.AF$4]=[.$D29];match;mismatch);[.AE29]+gap;[.AF28]+gap))">
            <text:p/>
          </table:table-cell>
          <table:table-cell table:style-name="ce15" table:formula="of:=IF(OR([.AG$4]=&quot;&quot;;[.$D29]=&quot;&quot;);&quot;&quot;;MAX([.AF28]+IF([.AG$4]=[.$D29];match;mismatch);[.AF29]+gap;[.AG28]+gap))">
            <text:p/>
          </table:table-cell>
          <table:table-cell table:style-name="ce15" table:formula="of:=IF(OR([.AH$4]=&quot;&quot;;[.$D29]=&quot;&quot;);&quot;&quot;;MAX([.AG28]+IF([.AH$4]=[.$D29];match;mismatch);[.AG29]+gap;[.AH28]+gap))">
            <text:p/>
          </table:table-cell>
          <table:table-cell table:style-name="ce15" table:formula="of:=IF(OR([.AI$4]=&quot;&quot;;[.$D29]=&quot;&quot;);&quot;&quot;;MAX([.AH28]+IF([.AI$4]=[.$D29];match;mismatch);[.AH29]+gap;[.AI28]+gap))">
            <text:p/>
          </table:table-cell>
          <table:table-cell table:style-name="ce15" table:formula="of:=IF(OR([.AJ$4]=&quot;&quot;;[.$D29]=&quot;&quot;);&quot;&quot;;MAX([.AI28]+IF([.AJ$4]=[.$D29];match;mismatch);[.AI29]+gap;[.AJ28]+gap))">
            <text:p/>
          </table:table-cell>
          <table:table-cell table:style-name="ce15" table:formula="of:=IF(OR([.AK$4]=&quot;&quot;;[.$D29]=&quot;&quot;);&quot;&quot;;MAX([.AJ28]+IF([.AK$4]=[.$D29];match;mismatch);[.AJ29]+gap;[.AK28]+gap))">
            <text:p/>
          </table:table-cell>
          <table:table-cell table:style-name="ce15" table:formula="of:=IF(OR([.AL$4]=&quot;&quot;;[.$D29]=&quot;&quot;);&quot;&quot;;MAX([.AK28]+IF([.AL$4]=[.$D29];match;mismatch);[.AK29]+gap;[.AL28]+gap))">
            <text:p/>
          </table:table-cell>
          <table:table-cell table:style-name="ce15" table:formula="of:=IF(OR([.AM$4]=&quot;&quot;;[.$D29]=&quot;&quot;);&quot;&quot;;MAX([.AL28]+IF([.AM$4]=[.$D29];match;mismatch);[.AL29]+gap;[.AM28]+gap))">
            <text:p/>
          </table:table-cell>
          <table:table-cell table:style-name="ce15" table:formula="of:=IF(OR([.AN$4]=&quot;&quot;;[.$D29]=&quot;&quot;);&quot;&quot;;MAX([.AM28]+IF([.AN$4]=[.$D29];match;mismatch);[.AM29]+gap;[.AN28]+gap))">
            <text:p/>
          </table:table-cell>
          <table:table-cell table:style-name="ce15" table:formula="of:=IF(OR([.AO$4]=&quot;&quot;;[.$D29]=&quot;&quot;);&quot;&quot;;MAX([.AN28]+IF([.AO$4]=[.$D29];match;mismatch);[.AN29]+gap;[.AO28]+gap))">
            <text:p/>
          </table:table-cell>
          <table:table-cell table:style-name="ce15" table:formula="of:=IF(OR([.AP$4]=&quot;&quot;;[.$D29]=&quot;&quot;);&quot;&quot;;MAX([.AO28]+IF([.AP$4]=[.$D29];match;mismatch);[.AO29]+gap;[.AP28]+gap))">
            <text:p/>
          </table:table-cell>
          <table:table-cell table:style-name="ce15" table:formula="of:=IF(OR([.AQ$4]=&quot;&quot;;[.$D29]=&quot;&quot;);&quot;&quot;;MAX([.AP28]+IF([.AQ$4]=[.$D29];match;mismatch);[.AP29]+gap;[.AQ28]+gap))">
            <text:p/>
          </table:table-cell>
          <table:table-cell table:style-name="ce15" table:formula="of:=IF(OR([.AR$4]=&quot;&quot;;[.$D29]=&quot;&quot;);&quot;&quot;;MAX([.AQ28]+IF([.AR$4]=[.$D29];match;mismatch);[.AQ29]+gap;[.AR28]+gap))">
            <text:p/>
          </table:table-cell>
          <table:table-cell table:style-name="ce15" table:formula="of:=IF(OR([.AS$4]=&quot;&quot;;[.$D29]=&quot;&quot;);&quot;&quot;;MAX([.AR28]+IF([.AS$4]=[.$D29];match;mismatch);[.AR29]+gap;[.AS28]+gap))">
            <text:p/>
          </table:table-cell>
          <table:table-cell table:style-name="ce15" table:formula="of:=IF(OR([.AT$4]=&quot;&quot;;[.$D29]=&quot;&quot;);&quot;&quot;;MAX([.AS28]+IF([.AT$4]=[.$D29];match;mismatch);[.AS29]+gap;[.AT28]+gap))">
            <text:p/>
          </table:table-cell>
          <table:table-cell table:style-name="ce15" table:formula="of:=IF(OR([.AU$4]=&quot;&quot;;[.$D29]=&quot;&quot;);&quot;&quot;;MAX([.AT28]+IF([.AU$4]=[.$D29];match;mismatch);[.AT29]+gap;[.AU28]+gap))">
            <text:p/>
          </table:table-cell>
          <table:table-cell table:style-name="ce15" table:formula="of:=IF(OR([.AV$4]=&quot;&quot;;[.$D29]=&quot;&quot;);&quot;&quot;;MAX([.AU28]+IF([.AV$4]=[.$D29];match;mismatch);[.AU29]+gap;[.AV28]+gap))">
            <text:p/>
          </table:table-cell>
          <table:table-cell table:style-name="ce15" table:formula="of:=IF(OR([.AW$4]=&quot;&quot;;[.$D29]=&quot;&quot;);&quot;&quot;;MAX([.AV28]+IF([.AW$4]=[.$D29];match;mismatch);[.AV29]+gap;[.AW28]+gap))">
            <text:p/>
          </table:table-cell>
          <table:table-cell table:style-name="ce15" table:formula="of:=IF(OR([.AX$4]=&quot;&quot;;[.$D29]=&quot;&quot;);&quot;&quot;;MAX([.AW28]+IF([.AX$4]=[.$D29];match;mismatch);[.AW29]+gap;[.AX28]+gap))">
            <text:p/>
          </table:table-cell>
          <table:table-cell table:style-name="ce15" table:formula="of:=IF(OR([.AY$4]=&quot;&quot;;[.$D29]=&quot;&quot;);&quot;&quot;;MAX([.AX28]+IF([.AY$4]=[.$D29];match;mismatch);[.AX29]+gap;[.AY28]+gap))">
            <text:p/>
          </table:table-cell>
          <table:table-cell table:style-name="ce15" table:formula="of:=IF(OR([.AZ$4]=&quot;&quot;;[.$D29]=&quot;&quot;);&quot;&quot;;MAX([.AY28]+IF([.AZ$4]=[.$D29];match;mismatch);[.AY29]+gap;[.AZ28]+gap))">
            <text:p/>
          </table:table-cell>
          <table:table-cell table:style-name="ce15" table:formula="of:=IF(OR([.BA$4]=&quot;&quot;;[.$D29]=&quot;&quot;);&quot;&quot;;MAX([.AZ28]+IF([.BA$4]=[.$D29];match;mismatch);[.AZ29]+gap;[.BA28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0]=&quot;&quot;;&quot;&quot;;gap*(ROW()-ROW(start2)+1))">
            <text:p/>
          </table:table-cell>
          <table:table-cell table:style-name="ce15" table:formula="of:=IF(OR([.F$4]=&quot;&quot;;[.$D30]=&quot;&quot;);&quot;&quot;;MAX([.E29]+IF([.F$4]=[.$D30];match;mismatch);[.E30]+gap;[.F29]+gap))">
            <text:p/>
          </table:table-cell>
          <table:table-cell table:style-name="ce15" table:formula="of:=IF(OR([.G$4]=&quot;&quot;;[.$D30]=&quot;&quot;);&quot;&quot;;MAX([.F29]+IF([.G$4]=[.$D30];match;mismatch);[.F30]+gap;[.G29]+gap))">
            <text:p/>
          </table:table-cell>
          <table:table-cell table:style-name="ce15" table:formula="of:=IF(OR([.H$4]=&quot;&quot;;[.$D30]=&quot;&quot;);&quot;&quot;;MAX([.G29]+IF([.H$4]=[.$D30];match;mismatch);[.G30]+gap;[.H29]+gap))">
            <text:p/>
          </table:table-cell>
          <table:table-cell table:style-name="ce15" table:formula="of:=IF(OR([.I$4]=&quot;&quot;;[.$D30]=&quot;&quot;);&quot;&quot;;MAX([.H29]+IF([.I$4]=[.$D30];match;mismatch);[.H30]+gap;[.I29]+gap))">
            <text:p/>
          </table:table-cell>
          <table:table-cell table:style-name="ce15" table:formula="of:=IF(OR([.J$4]=&quot;&quot;;[.$D30]=&quot;&quot;);&quot;&quot;;MAX([.I29]+IF([.J$4]=[.$D30];match;mismatch);[.I30]+gap;[.J29]+gap))">
            <text:p/>
          </table:table-cell>
          <table:table-cell table:style-name="ce15" table:formula="of:=IF(OR([.K$4]=&quot;&quot;;[.$D30]=&quot;&quot;);&quot;&quot;;MAX([.J29]+IF([.K$4]=[.$D30];match;mismatch);[.J30]+gap;[.K29]+gap))">
            <text:p/>
          </table:table-cell>
          <table:table-cell table:style-name="ce15" table:formula="of:=IF(OR([.L$4]=&quot;&quot;;[.$D30]=&quot;&quot;);&quot;&quot;;MAX([.K29]+IF([.L$4]=[.$D30];match;mismatch);[.K30]+gap;[.L29]+gap))">
            <text:p/>
          </table:table-cell>
          <table:table-cell table:style-name="ce15" table:formula="of:=IF(OR([.M$4]=&quot;&quot;;[.$D30]=&quot;&quot;);&quot;&quot;;MAX([.L29]+IF([.M$4]=[.$D30];match;mismatch);[.L30]+gap;[.M29]+gap))">
            <text:p/>
          </table:table-cell>
          <table:table-cell table:style-name="ce15" table:formula="of:=IF(OR([.N$4]=&quot;&quot;;[.$D30]=&quot;&quot;);&quot;&quot;;MAX([.M29]+IF([.N$4]=[.$D30];match;mismatch);[.M30]+gap;[.N29]+gap))">
            <text:p/>
          </table:table-cell>
          <table:table-cell table:style-name="ce15" table:formula="of:=IF(OR([.O$4]=&quot;&quot;;[.$D30]=&quot;&quot;);&quot;&quot;;MAX([.N29]+IF([.O$4]=[.$D30];match;mismatch);[.N30]+gap;[.O29]+gap))">
            <text:p/>
          </table:table-cell>
          <table:table-cell table:style-name="ce15" table:formula="of:=IF(OR([.P$4]=&quot;&quot;;[.$D30]=&quot;&quot;);&quot;&quot;;MAX([.O29]+IF([.P$4]=[.$D30];match;mismatch);[.O30]+gap;[.P29]+gap))">
            <text:p/>
          </table:table-cell>
          <table:table-cell table:style-name="ce15" table:formula="of:=IF(OR([.Q$4]=&quot;&quot;;[.$D30]=&quot;&quot;);&quot;&quot;;MAX([.P29]+IF([.Q$4]=[.$D30];match;mismatch);[.P30]+gap;[.Q29]+gap))">
            <text:p/>
          </table:table-cell>
          <table:table-cell table:style-name="ce15" table:formula="of:=IF(OR([.R$4]=&quot;&quot;;[.$D30]=&quot;&quot;);&quot;&quot;;MAX([.Q29]+IF([.R$4]=[.$D30];match;mismatch);[.Q30]+gap;[.R29]+gap))">
            <text:p/>
          </table:table-cell>
          <table:table-cell table:style-name="ce15" table:formula="of:=IF(OR([.S$4]=&quot;&quot;;[.$D30]=&quot;&quot;);&quot;&quot;;MAX([.R29]+IF([.S$4]=[.$D30];match;mismatch);[.R30]+gap;[.S29]+gap))">
            <text:p/>
          </table:table-cell>
          <table:table-cell table:style-name="ce15" table:formula="of:=IF(OR([.T$4]=&quot;&quot;;[.$D30]=&quot;&quot;);&quot;&quot;;MAX([.S29]+IF([.T$4]=[.$D30];match;mismatch);[.S30]+gap;[.T29]+gap))">
            <text:p/>
          </table:table-cell>
          <table:table-cell table:style-name="ce15" table:formula="of:=IF(OR([.U$4]=&quot;&quot;;[.$D30]=&quot;&quot;);&quot;&quot;;MAX([.T29]+IF([.U$4]=[.$D30];match;mismatch);[.T30]+gap;[.U29]+gap))">
            <text:p/>
          </table:table-cell>
          <table:table-cell table:style-name="ce15" table:formula="of:=IF(OR([.V$4]=&quot;&quot;;[.$D30]=&quot;&quot;);&quot;&quot;;MAX([.U29]+IF([.V$4]=[.$D30];match;mismatch);[.U30]+gap;[.V29]+gap))">
            <text:p/>
          </table:table-cell>
          <table:table-cell table:style-name="ce15" table:formula="of:=IF(OR([.W$4]=&quot;&quot;;[.$D30]=&quot;&quot;);&quot;&quot;;MAX([.V29]+IF([.W$4]=[.$D30];match;mismatch);[.V30]+gap;[.W29]+gap))">
            <text:p/>
          </table:table-cell>
          <table:table-cell table:style-name="ce15" table:formula="of:=IF(OR([.X$4]=&quot;&quot;;[.$D30]=&quot;&quot;);&quot;&quot;;MAX([.W29]+IF([.X$4]=[.$D30];match;mismatch);[.W30]+gap;[.X29]+gap))">
            <text:p/>
          </table:table-cell>
          <table:table-cell table:style-name="ce15" table:formula="of:=IF(OR([.Y$4]=&quot;&quot;;[.$D30]=&quot;&quot;);&quot;&quot;;MAX([.X29]+IF([.Y$4]=[.$D30];match;mismatch);[.X30]+gap;[.Y29]+gap))">
            <text:p/>
          </table:table-cell>
          <table:table-cell table:style-name="ce15" table:formula="of:=IF(OR([.Z$4]=&quot;&quot;;[.$D30]=&quot;&quot;);&quot;&quot;;MAX([.Y29]+IF([.Z$4]=[.$D30];match;mismatch);[.Y30]+gap;[.Z29]+gap))">
            <text:p/>
          </table:table-cell>
          <table:table-cell table:style-name="ce15" table:formula="of:=IF(OR([.AA$4]=&quot;&quot;;[.$D30]=&quot;&quot;);&quot;&quot;;MAX([.Z29]+IF([.AA$4]=[.$D30];match;mismatch);[.Z30]+gap;[.AA29]+gap))">
            <text:p/>
          </table:table-cell>
          <table:table-cell table:style-name="ce15" table:formula="of:=IF(OR([.AB$4]=&quot;&quot;;[.$D30]=&quot;&quot;);&quot;&quot;;MAX([.AA29]+IF([.AB$4]=[.$D30];match;mismatch);[.AA30]+gap;[.AB29]+gap))">
            <text:p/>
          </table:table-cell>
          <table:table-cell table:style-name="ce15" table:formula="of:=IF(OR([.AC$4]=&quot;&quot;;[.$D30]=&quot;&quot;);&quot;&quot;;MAX([.AB29]+IF([.AC$4]=[.$D30];match;mismatch);[.AB30]+gap;[.AC29]+gap))">
            <text:p/>
          </table:table-cell>
          <table:table-cell table:style-name="ce15" table:formula="of:=IF(OR([.AD$4]=&quot;&quot;;[.$D30]=&quot;&quot;);&quot;&quot;;MAX([.AC29]+IF([.AD$4]=[.$D30];match;mismatch);[.AC30]+gap;[.AD29]+gap))">
            <text:p/>
          </table:table-cell>
          <table:table-cell table:style-name="ce15" table:formula="of:=IF(OR([.AE$4]=&quot;&quot;;[.$D30]=&quot;&quot;);&quot;&quot;;MAX([.AD29]+IF([.AE$4]=[.$D30];match;mismatch);[.AD30]+gap;[.AE29]+gap))">
            <text:p/>
          </table:table-cell>
          <table:table-cell table:style-name="ce15" table:formula="of:=IF(OR([.AF$4]=&quot;&quot;;[.$D30]=&quot;&quot;);&quot;&quot;;MAX([.AE29]+IF([.AF$4]=[.$D30];match;mismatch);[.AE30]+gap;[.AF29]+gap))">
            <text:p/>
          </table:table-cell>
          <table:table-cell table:style-name="ce15" table:formula="of:=IF(OR([.AG$4]=&quot;&quot;;[.$D30]=&quot;&quot;);&quot;&quot;;MAX([.AF29]+IF([.AG$4]=[.$D30];match;mismatch);[.AF30]+gap;[.AG29]+gap))">
            <text:p/>
          </table:table-cell>
          <table:table-cell table:style-name="ce15" table:formula="of:=IF(OR([.AH$4]=&quot;&quot;;[.$D30]=&quot;&quot;);&quot;&quot;;MAX([.AG29]+IF([.AH$4]=[.$D30];match;mismatch);[.AG30]+gap;[.AH29]+gap))">
            <text:p/>
          </table:table-cell>
          <table:table-cell table:style-name="ce15" table:formula="of:=IF(OR([.AI$4]=&quot;&quot;;[.$D30]=&quot;&quot;);&quot;&quot;;MAX([.AH29]+IF([.AI$4]=[.$D30];match;mismatch);[.AH30]+gap;[.AI29]+gap))">
            <text:p/>
          </table:table-cell>
          <table:table-cell table:style-name="ce15" table:formula="of:=IF(OR([.AJ$4]=&quot;&quot;;[.$D30]=&quot;&quot;);&quot;&quot;;MAX([.AI29]+IF([.AJ$4]=[.$D30];match;mismatch);[.AI30]+gap;[.AJ29]+gap))">
            <text:p/>
          </table:table-cell>
          <table:table-cell table:style-name="ce15" table:formula="of:=IF(OR([.AK$4]=&quot;&quot;;[.$D30]=&quot;&quot;);&quot;&quot;;MAX([.AJ29]+IF([.AK$4]=[.$D30];match;mismatch);[.AJ30]+gap;[.AK29]+gap))">
            <text:p/>
          </table:table-cell>
          <table:table-cell table:style-name="ce15" table:formula="of:=IF(OR([.AL$4]=&quot;&quot;;[.$D30]=&quot;&quot;);&quot;&quot;;MAX([.AK29]+IF([.AL$4]=[.$D30];match;mismatch);[.AK30]+gap;[.AL29]+gap))">
            <text:p/>
          </table:table-cell>
          <table:table-cell table:style-name="ce15" table:formula="of:=IF(OR([.AM$4]=&quot;&quot;;[.$D30]=&quot;&quot;);&quot;&quot;;MAX([.AL29]+IF([.AM$4]=[.$D30];match;mismatch);[.AL30]+gap;[.AM29]+gap))">
            <text:p/>
          </table:table-cell>
          <table:table-cell table:style-name="ce15" table:formula="of:=IF(OR([.AN$4]=&quot;&quot;;[.$D30]=&quot;&quot;);&quot;&quot;;MAX([.AM29]+IF([.AN$4]=[.$D30];match;mismatch);[.AM30]+gap;[.AN29]+gap))">
            <text:p/>
          </table:table-cell>
          <table:table-cell table:style-name="ce15" table:formula="of:=IF(OR([.AO$4]=&quot;&quot;;[.$D30]=&quot;&quot;);&quot;&quot;;MAX([.AN29]+IF([.AO$4]=[.$D30];match;mismatch);[.AN30]+gap;[.AO29]+gap))">
            <text:p/>
          </table:table-cell>
          <table:table-cell table:style-name="ce15" table:formula="of:=IF(OR([.AP$4]=&quot;&quot;;[.$D30]=&quot;&quot;);&quot;&quot;;MAX([.AO29]+IF([.AP$4]=[.$D30];match;mismatch);[.AO30]+gap;[.AP29]+gap))">
            <text:p/>
          </table:table-cell>
          <table:table-cell table:style-name="ce15" table:formula="of:=IF(OR([.AQ$4]=&quot;&quot;;[.$D30]=&quot;&quot;);&quot;&quot;;MAX([.AP29]+IF([.AQ$4]=[.$D30];match;mismatch);[.AP30]+gap;[.AQ29]+gap))">
            <text:p/>
          </table:table-cell>
          <table:table-cell table:style-name="ce15" table:formula="of:=IF(OR([.AR$4]=&quot;&quot;;[.$D30]=&quot;&quot;);&quot;&quot;;MAX([.AQ29]+IF([.AR$4]=[.$D30];match;mismatch);[.AQ30]+gap;[.AR29]+gap))">
            <text:p/>
          </table:table-cell>
          <table:table-cell table:style-name="ce15" table:formula="of:=IF(OR([.AS$4]=&quot;&quot;;[.$D30]=&quot;&quot;);&quot;&quot;;MAX([.AR29]+IF([.AS$4]=[.$D30];match;mismatch);[.AR30]+gap;[.AS29]+gap))">
            <text:p/>
          </table:table-cell>
          <table:table-cell table:style-name="ce15" table:formula="of:=IF(OR([.AT$4]=&quot;&quot;;[.$D30]=&quot;&quot;);&quot;&quot;;MAX([.AS29]+IF([.AT$4]=[.$D30];match;mismatch);[.AS30]+gap;[.AT29]+gap))">
            <text:p/>
          </table:table-cell>
          <table:table-cell table:style-name="ce15" table:formula="of:=IF(OR([.AU$4]=&quot;&quot;;[.$D30]=&quot;&quot;);&quot;&quot;;MAX([.AT29]+IF([.AU$4]=[.$D30];match;mismatch);[.AT30]+gap;[.AU29]+gap))">
            <text:p/>
          </table:table-cell>
          <table:table-cell table:style-name="ce15" table:formula="of:=IF(OR([.AV$4]=&quot;&quot;;[.$D30]=&quot;&quot;);&quot;&quot;;MAX([.AU29]+IF([.AV$4]=[.$D30];match;mismatch);[.AU30]+gap;[.AV29]+gap))">
            <text:p/>
          </table:table-cell>
          <table:table-cell table:style-name="ce15" table:formula="of:=IF(OR([.AW$4]=&quot;&quot;;[.$D30]=&quot;&quot;);&quot;&quot;;MAX([.AV29]+IF([.AW$4]=[.$D30];match;mismatch);[.AV30]+gap;[.AW29]+gap))">
            <text:p/>
          </table:table-cell>
          <table:table-cell table:style-name="ce15" table:formula="of:=IF(OR([.AX$4]=&quot;&quot;;[.$D30]=&quot;&quot;);&quot;&quot;;MAX([.AW29]+IF([.AX$4]=[.$D30];match;mismatch);[.AW30]+gap;[.AX29]+gap))">
            <text:p/>
          </table:table-cell>
          <table:table-cell table:style-name="ce15" table:formula="of:=IF(OR([.AY$4]=&quot;&quot;;[.$D30]=&quot;&quot;);&quot;&quot;;MAX([.AX29]+IF([.AY$4]=[.$D30];match;mismatch);[.AX30]+gap;[.AY29]+gap))">
            <text:p/>
          </table:table-cell>
          <table:table-cell table:style-name="ce15" table:formula="of:=IF(OR([.AZ$4]=&quot;&quot;;[.$D30]=&quot;&quot;);&quot;&quot;;MAX([.AY29]+IF([.AZ$4]=[.$D30];match;mismatch);[.AY30]+gap;[.AZ29]+gap))">
            <text:p/>
          </table:table-cell>
          <table:table-cell table:style-name="ce15" table:formula="of:=IF(OR([.BA$4]=&quot;&quot;;[.$D30]=&quot;&quot;);&quot;&quot;;MAX([.AZ29]+IF([.BA$4]=[.$D30];match;mismatch);[.AZ30]+gap;[.BA29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1]=&quot;&quot;;&quot;&quot;;gap*(ROW()-ROW(start2)+1))">
            <text:p/>
          </table:table-cell>
          <table:table-cell table:style-name="ce15" table:formula="of:=IF(OR([.F$4]=&quot;&quot;;[.$D31]=&quot;&quot;);&quot;&quot;;MAX([.E30]+IF([.F$4]=[.$D31];match;mismatch);[.E31]+gap;[.F30]+gap))">
            <text:p/>
          </table:table-cell>
          <table:table-cell table:style-name="ce15" table:formula="of:=IF(OR([.G$4]=&quot;&quot;;[.$D31]=&quot;&quot;);&quot;&quot;;MAX([.F30]+IF([.G$4]=[.$D31];match;mismatch);[.F31]+gap;[.G30]+gap))">
            <text:p/>
          </table:table-cell>
          <table:table-cell table:style-name="ce15" table:formula="of:=IF(OR([.H$4]=&quot;&quot;;[.$D31]=&quot;&quot;);&quot;&quot;;MAX([.G30]+IF([.H$4]=[.$D31];match;mismatch);[.G31]+gap;[.H30]+gap))">
            <text:p/>
          </table:table-cell>
          <table:table-cell table:style-name="ce15" table:formula="of:=IF(OR([.I$4]=&quot;&quot;;[.$D31]=&quot;&quot;);&quot;&quot;;MAX([.H30]+IF([.I$4]=[.$D31];match;mismatch);[.H31]+gap;[.I30]+gap))">
            <text:p/>
          </table:table-cell>
          <table:table-cell table:style-name="ce15" table:formula="of:=IF(OR([.J$4]=&quot;&quot;;[.$D31]=&quot;&quot;);&quot;&quot;;MAX([.I30]+IF([.J$4]=[.$D31];match;mismatch);[.I31]+gap;[.J30]+gap))">
            <text:p/>
          </table:table-cell>
          <table:table-cell table:style-name="ce15" table:formula="of:=IF(OR([.K$4]=&quot;&quot;;[.$D31]=&quot;&quot;);&quot;&quot;;MAX([.J30]+IF([.K$4]=[.$D31];match;mismatch);[.J31]+gap;[.K30]+gap))">
            <text:p/>
          </table:table-cell>
          <table:table-cell table:style-name="ce15" table:formula="of:=IF(OR([.L$4]=&quot;&quot;;[.$D31]=&quot;&quot;);&quot;&quot;;MAX([.K30]+IF([.L$4]=[.$D31];match;mismatch);[.K31]+gap;[.L30]+gap))">
            <text:p/>
          </table:table-cell>
          <table:table-cell table:style-name="ce15" table:formula="of:=IF(OR([.M$4]=&quot;&quot;;[.$D31]=&quot;&quot;);&quot;&quot;;MAX([.L30]+IF([.M$4]=[.$D31];match;mismatch);[.L31]+gap;[.M30]+gap))">
            <text:p/>
          </table:table-cell>
          <table:table-cell table:style-name="ce15" table:formula="of:=IF(OR([.N$4]=&quot;&quot;;[.$D31]=&quot;&quot;);&quot;&quot;;MAX([.M30]+IF([.N$4]=[.$D31];match;mismatch);[.M31]+gap;[.N30]+gap))">
            <text:p/>
          </table:table-cell>
          <table:table-cell table:style-name="ce15" table:formula="of:=IF(OR([.O$4]=&quot;&quot;;[.$D31]=&quot;&quot;);&quot;&quot;;MAX([.N30]+IF([.O$4]=[.$D31];match;mismatch);[.N31]+gap;[.O30]+gap))">
            <text:p/>
          </table:table-cell>
          <table:table-cell table:style-name="ce15" table:formula="of:=IF(OR([.P$4]=&quot;&quot;;[.$D31]=&quot;&quot;);&quot;&quot;;MAX([.O30]+IF([.P$4]=[.$D31];match;mismatch);[.O31]+gap;[.P30]+gap))">
            <text:p/>
          </table:table-cell>
          <table:table-cell table:style-name="ce15" table:formula="of:=IF(OR([.Q$4]=&quot;&quot;;[.$D31]=&quot;&quot;);&quot;&quot;;MAX([.P30]+IF([.Q$4]=[.$D31];match;mismatch);[.P31]+gap;[.Q30]+gap))">
            <text:p/>
          </table:table-cell>
          <table:table-cell table:style-name="ce15" table:formula="of:=IF(OR([.R$4]=&quot;&quot;;[.$D31]=&quot;&quot;);&quot;&quot;;MAX([.Q30]+IF([.R$4]=[.$D31];match;mismatch);[.Q31]+gap;[.R30]+gap))">
            <text:p/>
          </table:table-cell>
          <table:table-cell table:style-name="ce15" table:formula="of:=IF(OR([.S$4]=&quot;&quot;;[.$D31]=&quot;&quot;);&quot;&quot;;MAX([.R30]+IF([.S$4]=[.$D31];match;mismatch);[.R31]+gap;[.S30]+gap))">
            <text:p/>
          </table:table-cell>
          <table:table-cell table:style-name="ce15" table:formula="of:=IF(OR([.T$4]=&quot;&quot;;[.$D31]=&quot;&quot;);&quot;&quot;;MAX([.S30]+IF([.T$4]=[.$D31];match;mismatch);[.S31]+gap;[.T30]+gap))">
            <text:p/>
          </table:table-cell>
          <table:table-cell table:style-name="ce15" table:formula="of:=IF(OR([.U$4]=&quot;&quot;;[.$D31]=&quot;&quot;);&quot;&quot;;MAX([.T30]+IF([.U$4]=[.$D31];match;mismatch);[.T31]+gap;[.U30]+gap))">
            <text:p/>
          </table:table-cell>
          <table:table-cell table:style-name="ce15" table:formula="of:=IF(OR([.V$4]=&quot;&quot;;[.$D31]=&quot;&quot;);&quot;&quot;;MAX([.U30]+IF([.V$4]=[.$D31];match;mismatch);[.U31]+gap;[.V30]+gap))">
            <text:p/>
          </table:table-cell>
          <table:table-cell table:style-name="ce15" table:formula="of:=IF(OR([.W$4]=&quot;&quot;;[.$D31]=&quot;&quot;);&quot;&quot;;MAX([.V30]+IF([.W$4]=[.$D31];match;mismatch);[.V31]+gap;[.W30]+gap))">
            <text:p/>
          </table:table-cell>
          <table:table-cell table:style-name="ce15" table:formula="of:=IF(OR([.X$4]=&quot;&quot;;[.$D31]=&quot;&quot;);&quot;&quot;;MAX([.W30]+IF([.X$4]=[.$D31];match;mismatch);[.W31]+gap;[.X30]+gap))">
            <text:p/>
          </table:table-cell>
          <table:table-cell table:style-name="ce15" table:formula="of:=IF(OR([.Y$4]=&quot;&quot;;[.$D31]=&quot;&quot;);&quot;&quot;;MAX([.X30]+IF([.Y$4]=[.$D31];match;mismatch);[.X31]+gap;[.Y30]+gap))">
            <text:p/>
          </table:table-cell>
          <table:table-cell table:style-name="ce15" table:formula="of:=IF(OR([.Z$4]=&quot;&quot;;[.$D31]=&quot;&quot;);&quot;&quot;;MAX([.Y30]+IF([.Z$4]=[.$D31];match;mismatch);[.Y31]+gap;[.Z30]+gap))">
            <text:p/>
          </table:table-cell>
          <table:table-cell table:style-name="ce15" table:formula="of:=IF(OR([.AA$4]=&quot;&quot;;[.$D31]=&quot;&quot;);&quot;&quot;;MAX([.Z30]+IF([.AA$4]=[.$D31];match;mismatch);[.Z31]+gap;[.AA30]+gap))">
            <text:p/>
          </table:table-cell>
          <table:table-cell table:style-name="ce15" table:formula="of:=IF(OR([.AB$4]=&quot;&quot;;[.$D31]=&quot;&quot;);&quot;&quot;;MAX([.AA30]+IF([.AB$4]=[.$D31];match;mismatch);[.AA31]+gap;[.AB30]+gap))">
            <text:p/>
          </table:table-cell>
          <table:table-cell table:style-name="ce15" table:formula="of:=IF(OR([.AC$4]=&quot;&quot;;[.$D31]=&quot;&quot;);&quot;&quot;;MAX([.AB30]+IF([.AC$4]=[.$D31];match;mismatch);[.AB31]+gap;[.AC30]+gap))">
            <text:p/>
          </table:table-cell>
          <table:table-cell table:style-name="ce15" table:formula="of:=IF(OR([.AD$4]=&quot;&quot;;[.$D31]=&quot;&quot;);&quot;&quot;;MAX([.AC30]+IF([.AD$4]=[.$D31];match;mismatch);[.AC31]+gap;[.AD30]+gap))">
            <text:p/>
          </table:table-cell>
          <table:table-cell table:style-name="ce15" table:formula="of:=IF(OR([.AE$4]=&quot;&quot;;[.$D31]=&quot;&quot;);&quot;&quot;;MAX([.AD30]+IF([.AE$4]=[.$D31];match;mismatch);[.AD31]+gap;[.AE30]+gap))">
            <text:p/>
          </table:table-cell>
          <table:table-cell table:style-name="ce15" table:formula="of:=IF(OR([.AF$4]=&quot;&quot;;[.$D31]=&quot;&quot;);&quot;&quot;;MAX([.AE30]+IF([.AF$4]=[.$D31];match;mismatch);[.AE31]+gap;[.AF30]+gap))">
            <text:p/>
          </table:table-cell>
          <table:table-cell table:style-name="ce15" table:formula="of:=IF(OR([.AG$4]=&quot;&quot;;[.$D31]=&quot;&quot;);&quot;&quot;;MAX([.AF30]+IF([.AG$4]=[.$D31];match;mismatch);[.AF31]+gap;[.AG30]+gap))">
            <text:p/>
          </table:table-cell>
          <table:table-cell table:style-name="ce15" table:formula="of:=IF(OR([.AH$4]=&quot;&quot;;[.$D31]=&quot;&quot;);&quot;&quot;;MAX([.AG30]+IF([.AH$4]=[.$D31];match;mismatch);[.AG31]+gap;[.AH30]+gap))">
            <text:p/>
          </table:table-cell>
          <table:table-cell table:style-name="ce15" table:formula="of:=IF(OR([.AI$4]=&quot;&quot;;[.$D31]=&quot;&quot;);&quot;&quot;;MAX([.AH30]+IF([.AI$4]=[.$D31];match;mismatch);[.AH31]+gap;[.AI30]+gap))">
            <text:p/>
          </table:table-cell>
          <table:table-cell table:style-name="ce15" table:formula="of:=IF(OR([.AJ$4]=&quot;&quot;;[.$D31]=&quot;&quot;);&quot;&quot;;MAX([.AI30]+IF([.AJ$4]=[.$D31];match;mismatch);[.AI31]+gap;[.AJ30]+gap))">
            <text:p/>
          </table:table-cell>
          <table:table-cell table:style-name="ce15" table:formula="of:=IF(OR([.AK$4]=&quot;&quot;;[.$D31]=&quot;&quot;);&quot;&quot;;MAX([.AJ30]+IF([.AK$4]=[.$D31];match;mismatch);[.AJ31]+gap;[.AK30]+gap))">
            <text:p/>
          </table:table-cell>
          <table:table-cell table:style-name="ce15" table:formula="of:=IF(OR([.AL$4]=&quot;&quot;;[.$D31]=&quot;&quot;);&quot;&quot;;MAX([.AK30]+IF([.AL$4]=[.$D31];match;mismatch);[.AK31]+gap;[.AL30]+gap))">
            <text:p/>
          </table:table-cell>
          <table:table-cell table:style-name="ce15" table:formula="of:=IF(OR([.AM$4]=&quot;&quot;;[.$D31]=&quot;&quot;);&quot;&quot;;MAX([.AL30]+IF([.AM$4]=[.$D31];match;mismatch);[.AL31]+gap;[.AM30]+gap))">
            <text:p/>
          </table:table-cell>
          <table:table-cell table:style-name="ce15" table:formula="of:=IF(OR([.AN$4]=&quot;&quot;;[.$D31]=&quot;&quot;);&quot;&quot;;MAX([.AM30]+IF([.AN$4]=[.$D31];match;mismatch);[.AM31]+gap;[.AN30]+gap))">
            <text:p/>
          </table:table-cell>
          <table:table-cell table:style-name="ce15" table:formula="of:=IF(OR([.AO$4]=&quot;&quot;;[.$D31]=&quot;&quot;);&quot;&quot;;MAX([.AN30]+IF([.AO$4]=[.$D31];match;mismatch);[.AN31]+gap;[.AO30]+gap))">
            <text:p/>
          </table:table-cell>
          <table:table-cell table:style-name="ce15" table:formula="of:=IF(OR([.AP$4]=&quot;&quot;;[.$D31]=&quot;&quot;);&quot;&quot;;MAX([.AO30]+IF([.AP$4]=[.$D31];match;mismatch);[.AO31]+gap;[.AP30]+gap))">
            <text:p/>
          </table:table-cell>
          <table:table-cell table:style-name="ce15" table:formula="of:=IF(OR([.AQ$4]=&quot;&quot;;[.$D31]=&quot;&quot;);&quot;&quot;;MAX([.AP30]+IF([.AQ$4]=[.$D31];match;mismatch);[.AP31]+gap;[.AQ30]+gap))">
            <text:p/>
          </table:table-cell>
          <table:table-cell table:style-name="ce15" table:formula="of:=IF(OR([.AR$4]=&quot;&quot;;[.$D31]=&quot;&quot;);&quot;&quot;;MAX([.AQ30]+IF([.AR$4]=[.$D31];match;mismatch);[.AQ31]+gap;[.AR30]+gap))">
            <text:p/>
          </table:table-cell>
          <table:table-cell table:style-name="ce15" table:formula="of:=IF(OR([.AS$4]=&quot;&quot;;[.$D31]=&quot;&quot;);&quot;&quot;;MAX([.AR30]+IF([.AS$4]=[.$D31];match;mismatch);[.AR31]+gap;[.AS30]+gap))">
            <text:p/>
          </table:table-cell>
          <table:table-cell table:style-name="ce15" table:formula="of:=IF(OR([.AT$4]=&quot;&quot;;[.$D31]=&quot;&quot;);&quot;&quot;;MAX([.AS30]+IF([.AT$4]=[.$D31];match;mismatch);[.AS31]+gap;[.AT30]+gap))">
            <text:p/>
          </table:table-cell>
          <table:table-cell table:style-name="ce15" table:formula="of:=IF(OR([.AU$4]=&quot;&quot;;[.$D31]=&quot;&quot;);&quot;&quot;;MAX([.AT30]+IF([.AU$4]=[.$D31];match;mismatch);[.AT31]+gap;[.AU30]+gap))">
            <text:p/>
          </table:table-cell>
          <table:table-cell table:style-name="ce15" table:formula="of:=IF(OR([.AV$4]=&quot;&quot;;[.$D31]=&quot;&quot;);&quot;&quot;;MAX([.AU30]+IF([.AV$4]=[.$D31];match;mismatch);[.AU31]+gap;[.AV30]+gap))">
            <text:p/>
          </table:table-cell>
          <table:table-cell table:style-name="ce15" table:formula="of:=IF(OR([.AW$4]=&quot;&quot;;[.$D31]=&quot;&quot;);&quot;&quot;;MAX([.AV30]+IF([.AW$4]=[.$D31];match;mismatch);[.AV31]+gap;[.AW30]+gap))">
            <text:p/>
          </table:table-cell>
          <table:table-cell table:style-name="ce15" table:formula="of:=IF(OR([.AX$4]=&quot;&quot;;[.$D31]=&quot;&quot;);&quot;&quot;;MAX([.AW30]+IF([.AX$4]=[.$D31];match;mismatch);[.AW31]+gap;[.AX30]+gap))">
            <text:p/>
          </table:table-cell>
          <table:table-cell table:style-name="ce15" table:formula="of:=IF(OR([.AY$4]=&quot;&quot;;[.$D31]=&quot;&quot;);&quot;&quot;;MAX([.AX30]+IF([.AY$4]=[.$D31];match;mismatch);[.AX31]+gap;[.AY30]+gap))">
            <text:p/>
          </table:table-cell>
          <table:table-cell table:style-name="ce15" table:formula="of:=IF(OR([.AZ$4]=&quot;&quot;;[.$D31]=&quot;&quot;);&quot;&quot;;MAX([.AY30]+IF([.AZ$4]=[.$D31];match;mismatch);[.AY31]+gap;[.AZ30]+gap))">
            <text:p/>
          </table:table-cell>
          <table:table-cell table:style-name="ce15" table:formula="of:=IF(OR([.BA$4]=&quot;&quot;;[.$D31]=&quot;&quot;);&quot;&quot;;MAX([.AZ30]+IF([.BA$4]=[.$D31];match;mismatch);[.AZ31]+gap;[.BA30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2]=&quot;&quot;;&quot;&quot;;gap*(ROW()-ROW(start2)+1))">
            <text:p/>
          </table:table-cell>
          <table:table-cell table:style-name="ce15" table:formula="of:=IF(OR([.F$4]=&quot;&quot;;[.$D32]=&quot;&quot;);&quot;&quot;;MAX([.E31]+IF([.F$4]=[.$D32];match;mismatch);[.E32]+gap;[.F31]+gap))">
            <text:p/>
          </table:table-cell>
          <table:table-cell table:style-name="ce15" table:formula="of:=IF(OR([.G$4]=&quot;&quot;;[.$D32]=&quot;&quot;);&quot;&quot;;MAX([.F31]+IF([.G$4]=[.$D32];match;mismatch);[.F32]+gap;[.G31]+gap))">
            <text:p/>
          </table:table-cell>
          <table:table-cell table:style-name="ce15" table:formula="of:=IF(OR([.H$4]=&quot;&quot;;[.$D32]=&quot;&quot;);&quot;&quot;;MAX([.G31]+IF([.H$4]=[.$D32];match;mismatch);[.G32]+gap;[.H31]+gap))">
            <text:p/>
          </table:table-cell>
          <table:table-cell table:style-name="ce15" table:formula="of:=IF(OR([.I$4]=&quot;&quot;;[.$D32]=&quot;&quot;);&quot;&quot;;MAX([.H31]+IF([.I$4]=[.$D32];match;mismatch);[.H32]+gap;[.I31]+gap))">
            <text:p/>
          </table:table-cell>
          <table:table-cell table:style-name="ce15" table:formula="of:=IF(OR([.J$4]=&quot;&quot;;[.$D32]=&quot;&quot;);&quot;&quot;;MAX([.I31]+IF([.J$4]=[.$D32];match;mismatch);[.I32]+gap;[.J31]+gap))">
            <text:p/>
          </table:table-cell>
          <table:table-cell table:style-name="ce15" table:formula="of:=IF(OR([.K$4]=&quot;&quot;;[.$D32]=&quot;&quot;);&quot;&quot;;MAX([.J31]+IF([.K$4]=[.$D32];match;mismatch);[.J32]+gap;[.K31]+gap))">
            <text:p/>
          </table:table-cell>
          <table:table-cell table:style-name="ce15" table:formula="of:=IF(OR([.L$4]=&quot;&quot;;[.$D32]=&quot;&quot;);&quot;&quot;;MAX([.K31]+IF([.L$4]=[.$D32];match;mismatch);[.K32]+gap;[.L31]+gap))">
            <text:p/>
          </table:table-cell>
          <table:table-cell table:style-name="ce15" table:formula="of:=IF(OR([.M$4]=&quot;&quot;;[.$D32]=&quot;&quot;);&quot;&quot;;MAX([.L31]+IF([.M$4]=[.$D32];match;mismatch);[.L32]+gap;[.M31]+gap))">
            <text:p/>
          </table:table-cell>
          <table:table-cell table:style-name="ce15" table:formula="of:=IF(OR([.N$4]=&quot;&quot;;[.$D32]=&quot;&quot;);&quot;&quot;;MAX([.M31]+IF([.N$4]=[.$D32];match;mismatch);[.M32]+gap;[.N31]+gap))">
            <text:p/>
          </table:table-cell>
          <table:table-cell table:style-name="ce15" table:formula="of:=IF(OR([.O$4]=&quot;&quot;;[.$D32]=&quot;&quot;);&quot;&quot;;MAX([.N31]+IF([.O$4]=[.$D32];match;mismatch);[.N32]+gap;[.O31]+gap))">
            <text:p/>
          </table:table-cell>
          <table:table-cell table:style-name="ce15" table:formula="of:=IF(OR([.P$4]=&quot;&quot;;[.$D32]=&quot;&quot;);&quot;&quot;;MAX([.O31]+IF([.P$4]=[.$D32];match;mismatch);[.O32]+gap;[.P31]+gap))">
            <text:p/>
          </table:table-cell>
          <table:table-cell table:style-name="ce15" table:formula="of:=IF(OR([.Q$4]=&quot;&quot;;[.$D32]=&quot;&quot;);&quot;&quot;;MAX([.P31]+IF([.Q$4]=[.$D32];match;mismatch);[.P32]+gap;[.Q31]+gap))">
            <text:p/>
          </table:table-cell>
          <table:table-cell table:style-name="ce15" table:formula="of:=IF(OR([.R$4]=&quot;&quot;;[.$D32]=&quot;&quot;);&quot;&quot;;MAX([.Q31]+IF([.R$4]=[.$D32];match;mismatch);[.Q32]+gap;[.R31]+gap))">
            <text:p/>
          </table:table-cell>
          <table:table-cell table:style-name="ce15" table:formula="of:=IF(OR([.S$4]=&quot;&quot;;[.$D32]=&quot;&quot;);&quot;&quot;;MAX([.R31]+IF([.S$4]=[.$D32];match;mismatch);[.R32]+gap;[.S31]+gap))">
            <text:p/>
          </table:table-cell>
          <table:table-cell table:style-name="ce15" table:formula="of:=IF(OR([.T$4]=&quot;&quot;;[.$D32]=&quot;&quot;);&quot;&quot;;MAX([.S31]+IF([.T$4]=[.$D32];match;mismatch);[.S32]+gap;[.T31]+gap))">
            <text:p/>
          </table:table-cell>
          <table:table-cell table:style-name="ce15" table:formula="of:=IF(OR([.U$4]=&quot;&quot;;[.$D32]=&quot;&quot;);&quot;&quot;;MAX([.T31]+IF([.U$4]=[.$D32];match;mismatch);[.T32]+gap;[.U31]+gap))">
            <text:p/>
          </table:table-cell>
          <table:table-cell table:style-name="ce15" table:formula="of:=IF(OR([.V$4]=&quot;&quot;;[.$D32]=&quot;&quot;);&quot;&quot;;MAX([.U31]+IF([.V$4]=[.$D32];match;mismatch);[.U32]+gap;[.V31]+gap))">
            <text:p/>
          </table:table-cell>
          <table:table-cell table:style-name="ce15" table:formula="of:=IF(OR([.W$4]=&quot;&quot;;[.$D32]=&quot;&quot;);&quot;&quot;;MAX([.V31]+IF([.W$4]=[.$D32];match;mismatch);[.V32]+gap;[.W31]+gap))">
            <text:p/>
          </table:table-cell>
          <table:table-cell table:style-name="ce15" table:formula="of:=IF(OR([.X$4]=&quot;&quot;;[.$D32]=&quot;&quot;);&quot;&quot;;MAX([.W31]+IF([.X$4]=[.$D32];match;mismatch);[.W32]+gap;[.X31]+gap))">
            <text:p/>
          </table:table-cell>
          <table:table-cell table:style-name="ce15" table:formula="of:=IF(OR([.Y$4]=&quot;&quot;;[.$D32]=&quot;&quot;);&quot;&quot;;MAX([.X31]+IF([.Y$4]=[.$D32];match;mismatch);[.X32]+gap;[.Y31]+gap))">
            <text:p/>
          </table:table-cell>
          <table:table-cell table:style-name="ce15" table:formula="of:=IF(OR([.Z$4]=&quot;&quot;;[.$D32]=&quot;&quot;);&quot;&quot;;MAX([.Y31]+IF([.Z$4]=[.$D32];match;mismatch);[.Y32]+gap;[.Z31]+gap))">
            <text:p/>
          </table:table-cell>
          <table:table-cell table:style-name="ce15" table:formula="of:=IF(OR([.AA$4]=&quot;&quot;;[.$D32]=&quot;&quot;);&quot;&quot;;MAX([.Z31]+IF([.AA$4]=[.$D32];match;mismatch);[.Z32]+gap;[.AA31]+gap))">
            <text:p/>
          </table:table-cell>
          <table:table-cell table:style-name="ce15" table:formula="of:=IF(OR([.AB$4]=&quot;&quot;;[.$D32]=&quot;&quot;);&quot;&quot;;MAX([.AA31]+IF([.AB$4]=[.$D32];match;mismatch);[.AA32]+gap;[.AB31]+gap))">
            <text:p/>
          </table:table-cell>
          <table:table-cell table:style-name="ce15" table:formula="of:=IF(OR([.AC$4]=&quot;&quot;;[.$D32]=&quot;&quot;);&quot;&quot;;MAX([.AB31]+IF([.AC$4]=[.$D32];match;mismatch);[.AB32]+gap;[.AC31]+gap))">
            <text:p/>
          </table:table-cell>
          <table:table-cell table:style-name="ce15" table:formula="of:=IF(OR([.AD$4]=&quot;&quot;;[.$D32]=&quot;&quot;);&quot;&quot;;MAX([.AC31]+IF([.AD$4]=[.$D32];match;mismatch);[.AC32]+gap;[.AD31]+gap))">
            <text:p/>
          </table:table-cell>
          <table:table-cell table:style-name="ce15" table:formula="of:=IF(OR([.AE$4]=&quot;&quot;;[.$D32]=&quot;&quot;);&quot;&quot;;MAX([.AD31]+IF([.AE$4]=[.$D32];match;mismatch);[.AD32]+gap;[.AE31]+gap))">
            <text:p/>
          </table:table-cell>
          <table:table-cell table:style-name="ce15" table:formula="of:=IF(OR([.AF$4]=&quot;&quot;;[.$D32]=&quot;&quot;);&quot;&quot;;MAX([.AE31]+IF([.AF$4]=[.$D32];match;mismatch);[.AE32]+gap;[.AF31]+gap))">
            <text:p/>
          </table:table-cell>
          <table:table-cell table:style-name="ce15" table:formula="of:=IF(OR([.AG$4]=&quot;&quot;;[.$D32]=&quot;&quot;);&quot;&quot;;MAX([.AF31]+IF([.AG$4]=[.$D32];match;mismatch);[.AF32]+gap;[.AG31]+gap))">
            <text:p/>
          </table:table-cell>
          <table:table-cell table:style-name="ce15" table:formula="of:=IF(OR([.AH$4]=&quot;&quot;;[.$D32]=&quot;&quot;);&quot;&quot;;MAX([.AG31]+IF([.AH$4]=[.$D32];match;mismatch);[.AG32]+gap;[.AH31]+gap))">
            <text:p/>
          </table:table-cell>
          <table:table-cell table:style-name="ce15" table:formula="of:=IF(OR([.AI$4]=&quot;&quot;;[.$D32]=&quot;&quot;);&quot;&quot;;MAX([.AH31]+IF([.AI$4]=[.$D32];match;mismatch);[.AH32]+gap;[.AI31]+gap))">
            <text:p/>
          </table:table-cell>
          <table:table-cell table:style-name="ce15" table:formula="of:=IF(OR([.AJ$4]=&quot;&quot;;[.$D32]=&quot;&quot;);&quot;&quot;;MAX([.AI31]+IF([.AJ$4]=[.$D32];match;mismatch);[.AI32]+gap;[.AJ31]+gap))">
            <text:p/>
          </table:table-cell>
          <table:table-cell table:style-name="ce15" table:formula="of:=IF(OR([.AK$4]=&quot;&quot;;[.$D32]=&quot;&quot;);&quot;&quot;;MAX([.AJ31]+IF([.AK$4]=[.$D32];match;mismatch);[.AJ32]+gap;[.AK31]+gap))">
            <text:p/>
          </table:table-cell>
          <table:table-cell table:style-name="ce15" table:formula="of:=IF(OR([.AL$4]=&quot;&quot;;[.$D32]=&quot;&quot;);&quot;&quot;;MAX([.AK31]+IF([.AL$4]=[.$D32];match;mismatch);[.AK32]+gap;[.AL31]+gap))">
            <text:p/>
          </table:table-cell>
          <table:table-cell table:style-name="ce15" table:formula="of:=IF(OR([.AM$4]=&quot;&quot;;[.$D32]=&quot;&quot;);&quot;&quot;;MAX([.AL31]+IF([.AM$4]=[.$D32];match;mismatch);[.AL32]+gap;[.AM31]+gap))">
            <text:p/>
          </table:table-cell>
          <table:table-cell table:style-name="ce15" table:formula="of:=IF(OR([.AN$4]=&quot;&quot;;[.$D32]=&quot;&quot;);&quot;&quot;;MAX([.AM31]+IF([.AN$4]=[.$D32];match;mismatch);[.AM32]+gap;[.AN31]+gap))">
            <text:p/>
          </table:table-cell>
          <table:table-cell table:style-name="ce15" table:formula="of:=IF(OR([.AO$4]=&quot;&quot;;[.$D32]=&quot;&quot;);&quot;&quot;;MAX([.AN31]+IF([.AO$4]=[.$D32];match;mismatch);[.AN32]+gap;[.AO31]+gap))">
            <text:p/>
          </table:table-cell>
          <table:table-cell table:style-name="ce15" table:formula="of:=IF(OR([.AP$4]=&quot;&quot;;[.$D32]=&quot;&quot;);&quot;&quot;;MAX([.AO31]+IF([.AP$4]=[.$D32];match;mismatch);[.AO32]+gap;[.AP31]+gap))">
            <text:p/>
          </table:table-cell>
          <table:table-cell table:style-name="ce15" table:formula="of:=IF(OR([.AQ$4]=&quot;&quot;;[.$D32]=&quot;&quot;);&quot;&quot;;MAX([.AP31]+IF([.AQ$4]=[.$D32];match;mismatch);[.AP32]+gap;[.AQ31]+gap))">
            <text:p/>
          </table:table-cell>
          <table:table-cell table:style-name="ce15" table:formula="of:=IF(OR([.AR$4]=&quot;&quot;;[.$D32]=&quot;&quot;);&quot;&quot;;MAX([.AQ31]+IF([.AR$4]=[.$D32];match;mismatch);[.AQ32]+gap;[.AR31]+gap))">
            <text:p/>
          </table:table-cell>
          <table:table-cell table:style-name="ce15" table:formula="of:=IF(OR([.AS$4]=&quot;&quot;;[.$D32]=&quot;&quot;);&quot;&quot;;MAX([.AR31]+IF([.AS$4]=[.$D32];match;mismatch);[.AR32]+gap;[.AS31]+gap))">
            <text:p/>
          </table:table-cell>
          <table:table-cell table:style-name="ce15" table:formula="of:=IF(OR([.AT$4]=&quot;&quot;;[.$D32]=&quot;&quot;);&quot;&quot;;MAX([.AS31]+IF([.AT$4]=[.$D32];match;mismatch);[.AS32]+gap;[.AT31]+gap))">
            <text:p/>
          </table:table-cell>
          <table:table-cell table:style-name="ce15" table:formula="of:=IF(OR([.AU$4]=&quot;&quot;;[.$D32]=&quot;&quot;);&quot;&quot;;MAX([.AT31]+IF([.AU$4]=[.$D32];match;mismatch);[.AT32]+gap;[.AU31]+gap))">
            <text:p/>
          </table:table-cell>
          <table:table-cell table:style-name="ce15" table:formula="of:=IF(OR([.AV$4]=&quot;&quot;;[.$D32]=&quot;&quot;);&quot;&quot;;MAX([.AU31]+IF([.AV$4]=[.$D32];match;mismatch);[.AU32]+gap;[.AV31]+gap))">
            <text:p/>
          </table:table-cell>
          <table:table-cell table:style-name="ce15" table:formula="of:=IF(OR([.AW$4]=&quot;&quot;;[.$D32]=&quot;&quot;);&quot;&quot;;MAX([.AV31]+IF([.AW$4]=[.$D32];match;mismatch);[.AV32]+gap;[.AW31]+gap))">
            <text:p/>
          </table:table-cell>
          <table:table-cell table:style-name="ce15" table:formula="of:=IF(OR([.AX$4]=&quot;&quot;;[.$D32]=&quot;&quot;);&quot;&quot;;MAX([.AW31]+IF([.AX$4]=[.$D32];match;mismatch);[.AW32]+gap;[.AX31]+gap))">
            <text:p/>
          </table:table-cell>
          <table:table-cell table:style-name="ce15" table:formula="of:=IF(OR([.AY$4]=&quot;&quot;;[.$D32]=&quot;&quot;);&quot;&quot;;MAX([.AX31]+IF([.AY$4]=[.$D32];match;mismatch);[.AX32]+gap;[.AY31]+gap))">
            <text:p/>
          </table:table-cell>
          <table:table-cell table:style-name="ce15" table:formula="of:=IF(OR([.AZ$4]=&quot;&quot;;[.$D32]=&quot;&quot;);&quot;&quot;;MAX([.AY31]+IF([.AZ$4]=[.$D32];match;mismatch);[.AY32]+gap;[.AZ31]+gap))">
            <text:p/>
          </table:table-cell>
          <table:table-cell table:style-name="ce15" table:formula="of:=IF(OR([.BA$4]=&quot;&quot;;[.$D32]=&quot;&quot;);&quot;&quot;;MAX([.AZ31]+IF([.BA$4]=[.$D32];match;mismatch);[.AZ32]+gap;[.BA31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3]=&quot;&quot;;&quot;&quot;;gap*(ROW()-ROW(start2)+1))">
            <text:p/>
          </table:table-cell>
          <table:table-cell table:style-name="ce15" table:formula="of:=IF(OR([.F$4]=&quot;&quot;;[.$D33]=&quot;&quot;);&quot;&quot;;MAX([.E32]+IF([.F$4]=[.$D33];match;mismatch);[.E33]+gap;[.F32]+gap))">
            <text:p/>
          </table:table-cell>
          <table:table-cell table:style-name="ce15" table:formula="of:=IF(OR([.G$4]=&quot;&quot;;[.$D33]=&quot;&quot;);&quot;&quot;;MAX([.F32]+IF([.G$4]=[.$D33];match;mismatch);[.F33]+gap;[.G32]+gap))">
            <text:p/>
          </table:table-cell>
          <table:table-cell table:style-name="ce15" table:formula="of:=IF(OR([.H$4]=&quot;&quot;;[.$D33]=&quot;&quot;);&quot;&quot;;MAX([.G32]+IF([.H$4]=[.$D33];match;mismatch);[.G33]+gap;[.H32]+gap))">
            <text:p/>
          </table:table-cell>
          <table:table-cell table:style-name="ce15" table:formula="of:=IF(OR([.I$4]=&quot;&quot;;[.$D33]=&quot;&quot;);&quot;&quot;;MAX([.H32]+IF([.I$4]=[.$D33];match;mismatch);[.H33]+gap;[.I32]+gap))">
            <text:p/>
          </table:table-cell>
          <table:table-cell table:style-name="ce15" table:formula="of:=IF(OR([.J$4]=&quot;&quot;;[.$D33]=&quot;&quot;);&quot;&quot;;MAX([.I32]+IF([.J$4]=[.$D33];match;mismatch);[.I33]+gap;[.J32]+gap))">
            <text:p/>
          </table:table-cell>
          <table:table-cell table:style-name="ce15" table:formula="of:=IF(OR([.K$4]=&quot;&quot;;[.$D33]=&quot;&quot;);&quot;&quot;;MAX([.J32]+IF([.K$4]=[.$D33];match;mismatch);[.J33]+gap;[.K32]+gap))">
            <text:p/>
          </table:table-cell>
          <table:table-cell table:style-name="ce15" table:formula="of:=IF(OR([.L$4]=&quot;&quot;;[.$D33]=&quot;&quot;);&quot;&quot;;MAX([.K32]+IF([.L$4]=[.$D33];match;mismatch);[.K33]+gap;[.L32]+gap))">
            <text:p/>
          </table:table-cell>
          <table:table-cell table:style-name="ce15" table:formula="of:=IF(OR([.M$4]=&quot;&quot;;[.$D33]=&quot;&quot;);&quot;&quot;;MAX([.L32]+IF([.M$4]=[.$D33];match;mismatch);[.L33]+gap;[.M32]+gap))">
            <text:p/>
          </table:table-cell>
          <table:table-cell table:style-name="ce15" table:formula="of:=IF(OR([.N$4]=&quot;&quot;;[.$D33]=&quot;&quot;);&quot;&quot;;MAX([.M32]+IF([.N$4]=[.$D33];match;mismatch);[.M33]+gap;[.N32]+gap))">
            <text:p/>
          </table:table-cell>
          <table:table-cell table:style-name="ce15" table:formula="of:=IF(OR([.O$4]=&quot;&quot;;[.$D33]=&quot;&quot;);&quot;&quot;;MAX([.N32]+IF([.O$4]=[.$D33];match;mismatch);[.N33]+gap;[.O32]+gap))">
            <text:p/>
          </table:table-cell>
          <table:table-cell table:style-name="ce15" table:formula="of:=IF(OR([.P$4]=&quot;&quot;;[.$D33]=&quot;&quot;);&quot;&quot;;MAX([.O32]+IF([.P$4]=[.$D33];match;mismatch);[.O33]+gap;[.P32]+gap))">
            <text:p/>
          </table:table-cell>
          <table:table-cell table:style-name="ce15" table:formula="of:=IF(OR([.Q$4]=&quot;&quot;;[.$D33]=&quot;&quot;);&quot;&quot;;MAX([.P32]+IF([.Q$4]=[.$D33];match;mismatch);[.P33]+gap;[.Q32]+gap))">
            <text:p/>
          </table:table-cell>
          <table:table-cell table:style-name="ce15" table:formula="of:=IF(OR([.R$4]=&quot;&quot;;[.$D33]=&quot;&quot;);&quot;&quot;;MAX([.Q32]+IF([.R$4]=[.$D33];match;mismatch);[.Q33]+gap;[.R32]+gap))">
            <text:p/>
          </table:table-cell>
          <table:table-cell table:style-name="ce15" table:formula="of:=IF(OR([.S$4]=&quot;&quot;;[.$D33]=&quot;&quot;);&quot;&quot;;MAX([.R32]+IF([.S$4]=[.$D33];match;mismatch);[.R33]+gap;[.S32]+gap))">
            <text:p/>
          </table:table-cell>
          <table:table-cell table:style-name="ce15" table:formula="of:=IF(OR([.T$4]=&quot;&quot;;[.$D33]=&quot;&quot;);&quot;&quot;;MAX([.S32]+IF([.T$4]=[.$D33];match;mismatch);[.S33]+gap;[.T32]+gap))">
            <text:p/>
          </table:table-cell>
          <table:table-cell table:style-name="ce15" table:formula="of:=IF(OR([.U$4]=&quot;&quot;;[.$D33]=&quot;&quot;);&quot;&quot;;MAX([.T32]+IF([.U$4]=[.$D33];match;mismatch);[.T33]+gap;[.U32]+gap))">
            <text:p/>
          </table:table-cell>
          <table:table-cell table:style-name="ce15" table:formula="of:=IF(OR([.V$4]=&quot;&quot;;[.$D33]=&quot;&quot;);&quot;&quot;;MAX([.U32]+IF([.V$4]=[.$D33];match;mismatch);[.U33]+gap;[.V32]+gap))">
            <text:p/>
          </table:table-cell>
          <table:table-cell table:style-name="ce15" table:formula="of:=IF(OR([.W$4]=&quot;&quot;;[.$D33]=&quot;&quot;);&quot;&quot;;MAX([.V32]+IF([.W$4]=[.$D33];match;mismatch);[.V33]+gap;[.W32]+gap))">
            <text:p/>
          </table:table-cell>
          <table:table-cell table:style-name="ce15" table:formula="of:=IF(OR([.X$4]=&quot;&quot;;[.$D33]=&quot;&quot;);&quot;&quot;;MAX([.W32]+IF([.X$4]=[.$D33];match;mismatch);[.W33]+gap;[.X32]+gap))">
            <text:p/>
          </table:table-cell>
          <table:table-cell table:style-name="ce15" table:formula="of:=IF(OR([.Y$4]=&quot;&quot;;[.$D33]=&quot;&quot;);&quot;&quot;;MAX([.X32]+IF([.Y$4]=[.$D33];match;mismatch);[.X33]+gap;[.Y32]+gap))">
            <text:p/>
          </table:table-cell>
          <table:table-cell table:style-name="ce15" table:formula="of:=IF(OR([.Z$4]=&quot;&quot;;[.$D33]=&quot;&quot;);&quot;&quot;;MAX([.Y32]+IF([.Z$4]=[.$D33];match;mismatch);[.Y33]+gap;[.Z32]+gap))">
            <text:p/>
          </table:table-cell>
          <table:table-cell table:style-name="ce15" table:formula="of:=IF(OR([.AA$4]=&quot;&quot;;[.$D33]=&quot;&quot;);&quot;&quot;;MAX([.Z32]+IF([.AA$4]=[.$D33];match;mismatch);[.Z33]+gap;[.AA32]+gap))">
            <text:p/>
          </table:table-cell>
          <table:table-cell table:style-name="ce15" table:formula="of:=IF(OR([.AB$4]=&quot;&quot;;[.$D33]=&quot;&quot;);&quot;&quot;;MAX([.AA32]+IF([.AB$4]=[.$D33];match;mismatch);[.AA33]+gap;[.AB32]+gap))">
            <text:p/>
          </table:table-cell>
          <table:table-cell table:style-name="ce15" table:formula="of:=IF(OR([.AC$4]=&quot;&quot;;[.$D33]=&quot;&quot;);&quot;&quot;;MAX([.AB32]+IF([.AC$4]=[.$D33];match;mismatch);[.AB33]+gap;[.AC32]+gap))">
            <text:p/>
          </table:table-cell>
          <table:table-cell table:style-name="ce15" table:formula="of:=IF(OR([.AD$4]=&quot;&quot;;[.$D33]=&quot;&quot;);&quot;&quot;;MAX([.AC32]+IF([.AD$4]=[.$D33];match;mismatch);[.AC33]+gap;[.AD32]+gap))">
            <text:p/>
          </table:table-cell>
          <table:table-cell table:style-name="ce15" table:formula="of:=IF(OR([.AE$4]=&quot;&quot;;[.$D33]=&quot;&quot;);&quot;&quot;;MAX([.AD32]+IF([.AE$4]=[.$D33];match;mismatch);[.AD33]+gap;[.AE32]+gap))">
            <text:p/>
          </table:table-cell>
          <table:table-cell table:style-name="ce15" table:formula="of:=IF(OR([.AF$4]=&quot;&quot;;[.$D33]=&quot;&quot;);&quot;&quot;;MAX([.AE32]+IF([.AF$4]=[.$D33];match;mismatch);[.AE33]+gap;[.AF32]+gap))">
            <text:p/>
          </table:table-cell>
          <table:table-cell table:style-name="ce15" table:formula="of:=IF(OR([.AG$4]=&quot;&quot;;[.$D33]=&quot;&quot;);&quot;&quot;;MAX([.AF32]+IF([.AG$4]=[.$D33];match;mismatch);[.AF33]+gap;[.AG32]+gap))">
            <text:p/>
          </table:table-cell>
          <table:table-cell table:style-name="ce15" table:formula="of:=IF(OR([.AH$4]=&quot;&quot;;[.$D33]=&quot;&quot;);&quot;&quot;;MAX([.AG32]+IF([.AH$4]=[.$D33];match;mismatch);[.AG33]+gap;[.AH32]+gap))">
            <text:p/>
          </table:table-cell>
          <table:table-cell table:style-name="ce15" table:formula="of:=IF(OR([.AI$4]=&quot;&quot;;[.$D33]=&quot;&quot;);&quot;&quot;;MAX([.AH32]+IF([.AI$4]=[.$D33];match;mismatch);[.AH33]+gap;[.AI32]+gap))">
            <text:p/>
          </table:table-cell>
          <table:table-cell table:style-name="ce15" table:formula="of:=IF(OR([.AJ$4]=&quot;&quot;;[.$D33]=&quot;&quot;);&quot;&quot;;MAX([.AI32]+IF([.AJ$4]=[.$D33];match;mismatch);[.AI33]+gap;[.AJ32]+gap))">
            <text:p/>
          </table:table-cell>
          <table:table-cell table:style-name="ce15" table:formula="of:=IF(OR([.AK$4]=&quot;&quot;;[.$D33]=&quot;&quot;);&quot;&quot;;MAX([.AJ32]+IF([.AK$4]=[.$D33];match;mismatch);[.AJ33]+gap;[.AK32]+gap))">
            <text:p/>
          </table:table-cell>
          <table:table-cell table:style-name="ce15" table:formula="of:=IF(OR([.AL$4]=&quot;&quot;;[.$D33]=&quot;&quot;);&quot;&quot;;MAX([.AK32]+IF([.AL$4]=[.$D33];match;mismatch);[.AK33]+gap;[.AL32]+gap))">
            <text:p/>
          </table:table-cell>
          <table:table-cell table:style-name="ce15" table:formula="of:=IF(OR([.AM$4]=&quot;&quot;;[.$D33]=&quot;&quot;);&quot;&quot;;MAX([.AL32]+IF([.AM$4]=[.$D33];match;mismatch);[.AL33]+gap;[.AM32]+gap))">
            <text:p/>
          </table:table-cell>
          <table:table-cell table:style-name="ce15" table:formula="of:=IF(OR([.AN$4]=&quot;&quot;;[.$D33]=&quot;&quot;);&quot;&quot;;MAX([.AM32]+IF([.AN$4]=[.$D33];match;mismatch);[.AM33]+gap;[.AN32]+gap))">
            <text:p/>
          </table:table-cell>
          <table:table-cell table:style-name="ce15" table:formula="of:=IF(OR([.AO$4]=&quot;&quot;;[.$D33]=&quot;&quot;);&quot;&quot;;MAX([.AN32]+IF([.AO$4]=[.$D33];match;mismatch);[.AN33]+gap;[.AO32]+gap))">
            <text:p/>
          </table:table-cell>
          <table:table-cell table:style-name="ce15" table:formula="of:=IF(OR([.AP$4]=&quot;&quot;;[.$D33]=&quot;&quot;);&quot;&quot;;MAX([.AO32]+IF([.AP$4]=[.$D33];match;mismatch);[.AO33]+gap;[.AP32]+gap))">
            <text:p/>
          </table:table-cell>
          <table:table-cell table:style-name="ce15" table:formula="of:=IF(OR([.AQ$4]=&quot;&quot;;[.$D33]=&quot;&quot;);&quot;&quot;;MAX([.AP32]+IF([.AQ$4]=[.$D33];match;mismatch);[.AP33]+gap;[.AQ32]+gap))">
            <text:p/>
          </table:table-cell>
          <table:table-cell table:style-name="ce15" table:formula="of:=IF(OR([.AR$4]=&quot;&quot;;[.$D33]=&quot;&quot;);&quot;&quot;;MAX([.AQ32]+IF([.AR$4]=[.$D33];match;mismatch);[.AQ33]+gap;[.AR32]+gap))">
            <text:p/>
          </table:table-cell>
          <table:table-cell table:style-name="ce15" table:formula="of:=IF(OR([.AS$4]=&quot;&quot;;[.$D33]=&quot;&quot;);&quot;&quot;;MAX([.AR32]+IF([.AS$4]=[.$D33];match;mismatch);[.AR33]+gap;[.AS32]+gap))">
            <text:p/>
          </table:table-cell>
          <table:table-cell table:style-name="ce15" table:formula="of:=IF(OR([.AT$4]=&quot;&quot;;[.$D33]=&quot;&quot;);&quot;&quot;;MAX([.AS32]+IF([.AT$4]=[.$D33];match;mismatch);[.AS33]+gap;[.AT32]+gap))">
            <text:p/>
          </table:table-cell>
          <table:table-cell table:style-name="ce15" table:formula="of:=IF(OR([.AU$4]=&quot;&quot;;[.$D33]=&quot;&quot;);&quot;&quot;;MAX([.AT32]+IF([.AU$4]=[.$D33];match;mismatch);[.AT33]+gap;[.AU32]+gap))">
            <text:p/>
          </table:table-cell>
          <table:table-cell table:style-name="ce15" table:formula="of:=IF(OR([.AV$4]=&quot;&quot;;[.$D33]=&quot;&quot;);&quot;&quot;;MAX([.AU32]+IF([.AV$4]=[.$D33];match;mismatch);[.AU33]+gap;[.AV32]+gap))">
            <text:p/>
          </table:table-cell>
          <table:table-cell table:style-name="ce15" table:formula="of:=IF(OR([.AW$4]=&quot;&quot;;[.$D33]=&quot;&quot;);&quot;&quot;;MAX([.AV32]+IF([.AW$4]=[.$D33];match;mismatch);[.AV33]+gap;[.AW32]+gap))">
            <text:p/>
          </table:table-cell>
          <table:table-cell table:style-name="ce15" table:formula="of:=IF(OR([.AX$4]=&quot;&quot;;[.$D33]=&quot;&quot;);&quot;&quot;;MAX([.AW32]+IF([.AX$4]=[.$D33];match;mismatch);[.AW33]+gap;[.AX32]+gap))">
            <text:p/>
          </table:table-cell>
          <table:table-cell table:style-name="ce15" table:formula="of:=IF(OR([.AY$4]=&quot;&quot;;[.$D33]=&quot;&quot;);&quot;&quot;;MAX([.AX32]+IF([.AY$4]=[.$D33];match;mismatch);[.AX33]+gap;[.AY32]+gap))">
            <text:p/>
          </table:table-cell>
          <table:table-cell table:style-name="ce15" table:formula="of:=IF(OR([.AZ$4]=&quot;&quot;;[.$D33]=&quot;&quot;);&quot;&quot;;MAX([.AY32]+IF([.AZ$4]=[.$D33];match;mismatch);[.AY33]+gap;[.AZ32]+gap))">
            <text:p/>
          </table:table-cell>
          <table:table-cell table:style-name="ce15" table:formula="of:=IF(OR([.BA$4]=&quot;&quot;;[.$D33]=&quot;&quot;);&quot;&quot;;MAX([.AZ32]+IF([.BA$4]=[.$D33];match;mismatch);[.AZ33]+gap;[.BA32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4]=&quot;&quot;;&quot;&quot;;gap*(ROW()-ROW(start2)+1))">
            <text:p/>
          </table:table-cell>
          <table:table-cell table:style-name="ce15" table:formula="of:=IF(OR([.F$4]=&quot;&quot;;[.$D34]=&quot;&quot;);&quot;&quot;;MAX([.E33]+IF([.F$4]=[.$D34];match;mismatch);[.E34]+gap;[.F33]+gap))">
            <text:p/>
          </table:table-cell>
          <table:table-cell table:style-name="ce15" table:formula="of:=IF(OR([.G$4]=&quot;&quot;;[.$D34]=&quot;&quot;);&quot;&quot;;MAX([.F33]+IF([.G$4]=[.$D34];match;mismatch);[.F34]+gap;[.G33]+gap))">
            <text:p/>
          </table:table-cell>
          <table:table-cell table:style-name="ce15" table:formula="of:=IF(OR([.H$4]=&quot;&quot;;[.$D34]=&quot;&quot;);&quot;&quot;;MAX([.G33]+IF([.H$4]=[.$D34];match;mismatch);[.G34]+gap;[.H33]+gap))">
            <text:p/>
          </table:table-cell>
          <table:table-cell table:style-name="ce15" table:formula="of:=IF(OR([.I$4]=&quot;&quot;;[.$D34]=&quot;&quot;);&quot;&quot;;MAX([.H33]+IF([.I$4]=[.$D34];match;mismatch);[.H34]+gap;[.I33]+gap))">
            <text:p/>
          </table:table-cell>
          <table:table-cell table:style-name="ce15" table:formula="of:=IF(OR([.J$4]=&quot;&quot;;[.$D34]=&quot;&quot;);&quot;&quot;;MAX([.I33]+IF([.J$4]=[.$D34];match;mismatch);[.I34]+gap;[.J33]+gap))">
            <text:p/>
          </table:table-cell>
          <table:table-cell table:style-name="ce15" table:formula="of:=IF(OR([.K$4]=&quot;&quot;;[.$D34]=&quot;&quot;);&quot;&quot;;MAX([.J33]+IF([.K$4]=[.$D34];match;mismatch);[.J34]+gap;[.K33]+gap))">
            <text:p/>
          </table:table-cell>
          <table:table-cell table:style-name="ce15" table:formula="of:=IF(OR([.L$4]=&quot;&quot;;[.$D34]=&quot;&quot;);&quot;&quot;;MAX([.K33]+IF([.L$4]=[.$D34];match;mismatch);[.K34]+gap;[.L33]+gap))">
            <text:p/>
          </table:table-cell>
          <table:table-cell table:style-name="ce15" table:formula="of:=IF(OR([.M$4]=&quot;&quot;;[.$D34]=&quot;&quot;);&quot;&quot;;MAX([.L33]+IF([.M$4]=[.$D34];match;mismatch);[.L34]+gap;[.M33]+gap))">
            <text:p/>
          </table:table-cell>
          <table:table-cell table:style-name="ce15" table:formula="of:=IF(OR([.N$4]=&quot;&quot;;[.$D34]=&quot;&quot;);&quot;&quot;;MAX([.M33]+IF([.N$4]=[.$D34];match;mismatch);[.M34]+gap;[.N33]+gap))">
            <text:p/>
          </table:table-cell>
          <table:table-cell table:style-name="ce15" table:formula="of:=IF(OR([.O$4]=&quot;&quot;;[.$D34]=&quot;&quot;);&quot;&quot;;MAX([.N33]+IF([.O$4]=[.$D34];match;mismatch);[.N34]+gap;[.O33]+gap))">
            <text:p/>
          </table:table-cell>
          <table:table-cell table:style-name="ce15" table:formula="of:=IF(OR([.P$4]=&quot;&quot;;[.$D34]=&quot;&quot;);&quot;&quot;;MAX([.O33]+IF([.P$4]=[.$D34];match;mismatch);[.O34]+gap;[.P33]+gap))">
            <text:p/>
          </table:table-cell>
          <table:table-cell table:style-name="ce15" table:formula="of:=IF(OR([.Q$4]=&quot;&quot;;[.$D34]=&quot;&quot;);&quot;&quot;;MAX([.P33]+IF([.Q$4]=[.$D34];match;mismatch);[.P34]+gap;[.Q33]+gap))">
            <text:p/>
          </table:table-cell>
          <table:table-cell table:style-name="ce15" table:formula="of:=IF(OR([.R$4]=&quot;&quot;;[.$D34]=&quot;&quot;);&quot;&quot;;MAX([.Q33]+IF([.R$4]=[.$D34];match;mismatch);[.Q34]+gap;[.R33]+gap))">
            <text:p/>
          </table:table-cell>
          <table:table-cell table:style-name="ce15" table:formula="of:=IF(OR([.S$4]=&quot;&quot;;[.$D34]=&quot;&quot;);&quot;&quot;;MAX([.R33]+IF([.S$4]=[.$D34];match;mismatch);[.R34]+gap;[.S33]+gap))">
            <text:p/>
          </table:table-cell>
          <table:table-cell table:style-name="ce15" table:formula="of:=IF(OR([.T$4]=&quot;&quot;;[.$D34]=&quot;&quot;);&quot;&quot;;MAX([.S33]+IF([.T$4]=[.$D34];match;mismatch);[.S34]+gap;[.T33]+gap))">
            <text:p/>
          </table:table-cell>
          <table:table-cell table:style-name="ce15" table:formula="of:=IF(OR([.U$4]=&quot;&quot;;[.$D34]=&quot;&quot;);&quot;&quot;;MAX([.T33]+IF([.U$4]=[.$D34];match;mismatch);[.T34]+gap;[.U33]+gap))">
            <text:p/>
          </table:table-cell>
          <table:table-cell table:style-name="ce15" table:formula="of:=IF(OR([.V$4]=&quot;&quot;;[.$D34]=&quot;&quot;);&quot;&quot;;MAX([.U33]+IF([.V$4]=[.$D34];match;mismatch);[.U34]+gap;[.V33]+gap))">
            <text:p/>
          </table:table-cell>
          <table:table-cell table:style-name="ce15" table:formula="of:=IF(OR([.W$4]=&quot;&quot;;[.$D34]=&quot;&quot;);&quot;&quot;;MAX([.V33]+IF([.W$4]=[.$D34];match;mismatch);[.V34]+gap;[.W33]+gap))">
            <text:p/>
          </table:table-cell>
          <table:table-cell table:style-name="ce15" table:formula="of:=IF(OR([.X$4]=&quot;&quot;;[.$D34]=&quot;&quot;);&quot;&quot;;MAX([.W33]+IF([.X$4]=[.$D34];match;mismatch);[.W34]+gap;[.X33]+gap))">
            <text:p/>
          </table:table-cell>
          <table:table-cell table:style-name="ce15" table:formula="of:=IF(OR([.Y$4]=&quot;&quot;;[.$D34]=&quot;&quot;);&quot;&quot;;MAX([.X33]+IF([.Y$4]=[.$D34];match;mismatch);[.X34]+gap;[.Y33]+gap))">
            <text:p/>
          </table:table-cell>
          <table:table-cell table:style-name="ce15" table:formula="of:=IF(OR([.Z$4]=&quot;&quot;;[.$D34]=&quot;&quot;);&quot;&quot;;MAX([.Y33]+IF([.Z$4]=[.$D34];match;mismatch);[.Y34]+gap;[.Z33]+gap))">
            <text:p/>
          </table:table-cell>
          <table:table-cell table:style-name="ce15" table:formula="of:=IF(OR([.AA$4]=&quot;&quot;;[.$D34]=&quot;&quot;);&quot;&quot;;MAX([.Z33]+IF([.AA$4]=[.$D34];match;mismatch);[.Z34]+gap;[.AA33]+gap))">
            <text:p/>
          </table:table-cell>
          <table:table-cell table:style-name="ce15" table:formula="of:=IF(OR([.AB$4]=&quot;&quot;;[.$D34]=&quot;&quot;);&quot;&quot;;MAX([.AA33]+IF([.AB$4]=[.$D34];match;mismatch);[.AA34]+gap;[.AB33]+gap))">
            <text:p/>
          </table:table-cell>
          <table:table-cell table:style-name="ce15" table:formula="of:=IF(OR([.AC$4]=&quot;&quot;;[.$D34]=&quot;&quot;);&quot;&quot;;MAX([.AB33]+IF([.AC$4]=[.$D34];match;mismatch);[.AB34]+gap;[.AC33]+gap))">
            <text:p/>
          </table:table-cell>
          <table:table-cell table:style-name="ce15" table:formula="of:=IF(OR([.AD$4]=&quot;&quot;;[.$D34]=&quot;&quot;);&quot;&quot;;MAX([.AC33]+IF([.AD$4]=[.$D34];match;mismatch);[.AC34]+gap;[.AD33]+gap))">
            <text:p/>
          </table:table-cell>
          <table:table-cell table:style-name="ce15" table:formula="of:=IF(OR([.AE$4]=&quot;&quot;;[.$D34]=&quot;&quot;);&quot;&quot;;MAX([.AD33]+IF([.AE$4]=[.$D34];match;mismatch);[.AD34]+gap;[.AE33]+gap))">
            <text:p/>
          </table:table-cell>
          <table:table-cell table:style-name="ce15" table:formula="of:=IF(OR([.AF$4]=&quot;&quot;;[.$D34]=&quot;&quot;);&quot;&quot;;MAX([.AE33]+IF([.AF$4]=[.$D34];match;mismatch);[.AE34]+gap;[.AF33]+gap))">
            <text:p/>
          </table:table-cell>
          <table:table-cell table:style-name="ce15" table:formula="of:=IF(OR([.AG$4]=&quot;&quot;;[.$D34]=&quot;&quot;);&quot;&quot;;MAX([.AF33]+IF([.AG$4]=[.$D34];match;mismatch);[.AF34]+gap;[.AG33]+gap))">
            <text:p/>
          </table:table-cell>
          <table:table-cell table:style-name="ce15" table:formula="of:=IF(OR([.AH$4]=&quot;&quot;;[.$D34]=&quot;&quot;);&quot;&quot;;MAX([.AG33]+IF([.AH$4]=[.$D34];match;mismatch);[.AG34]+gap;[.AH33]+gap))">
            <text:p/>
          </table:table-cell>
          <table:table-cell table:style-name="ce15" table:formula="of:=IF(OR([.AI$4]=&quot;&quot;;[.$D34]=&quot;&quot;);&quot;&quot;;MAX([.AH33]+IF([.AI$4]=[.$D34];match;mismatch);[.AH34]+gap;[.AI33]+gap))">
            <text:p/>
          </table:table-cell>
          <table:table-cell table:style-name="ce15" table:formula="of:=IF(OR([.AJ$4]=&quot;&quot;;[.$D34]=&quot;&quot;);&quot;&quot;;MAX([.AI33]+IF([.AJ$4]=[.$D34];match;mismatch);[.AI34]+gap;[.AJ33]+gap))">
            <text:p/>
          </table:table-cell>
          <table:table-cell table:style-name="ce15" table:formula="of:=IF(OR([.AK$4]=&quot;&quot;;[.$D34]=&quot;&quot;);&quot;&quot;;MAX([.AJ33]+IF([.AK$4]=[.$D34];match;mismatch);[.AJ34]+gap;[.AK33]+gap))">
            <text:p/>
          </table:table-cell>
          <table:table-cell table:style-name="ce15" table:formula="of:=IF(OR([.AL$4]=&quot;&quot;;[.$D34]=&quot;&quot;);&quot;&quot;;MAX([.AK33]+IF([.AL$4]=[.$D34];match;mismatch);[.AK34]+gap;[.AL33]+gap))">
            <text:p/>
          </table:table-cell>
          <table:table-cell table:style-name="ce15" table:formula="of:=IF(OR([.AM$4]=&quot;&quot;;[.$D34]=&quot;&quot;);&quot;&quot;;MAX([.AL33]+IF([.AM$4]=[.$D34];match;mismatch);[.AL34]+gap;[.AM33]+gap))">
            <text:p/>
          </table:table-cell>
          <table:table-cell table:style-name="ce15" table:formula="of:=IF(OR([.AN$4]=&quot;&quot;;[.$D34]=&quot;&quot;);&quot;&quot;;MAX([.AM33]+IF([.AN$4]=[.$D34];match;mismatch);[.AM34]+gap;[.AN33]+gap))">
            <text:p/>
          </table:table-cell>
          <table:table-cell table:style-name="ce15" table:formula="of:=IF(OR([.AO$4]=&quot;&quot;;[.$D34]=&quot;&quot;);&quot;&quot;;MAX([.AN33]+IF([.AO$4]=[.$D34];match;mismatch);[.AN34]+gap;[.AO33]+gap))">
            <text:p/>
          </table:table-cell>
          <table:table-cell table:style-name="ce15" table:formula="of:=IF(OR([.AP$4]=&quot;&quot;;[.$D34]=&quot;&quot;);&quot;&quot;;MAX([.AO33]+IF([.AP$4]=[.$D34];match;mismatch);[.AO34]+gap;[.AP33]+gap))">
            <text:p/>
          </table:table-cell>
          <table:table-cell table:style-name="ce15" table:formula="of:=IF(OR([.AQ$4]=&quot;&quot;;[.$D34]=&quot;&quot;);&quot;&quot;;MAX([.AP33]+IF([.AQ$4]=[.$D34];match;mismatch);[.AP34]+gap;[.AQ33]+gap))">
            <text:p/>
          </table:table-cell>
          <table:table-cell table:style-name="ce15" table:formula="of:=IF(OR([.AR$4]=&quot;&quot;;[.$D34]=&quot;&quot;);&quot;&quot;;MAX([.AQ33]+IF([.AR$4]=[.$D34];match;mismatch);[.AQ34]+gap;[.AR33]+gap))">
            <text:p/>
          </table:table-cell>
          <table:table-cell table:style-name="ce15" table:formula="of:=IF(OR([.AS$4]=&quot;&quot;;[.$D34]=&quot;&quot;);&quot;&quot;;MAX([.AR33]+IF([.AS$4]=[.$D34];match;mismatch);[.AR34]+gap;[.AS33]+gap))">
            <text:p/>
          </table:table-cell>
          <table:table-cell table:style-name="ce15" table:formula="of:=IF(OR([.AT$4]=&quot;&quot;;[.$D34]=&quot;&quot;);&quot;&quot;;MAX([.AS33]+IF([.AT$4]=[.$D34];match;mismatch);[.AS34]+gap;[.AT33]+gap))">
            <text:p/>
          </table:table-cell>
          <table:table-cell table:style-name="ce15" table:formula="of:=IF(OR([.AU$4]=&quot;&quot;;[.$D34]=&quot;&quot;);&quot;&quot;;MAX([.AT33]+IF([.AU$4]=[.$D34];match;mismatch);[.AT34]+gap;[.AU33]+gap))">
            <text:p/>
          </table:table-cell>
          <table:table-cell table:style-name="ce15" table:formula="of:=IF(OR([.AV$4]=&quot;&quot;;[.$D34]=&quot;&quot;);&quot;&quot;;MAX([.AU33]+IF([.AV$4]=[.$D34];match;mismatch);[.AU34]+gap;[.AV33]+gap))">
            <text:p/>
          </table:table-cell>
          <table:table-cell table:style-name="ce15" table:formula="of:=IF(OR([.AW$4]=&quot;&quot;;[.$D34]=&quot;&quot;);&quot;&quot;;MAX([.AV33]+IF([.AW$4]=[.$D34];match;mismatch);[.AV34]+gap;[.AW33]+gap))">
            <text:p/>
          </table:table-cell>
          <table:table-cell table:style-name="ce15" table:formula="of:=IF(OR([.AX$4]=&quot;&quot;;[.$D34]=&quot;&quot;);&quot;&quot;;MAX([.AW33]+IF([.AX$4]=[.$D34];match;mismatch);[.AW34]+gap;[.AX33]+gap))">
            <text:p/>
          </table:table-cell>
          <table:table-cell table:style-name="ce15" table:formula="of:=IF(OR([.AY$4]=&quot;&quot;;[.$D34]=&quot;&quot;);&quot;&quot;;MAX([.AX33]+IF([.AY$4]=[.$D34];match;mismatch);[.AX34]+gap;[.AY33]+gap))">
            <text:p/>
          </table:table-cell>
          <table:table-cell table:style-name="ce15" table:formula="of:=IF(OR([.AZ$4]=&quot;&quot;;[.$D34]=&quot;&quot;);&quot;&quot;;MAX([.AY33]+IF([.AZ$4]=[.$D34];match;mismatch);[.AY34]+gap;[.AZ33]+gap))">
            <text:p/>
          </table:table-cell>
          <table:table-cell table:style-name="ce15" table:formula="of:=IF(OR([.BA$4]=&quot;&quot;;[.$D34]=&quot;&quot;);&quot;&quot;;MAX([.AZ33]+IF([.BA$4]=[.$D34];match;mismatch);[.AZ34]+gap;[.BA33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5]=&quot;&quot;;&quot;&quot;;gap*(ROW()-ROW(start2)+1))">
            <text:p/>
          </table:table-cell>
          <table:table-cell table:style-name="ce15" table:formula="of:=IF(OR([.F$4]=&quot;&quot;;[.$D35]=&quot;&quot;);&quot;&quot;;MAX([.E34]+IF([.F$4]=[.$D35];match;mismatch);[.E35]+gap;[.F34]+gap))">
            <text:p/>
          </table:table-cell>
          <table:table-cell table:style-name="ce15" table:formula="of:=IF(OR([.G$4]=&quot;&quot;;[.$D35]=&quot;&quot;);&quot;&quot;;MAX([.F34]+IF([.G$4]=[.$D35];match;mismatch);[.F35]+gap;[.G34]+gap))">
            <text:p/>
          </table:table-cell>
          <table:table-cell table:style-name="ce15" table:formula="of:=IF(OR([.H$4]=&quot;&quot;;[.$D35]=&quot;&quot;);&quot;&quot;;MAX([.G34]+IF([.H$4]=[.$D35];match;mismatch);[.G35]+gap;[.H34]+gap))">
            <text:p/>
          </table:table-cell>
          <table:table-cell table:style-name="ce15" table:formula="of:=IF(OR([.I$4]=&quot;&quot;;[.$D35]=&quot;&quot;);&quot;&quot;;MAX([.H34]+IF([.I$4]=[.$D35];match;mismatch);[.H35]+gap;[.I34]+gap))">
            <text:p/>
          </table:table-cell>
          <table:table-cell table:style-name="ce15" table:formula="of:=IF(OR([.J$4]=&quot;&quot;;[.$D35]=&quot;&quot;);&quot;&quot;;MAX([.I34]+IF([.J$4]=[.$D35];match;mismatch);[.I35]+gap;[.J34]+gap))">
            <text:p/>
          </table:table-cell>
          <table:table-cell table:style-name="ce15" table:formula="of:=IF(OR([.K$4]=&quot;&quot;;[.$D35]=&quot;&quot;);&quot;&quot;;MAX([.J34]+IF([.K$4]=[.$D35];match;mismatch);[.J35]+gap;[.K34]+gap))">
            <text:p/>
          </table:table-cell>
          <table:table-cell table:style-name="ce15" table:formula="of:=IF(OR([.L$4]=&quot;&quot;;[.$D35]=&quot;&quot;);&quot;&quot;;MAX([.K34]+IF([.L$4]=[.$D35];match;mismatch);[.K35]+gap;[.L34]+gap))">
            <text:p/>
          </table:table-cell>
          <table:table-cell table:style-name="ce15" table:formula="of:=IF(OR([.M$4]=&quot;&quot;;[.$D35]=&quot;&quot;);&quot;&quot;;MAX([.L34]+IF([.M$4]=[.$D35];match;mismatch);[.L35]+gap;[.M34]+gap))">
            <text:p/>
          </table:table-cell>
          <table:table-cell table:style-name="ce15" table:formula="of:=IF(OR([.N$4]=&quot;&quot;;[.$D35]=&quot;&quot;);&quot;&quot;;MAX([.M34]+IF([.N$4]=[.$D35];match;mismatch);[.M35]+gap;[.N34]+gap))">
            <text:p/>
          </table:table-cell>
          <table:table-cell table:style-name="ce15" table:formula="of:=IF(OR([.O$4]=&quot;&quot;;[.$D35]=&quot;&quot;);&quot;&quot;;MAX([.N34]+IF([.O$4]=[.$D35];match;mismatch);[.N35]+gap;[.O34]+gap))">
            <text:p/>
          </table:table-cell>
          <table:table-cell table:style-name="ce15" table:formula="of:=IF(OR([.P$4]=&quot;&quot;;[.$D35]=&quot;&quot;);&quot;&quot;;MAX([.O34]+IF([.P$4]=[.$D35];match;mismatch);[.O35]+gap;[.P34]+gap))">
            <text:p/>
          </table:table-cell>
          <table:table-cell table:style-name="ce15" table:formula="of:=IF(OR([.Q$4]=&quot;&quot;;[.$D35]=&quot;&quot;);&quot;&quot;;MAX([.P34]+IF([.Q$4]=[.$D35];match;mismatch);[.P35]+gap;[.Q34]+gap))">
            <text:p/>
          </table:table-cell>
          <table:table-cell table:style-name="ce15" table:formula="of:=IF(OR([.R$4]=&quot;&quot;;[.$D35]=&quot;&quot;);&quot;&quot;;MAX([.Q34]+IF([.R$4]=[.$D35];match;mismatch);[.Q35]+gap;[.R34]+gap))">
            <text:p/>
          </table:table-cell>
          <table:table-cell table:style-name="ce15" table:formula="of:=IF(OR([.S$4]=&quot;&quot;;[.$D35]=&quot;&quot;);&quot;&quot;;MAX([.R34]+IF([.S$4]=[.$D35];match;mismatch);[.R35]+gap;[.S34]+gap))">
            <text:p/>
          </table:table-cell>
          <table:table-cell table:style-name="ce15" table:formula="of:=IF(OR([.T$4]=&quot;&quot;;[.$D35]=&quot;&quot;);&quot;&quot;;MAX([.S34]+IF([.T$4]=[.$D35];match;mismatch);[.S35]+gap;[.T34]+gap))">
            <text:p/>
          </table:table-cell>
          <table:table-cell table:style-name="ce15" table:formula="of:=IF(OR([.U$4]=&quot;&quot;;[.$D35]=&quot;&quot;);&quot;&quot;;MAX([.T34]+IF([.U$4]=[.$D35];match;mismatch);[.T35]+gap;[.U34]+gap))">
            <text:p/>
          </table:table-cell>
          <table:table-cell table:style-name="ce15" table:formula="of:=IF(OR([.V$4]=&quot;&quot;;[.$D35]=&quot;&quot;);&quot;&quot;;MAX([.U34]+IF([.V$4]=[.$D35];match;mismatch);[.U35]+gap;[.V34]+gap))">
            <text:p/>
          </table:table-cell>
          <table:table-cell table:style-name="ce15" table:formula="of:=IF(OR([.W$4]=&quot;&quot;;[.$D35]=&quot;&quot;);&quot;&quot;;MAX([.V34]+IF([.W$4]=[.$D35];match;mismatch);[.V35]+gap;[.W34]+gap))">
            <text:p/>
          </table:table-cell>
          <table:table-cell table:style-name="ce15" table:formula="of:=IF(OR([.X$4]=&quot;&quot;;[.$D35]=&quot;&quot;);&quot;&quot;;MAX([.W34]+IF([.X$4]=[.$D35];match;mismatch);[.W35]+gap;[.X34]+gap))">
            <text:p/>
          </table:table-cell>
          <table:table-cell table:style-name="ce15" table:formula="of:=IF(OR([.Y$4]=&quot;&quot;;[.$D35]=&quot;&quot;);&quot;&quot;;MAX([.X34]+IF([.Y$4]=[.$D35];match;mismatch);[.X35]+gap;[.Y34]+gap))">
            <text:p/>
          </table:table-cell>
          <table:table-cell table:style-name="ce15" table:formula="of:=IF(OR([.Z$4]=&quot;&quot;;[.$D35]=&quot;&quot;);&quot;&quot;;MAX([.Y34]+IF([.Z$4]=[.$D35];match;mismatch);[.Y35]+gap;[.Z34]+gap))">
            <text:p/>
          </table:table-cell>
          <table:table-cell table:style-name="ce15" table:formula="of:=IF(OR([.AA$4]=&quot;&quot;;[.$D35]=&quot;&quot;);&quot;&quot;;MAX([.Z34]+IF([.AA$4]=[.$D35];match;mismatch);[.Z35]+gap;[.AA34]+gap))">
            <text:p/>
          </table:table-cell>
          <table:table-cell table:style-name="ce15" table:formula="of:=IF(OR([.AB$4]=&quot;&quot;;[.$D35]=&quot;&quot;);&quot;&quot;;MAX([.AA34]+IF([.AB$4]=[.$D35];match;mismatch);[.AA35]+gap;[.AB34]+gap))">
            <text:p/>
          </table:table-cell>
          <table:table-cell table:style-name="ce15" table:formula="of:=IF(OR([.AC$4]=&quot;&quot;;[.$D35]=&quot;&quot;);&quot;&quot;;MAX([.AB34]+IF([.AC$4]=[.$D35];match;mismatch);[.AB35]+gap;[.AC34]+gap))">
            <text:p/>
          </table:table-cell>
          <table:table-cell table:style-name="ce15" table:formula="of:=IF(OR([.AD$4]=&quot;&quot;;[.$D35]=&quot;&quot;);&quot;&quot;;MAX([.AC34]+IF([.AD$4]=[.$D35];match;mismatch);[.AC35]+gap;[.AD34]+gap))">
            <text:p/>
          </table:table-cell>
          <table:table-cell table:style-name="ce15" table:formula="of:=IF(OR([.AE$4]=&quot;&quot;;[.$D35]=&quot;&quot;);&quot;&quot;;MAX([.AD34]+IF([.AE$4]=[.$D35];match;mismatch);[.AD35]+gap;[.AE34]+gap))">
            <text:p/>
          </table:table-cell>
          <table:table-cell table:style-name="ce15" table:formula="of:=IF(OR([.AF$4]=&quot;&quot;;[.$D35]=&quot;&quot;);&quot;&quot;;MAX([.AE34]+IF([.AF$4]=[.$D35];match;mismatch);[.AE35]+gap;[.AF34]+gap))">
            <text:p/>
          </table:table-cell>
          <table:table-cell table:style-name="ce15" table:formula="of:=IF(OR([.AG$4]=&quot;&quot;;[.$D35]=&quot;&quot;);&quot;&quot;;MAX([.AF34]+IF([.AG$4]=[.$D35];match;mismatch);[.AF35]+gap;[.AG34]+gap))">
            <text:p/>
          </table:table-cell>
          <table:table-cell table:style-name="ce15" table:formula="of:=IF(OR([.AH$4]=&quot;&quot;;[.$D35]=&quot;&quot;);&quot;&quot;;MAX([.AG34]+IF([.AH$4]=[.$D35];match;mismatch);[.AG35]+gap;[.AH34]+gap))">
            <text:p/>
          </table:table-cell>
          <table:table-cell table:style-name="ce15" table:formula="of:=IF(OR([.AI$4]=&quot;&quot;;[.$D35]=&quot;&quot;);&quot;&quot;;MAX([.AH34]+IF([.AI$4]=[.$D35];match;mismatch);[.AH35]+gap;[.AI34]+gap))">
            <text:p/>
          </table:table-cell>
          <table:table-cell table:style-name="ce15" table:formula="of:=IF(OR([.AJ$4]=&quot;&quot;;[.$D35]=&quot;&quot;);&quot;&quot;;MAX([.AI34]+IF([.AJ$4]=[.$D35];match;mismatch);[.AI35]+gap;[.AJ34]+gap))">
            <text:p/>
          </table:table-cell>
          <table:table-cell table:style-name="ce15" table:formula="of:=IF(OR([.AK$4]=&quot;&quot;;[.$D35]=&quot;&quot;);&quot;&quot;;MAX([.AJ34]+IF([.AK$4]=[.$D35];match;mismatch);[.AJ35]+gap;[.AK34]+gap))">
            <text:p/>
          </table:table-cell>
          <table:table-cell table:style-name="ce15" table:formula="of:=IF(OR([.AL$4]=&quot;&quot;;[.$D35]=&quot;&quot;);&quot;&quot;;MAX([.AK34]+IF([.AL$4]=[.$D35];match;mismatch);[.AK35]+gap;[.AL34]+gap))">
            <text:p/>
          </table:table-cell>
          <table:table-cell table:style-name="ce15" table:formula="of:=IF(OR([.AM$4]=&quot;&quot;;[.$D35]=&quot;&quot;);&quot;&quot;;MAX([.AL34]+IF([.AM$4]=[.$D35];match;mismatch);[.AL35]+gap;[.AM34]+gap))">
            <text:p/>
          </table:table-cell>
          <table:table-cell table:style-name="ce15" table:formula="of:=IF(OR([.AN$4]=&quot;&quot;;[.$D35]=&quot;&quot;);&quot;&quot;;MAX([.AM34]+IF([.AN$4]=[.$D35];match;mismatch);[.AM35]+gap;[.AN34]+gap))">
            <text:p/>
          </table:table-cell>
          <table:table-cell table:style-name="ce15" table:formula="of:=IF(OR([.AO$4]=&quot;&quot;;[.$D35]=&quot;&quot;);&quot;&quot;;MAX([.AN34]+IF([.AO$4]=[.$D35];match;mismatch);[.AN35]+gap;[.AO34]+gap))">
            <text:p/>
          </table:table-cell>
          <table:table-cell table:style-name="ce15" table:formula="of:=IF(OR([.AP$4]=&quot;&quot;;[.$D35]=&quot;&quot;);&quot;&quot;;MAX([.AO34]+IF([.AP$4]=[.$D35];match;mismatch);[.AO35]+gap;[.AP34]+gap))">
            <text:p/>
          </table:table-cell>
          <table:table-cell table:style-name="ce15" table:formula="of:=IF(OR([.AQ$4]=&quot;&quot;;[.$D35]=&quot;&quot;);&quot;&quot;;MAX([.AP34]+IF([.AQ$4]=[.$D35];match;mismatch);[.AP35]+gap;[.AQ34]+gap))">
            <text:p/>
          </table:table-cell>
          <table:table-cell table:style-name="ce15" table:formula="of:=IF(OR([.AR$4]=&quot;&quot;;[.$D35]=&quot;&quot;);&quot;&quot;;MAX([.AQ34]+IF([.AR$4]=[.$D35];match;mismatch);[.AQ35]+gap;[.AR34]+gap))">
            <text:p/>
          </table:table-cell>
          <table:table-cell table:style-name="ce15" table:formula="of:=IF(OR([.AS$4]=&quot;&quot;;[.$D35]=&quot;&quot;);&quot;&quot;;MAX([.AR34]+IF([.AS$4]=[.$D35];match;mismatch);[.AR35]+gap;[.AS34]+gap))">
            <text:p/>
          </table:table-cell>
          <table:table-cell table:style-name="ce15" table:formula="of:=IF(OR([.AT$4]=&quot;&quot;;[.$D35]=&quot;&quot;);&quot;&quot;;MAX([.AS34]+IF([.AT$4]=[.$D35];match;mismatch);[.AS35]+gap;[.AT34]+gap))">
            <text:p/>
          </table:table-cell>
          <table:table-cell table:style-name="ce15" table:formula="of:=IF(OR([.AU$4]=&quot;&quot;;[.$D35]=&quot;&quot;);&quot;&quot;;MAX([.AT34]+IF([.AU$4]=[.$D35];match;mismatch);[.AT35]+gap;[.AU34]+gap))">
            <text:p/>
          </table:table-cell>
          <table:table-cell table:style-name="ce15" table:formula="of:=IF(OR([.AV$4]=&quot;&quot;;[.$D35]=&quot;&quot;);&quot;&quot;;MAX([.AU34]+IF([.AV$4]=[.$D35];match;mismatch);[.AU35]+gap;[.AV34]+gap))">
            <text:p/>
          </table:table-cell>
          <table:table-cell table:style-name="ce15" table:formula="of:=IF(OR([.AW$4]=&quot;&quot;;[.$D35]=&quot;&quot;);&quot;&quot;;MAX([.AV34]+IF([.AW$4]=[.$D35];match;mismatch);[.AV35]+gap;[.AW34]+gap))">
            <text:p/>
          </table:table-cell>
          <table:table-cell table:style-name="ce15" table:formula="of:=IF(OR([.AX$4]=&quot;&quot;;[.$D35]=&quot;&quot;);&quot;&quot;;MAX([.AW34]+IF([.AX$4]=[.$D35];match;mismatch);[.AW35]+gap;[.AX34]+gap))">
            <text:p/>
          </table:table-cell>
          <table:table-cell table:style-name="ce15" table:formula="of:=IF(OR([.AY$4]=&quot;&quot;;[.$D35]=&quot;&quot;);&quot;&quot;;MAX([.AX34]+IF([.AY$4]=[.$D35];match;mismatch);[.AX35]+gap;[.AY34]+gap))">
            <text:p/>
          </table:table-cell>
          <table:table-cell table:style-name="ce15" table:formula="of:=IF(OR([.AZ$4]=&quot;&quot;;[.$D35]=&quot;&quot;);&quot;&quot;;MAX([.AY34]+IF([.AZ$4]=[.$D35];match;mismatch);[.AY35]+gap;[.AZ34]+gap))">
            <text:p/>
          </table:table-cell>
          <table:table-cell table:style-name="ce15" table:formula="of:=IF(OR([.BA$4]=&quot;&quot;;[.$D35]=&quot;&quot;);&quot;&quot;;MAX([.AZ34]+IF([.BA$4]=[.$D35];match;mismatch);[.AZ35]+gap;[.BA34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6]=&quot;&quot;;&quot;&quot;;gap*(ROW()-ROW(start2)+1))">
            <text:p/>
          </table:table-cell>
          <table:table-cell table:style-name="ce15" table:formula="of:=IF(OR([.F$4]=&quot;&quot;;[.$D36]=&quot;&quot;);&quot;&quot;;MAX([.E35]+IF([.F$4]=[.$D36];match;mismatch);[.E36]+gap;[.F35]+gap))">
            <text:p/>
          </table:table-cell>
          <table:table-cell table:style-name="ce15" table:formula="of:=IF(OR([.G$4]=&quot;&quot;;[.$D36]=&quot;&quot;);&quot;&quot;;MAX([.F35]+IF([.G$4]=[.$D36];match;mismatch);[.F36]+gap;[.G35]+gap))">
            <text:p/>
          </table:table-cell>
          <table:table-cell table:style-name="ce15" table:formula="of:=IF(OR([.H$4]=&quot;&quot;;[.$D36]=&quot;&quot;);&quot;&quot;;MAX([.G35]+IF([.H$4]=[.$D36];match;mismatch);[.G36]+gap;[.H35]+gap))">
            <text:p/>
          </table:table-cell>
          <table:table-cell table:style-name="ce15" table:formula="of:=IF(OR([.I$4]=&quot;&quot;;[.$D36]=&quot;&quot;);&quot;&quot;;MAX([.H35]+IF([.I$4]=[.$D36];match;mismatch);[.H36]+gap;[.I35]+gap))">
            <text:p/>
          </table:table-cell>
          <table:table-cell table:style-name="ce15" table:formula="of:=IF(OR([.J$4]=&quot;&quot;;[.$D36]=&quot;&quot;);&quot;&quot;;MAX([.I35]+IF([.J$4]=[.$D36];match;mismatch);[.I36]+gap;[.J35]+gap))">
            <text:p/>
          </table:table-cell>
          <table:table-cell table:style-name="ce15" table:formula="of:=IF(OR([.K$4]=&quot;&quot;;[.$D36]=&quot;&quot;);&quot;&quot;;MAX([.J35]+IF([.K$4]=[.$D36];match;mismatch);[.J36]+gap;[.K35]+gap))">
            <text:p/>
          </table:table-cell>
          <table:table-cell table:style-name="ce15" table:formula="of:=IF(OR([.L$4]=&quot;&quot;;[.$D36]=&quot;&quot;);&quot;&quot;;MAX([.K35]+IF([.L$4]=[.$D36];match;mismatch);[.K36]+gap;[.L35]+gap))">
            <text:p/>
          </table:table-cell>
          <table:table-cell table:style-name="ce15" table:formula="of:=IF(OR([.M$4]=&quot;&quot;;[.$D36]=&quot;&quot;);&quot;&quot;;MAX([.L35]+IF([.M$4]=[.$D36];match;mismatch);[.L36]+gap;[.M35]+gap))">
            <text:p/>
          </table:table-cell>
          <table:table-cell table:style-name="ce15" table:formula="of:=IF(OR([.N$4]=&quot;&quot;;[.$D36]=&quot;&quot;);&quot;&quot;;MAX([.M35]+IF([.N$4]=[.$D36];match;mismatch);[.M36]+gap;[.N35]+gap))">
            <text:p/>
          </table:table-cell>
          <table:table-cell table:style-name="ce15" table:formula="of:=IF(OR([.O$4]=&quot;&quot;;[.$D36]=&quot;&quot;);&quot;&quot;;MAX([.N35]+IF([.O$4]=[.$D36];match;mismatch);[.N36]+gap;[.O35]+gap))">
            <text:p/>
          </table:table-cell>
          <table:table-cell table:style-name="ce15" table:formula="of:=IF(OR([.P$4]=&quot;&quot;;[.$D36]=&quot;&quot;);&quot;&quot;;MAX([.O35]+IF([.P$4]=[.$D36];match;mismatch);[.O36]+gap;[.P35]+gap))">
            <text:p/>
          </table:table-cell>
          <table:table-cell table:style-name="ce15" table:formula="of:=IF(OR([.Q$4]=&quot;&quot;;[.$D36]=&quot;&quot;);&quot;&quot;;MAX([.P35]+IF([.Q$4]=[.$D36];match;mismatch);[.P36]+gap;[.Q35]+gap))">
            <text:p/>
          </table:table-cell>
          <table:table-cell table:style-name="ce15" table:formula="of:=IF(OR([.R$4]=&quot;&quot;;[.$D36]=&quot;&quot;);&quot;&quot;;MAX([.Q35]+IF([.R$4]=[.$D36];match;mismatch);[.Q36]+gap;[.R35]+gap))">
            <text:p/>
          </table:table-cell>
          <table:table-cell table:style-name="ce15" table:formula="of:=IF(OR([.S$4]=&quot;&quot;;[.$D36]=&quot;&quot;);&quot;&quot;;MAX([.R35]+IF([.S$4]=[.$D36];match;mismatch);[.R36]+gap;[.S35]+gap))">
            <text:p/>
          </table:table-cell>
          <table:table-cell table:style-name="ce15" table:formula="of:=IF(OR([.T$4]=&quot;&quot;;[.$D36]=&quot;&quot;);&quot;&quot;;MAX([.S35]+IF([.T$4]=[.$D36];match;mismatch);[.S36]+gap;[.T35]+gap))">
            <text:p/>
          </table:table-cell>
          <table:table-cell table:style-name="ce15" table:formula="of:=IF(OR([.U$4]=&quot;&quot;;[.$D36]=&quot;&quot;);&quot;&quot;;MAX([.T35]+IF([.U$4]=[.$D36];match;mismatch);[.T36]+gap;[.U35]+gap))">
            <text:p/>
          </table:table-cell>
          <table:table-cell table:style-name="ce15" table:formula="of:=IF(OR([.V$4]=&quot;&quot;;[.$D36]=&quot;&quot;);&quot;&quot;;MAX([.U35]+IF([.V$4]=[.$D36];match;mismatch);[.U36]+gap;[.V35]+gap))">
            <text:p/>
          </table:table-cell>
          <table:table-cell table:style-name="ce15" table:formula="of:=IF(OR([.W$4]=&quot;&quot;;[.$D36]=&quot;&quot;);&quot;&quot;;MAX([.V35]+IF([.W$4]=[.$D36];match;mismatch);[.V36]+gap;[.W35]+gap))">
            <text:p/>
          </table:table-cell>
          <table:table-cell table:style-name="ce15" table:formula="of:=IF(OR([.X$4]=&quot;&quot;;[.$D36]=&quot;&quot;);&quot;&quot;;MAX([.W35]+IF([.X$4]=[.$D36];match;mismatch);[.W36]+gap;[.X35]+gap))">
            <text:p/>
          </table:table-cell>
          <table:table-cell table:style-name="ce15" table:formula="of:=IF(OR([.Y$4]=&quot;&quot;;[.$D36]=&quot;&quot;);&quot;&quot;;MAX([.X35]+IF([.Y$4]=[.$D36];match;mismatch);[.X36]+gap;[.Y35]+gap))">
            <text:p/>
          </table:table-cell>
          <table:table-cell table:style-name="ce15" table:formula="of:=IF(OR([.Z$4]=&quot;&quot;;[.$D36]=&quot;&quot;);&quot;&quot;;MAX([.Y35]+IF([.Z$4]=[.$D36];match;mismatch);[.Y36]+gap;[.Z35]+gap))">
            <text:p/>
          </table:table-cell>
          <table:table-cell table:style-name="ce15" table:formula="of:=IF(OR([.AA$4]=&quot;&quot;;[.$D36]=&quot;&quot;);&quot;&quot;;MAX([.Z35]+IF([.AA$4]=[.$D36];match;mismatch);[.Z36]+gap;[.AA35]+gap))">
            <text:p/>
          </table:table-cell>
          <table:table-cell table:style-name="ce15" table:formula="of:=IF(OR([.AB$4]=&quot;&quot;;[.$D36]=&quot;&quot;);&quot;&quot;;MAX([.AA35]+IF([.AB$4]=[.$D36];match;mismatch);[.AA36]+gap;[.AB35]+gap))">
            <text:p/>
          </table:table-cell>
          <table:table-cell table:style-name="ce15" table:formula="of:=IF(OR([.AC$4]=&quot;&quot;;[.$D36]=&quot;&quot;);&quot;&quot;;MAX([.AB35]+IF([.AC$4]=[.$D36];match;mismatch);[.AB36]+gap;[.AC35]+gap))">
            <text:p/>
          </table:table-cell>
          <table:table-cell table:style-name="ce15" table:formula="of:=IF(OR([.AD$4]=&quot;&quot;;[.$D36]=&quot;&quot;);&quot;&quot;;MAX([.AC35]+IF([.AD$4]=[.$D36];match;mismatch);[.AC36]+gap;[.AD35]+gap))">
            <text:p/>
          </table:table-cell>
          <table:table-cell table:style-name="ce15" table:formula="of:=IF(OR([.AE$4]=&quot;&quot;;[.$D36]=&quot;&quot;);&quot;&quot;;MAX([.AD35]+IF([.AE$4]=[.$D36];match;mismatch);[.AD36]+gap;[.AE35]+gap))">
            <text:p/>
          </table:table-cell>
          <table:table-cell table:style-name="ce15" table:formula="of:=IF(OR([.AF$4]=&quot;&quot;;[.$D36]=&quot;&quot;);&quot;&quot;;MAX([.AE35]+IF([.AF$4]=[.$D36];match;mismatch);[.AE36]+gap;[.AF35]+gap))">
            <text:p/>
          </table:table-cell>
          <table:table-cell table:style-name="ce15" table:formula="of:=IF(OR([.AG$4]=&quot;&quot;;[.$D36]=&quot;&quot;);&quot;&quot;;MAX([.AF35]+IF([.AG$4]=[.$D36];match;mismatch);[.AF36]+gap;[.AG35]+gap))">
            <text:p/>
          </table:table-cell>
          <table:table-cell table:style-name="ce15" table:formula="of:=IF(OR([.AH$4]=&quot;&quot;;[.$D36]=&quot;&quot;);&quot;&quot;;MAX([.AG35]+IF([.AH$4]=[.$D36];match;mismatch);[.AG36]+gap;[.AH35]+gap))">
            <text:p/>
          </table:table-cell>
          <table:table-cell table:style-name="ce15" table:formula="of:=IF(OR([.AI$4]=&quot;&quot;;[.$D36]=&quot;&quot;);&quot;&quot;;MAX([.AH35]+IF([.AI$4]=[.$D36];match;mismatch);[.AH36]+gap;[.AI35]+gap))">
            <text:p/>
          </table:table-cell>
          <table:table-cell table:style-name="ce15" table:formula="of:=IF(OR([.AJ$4]=&quot;&quot;;[.$D36]=&quot;&quot;);&quot;&quot;;MAX([.AI35]+IF([.AJ$4]=[.$D36];match;mismatch);[.AI36]+gap;[.AJ35]+gap))">
            <text:p/>
          </table:table-cell>
          <table:table-cell table:style-name="ce15" table:formula="of:=IF(OR([.AK$4]=&quot;&quot;;[.$D36]=&quot;&quot;);&quot;&quot;;MAX([.AJ35]+IF([.AK$4]=[.$D36];match;mismatch);[.AJ36]+gap;[.AK35]+gap))">
            <text:p/>
          </table:table-cell>
          <table:table-cell table:style-name="ce15" table:formula="of:=IF(OR([.AL$4]=&quot;&quot;;[.$D36]=&quot;&quot;);&quot;&quot;;MAX([.AK35]+IF([.AL$4]=[.$D36];match;mismatch);[.AK36]+gap;[.AL35]+gap))">
            <text:p/>
          </table:table-cell>
          <table:table-cell table:style-name="ce15" table:formula="of:=IF(OR([.AM$4]=&quot;&quot;;[.$D36]=&quot;&quot;);&quot;&quot;;MAX([.AL35]+IF([.AM$4]=[.$D36];match;mismatch);[.AL36]+gap;[.AM35]+gap))">
            <text:p/>
          </table:table-cell>
          <table:table-cell table:style-name="ce15" table:formula="of:=IF(OR([.AN$4]=&quot;&quot;;[.$D36]=&quot;&quot;);&quot;&quot;;MAX([.AM35]+IF([.AN$4]=[.$D36];match;mismatch);[.AM36]+gap;[.AN35]+gap))">
            <text:p/>
          </table:table-cell>
          <table:table-cell table:style-name="ce15" table:formula="of:=IF(OR([.AO$4]=&quot;&quot;;[.$D36]=&quot;&quot;);&quot;&quot;;MAX([.AN35]+IF([.AO$4]=[.$D36];match;mismatch);[.AN36]+gap;[.AO35]+gap))">
            <text:p/>
          </table:table-cell>
          <table:table-cell table:style-name="ce15" table:formula="of:=IF(OR([.AP$4]=&quot;&quot;;[.$D36]=&quot;&quot;);&quot;&quot;;MAX([.AO35]+IF([.AP$4]=[.$D36];match;mismatch);[.AO36]+gap;[.AP35]+gap))">
            <text:p/>
          </table:table-cell>
          <table:table-cell table:style-name="ce15" table:formula="of:=IF(OR([.AQ$4]=&quot;&quot;;[.$D36]=&quot;&quot;);&quot;&quot;;MAX([.AP35]+IF([.AQ$4]=[.$D36];match;mismatch);[.AP36]+gap;[.AQ35]+gap))">
            <text:p/>
          </table:table-cell>
          <table:table-cell table:style-name="ce15" table:formula="of:=IF(OR([.AR$4]=&quot;&quot;;[.$D36]=&quot;&quot;);&quot;&quot;;MAX([.AQ35]+IF([.AR$4]=[.$D36];match;mismatch);[.AQ36]+gap;[.AR35]+gap))">
            <text:p/>
          </table:table-cell>
          <table:table-cell table:style-name="ce15" table:formula="of:=IF(OR([.AS$4]=&quot;&quot;;[.$D36]=&quot;&quot;);&quot;&quot;;MAX([.AR35]+IF([.AS$4]=[.$D36];match;mismatch);[.AR36]+gap;[.AS35]+gap))">
            <text:p/>
          </table:table-cell>
          <table:table-cell table:style-name="ce15" table:formula="of:=IF(OR([.AT$4]=&quot;&quot;;[.$D36]=&quot;&quot;);&quot;&quot;;MAX([.AS35]+IF([.AT$4]=[.$D36];match;mismatch);[.AS36]+gap;[.AT35]+gap))">
            <text:p/>
          </table:table-cell>
          <table:table-cell table:style-name="ce15" table:formula="of:=IF(OR([.AU$4]=&quot;&quot;;[.$D36]=&quot;&quot;);&quot;&quot;;MAX([.AT35]+IF([.AU$4]=[.$D36];match;mismatch);[.AT36]+gap;[.AU35]+gap))">
            <text:p/>
          </table:table-cell>
          <table:table-cell table:style-name="ce15" table:formula="of:=IF(OR([.AV$4]=&quot;&quot;;[.$D36]=&quot;&quot;);&quot;&quot;;MAX([.AU35]+IF([.AV$4]=[.$D36];match;mismatch);[.AU36]+gap;[.AV35]+gap))">
            <text:p/>
          </table:table-cell>
          <table:table-cell table:style-name="ce15" table:formula="of:=IF(OR([.AW$4]=&quot;&quot;;[.$D36]=&quot;&quot;);&quot;&quot;;MAX([.AV35]+IF([.AW$4]=[.$D36];match;mismatch);[.AV36]+gap;[.AW35]+gap))">
            <text:p/>
          </table:table-cell>
          <table:table-cell table:style-name="ce15" table:formula="of:=IF(OR([.AX$4]=&quot;&quot;;[.$D36]=&quot;&quot;);&quot;&quot;;MAX([.AW35]+IF([.AX$4]=[.$D36];match;mismatch);[.AW36]+gap;[.AX35]+gap))">
            <text:p/>
          </table:table-cell>
          <table:table-cell table:style-name="ce15" table:formula="of:=IF(OR([.AY$4]=&quot;&quot;;[.$D36]=&quot;&quot;);&quot;&quot;;MAX([.AX35]+IF([.AY$4]=[.$D36];match;mismatch);[.AX36]+gap;[.AY35]+gap))">
            <text:p/>
          </table:table-cell>
          <table:table-cell table:style-name="ce15" table:formula="of:=IF(OR([.AZ$4]=&quot;&quot;;[.$D36]=&quot;&quot;);&quot;&quot;;MAX([.AY35]+IF([.AZ$4]=[.$D36];match;mismatch);[.AY36]+gap;[.AZ35]+gap))">
            <text:p/>
          </table:table-cell>
          <table:table-cell table:style-name="ce15" table:formula="of:=IF(OR([.BA$4]=&quot;&quot;;[.$D36]=&quot;&quot;);&quot;&quot;;MAX([.AZ35]+IF([.BA$4]=[.$D36];match;mismatch);[.AZ36]+gap;[.BA35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7]=&quot;&quot;;&quot;&quot;;gap*(ROW()-ROW(start2)+1))">
            <text:p/>
          </table:table-cell>
          <table:table-cell table:style-name="ce15" table:formula="of:=IF(OR([.F$4]=&quot;&quot;;[.$D37]=&quot;&quot;);&quot;&quot;;MAX([.E36]+IF([.F$4]=[.$D37];match;mismatch);[.E37]+gap;[.F36]+gap))">
            <text:p/>
          </table:table-cell>
          <table:table-cell table:style-name="ce15" table:formula="of:=IF(OR([.G$4]=&quot;&quot;;[.$D37]=&quot;&quot;);&quot;&quot;;MAX([.F36]+IF([.G$4]=[.$D37];match;mismatch);[.F37]+gap;[.G36]+gap))">
            <text:p/>
          </table:table-cell>
          <table:table-cell table:style-name="ce15" table:formula="of:=IF(OR([.H$4]=&quot;&quot;;[.$D37]=&quot;&quot;);&quot;&quot;;MAX([.G36]+IF([.H$4]=[.$D37];match;mismatch);[.G37]+gap;[.H36]+gap))">
            <text:p/>
          </table:table-cell>
          <table:table-cell table:style-name="ce15" table:formula="of:=IF(OR([.I$4]=&quot;&quot;;[.$D37]=&quot;&quot;);&quot;&quot;;MAX([.H36]+IF([.I$4]=[.$D37];match;mismatch);[.H37]+gap;[.I36]+gap))">
            <text:p/>
          </table:table-cell>
          <table:table-cell table:style-name="ce15" table:formula="of:=IF(OR([.J$4]=&quot;&quot;;[.$D37]=&quot;&quot;);&quot;&quot;;MAX([.I36]+IF([.J$4]=[.$D37];match;mismatch);[.I37]+gap;[.J36]+gap))">
            <text:p/>
          </table:table-cell>
          <table:table-cell table:style-name="ce15" table:formula="of:=IF(OR([.K$4]=&quot;&quot;;[.$D37]=&quot;&quot;);&quot;&quot;;MAX([.J36]+IF([.K$4]=[.$D37];match;mismatch);[.J37]+gap;[.K36]+gap))">
            <text:p/>
          </table:table-cell>
          <table:table-cell table:style-name="ce15" table:formula="of:=IF(OR([.L$4]=&quot;&quot;;[.$D37]=&quot;&quot;);&quot;&quot;;MAX([.K36]+IF([.L$4]=[.$D37];match;mismatch);[.K37]+gap;[.L36]+gap))">
            <text:p/>
          </table:table-cell>
          <table:table-cell table:style-name="ce15" table:formula="of:=IF(OR([.M$4]=&quot;&quot;;[.$D37]=&quot;&quot;);&quot;&quot;;MAX([.L36]+IF([.M$4]=[.$D37];match;mismatch);[.L37]+gap;[.M36]+gap))">
            <text:p/>
          </table:table-cell>
          <table:table-cell table:style-name="ce15" table:formula="of:=IF(OR([.N$4]=&quot;&quot;;[.$D37]=&quot;&quot;);&quot;&quot;;MAX([.M36]+IF([.N$4]=[.$D37];match;mismatch);[.M37]+gap;[.N36]+gap))">
            <text:p/>
          </table:table-cell>
          <table:table-cell table:style-name="ce15" table:formula="of:=IF(OR([.O$4]=&quot;&quot;;[.$D37]=&quot;&quot;);&quot;&quot;;MAX([.N36]+IF([.O$4]=[.$D37];match;mismatch);[.N37]+gap;[.O36]+gap))">
            <text:p/>
          </table:table-cell>
          <table:table-cell table:style-name="ce15" table:formula="of:=IF(OR([.P$4]=&quot;&quot;;[.$D37]=&quot;&quot;);&quot;&quot;;MAX([.O36]+IF([.P$4]=[.$D37];match;mismatch);[.O37]+gap;[.P36]+gap))">
            <text:p/>
          </table:table-cell>
          <table:table-cell table:style-name="ce15" table:formula="of:=IF(OR([.Q$4]=&quot;&quot;;[.$D37]=&quot;&quot;);&quot;&quot;;MAX([.P36]+IF([.Q$4]=[.$D37];match;mismatch);[.P37]+gap;[.Q36]+gap))">
            <text:p/>
          </table:table-cell>
          <table:table-cell table:style-name="ce15" table:formula="of:=IF(OR([.R$4]=&quot;&quot;;[.$D37]=&quot;&quot;);&quot;&quot;;MAX([.Q36]+IF([.R$4]=[.$D37];match;mismatch);[.Q37]+gap;[.R36]+gap))">
            <text:p/>
          </table:table-cell>
          <table:table-cell table:style-name="ce15" table:formula="of:=IF(OR([.S$4]=&quot;&quot;;[.$D37]=&quot;&quot;);&quot;&quot;;MAX([.R36]+IF([.S$4]=[.$D37];match;mismatch);[.R37]+gap;[.S36]+gap))">
            <text:p/>
          </table:table-cell>
          <table:table-cell table:style-name="ce15" table:formula="of:=IF(OR([.T$4]=&quot;&quot;;[.$D37]=&quot;&quot;);&quot;&quot;;MAX([.S36]+IF([.T$4]=[.$D37];match;mismatch);[.S37]+gap;[.T36]+gap))">
            <text:p/>
          </table:table-cell>
          <table:table-cell table:style-name="ce15" table:formula="of:=IF(OR([.U$4]=&quot;&quot;;[.$D37]=&quot;&quot;);&quot;&quot;;MAX([.T36]+IF([.U$4]=[.$D37];match;mismatch);[.T37]+gap;[.U36]+gap))">
            <text:p/>
          </table:table-cell>
          <table:table-cell table:style-name="ce15" table:formula="of:=IF(OR([.V$4]=&quot;&quot;;[.$D37]=&quot;&quot;);&quot;&quot;;MAX([.U36]+IF([.V$4]=[.$D37];match;mismatch);[.U37]+gap;[.V36]+gap))">
            <text:p/>
          </table:table-cell>
          <table:table-cell table:style-name="ce15" table:formula="of:=IF(OR([.W$4]=&quot;&quot;;[.$D37]=&quot;&quot;);&quot;&quot;;MAX([.V36]+IF([.W$4]=[.$D37];match;mismatch);[.V37]+gap;[.W36]+gap))">
            <text:p/>
          </table:table-cell>
          <table:table-cell table:style-name="ce15" table:formula="of:=IF(OR([.X$4]=&quot;&quot;;[.$D37]=&quot;&quot;);&quot;&quot;;MAX([.W36]+IF([.X$4]=[.$D37];match;mismatch);[.W37]+gap;[.X36]+gap))">
            <text:p/>
          </table:table-cell>
          <table:table-cell table:style-name="ce15" table:formula="of:=IF(OR([.Y$4]=&quot;&quot;;[.$D37]=&quot;&quot;);&quot;&quot;;MAX([.X36]+IF([.Y$4]=[.$D37];match;mismatch);[.X37]+gap;[.Y36]+gap))">
            <text:p/>
          </table:table-cell>
          <table:table-cell table:style-name="ce15" table:formula="of:=IF(OR([.Z$4]=&quot;&quot;;[.$D37]=&quot;&quot;);&quot;&quot;;MAX([.Y36]+IF([.Z$4]=[.$D37];match;mismatch);[.Y37]+gap;[.Z36]+gap))">
            <text:p/>
          </table:table-cell>
          <table:table-cell table:style-name="ce15" table:formula="of:=IF(OR([.AA$4]=&quot;&quot;;[.$D37]=&quot;&quot;);&quot;&quot;;MAX([.Z36]+IF([.AA$4]=[.$D37];match;mismatch);[.Z37]+gap;[.AA36]+gap))">
            <text:p/>
          </table:table-cell>
          <table:table-cell table:style-name="ce15" table:formula="of:=IF(OR([.AB$4]=&quot;&quot;;[.$D37]=&quot;&quot;);&quot;&quot;;MAX([.AA36]+IF([.AB$4]=[.$D37];match;mismatch);[.AA37]+gap;[.AB36]+gap))">
            <text:p/>
          </table:table-cell>
          <table:table-cell table:style-name="ce15" table:formula="of:=IF(OR([.AC$4]=&quot;&quot;;[.$D37]=&quot;&quot;);&quot;&quot;;MAX([.AB36]+IF([.AC$4]=[.$D37];match;mismatch);[.AB37]+gap;[.AC36]+gap))">
            <text:p/>
          </table:table-cell>
          <table:table-cell table:style-name="ce15" table:formula="of:=IF(OR([.AD$4]=&quot;&quot;;[.$D37]=&quot;&quot;);&quot;&quot;;MAX([.AC36]+IF([.AD$4]=[.$D37];match;mismatch);[.AC37]+gap;[.AD36]+gap))">
            <text:p/>
          </table:table-cell>
          <table:table-cell table:style-name="ce15" table:formula="of:=IF(OR([.AE$4]=&quot;&quot;;[.$D37]=&quot;&quot;);&quot;&quot;;MAX([.AD36]+IF([.AE$4]=[.$D37];match;mismatch);[.AD37]+gap;[.AE36]+gap))">
            <text:p/>
          </table:table-cell>
          <table:table-cell table:style-name="ce15" table:formula="of:=IF(OR([.AF$4]=&quot;&quot;;[.$D37]=&quot;&quot;);&quot;&quot;;MAX([.AE36]+IF([.AF$4]=[.$D37];match;mismatch);[.AE37]+gap;[.AF36]+gap))">
            <text:p/>
          </table:table-cell>
          <table:table-cell table:style-name="ce15" table:formula="of:=IF(OR([.AG$4]=&quot;&quot;;[.$D37]=&quot;&quot;);&quot;&quot;;MAX([.AF36]+IF([.AG$4]=[.$D37];match;mismatch);[.AF37]+gap;[.AG36]+gap))">
            <text:p/>
          </table:table-cell>
          <table:table-cell table:style-name="ce15" table:formula="of:=IF(OR([.AH$4]=&quot;&quot;;[.$D37]=&quot;&quot;);&quot;&quot;;MAX([.AG36]+IF([.AH$4]=[.$D37];match;mismatch);[.AG37]+gap;[.AH36]+gap))">
            <text:p/>
          </table:table-cell>
          <table:table-cell table:style-name="ce15" table:formula="of:=IF(OR([.AI$4]=&quot;&quot;;[.$D37]=&quot;&quot;);&quot;&quot;;MAX([.AH36]+IF([.AI$4]=[.$D37];match;mismatch);[.AH37]+gap;[.AI36]+gap))">
            <text:p/>
          </table:table-cell>
          <table:table-cell table:style-name="ce15" table:formula="of:=IF(OR([.AJ$4]=&quot;&quot;;[.$D37]=&quot;&quot;);&quot;&quot;;MAX([.AI36]+IF([.AJ$4]=[.$D37];match;mismatch);[.AI37]+gap;[.AJ36]+gap))">
            <text:p/>
          </table:table-cell>
          <table:table-cell table:style-name="ce15" table:formula="of:=IF(OR([.AK$4]=&quot;&quot;;[.$D37]=&quot;&quot;);&quot;&quot;;MAX([.AJ36]+IF([.AK$4]=[.$D37];match;mismatch);[.AJ37]+gap;[.AK36]+gap))">
            <text:p/>
          </table:table-cell>
          <table:table-cell table:style-name="ce15" table:formula="of:=IF(OR([.AL$4]=&quot;&quot;;[.$D37]=&quot;&quot;);&quot;&quot;;MAX([.AK36]+IF([.AL$4]=[.$D37];match;mismatch);[.AK37]+gap;[.AL36]+gap))">
            <text:p/>
          </table:table-cell>
          <table:table-cell table:style-name="ce15" table:formula="of:=IF(OR([.AM$4]=&quot;&quot;;[.$D37]=&quot;&quot;);&quot;&quot;;MAX([.AL36]+IF([.AM$4]=[.$D37];match;mismatch);[.AL37]+gap;[.AM36]+gap))">
            <text:p/>
          </table:table-cell>
          <table:table-cell table:style-name="ce15" table:formula="of:=IF(OR([.AN$4]=&quot;&quot;;[.$D37]=&quot;&quot;);&quot;&quot;;MAX([.AM36]+IF([.AN$4]=[.$D37];match;mismatch);[.AM37]+gap;[.AN36]+gap))">
            <text:p/>
          </table:table-cell>
          <table:table-cell table:style-name="ce15" table:formula="of:=IF(OR([.AO$4]=&quot;&quot;;[.$D37]=&quot;&quot;);&quot;&quot;;MAX([.AN36]+IF([.AO$4]=[.$D37];match;mismatch);[.AN37]+gap;[.AO36]+gap))">
            <text:p/>
          </table:table-cell>
          <table:table-cell table:style-name="ce15" table:formula="of:=IF(OR([.AP$4]=&quot;&quot;;[.$D37]=&quot;&quot;);&quot;&quot;;MAX([.AO36]+IF([.AP$4]=[.$D37];match;mismatch);[.AO37]+gap;[.AP36]+gap))">
            <text:p/>
          </table:table-cell>
          <table:table-cell table:style-name="ce15" table:formula="of:=IF(OR([.AQ$4]=&quot;&quot;;[.$D37]=&quot;&quot;);&quot;&quot;;MAX([.AP36]+IF([.AQ$4]=[.$D37];match;mismatch);[.AP37]+gap;[.AQ36]+gap))">
            <text:p/>
          </table:table-cell>
          <table:table-cell table:style-name="ce15" table:formula="of:=IF(OR([.AR$4]=&quot;&quot;;[.$D37]=&quot;&quot;);&quot;&quot;;MAX([.AQ36]+IF([.AR$4]=[.$D37];match;mismatch);[.AQ37]+gap;[.AR36]+gap))">
            <text:p/>
          </table:table-cell>
          <table:table-cell table:style-name="ce15" table:formula="of:=IF(OR([.AS$4]=&quot;&quot;;[.$D37]=&quot;&quot;);&quot;&quot;;MAX([.AR36]+IF([.AS$4]=[.$D37];match;mismatch);[.AR37]+gap;[.AS36]+gap))">
            <text:p/>
          </table:table-cell>
          <table:table-cell table:style-name="ce15" table:formula="of:=IF(OR([.AT$4]=&quot;&quot;;[.$D37]=&quot;&quot;);&quot;&quot;;MAX([.AS36]+IF([.AT$4]=[.$D37];match;mismatch);[.AS37]+gap;[.AT36]+gap))">
            <text:p/>
          </table:table-cell>
          <table:table-cell table:style-name="ce15" table:formula="of:=IF(OR([.AU$4]=&quot;&quot;;[.$D37]=&quot;&quot;);&quot;&quot;;MAX([.AT36]+IF([.AU$4]=[.$D37];match;mismatch);[.AT37]+gap;[.AU36]+gap))">
            <text:p/>
          </table:table-cell>
          <table:table-cell table:style-name="ce15" table:formula="of:=IF(OR([.AV$4]=&quot;&quot;;[.$D37]=&quot;&quot;);&quot;&quot;;MAX([.AU36]+IF([.AV$4]=[.$D37];match;mismatch);[.AU37]+gap;[.AV36]+gap))">
            <text:p/>
          </table:table-cell>
          <table:table-cell table:style-name="ce15" table:formula="of:=IF(OR([.AW$4]=&quot;&quot;;[.$D37]=&quot;&quot;);&quot;&quot;;MAX([.AV36]+IF([.AW$4]=[.$D37];match;mismatch);[.AV37]+gap;[.AW36]+gap))">
            <text:p/>
          </table:table-cell>
          <table:table-cell table:style-name="ce15" table:formula="of:=IF(OR([.AX$4]=&quot;&quot;;[.$D37]=&quot;&quot;);&quot;&quot;;MAX([.AW36]+IF([.AX$4]=[.$D37];match;mismatch);[.AW37]+gap;[.AX36]+gap))">
            <text:p/>
          </table:table-cell>
          <table:table-cell table:style-name="ce15" table:formula="of:=IF(OR([.AY$4]=&quot;&quot;;[.$D37]=&quot;&quot;);&quot;&quot;;MAX([.AX36]+IF([.AY$4]=[.$D37];match;mismatch);[.AX37]+gap;[.AY36]+gap))">
            <text:p/>
          </table:table-cell>
          <table:table-cell table:style-name="ce15" table:formula="of:=IF(OR([.AZ$4]=&quot;&quot;;[.$D37]=&quot;&quot;);&quot;&quot;;MAX([.AY36]+IF([.AZ$4]=[.$D37];match;mismatch);[.AY37]+gap;[.AZ36]+gap))">
            <text:p/>
          </table:table-cell>
          <table:table-cell table:style-name="ce15" table:formula="of:=IF(OR([.BA$4]=&quot;&quot;;[.$D37]=&quot;&quot;);&quot;&quot;;MAX([.AZ36]+IF([.BA$4]=[.$D37];match;mismatch);[.AZ37]+gap;[.BA36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8]=&quot;&quot;;&quot;&quot;;gap*(ROW()-ROW(start2)+1))">
            <text:p/>
          </table:table-cell>
          <table:table-cell table:style-name="ce15" table:formula="of:=IF(OR([.F$4]=&quot;&quot;;[.$D38]=&quot;&quot;);&quot;&quot;;MAX([.E37]+IF([.F$4]=[.$D38];match;mismatch);[.E38]+gap;[.F37]+gap))">
            <text:p/>
          </table:table-cell>
          <table:table-cell table:style-name="ce15" table:formula="of:=IF(OR([.G$4]=&quot;&quot;;[.$D38]=&quot;&quot;);&quot;&quot;;MAX([.F37]+IF([.G$4]=[.$D38];match;mismatch);[.F38]+gap;[.G37]+gap))">
            <text:p/>
          </table:table-cell>
          <table:table-cell table:style-name="ce15" table:formula="of:=IF(OR([.H$4]=&quot;&quot;;[.$D38]=&quot;&quot;);&quot;&quot;;MAX([.G37]+IF([.H$4]=[.$D38];match;mismatch);[.G38]+gap;[.H37]+gap))">
            <text:p/>
          </table:table-cell>
          <table:table-cell table:style-name="ce15" table:formula="of:=IF(OR([.I$4]=&quot;&quot;;[.$D38]=&quot;&quot;);&quot;&quot;;MAX([.H37]+IF([.I$4]=[.$D38];match;mismatch);[.H38]+gap;[.I37]+gap))">
            <text:p/>
          </table:table-cell>
          <table:table-cell table:style-name="ce15" table:formula="of:=IF(OR([.J$4]=&quot;&quot;;[.$D38]=&quot;&quot;);&quot;&quot;;MAX([.I37]+IF([.J$4]=[.$D38];match;mismatch);[.I38]+gap;[.J37]+gap))">
            <text:p/>
          </table:table-cell>
          <table:table-cell table:style-name="ce15" table:formula="of:=IF(OR([.K$4]=&quot;&quot;;[.$D38]=&quot;&quot;);&quot;&quot;;MAX([.J37]+IF([.K$4]=[.$D38];match;mismatch);[.J38]+gap;[.K37]+gap))">
            <text:p/>
          </table:table-cell>
          <table:table-cell table:style-name="ce15" table:formula="of:=IF(OR([.L$4]=&quot;&quot;;[.$D38]=&quot;&quot;);&quot;&quot;;MAX([.K37]+IF([.L$4]=[.$D38];match;mismatch);[.K38]+gap;[.L37]+gap))">
            <text:p/>
          </table:table-cell>
          <table:table-cell table:style-name="ce15" table:formula="of:=IF(OR([.M$4]=&quot;&quot;;[.$D38]=&quot;&quot;);&quot;&quot;;MAX([.L37]+IF([.M$4]=[.$D38];match;mismatch);[.L38]+gap;[.M37]+gap))">
            <text:p/>
          </table:table-cell>
          <table:table-cell table:style-name="ce15" table:formula="of:=IF(OR([.N$4]=&quot;&quot;;[.$D38]=&quot;&quot;);&quot;&quot;;MAX([.M37]+IF([.N$4]=[.$D38];match;mismatch);[.M38]+gap;[.N37]+gap))">
            <text:p/>
          </table:table-cell>
          <table:table-cell table:style-name="ce15" table:formula="of:=IF(OR([.O$4]=&quot;&quot;;[.$D38]=&quot;&quot;);&quot;&quot;;MAX([.N37]+IF([.O$4]=[.$D38];match;mismatch);[.N38]+gap;[.O37]+gap))">
            <text:p/>
          </table:table-cell>
          <table:table-cell table:style-name="ce15" table:formula="of:=IF(OR([.P$4]=&quot;&quot;;[.$D38]=&quot;&quot;);&quot;&quot;;MAX([.O37]+IF([.P$4]=[.$D38];match;mismatch);[.O38]+gap;[.P37]+gap))">
            <text:p/>
          </table:table-cell>
          <table:table-cell table:style-name="ce15" table:formula="of:=IF(OR([.Q$4]=&quot;&quot;;[.$D38]=&quot;&quot;);&quot;&quot;;MAX([.P37]+IF([.Q$4]=[.$D38];match;mismatch);[.P38]+gap;[.Q37]+gap))">
            <text:p/>
          </table:table-cell>
          <table:table-cell table:style-name="ce15" table:formula="of:=IF(OR([.R$4]=&quot;&quot;;[.$D38]=&quot;&quot;);&quot;&quot;;MAX([.Q37]+IF([.R$4]=[.$D38];match;mismatch);[.Q38]+gap;[.R37]+gap))">
            <text:p/>
          </table:table-cell>
          <table:table-cell table:style-name="ce15" table:formula="of:=IF(OR([.S$4]=&quot;&quot;;[.$D38]=&quot;&quot;);&quot;&quot;;MAX([.R37]+IF([.S$4]=[.$D38];match;mismatch);[.R38]+gap;[.S37]+gap))">
            <text:p/>
          </table:table-cell>
          <table:table-cell table:style-name="ce15" table:formula="of:=IF(OR([.T$4]=&quot;&quot;;[.$D38]=&quot;&quot;);&quot;&quot;;MAX([.S37]+IF([.T$4]=[.$D38];match;mismatch);[.S38]+gap;[.T37]+gap))">
            <text:p/>
          </table:table-cell>
          <table:table-cell table:style-name="ce15" table:formula="of:=IF(OR([.U$4]=&quot;&quot;;[.$D38]=&quot;&quot;);&quot;&quot;;MAX([.T37]+IF([.U$4]=[.$D38];match;mismatch);[.T38]+gap;[.U37]+gap))">
            <text:p/>
          </table:table-cell>
          <table:table-cell table:style-name="ce15" table:formula="of:=IF(OR([.V$4]=&quot;&quot;;[.$D38]=&quot;&quot;);&quot;&quot;;MAX([.U37]+IF([.V$4]=[.$D38];match;mismatch);[.U38]+gap;[.V37]+gap))">
            <text:p/>
          </table:table-cell>
          <table:table-cell table:style-name="ce15" table:formula="of:=IF(OR([.W$4]=&quot;&quot;;[.$D38]=&quot;&quot;);&quot;&quot;;MAX([.V37]+IF([.W$4]=[.$D38];match;mismatch);[.V38]+gap;[.W37]+gap))">
            <text:p/>
          </table:table-cell>
          <table:table-cell table:style-name="ce15" table:formula="of:=IF(OR([.X$4]=&quot;&quot;;[.$D38]=&quot;&quot;);&quot;&quot;;MAX([.W37]+IF([.X$4]=[.$D38];match;mismatch);[.W38]+gap;[.X37]+gap))">
            <text:p/>
          </table:table-cell>
          <table:table-cell table:style-name="ce15" table:formula="of:=IF(OR([.Y$4]=&quot;&quot;;[.$D38]=&quot;&quot;);&quot;&quot;;MAX([.X37]+IF([.Y$4]=[.$D38];match;mismatch);[.X38]+gap;[.Y37]+gap))">
            <text:p/>
          </table:table-cell>
          <table:table-cell table:style-name="ce15" table:formula="of:=IF(OR([.Z$4]=&quot;&quot;;[.$D38]=&quot;&quot;);&quot;&quot;;MAX([.Y37]+IF([.Z$4]=[.$D38];match;mismatch);[.Y38]+gap;[.Z37]+gap))">
            <text:p/>
          </table:table-cell>
          <table:table-cell table:style-name="ce15" table:formula="of:=IF(OR([.AA$4]=&quot;&quot;;[.$D38]=&quot;&quot;);&quot;&quot;;MAX([.Z37]+IF([.AA$4]=[.$D38];match;mismatch);[.Z38]+gap;[.AA37]+gap))">
            <text:p/>
          </table:table-cell>
          <table:table-cell table:style-name="ce15" table:formula="of:=IF(OR([.AB$4]=&quot;&quot;;[.$D38]=&quot;&quot;);&quot;&quot;;MAX([.AA37]+IF([.AB$4]=[.$D38];match;mismatch);[.AA38]+gap;[.AB37]+gap))">
            <text:p/>
          </table:table-cell>
          <table:table-cell table:style-name="ce15" table:formula="of:=IF(OR([.AC$4]=&quot;&quot;;[.$D38]=&quot;&quot;);&quot;&quot;;MAX([.AB37]+IF([.AC$4]=[.$D38];match;mismatch);[.AB38]+gap;[.AC37]+gap))">
            <text:p/>
          </table:table-cell>
          <table:table-cell table:style-name="ce15" table:formula="of:=IF(OR([.AD$4]=&quot;&quot;;[.$D38]=&quot;&quot;);&quot;&quot;;MAX([.AC37]+IF([.AD$4]=[.$D38];match;mismatch);[.AC38]+gap;[.AD37]+gap))">
            <text:p/>
          </table:table-cell>
          <table:table-cell table:style-name="ce15" table:formula="of:=IF(OR([.AE$4]=&quot;&quot;;[.$D38]=&quot;&quot;);&quot;&quot;;MAX([.AD37]+IF([.AE$4]=[.$D38];match;mismatch);[.AD38]+gap;[.AE37]+gap))">
            <text:p/>
          </table:table-cell>
          <table:table-cell table:style-name="ce15" table:formula="of:=IF(OR([.AF$4]=&quot;&quot;;[.$D38]=&quot;&quot;);&quot;&quot;;MAX([.AE37]+IF([.AF$4]=[.$D38];match;mismatch);[.AE38]+gap;[.AF37]+gap))">
            <text:p/>
          </table:table-cell>
          <table:table-cell table:style-name="ce15" table:formula="of:=IF(OR([.AG$4]=&quot;&quot;;[.$D38]=&quot;&quot;);&quot;&quot;;MAX([.AF37]+IF([.AG$4]=[.$D38];match;mismatch);[.AF38]+gap;[.AG37]+gap))">
            <text:p/>
          </table:table-cell>
          <table:table-cell table:style-name="ce15" table:formula="of:=IF(OR([.AH$4]=&quot;&quot;;[.$D38]=&quot;&quot;);&quot;&quot;;MAX([.AG37]+IF([.AH$4]=[.$D38];match;mismatch);[.AG38]+gap;[.AH37]+gap))">
            <text:p/>
          </table:table-cell>
          <table:table-cell table:style-name="ce15" table:formula="of:=IF(OR([.AI$4]=&quot;&quot;;[.$D38]=&quot;&quot;);&quot;&quot;;MAX([.AH37]+IF([.AI$4]=[.$D38];match;mismatch);[.AH38]+gap;[.AI37]+gap))">
            <text:p/>
          </table:table-cell>
          <table:table-cell table:style-name="ce15" table:formula="of:=IF(OR([.AJ$4]=&quot;&quot;;[.$D38]=&quot;&quot;);&quot;&quot;;MAX([.AI37]+IF([.AJ$4]=[.$D38];match;mismatch);[.AI38]+gap;[.AJ37]+gap))">
            <text:p/>
          </table:table-cell>
          <table:table-cell table:style-name="ce15" table:formula="of:=IF(OR([.AK$4]=&quot;&quot;;[.$D38]=&quot;&quot;);&quot;&quot;;MAX([.AJ37]+IF([.AK$4]=[.$D38];match;mismatch);[.AJ38]+gap;[.AK37]+gap))">
            <text:p/>
          </table:table-cell>
          <table:table-cell table:style-name="ce15" table:formula="of:=IF(OR([.AL$4]=&quot;&quot;;[.$D38]=&quot;&quot;);&quot;&quot;;MAX([.AK37]+IF([.AL$4]=[.$D38];match;mismatch);[.AK38]+gap;[.AL37]+gap))">
            <text:p/>
          </table:table-cell>
          <table:table-cell table:style-name="ce15" table:formula="of:=IF(OR([.AM$4]=&quot;&quot;;[.$D38]=&quot;&quot;);&quot;&quot;;MAX([.AL37]+IF([.AM$4]=[.$D38];match;mismatch);[.AL38]+gap;[.AM37]+gap))">
            <text:p/>
          </table:table-cell>
          <table:table-cell table:style-name="ce15" table:formula="of:=IF(OR([.AN$4]=&quot;&quot;;[.$D38]=&quot;&quot;);&quot;&quot;;MAX([.AM37]+IF([.AN$4]=[.$D38];match;mismatch);[.AM38]+gap;[.AN37]+gap))">
            <text:p/>
          </table:table-cell>
          <table:table-cell table:style-name="ce15" table:formula="of:=IF(OR([.AO$4]=&quot;&quot;;[.$D38]=&quot;&quot;);&quot;&quot;;MAX([.AN37]+IF([.AO$4]=[.$D38];match;mismatch);[.AN38]+gap;[.AO37]+gap))">
            <text:p/>
          </table:table-cell>
          <table:table-cell table:style-name="ce15" table:formula="of:=IF(OR([.AP$4]=&quot;&quot;;[.$D38]=&quot;&quot;);&quot;&quot;;MAX([.AO37]+IF([.AP$4]=[.$D38];match;mismatch);[.AO38]+gap;[.AP37]+gap))">
            <text:p/>
          </table:table-cell>
          <table:table-cell table:style-name="ce15" table:formula="of:=IF(OR([.AQ$4]=&quot;&quot;;[.$D38]=&quot;&quot;);&quot;&quot;;MAX([.AP37]+IF([.AQ$4]=[.$D38];match;mismatch);[.AP38]+gap;[.AQ37]+gap))">
            <text:p/>
          </table:table-cell>
          <table:table-cell table:style-name="ce15" table:formula="of:=IF(OR([.AR$4]=&quot;&quot;;[.$D38]=&quot;&quot;);&quot;&quot;;MAX([.AQ37]+IF([.AR$4]=[.$D38];match;mismatch);[.AQ38]+gap;[.AR37]+gap))">
            <text:p/>
          </table:table-cell>
          <table:table-cell table:style-name="ce15" table:formula="of:=IF(OR([.AS$4]=&quot;&quot;;[.$D38]=&quot;&quot;);&quot;&quot;;MAX([.AR37]+IF([.AS$4]=[.$D38];match;mismatch);[.AR38]+gap;[.AS37]+gap))">
            <text:p/>
          </table:table-cell>
          <table:table-cell table:style-name="ce15" table:formula="of:=IF(OR([.AT$4]=&quot;&quot;;[.$D38]=&quot;&quot;);&quot;&quot;;MAX([.AS37]+IF([.AT$4]=[.$D38];match;mismatch);[.AS38]+gap;[.AT37]+gap))">
            <text:p/>
          </table:table-cell>
          <table:table-cell table:style-name="ce15" table:formula="of:=IF(OR([.AU$4]=&quot;&quot;;[.$D38]=&quot;&quot;);&quot;&quot;;MAX([.AT37]+IF([.AU$4]=[.$D38];match;mismatch);[.AT38]+gap;[.AU37]+gap))">
            <text:p/>
          </table:table-cell>
          <table:table-cell table:style-name="ce15" table:formula="of:=IF(OR([.AV$4]=&quot;&quot;;[.$D38]=&quot;&quot;);&quot;&quot;;MAX([.AU37]+IF([.AV$4]=[.$D38];match;mismatch);[.AU38]+gap;[.AV37]+gap))">
            <text:p/>
          </table:table-cell>
          <table:table-cell table:style-name="ce15" table:formula="of:=IF(OR([.AW$4]=&quot;&quot;;[.$D38]=&quot;&quot;);&quot;&quot;;MAX([.AV37]+IF([.AW$4]=[.$D38];match;mismatch);[.AV38]+gap;[.AW37]+gap))">
            <text:p/>
          </table:table-cell>
          <table:table-cell table:style-name="ce15" table:formula="of:=IF(OR([.AX$4]=&quot;&quot;;[.$D38]=&quot;&quot;);&quot;&quot;;MAX([.AW37]+IF([.AX$4]=[.$D38];match;mismatch);[.AW38]+gap;[.AX37]+gap))">
            <text:p/>
          </table:table-cell>
          <table:table-cell table:style-name="ce15" table:formula="of:=IF(OR([.AY$4]=&quot;&quot;;[.$D38]=&quot;&quot;);&quot;&quot;;MAX([.AX37]+IF([.AY$4]=[.$D38];match;mismatch);[.AX38]+gap;[.AY37]+gap))">
            <text:p/>
          </table:table-cell>
          <table:table-cell table:style-name="ce15" table:formula="of:=IF(OR([.AZ$4]=&quot;&quot;;[.$D38]=&quot;&quot;);&quot;&quot;;MAX([.AY37]+IF([.AZ$4]=[.$D38];match;mismatch);[.AY38]+gap;[.AZ37]+gap))">
            <text:p/>
          </table:table-cell>
          <table:table-cell table:style-name="ce15" table:formula="of:=IF(OR([.BA$4]=&quot;&quot;;[.$D38]=&quot;&quot;);&quot;&quot;;MAX([.AZ37]+IF([.BA$4]=[.$D38];match;mismatch);[.AZ38]+gap;[.BA37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39]=&quot;&quot;;&quot;&quot;;gap*(ROW()-ROW(start2)+1))">
            <text:p/>
          </table:table-cell>
          <table:table-cell table:style-name="ce15" table:formula="of:=IF(OR([.F$4]=&quot;&quot;;[.$D39]=&quot;&quot;);&quot;&quot;;MAX([.E38]+IF([.F$4]=[.$D39];match;mismatch);[.E39]+gap;[.F38]+gap))">
            <text:p/>
          </table:table-cell>
          <table:table-cell table:style-name="ce15" table:formula="of:=IF(OR([.G$4]=&quot;&quot;;[.$D39]=&quot;&quot;);&quot;&quot;;MAX([.F38]+IF([.G$4]=[.$D39];match;mismatch);[.F39]+gap;[.G38]+gap))">
            <text:p/>
          </table:table-cell>
          <table:table-cell table:style-name="ce15" table:formula="of:=IF(OR([.H$4]=&quot;&quot;;[.$D39]=&quot;&quot;);&quot;&quot;;MAX([.G38]+IF([.H$4]=[.$D39];match;mismatch);[.G39]+gap;[.H38]+gap))">
            <text:p/>
          </table:table-cell>
          <table:table-cell table:style-name="ce15" table:formula="of:=IF(OR([.I$4]=&quot;&quot;;[.$D39]=&quot;&quot;);&quot;&quot;;MAX([.H38]+IF([.I$4]=[.$D39];match;mismatch);[.H39]+gap;[.I38]+gap))">
            <text:p/>
          </table:table-cell>
          <table:table-cell table:style-name="ce15" table:formula="of:=IF(OR([.J$4]=&quot;&quot;;[.$D39]=&quot;&quot;);&quot;&quot;;MAX([.I38]+IF([.J$4]=[.$D39];match;mismatch);[.I39]+gap;[.J38]+gap))">
            <text:p/>
          </table:table-cell>
          <table:table-cell table:style-name="ce15" table:formula="of:=IF(OR([.K$4]=&quot;&quot;;[.$D39]=&quot;&quot;);&quot;&quot;;MAX([.J38]+IF([.K$4]=[.$D39];match;mismatch);[.J39]+gap;[.K38]+gap))">
            <text:p/>
          </table:table-cell>
          <table:table-cell table:style-name="ce15" table:formula="of:=IF(OR([.L$4]=&quot;&quot;;[.$D39]=&quot;&quot;);&quot;&quot;;MAX([.K38]+IF([.L$4]=[.$D39];match;mismatch);[.K39]+gap;[.L38]+gap))">
            <text:p/>
          </table:table-cell>
          <table:table-cell table:style-name="ce15" table:formula="of:=IF(OR([.M$4]=&quot;&quot;;[.$D39]=&quot;&quot;);&quot;&quot;;MAX([.L38]+IF([.M$4]=[.$D39];match;mismatch);[.L39]+gap;[.M38]+gap))">
            <text:p/>
          </table:table-cell>
          <table:table-cell table:style-name="ce15" table:formula="of:=IF(OR([.N$4]=&quot;&quot;;[.$D39]=&quot;&quot;);&quot;&quot;;MAX([.M38]+IF([.N$4]=[.$D39];match;mismatch);[.M39]+gap;[.N38]+gap))">
            <text:p/>
          </table:table-cell>
          <table:table-cell table:style-name="ce15" table:formula="of:=IF(OR([.O$4]=&quot;&quot;;[.$D39]=&quot;&quot;);&quot;&quot;;MAX([.N38]+IF([.O$4]=[.$D39];match;mismatch);[.N39]+gap;[.O38]+gap))">
            <text:p/>
          </table:table-cell>
          <table:table-cell table:style-name="ce15" table:formula="of:=IF(OR([.P$4]=&quot;&quot;;[.$D39]=&quot;&quot;);&quot;&quot;;MAX([.O38]+IF([.P$4]=[.$D39];match;mismatch);[.O39]+gap;[.P38]+gap))">
            <text:p/>
          </table:table-cell>
          <table:table-cell table:style-name="ce15" table:formula="of:=IF(OR([.Q$4]=&quot;&quot;;[.$D39]=&quot;&quot;);&quot;&quot;;MAX([.P38]+IF([.Q$4]=[.$D39];match;mismatch);[.P39]+gap;[.Q38]+gap))">
            <text:p/>
          </table:table-cell>
          <table:table-cell table:style-name="ce15" table:formula="of:=IF(OR([.R$4]=&quot;&quot;;[.$D39]=&quot;&quot;);&quot;&quot;;MAX([.Q38]+IF([.R$4]=[.$D39];match;mismatch);[.Q39]+gap;[.R38]+gap))">
            <text:p/>
          </table:table-cell>
          <table:table-cell table:style-name="ce15" table:formula="of:=IF(OR([.S$4]=&quot;&quot;;[.$D39]=&quot;&quot;);&quot;&quot;;MAX([.R38]+IF([.S$4]=[.$D39];match;mismatch);[.R39]+gap;[.S38]+gap))">
            <text:p/>
          </table:table-cell>
          <table:table-cell table:style-name="ce15" table:formula="of:=IF(OR([.T$4]=&quot;&quot;;[.$D39]=&quot;&quot;);&quot;&quot;;MAX([.S38]+IF([.T$4]=[.$D39];match;mismatch);[.S39]+gap;[.T38]+gap))">
            <text:p/>
          </table:table-cell>
          <table:table-cell table:style-name="ce15" table:formula="of:=IF(OR([.U$4]=&quot;&quot;;[.$D39]=&quot;&quot;);&quot;&quot;;MAX([.T38]+IF([.U$4]=[.$D39];match;mismatch);[.T39]+gap;[.U38]+gap))">
            <text:p/>
          </table:table-cell>
          <table:table-cell table:style-name="ce15" table:formula="of:=IF(OR([.V$4]=&quot;&quot;;[.$D39]=&quot;&quot;);&quot;&quot;;MAX([.U38]+IF([.V$4]=[.$D39];match;mismatch);[.U39]+gap;[.V38]+gap))">
            <text:p/>
          </table:table-cell>
          <table:table-cell table:style-name="ce15" table:formula="of:=IF(OR([.W$4]=&quot;&quot;;[.$D39]=&quot;&quot;);&quot;&quot;;MAX([.V38]+IF([.W$4]=[.$D39];match;mismatch);[.V39]+gap;[.W38]+gap))">
            <text:p/>
          </table:table-cell>
          <table:table-cell table:style-name="ce15" table:formula="of:=IF(OR([.X$4]=&quot;&quot;;[.$D39]=&quot;&quot;);&quot;&quot;;MAX([.W38]+IF([.X$4]=[.$D39];match;mismatch);[.W39]+gap;[.X38]+gap))">
            <text:p/>
          </table:table-cell>
          <table:table-cell table:style-name="ce15" table:formula="of:=IF(OR([.Y$4]=&quot;&quot;;[.$D39]=&quot;&quot;);&quot;&quot;;MAX([.X38]+IF([.Y$4]=[.$D39];match;mismatch);[.X39]+gap;[.Y38]+gap))">
            <text:p/>
          </table:table-cell>
          <table:table-cell table:style-name="ce15" table:formula="of:=IF(OR([.Z$4]=&quot;&quot;;[.$D39]=&quot;&quot;);&quot;&quot;;MAX([.Y38]+IF([.Z$4]=[.$D39];match;mismatch);[.Y39]+gap;[.Z38]+gap))">
            <text:p/>
          </table:table-cell>
          <table:table-cell table:style-name="ce15" table:formula="of:=IF(OR([.AA$4]=&quot;&quot;;[.$D39]=&quot;&quot;);&quot;&quot;;MAX([.Z38]+IF([.AA$4]=[.$D39];match;mismatch);[.Z39]+gap;[.AA38]+gap))">
            <text:p/>
          </table:table-cell>
          <table:table-cell table:style-name="ce15" table:formula="of:=IF(OR([.AB$4]=&quot;&quot;;[.$D39]=&quot;&quot;);&quot;&quot;;MAX([.AA38]+IF([.AB$4]=[.$D39];match;mismatch);[.AA39]+gap;[.AB38]+gap))">
            <text:p/>
          </table:table-cell>
          <table:table-cell table:style-name="ce15" table:formula="of:=IF(OR([.AC$4]=&quot;&quot;;[.$D39]=&quot;&quot;);&quot;&quot;;MAX([.AB38]+IF([.AC$4]=[.$D39];match;mismatch);[.AB39]+gap;[.AC38]+gap))">
            <text:p/>
          </table:table-cell>
          <table:table-cell table:style-name="ce15" table:formula="of:=IF(OR([.AD$4]=&quot;&quot;;[.$D39]=&quot;&quot;);&quot;&quot;;MAX([.AC38]+IF([.AD$4]=[.$D39];match;mismatch);[.AC39]+gap;[.AD38]+gap))">
            <text:p/>
          </table:table-cell>
          <table:table-cell table:style-name="ce15" table:formula="of:=IF(OR([.AE$4]=&quot;&quot;;[.$D39]=&quot;&quot;);&quot;&quot;;MAX([.AD38]+IF([.AE$4]=[.$D39];match;mismatch);[.AD39]+gap;[.AE38]+gap))">
            <text:p/>
          </table:table-cell>
          <table:table-cell table:style-name="ce15" table:formula="of:=IF(OR([.AF$4]=&quot;&quot;;[.$D39]=&quot;&quot;);&quot;&quot;;MAX([.AE38]+IF([.AF$4]=[.$D39];match;mismatch);[.AE39]+gap;[.AF38]+gap))">
            <text:p/>
          </table:table-cell>
          <table:table-cell table:style-name="ce15" table:formula="of:=IF(OR([.AG$4]=&quot;&quot;;[.$D39]=&quot;&quot;);&quot;&quot;;MAX([.AF38]+IF([.AG$4]=[.$D39];match;mismatch);[.AF39]+gap;[.AG38]+gap))">
            <text:p/>
          </table:table-cell>
          <table:table-cell table:style-name="ce15" table:formula="of:=IF(OR([.AH$4]=&quot;&quot;;[.$D39]=&quot;&quot;);&quot;&quot;;MAX([.AG38]+IF([.AH$4]=[.$D39];match;mismatch);[.AG39]+gap;[.AH38]+gap))">
            <text:p/>
          </table:table-cell>
          <table:table-cell table:style-name="ce15" table:formula="of:=IF(OR([.AI$4]=&quot;&quot;;[.$D39]=&quot;&quot;);&quot;&quot;;MAX([.AH38]+IF([.AI$4]=[.$D39];match;mismatch);[.AH39]+gap;[.AI38]+gap))">
            <text:p/>
          </table:table-cell>
          <table:table-cell table:style-name="ce15" table:formula="of:=IF(OR([.AJ$4]=&quot;&quot;;[.$D39]=&quot;&quot;);&quot;&quot;;MAX([.AI38]+IF([.AJ$4]=[.$D39];match;mismatch);[.AI39]+gap;[.AJ38]+gap))">
            <text:p/>
          </table:table-cell>
          <table:table-cell table:style-name="ce15" table:formula="of:=IF(OR([.AK$4]=&quot;&quot;;[.$D39]=&quot;&quot;);&quot;&quot;;MAX([.AJ38]+IF([.AK$4]=[.$D39];match;mismatch);[.AJ39]+gap;[.AK38]+gap))">
            <text:p/>
          </table:table-cell>
          <table:table-cell table:style-name="ce15" table:formula="of:=IF(OR([.AL$4]=&quot;&quot;;[.$D39]=&quot;&quot;);&quot;&quot;;MAX([.AK38]+IF([.AL$4]=[.$D39];match;mismatch);[.AK39]+gap;[.AL38]+gap))">
            <text:p/>
          </table:table-cell>
          <table:table-cell table:style-name="ce15" table:formula="of:=IF(OR([.AM$4]=&quot;&quot;;[.$D39]=&quot;&quot;);&quot;&quot;;MAX([.AL38]+IF([.AM$4]=[.$D39];match;mismatch);[.AL39]+gap;[.AM38]+gap))">
            <text:p/>
          </table:table-cell>
          <table:table-cell table:style-name="ce15" table:formula="of:=IF(OR([.AN$4]=&quot;&quot;;[.$D39]=&quot;&quot;);&quot;&quot;;MAX([.AM38]+IF([.AN$4]=[.$D39];match;mismatch);[.AM39]+gap;[.AN38]+gap))">
            <text:p/>
          </table:table-cell>
          <table:table-cell table:style-name="ce15" table:formula="of:=IF(OR([.AO$4]=&quot;&quot;;[.$D39]=&quot;&quot;);&quot;&quot;;MAX([.AN38]+IF([.AO$4]=[.$D39];match;mismatch);[.AN39]+gap;[.AO38]+gap))">
            <text:p/>
          </table:table-cell>
          <table:table-cell table:style-name="ce15" table:formula="of:=IF(OR([.AP$4]=&quot;&quot;;[.$D39]=&quot;&quot;);&quot;&quot;;MAX([.AO38]+IF([.AP$4]=[.$D39];match;mismatch);[.AO39]+gap;[.AP38]+gap))">
            <text:p/>
          </table:table-cell>
          <table:table-cell table:style-name="ce15" table:formula="of:=IF(OR([.AQ$4]=&quot;&quot;;[.$D39]=&quot;&quot;);&quot;&quot;;MAX([.AP38]+IF([.AQ$4]=[.$D39];match;mismatch);[.AP39]+gap;[.AQ38]+gap))">
            <text:p/>
          </table:table-cell>
          <table:table-cell table:style-name="ce15" table:formula="of:=IF(OR([.AR$4]=&quot;&quot;;[.$D39]=&quot;&quot;);&quot;&quot;;MAX([.AQ38]+IF([.AR$4]=[.$D39];match;mismatch);[.AQ39]+gap;[.AR38]+gap))">
            <text:p/>
          </table:table-cell>
          <table:table-cell table:style-name="ce15" table:formula="of:=IF(OR([.AS$4]=&quot;&quot;;[.$D39]=&quot;&quot;);&quot;&quot;;MAX([.AR38]+IF([.AS$4]=[.$D39];match;mismatch);[.AR39]+gap;[.AS38]+gap))">
            <text:p/>
          </table:table-cell>
          <table:table-cell table:style-name="ce15" table:formula="of:=IF(OR([.AT$4]=&quot;&quot;;[.$D39]=&quot;&quot;);&quot;&quot;;MAX([.AS38]+IF([.AT$4]=[.$D39];match;mismatch);[.AS39]+gap;[.AT38]+gap))">
            <text:p/>
          </table:table-cell>
          <table:table-cell table:style-name="ce15" table:formula="of:=IF(OR([.AU$4]=&quot;&quot;;[.$D39]=&quot;&quot;);&quot;&quot;;MAX([.AT38]+IF([.AU$4]=[.$D39];match;mismatch);[.AT39]+gap;[.AU38]+gap))">
            <text:p/>
          </table:table-cell>
          <table:table-cell table:style-name="ce15" table:formula="of:=IF(OR([.AV$4]=&quot;&quot;;[.$D39]=&quot;&quot;);&quot;&quot;;MAX([.AU38]+IF([.AV$4]=[.$D39];match;mismatch);[.AU39]+gap;[.AV38]+gap))">
            <text:p/>
          </table:table-cell>
          <table:table-cell table:style-name="ce15" table:formula="of:=IF(OR([.AW$4]=&quot;&quot;;[.$D39]=&quot;&quot;);&quot;&quot;;MAX([.AV38]+IF([.AW$4]=[.$D39];match;mismatch);[.AV39]+gap;[.AW38]+gap))">
            <text:p/>
          </table:table-cell>
          <table:table-cell table:style-name="ce15" table:formula="of:=IF(OR([.AX$4]=&quot;&quot;;[.$D39]=&quot;&quot;);&quot;&quot;;MAX([.AW38]+IF([.AX$4]=[.$D39];match;mismatch);[.AW39]+gap;[.AX38]+gap))">
            <text:p/>
          </table:table-cell>
          <table:table-cell table:style-name="ce15" table:formula="of:=IF(OR([.AY$4]=&quot;&quot;;[.$D39]=&quot;&quot;);&quot;&quot;;MAX([.AX38]+IF([.AY$4]=[.$D39];match;mismatch);[.AX39]+gap;[.AY38]+gap))">
            <text:p/>
          </table:table-cell>
          <table:table-cell table:style-name="ce15" table:formula="of:=IF(OR([.AZ$4]=&quot;&quot;;[.$D39]=&quot;&quot;);&quot;&quot;;MAX([.AY38]+IF([.AZ$4]=[.$D39];match;mismatch);[.AY39]+gap;[.AZ38]+gap))">
            <text:p/>
          </table:table-cell>
          <table:table-cell table:style-name="ce15" table:formula="of:=IF(OR([.BA$4]=&quot;&quot;;[.$D39]=&quot;&quot;);&quot;&quot;;MAX([.AZ38]+IF([.BA$4]=[.$D39];match;mismatch);[.AZ39]+gap;[.BA38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0]=&quot;&quot;;&quot;&quot;;gap*(ROW()-ROW(start2)+1))">
            <text:p/>
          </table:table-cell>
          <table:table-cell table:style-name="ce15" table:formula="of:=IF(OR([.F$4]=&quot;&quot;;[.$D40]=&quot;&quot;);&quot;&quot;;MAX([.E39]+IF([.F$4]=[.$D40];match;mismatch);[.E40]+gap;[.F39]+gap))">
            <text:p/>
          </table:table-cell>
          <table:table-cell table:style-name="ce15" table:formula="of:=IF(OR([.G$4]=&quot;&quot;;[.$D40]=&quot;&quot;);&quot;&quot;;MAX([.F39]+IF([.G$4]=[.$D40];match;mismatch);[.F40]+gap;[.G39]+gap))">
            <text:p/>
          </table:table-cell>
          <table:table-cell table:style-name="ce15" table:formula="of:=IF(OR([.H$4]=&quot;&quot;;[.$D40]=&quot;&quot;);&quot;&quot;;MAX([.G39]+IF([.H$4]=[.$D40];match;mismatch);[.G40]+gap;[.H39]+gap))">
            <text:p/>
          </table:table-cell>
          <table:table-cell table:style-name="ce15" table:formula="of:=IF(OR([.I$4]=&quot;&quot;;[.$D40]=&quot;&quot;);&quot;&quot;;MAX([.H39]+IF([.I$4]=[.$D40];match;mismatch);[.H40]+gap;[.I39]+gap))">
            <text:p/>
          </table:table-cell>
          <table:table-cell table:style-name="ce15" table:formula="of:=IF(OR([.J$4]=&quot;&quot;;[.$D40]=&quot;&quot;);&quot;&quot;;MAX([.I39]+IF([.J$4]=[.$D40];match;mismatch);[.I40]+gap;[.J39]+gap))">
            <text:p/>
          </table:table-cell>
          <table:table-cell table:style-name="ce15" table:formula="of:=IF(OR([.K$4]=&quot;&quot;;[.$D40]=&quot;&quot;);&quot;&quot;;MAX([.J39]+IF([.K$4]=[.$D40];match;mismatch);[.J40]+gap;[.K39]+gap))">
            <text:p/>
          </table:table-cell>
          <table:table-cell table:style-name="ce15" table:formula="of:=IF(OR([.L$4]=&quot;&quot;;[.$D40]=&quot;&quot;);&quot;&quot;;MAX([.K39]+IF([.L$4]=[.$D40];match;mismatch);[.K40]+gap;[.L39]+gap))">
            <text:p/>
          </table:table-cell>
          <table:table-cell table:style-name="ce15" table:formula="of:=IF(OR([.M$4]=&quot;&quot;;[.$D40]=&quot;&quot;);&quot;&quot;;MAX([.L39]+IF([.M$4]=[.$D40];match;mismatch);[.L40]+gap;[.M39]+gap))">
            <text:p/>
          </table:table-cell>
          <table:table-cell table:style-name="ce15" table:formula="of:=IF(OR([.N$4]=&quot;&quot;;[.$D40]=&quot;&quot;);&quot;&quot;;MAX([.M39]+IF([.N$4]=[.$D40];match;mismatch);[.M40]+gap;[.N39]+gap))">
            <text:p/>
          </table:table-cell>
          <table:table-cell table:style-name="ce15" table:formula="of:=IF(OR([.O$4]=&quot;&quot;;[.$D40]=&quot;&quot;);&quot;&quot;;MAX([.N39]+IF([.O$4]=[.$D40];match;mismatch);[.N40]+gap;[.O39]+gap))">
            <text:p/>
          </table:table-cell>
          <table:table-cell table:style-name="ce15" table:formula="of:=IF(OR([.P$4]=&quot;&quot;;[.$D40]=&quot;&quot;);&quot;&quot;;MAX([.O39]+IF([.P$4]=[.$D40];match;mismatch);[.O40]+gap;[.P39]+gap))">
            <text:p/>
          </table:table-cell>
          <table:table-cell table:style-name="ce15" table:formula="of:=IF(OR([.Q$4]=&quot;&quot;;[.$D40]=&quot;&quot;);&quot;&quot;;MAX([.P39]+IF([.Q$4]=[.$D40];match;mismatch);[.P40]+gap;[.Q39]+gap))">
            <text:p/>
          </table:table-cell>
          <table:table-cell table:style-name="ce15" table:formula="of:=IF(OR([.R$4]=&quot;&quot;;[.$D40]=&quot;&quot;);&quot;&quot;;MAX([.Q39]+IF([.R$4]=[.$D40];match;mismatch);[.Q40]+gap;[.R39]+gap))">
            <text:p/>
          </table:table-cell>
          <table:table-cell table:style-name="ce15" table:formula="of:=IF(OR([.S$4]=&quot;&quot;;[.$D40]=&quot;&quot;);&quot;&quot;;MAX([.R39]+IF([.S$4]=[.$D40];match;mismatch);[.R40]+gap;[.S39]+gap))">
            <text:p/>
          </table:table-cell>
          <table:table-cell table:style-name="ce15" table:formula="of:=IF(OR([.T$4]=&quot;&quot;;[.$D40]=&quot;&quot;);&quot;&quot;;MAX([.S39]+IF([.T$4]=[.$D40];match;mismatch);[.S40]+gap;[.T39]+gap))">
            <text:p/>
          </table:table-cell>
          <table:table-cell table:style-name="ce15" table:formula="of:=IF(OR([.U$4]=&quot;&quot;;[.$D40]=&quot;&quot;);&quot;&quot;;MAX([.T39]+IF([.U$4]=[.$D40];match;mismatch);[.T40]+gap;[.U39]+gap))">
            <text:p/>
          </table:table-cell>
          <table:table-cell table:style-name="ce15" table:formula="of:=IF(OR([.V$4]=&quot;&quot;;[.$D40]=&quot;&quot;);&quot;&quot;;MAX([.U39]+IF([.V$4]=[.$D40];match;mismatch);[.U40]+gap;[.V39]+gap))">
            <text:p/>
          </table:table-cell>
          <table:table-cell table:style-name="ce15" table:formula="of:=IF(OR([.W$4]=&quot;&quot;;[.$D40]=&quot;&quot;);&quot;&quot;;MAX([.V39]+IF([.W$4]=[.$D40];match;mismatch);[.V40]+gap;[.W39]+gap))">
            <text:p/>
          </table:table-cell>
          <table:table-cell table:style-name="ce15" table:formula="of:=IF(OR([.X$4]=&quot;&quot;;[.$D40]=&quot;&quot;);&quot;&quot;;MAX([.W39]+IF([.X$4]=[.$D40];match;mismatch);[.W40]+gap;[.X39]+gap))">
            <text:p/>
          </table:table-cell>
          <table:table-cell table:style-name="ce15" table:formula="of:=IF(OR([.Y$4]=&quot;&quot;;[.$D40]=&quot;&quot;);&quot;&quot;;MAX([.X39]+IF([.Y$4]=[.$D40];match;mismatch);[.X40]+gap;[.Y39]+gap))">
            <text:p/>
          </table:table-cell>
          <table:table-cell table:style-name="ce15" table:formula="of:=IF(OR([.Z$4]=&quot;&quot;;[.$D40]=&quot;&quot;);&quot;&quot;;MAX([.Y39]+IF([.Z$4]=[.$D40];match;mismatch);[.Y40]+gap;[.Z39]+gap))">
            <text:p/>
          </table:table-cell>
          <table:table-cell table:style-name="ce15" table:formula="of:=IF(OR([.AA$4]=&quot;&quot;;[.$D40]=&quot;&quot;);&quot;&quot;;MAX([.Z39]+IF([.AA$4]=[.$D40];match;mismatch);[.Z40]+gap;[.AA39]+gap))">
            <text:p/>
          </table:table-cell>
          <table:table-cell table:style-name="ce15" table:formula="of:=IF(OR([.AB$4]=&quot;&quot;;[.$D40]=&quot;&quot;);&quot;&quot;;MAX([.AA39]+IF([.AB$4]=[.$D40];match;mismatch);[.AA40]+gap;[.AB39]+gap))">
            <text:p/>
          </table:table-cell>
          <table:table-cell table:style-name="ce15" table:formula="of:=IF(OR([.AC$4]=&quot;&quot;;[.$D40]=&quot;&quot;);&quot;&quot;;MAX([.AB39]+IF([.AC$4]=[.$D40];match;mismatch);[.AB40]+gap;[.AC39]+gap))">
            <text:p/>
          </table:table-cell>
          <table:table-cell table:style-name="ce15" table:formula="of:=IF(OR([.AD$4]=&quot;&quot;;[.$D40]=&quot;&quot;);&quot;&quot;;MAX([.AC39]+IF([.AD$4]=[.$D40];match;mismatch);[.AC40]+gap;[.AD39]+gap))">
            <text:p/>
          </table:table-cell>
          <table:table-cell table:style-name="ce15" table:formula="of:=IF(OR([.AE$4]=&quot;&quot;;[.$D40]=&quot;&quot;);&quot;&quot;;MAX([.AD39]+IF([.AE$4]=[.$D40];match;mismatch);[.AD40]+gap;[.AE39]+gap))">
            <text:p/>
          </table:table-cell>
          <table:table-cell table:style-name="ce15" table:formula="of:=IF(OR([.AF$4]=&quot;&quot;;[.$D40]=&quot;&quot;);&quot;&quot;;MAX([.AE39]+IF([.AF$4]=[.$D40];match;mismatch);[.AE40]+gap;[.AF39]+gap))">
            <text:p/>
          </table:table-cell>
          <table:table-cell table:style-name="ce15" table:formula="of:=IF(OR([.AG$4]=&quot;&quot;;[.$D40]=&quot;&quot;);&quot;&quot;;MAX([.AF39]+IF([.AG$4]=[.$D40];match;mismatch);[.AF40]+gap;[.AG39]+gap))">
            <text:p/>
          </table:table-cell>
          <table:table-cell table:style-name="ce15" table:formula="of:=IF(OR([.AH$4]=&quot;&quot;;[.$D40]=&quot;&quot;);&quot;&quot;;MAX([.AG39]+IF([.AH$4]=[.$D40];match;mismatch);[.AG40]+gap;[.AH39]+gap))">
            <text:p/>
          </table:table-cell>
          <table:table-cell table:style-name="ce15" table:formula="of:=IF(OR([.AI$4]=&quot;&quot;;[.$D40]=&quot;&quot;);&quot;&quot;;MAX([.AH39]+IF([.AI$4]=[.$D40];match;mismatch);[.AH40]+gap;[.AI39]+gap))">
            <text:p/>
          </table:table-cell>
          <table:table-cell table:style-name="ce15" table:formula="of:=IF(OR([.AJ$4]=&quot;&quot;;[.$D40]=&quot;&quot;);&quot;&quot;;MAX([.AI39]+IF([.AJ$4]=[.$D40];match;mismatch);[.AI40]+gap;[.AJ39]+gap))">
            <text:p/>
          </table:table-cell>
          <table:table-cell table:style-name="ce15" table:formula="of:=IF(OR([.AK$4]=&quot;&quot;;[.$D40]=&quot;&quot;);&quot;&quot;;MAX([.AJ39]+IF([.AK$4]=[.$D40];match;mismatch);[.AJ40]+gap;[.AK39]+gap))">
            <text:p/>
          </table:table-cell>
          <table:table-cell table:style-name="ce15" table:formula="of:=IF(OR([.AL$4]=&quot;&quot;;[.$D40]=&quot;&quot;);&quot;&quot;;MAX([.AK39]+IF([.AL$4]=[.$D40];match;mismatch);[.AK40]+gap;[.AL39]+gap))">
            <text:p/>
          </table:table-cell>
          <table:table-cell table:style-name="ce15" table:formula="of:=IF(OR([.AM$4]=&quot;&quot;;[.$D40]=&quot;&quot;);&quot;&quot;;MAX([.AL39]+IF([.AM$4]=[.$D40];match;mismatch);[.AL40]+gap;[.AM39]+gap))">
            <text:p/>
          </table:table-cell>
          <table:table-cell table:style-name="ce15" table:formula="of:=IF(OR([.AN$4]=&quot;&quot;;[.$D40]=&quot;&quot;);&quot;&quot;;MAX([.AM39]+IF([.AN$4]=[.$D40];match;mismatch);[.AM40]+gap;[.AN39]+gap))">
            <text:p/>
          </table:table-cell>
          <table:table-cell table:style-name="ce15" table:formula="of:=IF(OR([.AO$4]=&quot;&quot;;[.$D40]=&quot;&quot;);&quot;&quot;;MAX([.AN39]+IF([.AO$4]=[.$D40];match;mismatch);[.AN40]+gap;[.AO39]+gap))">
            <text:p/>
          </table:table-cell>
          <table:table-cell table:style-name="ce15" table:formula="of:=IF(OR([.AP$4]=&quot;&quot;;[.$D40]=&quot;&quot;);&quot;&quot;;MAX([.AO39]+IF([.AP$4]=[.$D40];match;mismatch);[.AO40]+gap;[.AP39]+gap))">
            <text:p/>
          </table:table-cell>
          <table:table-cell table:style-name="ce15" table:formula="of:=IF(OR([.AQ$4]=&quot;&quot;;[.$D40]=&quot;&quot;);&quot;&quot;;MAX([.AP39]+IF([.AQ$4]=[.$D40];match;mismatch);[.AP40]+gap;[.AQ39]+gap))">
            <text:p/>
          </table:table-cell>
          <table:table-cell table:style-name="ce15" table:formula="of:=IF(OR([.AR$4]=&quot;&quot;;[.$D40]=&quot;&quot;);&quot;&quot;;MAX([.AQ39]+IF([.AR$4]=[.$D40];match;mismatch);[.AQ40]+gap;[.AR39]+gap))">
            <text:p/>
          </table:table-cell>
          <table:table-cell table:style-name="ce15" table:formula="of:=IF(OR([.AS$4]=&quot;&quot;;[.$D40]=&quot;&quot;);&quot;&quot;;MAX([.AR39]+IF([.AS$4]=[.$D40];match;mismatch);[.AR40]+gap;[.AS39]+gap))">
            <text:p/>
          </table:table-cell>
          <table:table-cell table:style-name="ce15" table:formula="of:=IF(OR([.AT$4]=&quot;&quot;;[.$D40]=&quot;&quot;);&quot;&quot;;MAX([.AS39]+IF([.AT$4]=[.$D40];match;mismatch);[.AS40]+gap;[.AT39]+gap))">
            <text:p/>
          </table:table-cell>
          <table:table-cell table:style-name="ce15" table:formula="of:=IF(OR([.AU$4]=&quot;&quot;;[.$D40]=&quot;&quot;);&quot;&quot;;MAX([.AT39]+IF([.AU$4]=[.$D40];match;mismatch);[.AT40]+gap;[.AU39]+gap))">
            <text:p/>
          </table:table-cell>
          <table:table-cell table:style-name="ce15" table:formula="of:=IF(OR([.AV$4]=&quot;&quot;;[.$D40]=&quot;&quot;);&quot;&quot;;MAX([.AU39]+IF([.AV$4]=[.$D40];match;mismatch);[.AU40]+gap;[.AV39]+gap))">
            <text:p/>
          </table:table-cell>
          <table:table-cell table:style-name="ce15" table:formula="of:=IF(OR([.AW$4]=&quot;&quot;;[.$D40]=&quot;&quot;);&quot;&quot;;MAX([.AV39]+IF([.AW$4]=[.$D40];match;mismatch);[.AV40]+gap;[.AW39]+gap))">
            <text:p/>
          </table:table-cell>
          <table:table-cell table:style-name="ce15" table:formula="of:=IF(OR([.AX$4]=&quot;&quot;;[.$D40]=&quot;&quot;);&quot;&quot;;MAX([.AW39]+IF([.AX$4]=[.$D40];match;mismatch);[.AW40]+gap;[.AX39]+gap))">
            <text:p/>
          </table:table-cell>
          <table:table-cell table:style-name="ce15" table:formula="of:=IF(OR([.AY$4]=&quot;&quot;;[.$D40]=&quot;&quot;);&quot;&quot;;MAX([.AX39]+IF([.AY$4]=[.$D40];match;mismatch);[.AX40]+gap;[.AY39]+gap))">
            <text:p/>
          </table:table-cell>
          <table:table-cell table:style-name="ce15" table:formula="of:=IF(OR([.AZ$4]=&quot;&quot;;[.$D40]=&quot;&quot;);&quot;&quot;;MAX([.AY39]+IF([.AZ$4]=[.$D40];match;mismatch);[.AY40]+gap;[.AZ39]+gap))">
            <text:p/>
          </table:table-cell>
          <table:table-cell table:style-name="ce15" table:formula="of:=IF(OR([.BA$4]=&quot;&quot;;[.$D40]=&quot;&quot;);&quot;&quot;;MAX([.AZ39]+IF([.BA$4]=[.$D40];match;mismatch);[.AZ40]+gap;[.BA39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1]=&quot;&quot;;&quot;&quot;;gap*(ROW()-ROW(start2)+1))">
            <text:p/>
          </table:table-cell>
          <table:table-cell table:style-name="ce15" table:formula="of:=IF(OR([.F$4]=&quot;&quot;;[.$D41]=&quot;&quot;);&quot;&quot;;MAX([.E40]+IF([.F$4]=[.$D41];match;mismatch);[.E41]+gap;[.F40]+gap))">
            <text:p/>
          </table:table-cell>
          <table:table-cell table:style-name="ce15" table:formula="of:=IF(OR([.G$4]=&quot;&quot;;[.$D41]=&quot;&quot;);&quot;&quot;;MAX([.F40]+IF([.G$4]=[.$D41];match;mismatch);[.F41]+gap;[.G40]+gap))">
            <text:p/>
          </table:table-cell>
          <table:table-cell table:style-name="ce15" table:formula="of:=IF(OR([.H$4]=&quot;&quot;;[.$D41]=&quot;&quot;);&quot;&quot;;MAX([.G40]+IF([.H$4]=[.$D41];match;mismatch);[.G41]+gap;[.H40]+gap))">
            <text:p/>
          </table:table-cell>
          <table:table-cell table:style-name="ce15" table:formula="of:=IF(OR([.I$4]=&quot;&quot;;[.$D41]=&quot;&quot;);&quot;&quot;;MAX([.H40]+IF([.I$4]=[.$D41];match;mismatch);[.H41]+gap;[.I40]+gap))">
            <text:p/>
          </table:table-cell>
          <table:table-cell table:style-name="ce15" table:formula="of:=IF(OR([.J$4]=&quot;&quot;;[.$D41]=&quot;&quot;);&quot;&quot;;MAX([.I40]+IF([.J$4]=[.$D41];match;mismatch);[.I41]+gap;[.J40]+gap))">
            <text:p/>
          </table:table-cell>
          <table:table-cell table:style-name="ce15" table:formula="of:=IF(OR([.K$4]=&quot;&quot;;[.$D41]=&quot;&quot;);&quot;&quot;;MAX([.J40]+IF([.K$4]=[.$D41];match;mismatch);[.J41]+gap;[.K40]+gap))">
            <text:p/>
          </table:table-cell>
          <table:table-cell table:style-name="ce15" table:formula="of:=IF(OR([.L$4]=&quot;&quot;;[.$D41]=&quot;&quot;);&quot;&quot;;MAX([.K40]+IF([.L$4]=[.$D41];match;mismatch);[.K41]+gap;[.L40]+gap))">
            <text:p/>
          </table:table-cell>
          <table:table-cell table:style-name="ce15" table:formula="of:=IF(OR([.M$4]=&quot;&quot;;[.$D41]=&quot;&quot;);&quot;&quot;;MAX([.L40]+IF([.M$4]=[.$D41];match;mismatch);[.L41]+gap;[.M40]+gap))">
            <text:p/>
          </table:table-cell>
          <table:table-cell table:style-name="ce15" table:formula="of:=IF(OR([.N$4]=&quot;&quot;;[.$D41]=&quot;&quot;);&quot;&quot;;MAX([.M40]+IF([.N$4]=[.$D41];match;mismatch);[.M41]+gap;[.N40]+gap))">
            <text:p/>
          </table:table-cell>
          <table:table-cell table:style-name="ce15" table:formula="of:=IF(OR([.O$4]=&quot;&quot;;[.$D41]=&quot;&quot;);&quot;&quot;;MAX([.N40]+IF([.O$4]=[.$D41];match;mismatch);[.N41]+gap;[.O40]+gap))">
            <text:p/>
          </table:table-cell>
          <table:table-cell table:style-name="ce15" table:formula="of:=IF(OR([.P$4]=&quot;&quot;;[.$D41]=&quot;&quot;);&quot;&quot;;MAX([.O40]+IF([.P$4]=[.$D41];match;mismatch);[.O41]+gap;[.P40]+gap))">
            <text:p/>
          </table:table-cell>
          <table:table-cell table:style-name="ce15" table:formula="of:=IF(OR([.Q$4]=&quot;&quot;;[.$D41]=&quot;&quot;);&quot;&quot;;MAX([.P40]+IF([.Q$4]=[.$D41];match;mismatch);[.P41]+gap;[.Q40]+gap))">
            <text:p/>
          </table:table-cell>
          <table:table-cell table:style-name="ce15" table:formula="of:=IF(OR([.R$4]=&quot;&quot;;[.$D41]=&quot;&quot;);&quot;&quot;;MAX([.Q40]+IF([.R$4]=[.$D41];match;mismatch);[.Q41]+gap;[.R40]+gap))">
            <text:p/>
          </table:table-cell>
          <table:table-cell table:style-name="ce15" table:formula="of:=IF(OR([.S$4]=&quot;&quot;;[.$D41]=&quot;&quot;);&quot;&quot;;MAX([.R40]+IF([.S$4]=[.$D41];match;mismatch);[.R41]+gap;[.S40]+gap))">
            <text:p/>
          </table:table-cell>
          <table:table-cell table:style-name="ce15" table:formula="of:=IF(OR([.T$4]=&quot;&quot;;[.$D41]=&quot;&quot;);&quot;&quot;;MAX([.S40]+IF([.T$4]=[.$D41];match;mismatch);[.S41]+gap;[.T40]+gap))">
            <text:p/>
          </table:table-cell>
          <table:table-cell table:style-name="ce15" table:formula="of:=IF(OR([.U$4]=&quot;&quot;;[.$D41]=&quot;&quot;);&quot;&quot;;MAX([.T40]+IF([.U$4]=[.$D41];match;mismatch);[.T41]+gap;[.U40]+gap))">
            <text:p/>
          </table:table-cell>
          <table:table-cell table:style-name="ce15" table:formula="of:=IF(OR([.V$4]=&quot;&quot;;[.$D41]=&quot;&quot;);&quot;&quot;;MAX([.U40]+IF([.V$4]=[.$D41];match;mismatch);[.U41]+gap;[.V40]+gap))">
            <text:p/>
          </table:table-cell>
          <table:table-cell table:style-name="ce15" table:formula="of:=IF(OR([.W$4]=&quot;&quot;;[.$D41]=&quot;&quot;);&quot;&quot;;MAX([.V40]+IF([.W$4]=[.$D41];match;mismatch);[.V41]+gap;[.W40]+gap))">
            <text:p/>
          </table:table-cell>
          <table:table-cell table:style-name="ce15" table:formula="of:=IF(OR([.X$4]=&quot;&quot;;[.$D41]=&quot;&quot;);&quot;&quot;;MAX([.W40]+IF([.X$4]=[.$D41];match;mismatch);[.W41]+gap;[.X40]+gap))">
            <text:p/>
          </table:table-cell>
          <table:table-cell table:style-name="ce15" table:formula="of:=IF(OR([.Y$4]=&quot;&quot;;[.$D41]=&quot;&quot;);&quot;&quot;;MAX([.X40]+IF([.Y$4]=[.$D41];match;mismatch);[.X41]+gap;[.Y40]+gap))">
            <text:p/>
          </table:table-cell>
          <table:table-cell table:style-name="ce15" table:formula="of:=IF(OR([.Z$4]=&quot;&quot;;[.$D41]=&quot;&quot;);&quot;&quot;;MAX([.Y40]+IF([.Z$4]=[.$D41];match;mismatch);[.Y41]+gap;[.Z40]+gap))">
            <text:p/>
          </table:table-cell>
          <table:table-cell table:style-name="ce15" table:formula="of:=IF(OR([.AA$4]=&quot;&quot;;[.$D41]=&quot;&quot;);&quot;&quot;;MAX([.Z40]+IF([.AA$4]=[.$D41];match;mismatch);[.Z41]+gap;[.AA40]+gap))">
            <text:p/>
          </table:table-cell>
          <table:table-cell table:style-name="ce15" table:formula="of:=IF(OR([.AB$4]=&quot;&quot;;[.$D41]=&quot;&quot;);&quot;&quot;;MAX([.AA40]+IF([.AB$4]=[.$D41];match;mismatch);[.AA41]+gap;[.AB40]+gap))">
            <text:p/>
          </table:table-cell>
          <table:table-cell table:style-name="ce15" table:formula="of:=IF(OR([.AC$4]=&quot;&quot;;[.$D41]=&quot;&quot;);&quot;&quot;;MAX([.AB40]+IF([.AC$4]=[.$D41];match;mismatch);[.AB41]+gap;[.AC40]+gap))">
            <text:p/>
          </table:table-cell>
          <table:table-cell table:style-name="ce15" table:formula="of:=IF(OR([.AD$4]=&quot;&quot;;[.$D41]=&quot;&quot;);&quot;&quot;;MAX([.AC40]+IF([.AD$4]=[.$D41];match;mismatch);[.AC41]+gap;[.AD40]+gap))">
            <text:p/>
          </table:table-cell>
          <table:table-cell table:style-name="ce15" table:formula="of:=IF(OR([.AE$4]=&quot;&quot;;[.$D41]=&quot;&quot;);&quot;&quot;;MAX([.AD40]+IF([.AE$4]=[.$D41];match;mismatch);[.AD41]+gap;[.AE40]+gap))">
            <text:p/>
          </table:table-cell>
          <table:table-cell table:style-name="ce15" table:formula="of:=IF(OR([.AF$4]=&quot;&quot;;[.$D41]=&quot;&quot;);&quot;&quot;;MAX([.AE40]+IF([.AF$4]=[.$D41];match;mismatch);[.AE41]+gap;[.AF40]+gap))">
            <text:p/>
          </table:table-cell>
          <table:table-cell table:style-name="ce15" table:formula="of:=IF(OR([.AG$4]=&quot;&quot;;[.$D41]=&quot;&quot;);&quot;&quot;;MAX([.AF40]+IF([.AG$4]=[.$D41];match;mismatch);[.AF41]+gap;[.AG40]+gap))">
            <text:p/>
          </table:table-cell>
          <table:table-cell table:style-name="ce15" table:formula="of:=IF(OR([.AH$4]=&quot;&quot;;[.$D41]=&quot;&quot;);&quot;&quot;;MAX([.AG40]+IF([.AH$4]=[.$D41];match;mismatch);[.AG41]+gap;[.AH40]+gap))">
            <text:p/>
          </table:table-cell>
          <table:table-cell table:style-name="ce15" table:formula="of:=IF(OR([.AI$4]=&quot;&quot;;[.$D41]=&quot;&quot;);&quot;&quot;;MAX([.AH40]+IF([.AI$4]=[.$D41];match;mismatch);[.AH41]+gap;[.AI40]+gap))">
            <text:p/>
          </table:table-cell>
          <table:table-cell table:style-name="ce15" table:formula="of:=IF(OR([.AJ$4]=&quot;&quot;;[.$D41]=&quot;&quot;);&quot;&quot;;MAX([.AI40]+IF([.AJ$4]=[.$D41];match;mismatch);[.AI41]+gap;[.AJ40]+gap))">
            <text:p/>
          </table:table-cell>
          <table:table-cell table:style-name="ce15" table:formula="of:=IF(OR([.AK$4]=&quot;&quot;;[.$D41]=&quot;&quot;);&quot;&quot;;MAX([.AJ40]+IF([.AK$4]=[.$D41];match;mismatch);[.AJ41]+gap;[.AK40]+gap))">
            <text:p/>
          </table:table-cell>
          <table:table-cell table:style-name="ce15" table:formula="of:=IF(OR([.AL$4]=&quot;&quot;;[.$D41]=&quot;&quot;);&quot;&quot;;MAX([.AK40]+IF([.AL$4]=[.$D41];match;mismatch);[.AK41]+gap;[.AL40]+gap))">
            <text:p/>
          </table:table-cell>
          <table:table-cell table:style-name="ce15" table:formula="of:=IF(OR([.AM$4]=&quot;&quot;;[.$D41]=&quot;&quot;);&quot;&quot;;MAX([.AL40]+IF([.AM$4]=[.$D41];match;mismatch);[.AL41]+gap;[.AM40]+gap))">
            <text:p/>
          </table:table-cell>
          <table:table-cell table:style-name="ce15" table:formula="of:=IF(OR([.AN$4]=&quot;&quot;;[.$D41]=&quot;&quot;);&quot;&quot;;MAX([.AM40]+IF([.AN$4]=[.$D41];match;mismatch);[.AM41]+gap;[.AN40]+gap))">
            <text:p/>
          </table:table-cell>
          <table:table-cell table:style-name="ce15" table:formula="of:=IF(OR([.AO$4]=&quot;&quot;;[.$D41]=&quot;&quot;);&quot;&quot;;MAX([.AN40]+IF([.AO$4]=[.$D41];match;mismatch);[.AN41]+gap;[.AO40]+gap))">
            <text:p/>
          </table:table-cell>
          <table:table-cell table:style-name="ce15" table:formula="of:=IF(OR([.AP$4]=&quot;&quot;;[.$D41]=&quot;&quot;);&quot;&quot;;MAX([.AO40]+IF([.AP$4]=[.$D41];match;mismatch);[.AO41]+gap;[.AP40]+gap))">
            <text:p/>
          </table:table-cell>
          <table:table-cell table:style-name="ce15" table:formula="of:=IF(OR([.AQ$4]=&quot;&quot;;[.$D41]=&quot;&quot;);&quot;&quot;;MAX([.AP40]+IF([.AQ$4]=[.$D41];match;mismatch);[.AP41]+gap;[.AQ40]+gap))">
            <text:p/>
          </table:table-cell>
          <table:table-cell table:style-name="ce15" table:formula="of:=IF(OR([.AR$4]=&quot;&quot;;[.$D41]=&quot;&quot;);&quot;&quot;;MAX([.AQ40]+IF([.AR$4]=[.$D41];match;mismatch);[.AQ41]+gap;[.AR40]+gap))">
            <text:p/>
          </table:table-cell>
          <table:table-cell table:style-name="ce15" table:formula="of:=IF(OR([.AS$4]=&quot;&quot;;[.$D41]=&quot;&quot;);&quot;&quot;;MAX([.AR40]+IF([.AS$4]=[.$D41];match;mismatch);[.AR41]+gap;[.AS40]+gap))">
            <text:p/>
          </table:table-cell>
          <table:table-cell table:style-name="ce15" table:formula="of:=IF(OR([.AT$4]=&quot;&quot;;[.$D41]=&quot;&quot;);&quot;&quot;;MAX([.AS40]+IF([.AT$4]=[.$D41];match;mismatch);[.AS41]+gap;[.AT40]+gap))">
            <text:p/>
          </table:table-cell>
          <table:table-cell table:style-name="ce15" table:formula="of:=IF(OR([.AU$4]=&quot;&quot;;[.$D41]=&quot;&quot;);&quot;&quot;;MAX([.AT40]+IF([.AU$4]=[.$D41];match;mismatch);[.AT41]+gap;[.AU40]+gap))">
            <text:p/>
          </table:table-cell>
          <table:table-cell table:style-name="ce15" table:formula="of:=IF(OR([.AV$4]=&quot;&quot;;[.$D41]=&quot;&quot;);&quot;&quot;;MAX([.AU40]+IF([.AV$4]=[.$D41];match;mismatch);[.AU41]+gap;[.AV40]+gap))">
            <text:p/>
          </table:table-cell>
          <table:table-cell table:style-name="ce15" table:formula="of:=IF(OR([.AW$4]=&quot;&quot;;[.$D41]=&quot;&quot;);&quot;&quot;;MAX([.AV40]+IF([.AW$4]=[.$D41];match;mismatch);[.AV41]+gap;[.AW40]+gap))">
            <text:p/>
          </table:table-cell>
          <table:table-cell table:style-name="ce15" table:formula="of:=IF(OR([.AX$4]=&quot;&quot;;[.$D41]=&quot;&quot;);&quot;&quot;;MAX([.AW40]+IF([.AX$4]=[.$D41];match;mismatch);[.AW41]+gap;[.AX40]+gap))">
            <text:p/>
          </table:table-cell>
          <table:table-cell table:style-name="ce15" table:formula="of:=IF(OR([.AY$4]=&quot;&quot;;[.$D41]=&quot;&quot;);&quot;&quot;;MAX([.AX40]+IF([.AY$4]=[.$D41];match;mismatch);[.AX41]+gap;[.AY40]+gap))">
            <text:p/>
          </table:table-cell>
          <table:table-cell table:style-name="ce15" table:formula="of:=IF(OR([.AZ$4]=&quot;&quot;;[.$D41]=&quot;&quot;);&quot;&quot;;MAX([.AY40]+IF([.AZ$4]=[.$D41];match;mismatch);[.AY41]+gap;[.AZ40]+gap))">
            <text:p/>
          </table:table-cell>
          <table:table-cell table:style-name="ce15" table:formula="of:=IF(OR([.BA$4]=&quot;&quot;;[.$D41]=&quot;&quot;);&quot;&quot;;MAX([.AZ40]+IF([.BA$4]=[.$D41];match;mismatch);[.AZ41]+gap;[.BA40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2]=&quot;&quot;;&quot;&quot;;gap*(ROW()-ROW(start2)+1))">
            <text:p/>
          </table:table-cell>
          <table:table-cell table:style-name="ce15" table:formula="of:=IF(OR([.F$4]=&quot;&quot;;[.$D42]=&quot;&quot;);&quot;&quot;;MAX([.E41]+IF([.F$4]=[.$D42];match;mismatch);[.E42]+gap;[.F41]+gap))">
            <text:p/>
          </table:table-cell>
          <table:table-cell table:style-name="ce15" table:formula="of:=IF(OR([.G$4]=&quot;&quot;;[.$D42]=&quot;&quot;);&quot;&quot;;MAX([.F41]+IF([.G$4]=[.$D42];match;mismatch);[.F42]+gap;[.G41]+gap))">
            <text:p/>
          </table:table-cell>
          <table:table-cell table:style-name="ce15" table:formula="of:=IF(OR([.H$4]=&quot;&quot;;[.$D42]=&quot;&quot;);&quot;&quot;;MAX([.G41]+IF([.H$4]=[.$D42];match;mismatch);[.G42]+gap;[.H41]+gap))">
            <text:p/>
          </table:table-cell>
          <table:table-cell table:style-name="ce15" table:formula="of:=IF(OR([.I$4]=&quot;&quot;;[.$D42]=&quot;&quot;);&quot;&quot;;MAX([.H41]+IF([.I$4]=[.$D42];match;mismatch);[.H42]+gap;[.I41]+gap))">
            <text:p/>
          </table:table-cell>
          <table:table-cell table:style-name="ce15" table:formula="of:=IF(OR([.J$4]=&quot;&quot;;[.$D42]=&quot;&quot;);&quot;&quot;;MAX([.I41]+IF([.J$4]=[.$D42];match;mismatch);[.I42]+gap;[.J41]+gap))">
            <text:p/>
          </table:table-cell>
          <table:table-cell table:style-name="ce15" table:formula="of:=IF(OR([.K$4]=&quot;&quot;;[.$D42]=&quot;&quot;);&quot;&quot;;MAX([.J41]+IF([.K$4]=[.$D42];match;mismatch);[.J42]+gap;[.K41]+gap))">
            <text:p/>
          </table:table-cell>
          <table:table-cell table:style-name="ce15" table:formula="of:=IF(OR([.L$4]=&quot;&quot;;[.$D42]=&quot;&quot;);&quot;&quot;;MAX([.K41]+IF([.L$4]=[.$D42];match;mismatch);[.K42]+gap;[.L41]+gap))">
            <text:p/>
          </table:table-cell>
          <table:table-cell table:style-name="ce15" table:formula="of:=IF(OR([.M$4]=&quot;&quot;;[.$D42]=&quot;&quot;);&quot;&quot;;MAX([.L41]+IF([.M$4]=[.$D42];match;mismatch);[.L42]+gap;[.M41]+gap))">
            <text:p/>
          </table:table-cell>
          <table:table-cell table:style-name="ce15" table:formula="of:=IF(OR([.N$4]=&quot;&quot;;[.$D42]=&quot;&quot;);&quot;&quot;;MAX([.M41]+IF([.N$4]=[.$D42];match;mismatch);[.M42]+gap;[.N41]+gap))">
            <text:p/>
          </table:table-cell>
          <table:table-cell table:style-name="ce15" table:formula="of:=IF(OR([.O$4]=&quot;&quot;;[.$D42]=&quot;&quot;);&quot;&quot;;MAX([.N41]+IF([.O$4]=[.$D42];match;mismatch);[.N42]+gap;[.O41]+gap))">
            <text:p/>
          </table:table-cell>
          <table:table-cell table:style-name="ce15" table:formula="of:=IF(OR([.P$4]=&quot;&quot;;[.$D42]=&quot;&quot;);&quot;&quot;;MAX([.O41]+IF([.P$4]=[.$D42];match;mismatch);[.O42]+gap;[.P41]+gap))">
            <text:p/>
          </table:table-cell>
          <table:table-cell table:style-name="ce15" table:formula="of:=IF(OR([.Q$4]=&quot;&quot;;[.$D42]=&quot;&quot;);&quot;&quot;;MAX([.P41]+IF([.Q$4]=[.$D42];match;mismatch);[.P42]+gap;[.Q41]+gap))">
            <text:p/>
          </table:table-cell>
          <table:table-cell table:style-name="ce15" table:formula="of:=IF(OR([.R$4]=&quot;&quot;;[.$D42]=&quot;&quot;);&quot;&quot;;MAX([.Q41]+IF([.R$4]=[.$D42];match;mismatch);[.Q42]+gap;[.R41]+gap))">
            <text:p/>
          </table:table-cell>
          <table:table-cell table:style-name="ce15" table:formula="of:=IF(OR([.S$4]=&quot;&quot;;[.$D42]=&quot;&quot;);&quot;&quot;;MAX([.R41]+IF([.S$4]=[.$D42];match;mismatch);[.R42]+gap;[.S41]+gap))">
            <text:p/>
          </table:table-cell>
          <table:table-cell table:style-name="ce15" table:formula="of:=IF(OR([.T$4]=&quot;&quot;;[.$D42]=&quot;&quot;);&quot;&quot;;MAX([.S41]+IF([.T$4]=[.$D42];match;mismatch);[.S42]+gap;[.T41]+gap))">
            <text:p/>
          </table:table-cell>
          <table:table-cell table:style-name="ce15" table:formula="of:=IF(OR([.U$4]=&quot;&quot;;[.$D42]=&quot;&quot;);&quot;&quot;;MAX([.T41]+IF([.U$4]=[.$D42];match;mismatch);[.T42]+gap;[.U41]+gap))">
            <text:p/>
          </table:table-cell>
          <table:table-cell table:style-name="ce15" table:formula="of:=IF(OR([.V$4]=&quot;&quot;;[.$D42]=&quot;&quot;);&quot;&quot;;MAX([.U41]+IF([.V$4]=[.$D42];match;mismatch);[.U42]+gap;[.V41]+gap))">
            <text:p/>
          </table:table-cell>
          <table:table-cell table:style-name="ce15" table:formula="of:=IF(OR([.W$4]=&quot;&quot;;[.$D42]=&quot;&quot;);&quot;&quot;;MAX([.V41]+IF([.W$4]=[.$D42];match;mismatch);[.V42]+gap;[.W41]+gap))">
            <text:p/>
          </table:table-cell>
          <table:table-cell table:style-name="ce15" table:formula="of:=IF(OR([.X$4]=&quot;&quot;;[.$D42]=&quot;&quot;);&quot;&quot;;MAX([.W41]+IF([.X$4]=[.$D42];match;mismatch);[.W42]+gap;[.X41]+gap))">
            <text:p/>
          </table:table-cell>
          <table:table-cell table:style-name="ce15" table:formula="of:=IF(OR([.Y$4]=&quot;&quot;;[.$D42]=&quot;&quot;);&quot;&quot;;MAX([.X41]+IF([.Y$4]=[.$D42];match;mismatch);[.X42]+gap;[.Y41]+gap))">
            <text:p/>
          </table:table-cell>
          <table:table-cell table:style-name="ce15" table:formula="of:=IF(OR([.Z$4]=&quot;&quot;;[.$D42]=&quot;&quot;);&quot;&quot;;MAX([.Y41]+IF([.Z$4]=[.$D42];match;mismatch);[.Y42]+gap;[.Z41]+gap))">
            <text:p/>
          </table:table-cell>
          <table:table-cell table:style-name="ce15" table:formula="of:=IF(OR([.AA$4]=&quot;&quot;;[.$D42]=&quot;&quot;);&quot;&quot;;MAX([.Z41]+IF([.AA$4]=[.$D42];match;mismatch);[.Z42]+gap;[.AA41]+gap))">
            <text:p/>
          </table:table-cell>
          <table:table-cell table:style-name="ce15" table:formula="of:=IF(OR([.AB$4]=&quot;&quot;;[.$D42]=&quot;&quot;);&quot;&quot;;MAX([.AA41]+IF([.AB$4]=[.$D42];match;mismatch);[.AA42]+gap;[.AB41]+gap))">
            <text:p/>
          </table:table-cell>
          <table:table-cell table:style-name="ce15" table:formula="of:=IF(OR([.AC$4]=&quot;&quot;;[.$D42]=&quot;&quot;);&quot;&quot;;MAX([.AB41]+IF([.AC$4]=[.$D42];match;mismatch);[.AB42]+gap;[.AC41]+gap))">
            <text:p/>
          </table:table-cell>
          <table:table-cell table:style-name="ce15" table:formula="of:=IF(OR([.AD$4]=&quot;&quot;;[.$D42]=&quot;&quot;);&quot;&quot;;MAX([.AC41]+IF([.AD$4]=[.$D42];match;mismatch);[.AC42]+gap;[.AD41]+gap))">
            <text:p/>
          </table:table-cell>
          <table:table-cell table:style-name="ce15" table:formula="of:=IF(OR([.AE$4]=&quot;&quot;;[.$D42]=&quot;&quot;);&quot;&quot;;MAX([.AD41]+IF([.AE$4]=[.$D42];match;mismatch);[.AD42]+gap;[.AE41]+gap))">
            <text:p/>
          </table:table-cell>
          <table:table-cell table:style-name="ce15" table:formula="of:=IF(OR([.AF$4]=&quot;&quot;;[.$D42]=&quot;&quot;);&quot;&quot;;MAX([.AE41]+IF([.AF$4]=[.$D42];match;mismatch);[.AE42]+gap;[.AF41]+gap))">
            <text:p/>
          </table:table-cell>
          <table:table-cell table:style-name="ce15" table:formula="of:=IF(OR([.AG$4]=&quot;&quot;;[.$D42]=&quot;&quot;);&quot;&quot;;MAX([.AF41]+IF([.AG$4]=[.$D42];match;mismatch);[.AF42]+gap;[.AG41]+gap))">
            <text:p/>
          </table:table-cell>
          <table:table-cell table:style-name="ce15" table:formula="of:=IF(OR([.AH$4]=&quot;&quot;;[.$D42]=&quot;&quot;);&quot;&quot;;MAX([.AG41]+IF([.AH$4]=[.$D42];match;mismatch);[.AG42]+gap;[.AH41]+gap))">
            <text:p/>
          </table:table-cell>
          <table:table-cell table:style-name="ce15" table:formula="of:=IF(OR([.AI$4]=&quot;&quot;;[.$D42]=&quot;&quot;);&quot;&quot;;MAX([.AH41]+IF([.AI$4]=[.$D42];match;mismatch);[.AH42]+gap;[.AI41]+gap))">
            <text:p/>
          </table:table-cell>
          <table:table-cell table:style-name="ce15" table:formula="of:=IF(OR([.AJ$4]=&quot;&quot;;[.$D42]=&quot;&quot;);&quot;&quot;;MAX([.AI41]+IF([.AJ$4]=[.$D42];match;mismatch);[.AI42]+gap;[.AJ41]+gap))">
            <text:p/>
          </table:table-cell>
          <table:table-cell table:style-name="ce15" table:formula="of:=IF(OR([.AK$4]=&quot;&quot;;[.$D42]=&quot;&quot;);&quot;&quot;;MAX([.AJ41]+IF([.AK$4]=[.$D42];match;mismatch);[.AJ42]+gap;[.AK41]+gap))">
            <text:p/>
          </table:table-cell>
          <table:table-cell table:style-name="ce15" table:formula="of:=IF(OR([.AL$4]=&quot;&quot;;[.$D42]=&quot;&quot;);&quot;&quot;;MAX([.AK41]+IF([.AL$4]=[.$D42];match;mismatch);[.AK42]+gap;[.AL41]+gap))">
            <text:p/>
          </table:table-cell>
          <table:table-cell table:style-name="ce15" table:formula="of:=IF(OR([.AM$4]=&quot;&quot;;[.$D42]=&quot;&quot;);&quot;&quot;;MAX([.AL41]+IF([.AM$4]=[.$D42];match;mismatch);[.AL42]+gap;[.AM41]+gap))">
            <text:p/>
          </table:table-cell>
          <table:table-cell table:style-name="ce15" table:formula="of:=IF(OR([.AN$4]=&quot;&quot;;[.$D42]=&quot;&quot;);&quot;&quot;;MAX([.AM41]+IF([.AN$4]=[.$D42];match;mismatch);[.AM42]+gap;[.AN41]+gap))">
            <text:p/>
          </table:table-cell>
          <table:table-cell table:style-name="ce15" table:formula="of:=IF(OR([.AO$4]=&quot;&quot;;[.$D42]=&quot;&quot;);&quot;&quot;;MAX([.AN41]+IF([.AO$4]=[.$D42];match;mismatch);[.AN42]+gap;[.AO41]+gap))">
            <text:p/>
          </table:table-cell>
          <table:table-cell table:style-name="ce15" table:formula="of:=IF(OR([.AP$4]=&quot;&quot;;[.$D42]=&quot;&quot;);&quot;&quot;;MAX([.AO41]+IF([.AP$4]=[.$D42];match;mismatch);[.AO42]+gap;[.AP41]+gap))">
            <text:p/>
          </table:table-cell>
          <table:table-cell table:style-name="ce15" table:formula="of:=IF(OR([.AQ$4]=&quot;&quot;;[.$D42]=&quot;&quot;);&quot;&quot;;MAX([.AP41]+IF([.AQ$4]=[.$D42];match;mismatch);[.AP42]+gap;[.AQ41]+gap))">
            <text:p/>
          </table:table-cell>
          <table:table-cell table:style-name="ce15" table:formula="of:=IF(OR([.AR$4]=&quot;&quot;;[.$D42]=&quot;&quot;);&quot;&quot;;MAX([.AQ41]+IF([.AR$4]=[.$D42];match;mismatch);[.AQ42]+gap;[.AR41]+gap))">
            <text:p/>
          </table:table-cell>
          <table:table-cell table:style-name="ce15" table:formula="of:=IF(OR([.AS$4]=&quot;&quot;;[.$D42]=&quot;&quot;);&quot;&quot;;MAX([.AR41]+IF([.AS$4]=[.$D42];match;mismatch);[.AR42]+gap;[.AS41]+gap))">
            <text:p/>
          </table:table-cell>
          <table:table-cell table:style-name="ce15" table:formula="of:=IF(OR([.AT$4]=&quot;&quot;;[.$D42]=&quot;&quot;);&quot;&quot;;MAX([.AS41]+IF([.AT$4]=[.$D42];match;mismatch);[.AS42]+gap;[.AT41]+gap))">
            <text:p/>
          </table:table-cell>
          <table:table-cell table:style-name="ce15" table:formula="of:=IF(OR([.AU$4]=&quot;&quot;;[.$D42]=&quot;&quot;);&quot;&quot;;MAX([.AT41]+IF([.AU$4]=[.$D42];match;mismatch);[.AT42]+gap;[.AU41]+gap))">
            <text:p/>
          </table:table-cell>
          <table:table-cell table:style-name="ce15" table:formula="of:=IF(OR([.AV$4]=&quot;&quot;;[.$D42]=&quot;&quot;);&quot;&quot;;MAX([.AU41]+IF([.AV$4]=[.$D42];match;mismatch);[.AU42]+gap;[.AV41]+gap))">
            <text:p/>
          </table:table-cell>
          <table:table-cell table:style-name="ce15" table:formula="of:=IF(OR([.AW$4]=&quot;&quot;;[.$D42]=&quot;&quot;);&quot;&quot;;MAX([.AV41]+IF([.AW$4]=[.$D42];match;mismatch);[.AV42]+gap;[.AW41]+gap))">
            <text:p/>
          </table:table-cell>
          <table:table-cell table:style-name="ce15" table:formula="of:=IF(OR([.AX$4]=&quot;&quot;;[.$D42]=&quot;&quot;);&quot;&quot;;MAX([.AW41]+IF([.AX$4]=[.$D42];match;mismatch);[.AW42]+gap;[.AX41]+gap))">
            <text:p/>
          </table:table-cell>
          <table:table-cell table:style-name="ce15" table:formula="of:=IF(OR([.AY$4]=&quot;&quot;;[.$D42]=&quot;&quot;);&quot;&quot;;MAX([.AX41]+IF([.AY$4]=[.$D42];match;mismatch);[.AX42]+gap;[.AY41]+gap))">
            <text:p/>
          </table:table-cell>
          <table:table-cell table:style-name="ce15" table:formula="of:=IF(OR([.AZ$4]=&quot;&quot;;[.$D42]=&quot;&quot;);&quot;&quot;;MAX([.AY41]+IF([.AZ$4]=[.$D42];match;mismatch);[.AY42]+gap;[.AZ41]+gap))">
            <text:p/>
          </table:table-cell>
          <table:table-cell table:style-name="ce15" table:formula="of:=IF(OR([.BA$4]=&quot;&quot;;[.$D42]=&quot;&quot;);&quot;&quot;;MAX([.AZ41]+IF([.BA$4]=[.$D42];match;mismatch);[.AZ42]+gap;[.BA41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3]=&quot;&quot;;&quot;&quot;;gap*(ROW()-ROW(start2)+1))">
            <text:p/>
          </table:table-cell>
          <table:table-cell table:style-name="ce15" table:formula="of:=IF(OR([.F$4]=&quot;&quot;;[.$D43]=&quot;&quot;);&quot;&quot;;MAX([.E42]+IF([.F$4]=[.$D43];match;mismatch);[.E43]+gap;[.F42]+gap))">
            <text:p/>
          </table:table-cell>
          <table:table-cell table:style-name="ce15" table:formula="of:=IF(OR([.G$4]=&quot;&quot;;[.$D43]=&quot;&quot;);&quot;&quot;;MAX([.F42]+IF([.G$4]=[.$D43];match;mismatch);[.F43]+gap;[.G42]+gap))">
            <text:p/>
          </table:table-cell>
          <table:table-cell table:style-name="ce15" table:formula="of:=IF(OR([.H$4]=&quot;&quot;;[.$D43]=&quot;&quot;);&quot;&quot;;MAX([.G42]+IF([.H$4]=[.$D43];match;mismatch);[.G43]+gap;[.H42]+gap))">
            <text:p/>
          </table:table-cell>
          <table:table-cell table:style-name="ce15" table:formula="of:=IF(OR([.I$4]=&quot;&quot;;[.$D43]=&quot;&quot;);&quot;&quot;;MAX([.H42]+IF([.I$4]=[.$D43];match;mismatch);[.H43]+gap;[.I42]+gap))">
            <text:p/>
          </table:table-cell>
          <table:table-cell table:style-name="ce15" table:formula="of:=IF(OR([.J$4]=&quot;&quot;;[.$D43]=&quot;&quot;);&quot;&quot;;MAX([.I42]+IF([.J$4]=[.$D43];match;mismatch);[.I43]+gap;[.J42]+gap))">
            <text:p/>
          </table:table-cell>
          <table:table-cell table:style-name="ce15" table:formula="of:=IF(OR([.K$4]=&quot;&quot;;[.$D43]=&quot;&quot;);&quot;&quot;;MAX([.J42]+IF([.K$4]=[.$D43];match;mismatch);[.J43]+gap;[.K42]+gap))">
            <text:p/>
          </table:table-cell>
          <table:table-cell table:style-name="ce15" table:formula="of:=IF(OR([.L$4]=&quot;&quot;;[.$D43]=&quot;&quot;);&quot;&quot;;MAX([.K42]+IF([.L$4]=[.$D43];match;mismatch);[.K43]+gap;[.L42]+gap))">
            <text:p/>
          </table:table-cell>
          <table:table-cell table:style-name="ce15" table:formula="of:=IF(OR([.M$4]=&quot;&quot;;[.$D43]=&quot;&quot;);&quot;&quot;;MAX([.L42]+IF([.M$4]=[.$D43];match;mismatch);[.L43]+gap;[.M42]+gap))">
            <text:p/>
          </table:table-cell>
          <table:table-cell table:style-name="ce15" table:formula="of:=IF(OR([.N$4]=&quot;&quot;;[.$D43]=&quot;&quot;);&quot;&quot;;MAX([.M42]+IF([.N$4]=[.$D43];match;mismatch);[.M43]+gap;[.N42]+gap))">
            <text:p/>
          </table:table-cell>
          <table:table-cell table:style-name="ce15" table:formula="of:=IF(OR([.O$4]=&quot;&quot;;[.$D43]=&quot;&quot;);&quot;&quot;;MAX([.N42]+IF([.O$4]=[.$D43];match;mismatch);[.N43]+gap;[.O42]+gap))">
            <text:p/>
          </table:table-cell>
          <table:table-cell table:style-name="ce15" table:formula="of:=IF(OR([.P$4]=&quot;&quot;;[.$D43]=&quot;&quot;);&quot;&quot;;MAX([.O42]+IF([.P$4]=[.$D43];match;mismatch);[.O43]+gap;[.P42]+gap))">
            <text:p/>
          </table:table-cell>
          <table:table-cell table:style-name="ce15" table:formula="of:=IF(OR([.Q$4]=&quot;&quot;;[.$D43]=&quot;&quot;);&quot;&quot;;MAX([.P42]+IF([.Q$4]=[.$D43];match;mismatch);[.P43]+gap;[.Q42]+gap))">
            <text:p/>
          </table:table-cell>
          <table:table-cell table:style-name="ce15" table:formula="of:=IF(OR([.R$4]=&quot;&quot;;[.$D43]=&quot;&quot;);&quot;&quot;;MAX([.Q42]+IF([.R$4]=[.$D43];match;mismatch);[.Q43]+gap;[.R42]+gap))">
            <text:p/>
          </table:table-cell>
          <table:table-cell table:style-name="ce15" table:formula="of:=IF(OR([.S$4]=&quot;&quot;;[.$D43]=&quot;&quot;);&quot;&quot;;MAX([.R42]+IF([.S$4]=[.$D43];match;mismatch);[.R43]+gap;[.S42]+gap))">
            <text:p/>
          </table:table-cell>
          <table:table-cell table:style-name="ce15" table:formula="of:=IF(OR([.T$4]=&quot;&quot;;[.$D43]=&quot;&quot;);&quot;&quot;;MAX([.S42]+IF([.T$4]=[.$D43];match;mismatch);[.S43]+gap;[.T42]+gap))">
            <text:p/>
          </table:table-cell>
          <table:table-cell table:style-name="ce15" table:formula="of:=IF(OR([.U$4]=&quot;&quot;;[.$D43]=&quot;&quot;);&quot;&quot;;MAX([.T42]+IF([.U$4]=[.$D43];match;mismatch);[.T43]+gap;[.U42]+gap))">
            <text:p/>
          </table:table-cell>
          <table:table-cell table:style-name="ce15" table:formula="of:=IF(OR([.V$4]=&quot;&quot;;[.$D43]=&quot;&quot;);&quot;&quot;;MAX([.U42]+IF([.V$4]=[.$D43];match;mismatch);[.U43]+gap;[.V42]+gap))">
            <text:p/>
          </table:table-cell>
          <table:table-cell table:style-name="ce15" table:formula="of:=IF(OR([.W$4]=&quot;&quot;;[.$D43]=&quot;&quot;);&quot;&quot;;MAX([.V42]+IF([.W$4]=[.$D43];match;mismatch);[.V43]+gap;[.W42]+gap))">
            <text:p/>
          </table:table-cell>
          <table:table-cell table:style-name="ce15" table:formula="of:=IF(OR([.X$4]=&quot;&quot;;[.$D43]=&quot;&quot;);&quot;&quot;;MAX([.W42]+IF([.X$4]=[.$D43];match;mismatch);[.W43]+gap;[.X42]+gap))">
            <text:p/>
          </table:table-cell>
          <table:table-cell table:style-name="ce15" table:formula="of:=IF(OR([.Y$4]=&quot;&quot;;[.$D43]=&quot;&quot;);&quot;&quot;;MAX([.X42]+IF([.Y$4]=[.$D43];match;mismatch);[.X43]+gap;[.Y42]+gap))">
            <text:p/>
          </table:table-cell>
          <table:table-cell table:style-name="ce15" table:formula="of:=IF(OR([.Z$4]=&quot;&quot;;[.$D43]=&quot;&quot;);&quot;&quot;;MAX([.Y42]+IF([.Z$4]=[.$D43];match;mismatch);[.Y43]+gap;[.Z42]+gap))">
            <text:p/>
          </table:table-cell>
          <table:table-cell table:style-name="ce15" table:formula="of:=IF(OR([.AA$4]=&quot;&quot;;[.$D43]=&quot;&quot;);&quot;&quot;;MAX([.Z42]+IF([.AA$4]=[.$D43];match;mismatch);[.Z43]+gap;[.AA42]+gap))">
            <text:p/>
          </table:table-cell>
          <table:table-cell table:style-name="ce15" table:formula="of:=IF(OR([.AB$4]=&quot;&quot;;[.$D43]=&quot;&quot;);&quot;&quot;;MAX([.AA42]+IF([.AB$4]=[.$D43];match;mismatch);[.AA43]+gap;[.AB42]+gap))">
            <text:p/>
          </table:table-cell>
          <table:table-cell table:style-name="ce15" table:formula="of:=IF(OR([.AC$4]=&quot;&quot;;[.$D43]=&quot;&quot;);&quot;&quot;;MAX([.AB42]+IF([.AC$4]=[.$D43];match;mismatch);[.AB43]+gap;[.AC42]+gap))">
            <text:p/>
          </table:table-cell>
          <table:table-cell table:style-name="ce15" table:formula="of:=IF(OR([.AD$4]=&quot;&quot;;[.$D43]=&quot;&quot;);&quot;&quot;;MAX([.AC42]+IF([.AD$4]=[.$D43];match;mismatch);[.AC43]+gap;[.AD42]+gap))">
            <text:p/>
          </table:table-cell>
          <table:table-cell table:style-name="ce15" table:formula="of:=IF(OR([.AE$4]=&quot;&quot;;[.$D43]=&quot;&quot;);&quot;&quot;;MAX([.AD42]+IF([.AE$4]=[.$D43];match;mismatch);[.AD43]+gap;[.AE42]+gap))">
            <text:p/>
          </table:table-cell>
          <table:table-cell table:style-name="ce15" table:formula="of:=IF(OR([.AF$4]=&quot;&quot;;[.$D43]=&quot;&quot;);&quot;&quot;;MAX([.AE42]+IF([.AF$4]=[.$D43];match;mismatch);[.AE43]+gap;[.AF42]+gap))">
            <text:p/>
          </table:table-cell>
          <table:table-cell table:style-name="ce15" table:formula="of:=IF(OR([.AG$4]=&quot;&quot;;[.$D43]=&quot;&quot;);&quot;&quot;;MAX([.AF42]+IF([.AG$4]=[.$D43];match;mismatch);[.AF43]+gap;[.AG42]+gap))">
            <text:p/>
          </table:table-cell>
          <table:table-cell table:style-name="ce15" table:formula="of:=IF(OR([.AH$4]=&quot;&quot;;[.$D43]=&quot;&quot;);&quot;&quot;;MAX([.AG42]+IF([.AH$4]=[.$D43];match;mismatch);[.AG43]+gap;[.AH42]+gap))">
            <text:p/>
          </table:table-cell>
          <table:table-cell table:style-name="ce15" table:formula="of:=IF(OR([.AI$4]=&quot;&quot;;[.$D43]=&quot;&quot;);&quot;&quot;;MAX([.AH42]+IF([.AI$4]=[.$D43];match;mismatch);[.AH43]+gap;[.AI42]+gap))">
            <text:p/>
          </table:table-cell>
          <table:table-cell table:style-name="ce15" table:formula="of:=IF(OR([.AJ$4]=&quot;&quot;;[.$D43]=&quot;&quot;);&quot;&quot;;MAX([.AI42]+IF([.AJ$4]=[.$D43];match;mismatch);[.AI43]+gap;[.AJ42]+gap))">
            <text:p/>
          </table:table-cell>
          <table:table-cell table:style-name="ce15" table:formula="of:=IF(OR([.AK$4]=&quot;&quot;;[.$D43]=&quot;&quot;);&quot;&quot;;MAX([.AJ42]+IF([.AK$4]=[.$D43];match;mismatch);[.AJ43]+gap;[.AK42]+gap))">
            <text:p/>
          </table:table-cell>
          <table:table-cell table:style-name="ce15" table:formula="of:=IF(OR([.AL$4]=&quot;&quot;;[.$D43]=&quot;&quot;);&quot;&quot;;MAX([.AK42]+IF([.AL$4]=[.$D43];match;mismatch);[.AK43]+gap;[.AL42]+gap))">
            <text:p/>
          </table:table-cell>
          <table:table-cell table:style-name="ce15" table:formula="of:=IF(OR([.AM$4]=&quot;&quot;;[.$D43]=&quot;&quot;);&quot;&quot;;MAX([.AL42]+IF([.AM$4]=[.$D43];match;mismatch);[.AL43]+gap;[.AM42]+gap))">
            <text:p/>
          </table:table-cell>
          <table:table-cell table:style-name="ce15" table:formula="of:=IF(OR([.AN$4]=&quot;&quot;;[.$D43]=&quot;&quot;);&quot;&quot;;MAX([.AM42]+IF([.AN$4]=[.$D43];match;mismatch);[.AM43]+gap;[.AN42]+gap))">
            <text:p/>
          </table:table-cell>
          <table:table-cell table:style-name="ce15" table:formula="of:=IF(OR([.AO$4]=&quot;&quot;;[.$D43]=&quot;&quot;);&quot;&quot;;MAX([.AN42]+IF([.AO$4]=[.$D43];match;mismatch);[.AN43]+gap;[.AO42]+gap))">
            <text:p/>
          </table:table-cell>
          <table:table-cell table:style-name="ce15" table:formula="of:=IF(OR([.AP$4]=&quot;&quot;;[.$D43]=&quot;&quot;);&quot;&quot;;MAX([.AO42]+IF([.AP$4]=[.$D43];match;mismatch);[.AO43]+gap;[.AP42]+gap))">
            <text:p/>
          </table:table-cell>
          <table:table-cell table:style-name="ce15" table:formula="of:=IF(OR([.AQ$4]=&quot;&quot;;[.$D43]=&quot;&quot;);&quot;&quot;;MAX([.AP42]+IF([.AQ$4]=[.$D43];match;mismatch);[.AP43]+gap;[.AQ42]+gap))">
            <text:p/>
          </table:table-cell>
          <table:table-cell table:style-name="ce15" table:formula="of:=IF(OR([.AR$4]=&quot;&quot;;[.$D43]=&quot;&quot;);&quot;&quot;;MAX([.AQ42]+IF([.AR$4]=[.$D43];match;mismatch);[.AQ43]+gap;[.AR42]+gap))">
            <text:p/>
          </table:table-cell>
          <table:table-cell table:style-name="ce15" table:formula="of:=IF(OR([.AS$4]=&quot;&quot;;[.$D43]=&quot;&quot;);&quot;&quot;;MAX([.AR42]+IF([.AS$4]=[.$D43];match;mismatch);[.AR43]+gap;[.AS42]+gap))">
            <text:p/>
          </table:table-cell>
          <table:table-cell table:style-name="ce15" table:formula="of:=IF(OR([.AT$4]=&quot;&quot;;[.$D43]=&quot;&quot;);&quot;&quot;;MAX([.AS42]+IF([.AT$4]=[.$D43];match;mismatch);[.AS43]+gap;[.AT42]+gap))">
            <text:p/>
          </table:table-cell>
          <table:table-cell table:style-name="ce15" table:formula="of:=IF(OR([.AU$4]=&quot;&quot;;[.$D43]=&quot;&quot;);&quot;&quot;;MAX([.AT42]+IF([.AU$4]=[.$D43];match;mismatch);[.AT43]+gap;[.AU42]+gap))">
            <text:p/>
          </table:table-cell>
          <table:table-cell table:style-name="ce15" table:formula="of:=IF(OR([.AV$4]=&quot;&quot;;[.$D43]=&quot;&quot;);&quot;&quot;;MAX([.AU42]+IF([.AV$4]=[.$D43];match;mismatch);[.AU43]+gap;[.AV42]+gap))">
            <text:p/>
          </table:table-cell>
          <table:table-cell table:style-name="ce15" table:formula="of:=IF(OR([.AW$4]=&quot;&quot;;[.$D43]=&quot;&quot;);&quot;&quot;;MAX([.AV42]+IF([.AW$4]=[.$D43];match;mismatch);[.AV43]+gap;[.AW42]+gap))">
            <text:p/>
          </table:table-cell>
          <table:table-cell table:style-name="ce15" table:formula="of:=IF(OR([.AX$4]=&quot;&quot;;[.$D43]=&quot;&quot;);&quot;&quot;;MAX([.AW42]+IF([.AX$4]=[.$D43];match;mismatch);[.AW43]+gap;[.AX42]+gap))">
            <text:p/>
          </table:table-cell>
          <table:table-cell table:style-name="ce15" table:formula="of:=IF(OR([.AY$4]=&quot;&quot;;[.$D43]=&quot;&quot;);&quot;&quot;;MAX([.AX42]+IF([.AY$4]=[.$D43];match;mismatch);[.AX43]+gap;[.AY42]+gap))">
            <text:p/>
          </table:table-cell>
          <table:table-cell table:style-name="ce15" table:formula="of:=IF(OR([.AZ$4]=&quot;&quot;;[.$D43]=&quot;&quot;);&quot;&quot;;MAX([.AY42]+IF([.AZ$4]=[.$D43];match;mismatch);[.AY43]+gap;[.AZ42]+gap))">
            <text:p/>
          </table:table-cell>
          <table:table-cell table:style-name="ce15" table:formula="of:=IF(OR([.BA$4]=&quot;&quot;;[.$D43]=&quot;&quot;);&quot;&quot;;MAX([.AZ42]+IF([.BA$4]=[.$D43];match;mismatch);[.AZ43]+gap;[.BA42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4]=&quot;&quot;;&quot;&quot;;gap*(ROW()-ROW(start2)+1))">
            <text:p/>
          </table:table-cell>
          <table:table-cell table:style-name="ce15" table:formula="of:=IF(OR([.F$4]=&quot;&quot;;[.$D44]=&quot;&quot;);&quot;&quot;;MAX([.E43]+IF([.F$4]=[.$D44];match;mismatch);[.E44]+gap;[.F43]+gap))">
            <text:p/>
          </table:table-cell>
          <table:table-cell table:style-name="ce15" table:formula="of:=IF(OR([.G$4]=&quot;&quot;;[.$D44]=&quot;&quot;);&quot;&quot;;MAX([.F43]+IF([.G$4]=[.$D44];match;mismatch);[.F44]+gap;[.G43]+gap))">
            <text:p/>
          </table:table-cell>
          <table:table-cell table:style-name="ce15" table:formula="of:=IF(OR([.H$4]=&quot;&quot;;[.$D44]=&quot;&quot;);&quot;&quot;;MAX([.G43]+IF([.H$4]=[.$D44];match;mismatch);[.G44]+gap;[.H43]+gap))">
            <text:p/>
          </table:table-cell>
          <table:table-cell table:style-name="ce15" table:formula="of:=IF(OR([.I$4]=&quot;&quot;;[.$D44]=&quot;&quot;);&quot;&quot;;MAX([.H43]+IF([.I$4]=[.$D44];match;mismatch);[.H44]+gap;[.I43]+gap))">
            <text:p/>
          </table:table-cell>
          <table:table-cell table:style-name="ce15" table:formula="of:=IF(OR([.J$4]=&quot;&quot;;[.$D44]=&quot;&quot;);&quot;&quot;;MAX([.I43]+IF([.J$4]=[.$D44];match;mismatch);[.I44]+gap;[.J43]+gap))">
            <text:p/>
          </table:table-cell>
          <table:table-cell table:style-name="ce15" table:formula="of:=IF(OR([.K$4]=&quot;&quot;;[.$D44]=&quot;&quot;);&quot;&quot;;MAX([.J43]+IF([.K$4]=[.$D44];match;mismatch);[.J44]+gap;[.K43]+gap))">
            <text:p/>
          </table:table-cell>
          <table:table-cell table:style-name="ce15" table:formula="of:=IF(OR([.L$4]=&quot;&quot;;[.$D44]=&quot;&quot;);&quot;&quot;;MAX([.K43]+IF([.L$4]=[.$D44];match;mismatch);[.K44]+gap;[.L43]+gap))">
            <text:p/>
          </table:table-cell>
          <table:table-cell table:style-name="ce15" table:formula="of:=IF(OR([.M$4]=&quot;&quot;;[.$D44]=&quot;&quot;);&quot;&quot;;MAX([.L43]+IF([.M$4]=[.$D44];match;mismatch);[.L44]+gap;[.M43]+gap))">
            <text:p/>
          </table:table-cell>
          <table:table-cell table:style-name="ce15" table:formula="of:=IF(OR([.N$4]=&quot;&quot;;[.$D44]=&quot;&quot;);&quot;&quot;;MAX([.M43]+IF([.N$4]=[.$D44];match;mismatch);[.M44]+gap;[.N43]+gap))">
            <text:p/>
          </table:table-cell>
          <table:table-cell table:style-name="ce15" table:formula="of:=IF(OR([.O$4]=&quot;&quot;;[.$D44]=&quot;&quot;);&quot;&quot;;MAX([.N43]+IF([.O$4]=[.$D44];match;mismatch);[.N44]+gap;[.O43]+gap))">
            <text:p/>
          </table:table-cell>
          <table:table-cell table:style-name="ce15" table:formula="of:=IF(OR([.P$4]=&quot;&quot;;[.$D44]=&quot;&quot;);&quot;&quot;;MAX([.O43]+IF([.P$4]=[.$D44];match;mismatch);[.O44]+gap;[.P43]+gap))">
            <text:p/>
          </table:table-cell>
          <table:table-cell table:style-name="ce15" table:formula="of:=IF(OR([.Q$4]=&quot;&quot;;[.$D44]=&quot;&quot;);&quot;&quot;;MAX([.P43]+IF([.Q$4]=[.$D44];match;mismatch);[.P44]+gap;[.Q43]+gap))">
            <text:p/>
          </table:table-cell>
          <table:table-cell table:style-name="ce15" table:formula="of:=IF(OR([.R$4]=&quot;&quot;;[.$D44]=&quot;&quot;);&quot;&quot;;MAX([.Q43]+IF([.R$4]=[.$D44];match;mismatch);[.Q44]+gap;[.R43]+gap))">
            <text:p/>
          </table:table-cell>
          <table:table-cell table:style-name="ce15" table:formula="of:=IF(OR([.S$4]=&quot;&quot;;[.$D44]=&quot;&quot;);&quot;&quot;;MAX([.R43]+IF([.S$4]=[.$D44];match;mismatch);[.R44]+gap;[.S43]+gap))">
            <text:p/>
          </table:table-cell>
          <table:table-cell table:style-name="ce15" table:formula="of:=IF(OR([.T$4]=&quot;&quot;;[.$D44]=&quot;&quot;);&quot;&quot;;MAX([.S43]+IF([.T$4]=[.$D44];match;mismatch);[.S44]+gap;[.T43]+gap))">
            <text:p/>
          </table:table-cell>
          <table:table-cell table:style-name="ce15" table:formula="of:=IF(OR([.U$4]=&quot;&quot;;[.$D44]=&quot;&quot;);&quot;&quot;;MAX([.T43]+IF([.U$4]=[.$D44];match;mismatch);[.T44]+gap;[.U43]+gap))">
            <text:p/>
          </table:table-cell>
          <table:table-cell table:style-name="ce15" table:formula="of:=IF(OR([.V$4]=&quot;&quot;;[.$D44]=&quot;&quot;);&quot;&quot;;MAX([.U43]+IF([.V$4]=[.$D44];match;mismatch);[.U44]+gap;[.V43]+gap))">
            <text:p/>
          </table:table-cell>
          <table:table-cell table:style-name="ce15" table:formula="of:=IF(OR([.W$4]=&quot;&quot;;[.$D44]=&quot;&quot;);&quot;&quot;;MAX([.V43]+IF([.W$4]=[.$D44];match;mismatch);[.V44]+gap;[.W43]+gap))">
            <text:p/>
          </table:table-cell>
          <table:table-cell table:style-name="ce15" table:formula="of:=IF(OR([.X$4]=&quot;&quot;;[.$D44]=&quot;&quot;);&quot;&quot;;MAX([.W43]+IF([.X$4]=[.$D44];match;mismatch);[.W44]+gap;[.X43]+gap))">
            <text:p/>
          </table:table-cell>
          <table:table-cell table:style-name="ce15" table:formula="of:=IF(OR([.Y$4]=&quot;&quot;;[.$D44]=&quot;&quot;);&quot;&quot;;MAX([.X43]+IF([.Y$4]=[.$D44];match;mismatch);[.X44]+gap;[.Y43]+gap))">
            <text:p/>
          </table:table-cell>
          <table:table-cell table:style-name="ce15" table:formula="of:=IF(OR([.Z$4]=&quot;&quot;;[.$D44]=&quot;&quot;);&quot;&quot;;MAX([.Y43]+IF([.Z$4]=[.$D44];match;mismatch);[.Y44]+gap;[.Z43]+gap))">
            <text:p/>
          </table:table-cell>
          <table:table-cell table:style-name="ce15" table:formula="of:=IF(OR([.AA$4]=&quot;&quot;;[.$D44]=&quot;&quot;);&quot;&quot;;MAX([.Z43]+IF([.AA$4]=[.$D44];match;mismatch);[.Z44]+gap;[.AA43]+gap))">
            <text:p/>
          </table:table-cell>
          <table:table-cell table:style-name="ce15" table:formula="of:=IF(OR([.AB$4]=&quot;&quot;;[.$D44]=&quot;&quot;);&quot;&quot;;MAX([.AA43]+IF([.AB$4]=[.$D44];match;mismatch);[.AA44]+gap;[.AB43]+gap))">
            <text:p/>
          </table:table-cell>
          <table:table-cell table:style-name="ce15" table:formula="of:=IF(OR([.AC$4]=&quot;&quot;;[.$D44]=&quot;&quot;);&quot;&quot;;MAX([.AB43]+IF([.AC$4]=[.$D44];match;mismatch);[.AB44]+gap;[.AC43]+gap))">
            <text:p/>
          </table:table-cell>
          <table:table-cell table:style-name="ce15" table:formula="of:=IF(OR([.AD$4]=&quot;&quot;;[.$D44]=&quot;&quot;);&quot;&quot;;MAX([.AC43]+IF([.AD$4]=[.$D44];match;mismatch);[.AC44]+gap;[.AD43]+gap))">
            <text:p/>
          </table:table-cell>
          <table:table-cell table:style-name="ce15" table:formula="of:=IF(OR([.AE$4]=&quot;&quot;;[.$D44]=&quot;&quot;);&quot;&quot;;MAX([.AD43]+IF([.AE$4]=[.$D44];match;mismatch);[.AD44]+gap;[.AE43]+gap))">
            <text:p/>
          </table:table-cell>
          <table:table-cell table:style-name="ce15" table:formula="of:=IF(OR([.AF$4]=&quot;&quot;;[.$D44]=&quot;&quot;);&quot;&quot;;MAX([.AE43]+IF([.AF$4]=[.$D44];match;mismatch);[.AE44]+gap;[.AF43]+gap))">
            <text:p/>
          </table:table-cell>
          <table:table-cell table:style-name="ce15" table:formula="of:=IF(OR([.AG$4]=&quot;&quot;;[.$D44]=&quot;&quot;);&quot;&quot;;MAX([.AF43]+IF([.AG$4]=[.$D44];match;mismatch);[.AF44]+gap;[.AG43]+gap))">
            <text:p/>
          </table:table-cell>
          <table:table-cell table:style-name="ce15" table:formula="of:=IF(OR([.AH$4]=&quot;&quot;;[.$D44]=&quot;&quot;);&quot;&quot;;MAX([.AG43]+IF([.AH$4]=[.$D44];match;mismatch);[.AG44]+gap;[.AH43]+gap))">
            <text:p/>
          </table:table-cell>
          <table:table-cell table:style-name="ce15" table:formula="of:=IF(OR([.AI$4]=&quot;&quot;;[.$D44]=&quot;&quot;);&quot;&quot;;MAX([.AH43]+IF([.AI$4]=[.$D44];match;mismatch);[.AH44]+gap;[.AI43]+gap))">
            <text:p/>
          </table:table-cell>
          <table:table-cell table:style-name="ce15" table:formula="of:=IF(OR([.AJ$4]=&quot;&quot;;[.$D44]=&quot;&quot;);&quot;&quot;;MAX([.AI43]+IF([.AJ$4]=[.$D44];match;mismatch);[.AI44]+gap;[.AJ43]+gap))">
            <text:p/>
          </table:table-cell>
          <table:table-cell table:style-name="ce15" table:formula="of:=IF(OR([.AK$4]=&quot;&quot;;[.$D44]=&quot;&quot;);&quot;&quot;;MAX([.AJ43]+IF([.AK$4]=[.$D44];match;mismatch);[.AJ44]+gap;[.AK43]+gap))">
            <text:p/>
          </table:table-cell>
          <table:table-cell table:style-name="ce15" table:formula="of:=IF(OR([.AL$4]=&quot;&quot;;[.$D44]=&quot;&quot;);&quot;&quot;;MAX([.AK43]+IF([.AL$4]=[.$D44];match;mismatch);[.AK44]+gap;[.AL43]+gap))">
            <text:p/>
          </table:table-cell>
          <table:table-cell table:style-name="ce15" table:formula="of:=IF(OR([.AM$4]=&quot;&quot;;[.$D44]=&quot;&quot;);&quot;&quot;;MAX([.AL43]+IF([.AM$4]=[.$D44];match;mismatch);[.AL44]+gap;[.AM43]+gap))">
            <text:p/>
          </table:table-cell>
          <table:table-cell table:style-name="ce15" table:formula="of:=IF(OR([.AN$4]=&quot;&quot;;[.$D44]=&quot;&quot;);&quot;&quot;;MAX([.AM43]+IF([.AN$4]=[.$D44];match;mismatch);[.AM44]+gap;[.AN43]+gap))">
            <text:p/>
          </table:table-cell>
          <table:table-cell table:style-name="ce15" table:formula="of:=IF(OR([.AO$4]=&quot;&quot;;[.$D44]=&quot;&quot;);&quot;&quot;;MAX([.AN43]+IF([.AO$4]=[.$D44];match;mismatch);[.AN44]+gap;[.AO43]+gap))">
            <text:p/>
          </table:table-cell>
          <table:table-cell table:style-name="ce15" table:formula="of:=IF(OR([.AP$4]=&quot;&quot;;[.$D44]=&quot;&quot;);&quot;&quot;;MAX([.AO43]+IF([.AP$4]=[.$D44];match;mismatch);[.AO44]+gap;[.AP43]+gap))">
            <text:p/>
          </table:table-cell>
          <table:table-cell table:style-name="ce15" table:formula="of:=IF(OR([.AQ$4]=&quot;&quot;;[.$D44]=&quot;&quot;);&quot;&quot;;MAX([.AP43]+IF([.AQ$4]=[.$D44];match;mismatch);[.AP44]+gap;[.AQ43]+gap))">
            <text:p/>
          </table:table-cell>
          <table:table-cell table:style-name="ce15" table:formula="of:=IF(OR([.AR$4]=&quot;&quot;;[.$D44]=&quot;&quot;);&quot;&quot;;MAX([.AQ43]+IF([.AR$4]=[.$D44];match;mismatch);[.AQ44]+gap;[.AR43]+gap))">
            <text:p/>
          </table:table-cell>
          <table:table-cell table:style-name="ce15" table:formula="of:=IF(OR([.AS$4]=&quot;&quot;;[.$D44]=&quot;&quot;);&quot;&quot;;MAX([.AR43]+IF([.AS$4]=[.$D44];match;mismatch);[.AR44]+gap;[.AS43]+gap))">
            <text:p/>
          </table:table-cell>
          <table:table-cell table:style-name="ce15" table:formula="of:=IF(OR([.AT$4]=&quot;&quot;;[.$D44]=&quot;&quot;);&quot;&quot;;MAX([.AS43]+IF([.AT$4]=[.$D44];match;mismatch);[.AS44]+gap;[.AT43]+gap))">
            <text:p/>
          </table:table-cell>
          <table:table-cell table:style-name="ce15" table:formula="of:=IF(OR([.AU$4]=&quot;&quot;;[.$D44]=&quot;&quot;);&quot;&quot;;MAX([.AT43]+IF([.AU$4]=[.$D44];match;mismatch);[.AT44]+gap;[.AU43]+gap))">
            <text:p/>
          </table:table-cell>
          <table:table-cell table:style-name="ce15" table:formula="of:=IF(OR([.AV$4]=&quot;&quot;;[.$D44]=&quot;&quot;);&quot;&quot;;MAX([.AU43]+IF([.AV$4]=[.$D44];match;mismatch);[.AU44]+gap;[.AV43]+gap))">
            <text:p/>
          </table:table-cell>
          <table:table-cell table:style-name="ce15" table:formula="of:=IF(OR([.AW$4]=&quot;&quot;;[.$D44]=&quot;&quot;);&quot;&quot;;MAX([.AV43]+IF([.AW$4]=[.$D44];match;mismatch);[.AV44]+gap;[.AW43]+gap))">
            <text:p/>
          </table:table-cell>
          <table:table-cell table:style-name="ce15" table:formula="of:=IF(OR([.AX$4]=&quot;&quot;;[.$D44]=&quot;&quot;);&quot;&quot;;MAX([.AW43]+IF([.AX$4]=[.$D44];match;mismatch);[.AW44]+gap;[.AX43]+gap))">
            <text:p/>
          </table:table-cell>
          <table:table-cell table:style-name="ce15" table:formula="of:=IF(OR([.AY$4]=&quot;&quot;;[.$D44]=&quot;&quot;);&quot;&quot;;MAX([.AX43]+IF([.AY$4]=[.$D44];match;mismatch);[.AX44]+gap;[.AY43]+gap))">
            <text:p/>
          </table:table-cell>
          <table:table-cell table:style-name="ce15" table:formula="of:=IF(OR([.AZ$4]=&quot;&quot;;[.$D44]=&quot;&quot;);&quot;&quot;;MAX([.AY43]+IF([.AZ$4]=[.$D44];match;mismatch);[.AY44]+gap;[.AZ43]+gap))">
            <text:p/>
          </table:table-cell>
          <table:table-cell table:style-name="ce15" table:formula="of:=IF(OR([.BA$4]=&quot;&quot;;[.$D44]=&quot;&quot;);&quot;&quot;;MAX([.AZ43]+IF([.BA$4]=[.$D44];match;mismatch);[.AZ44]+gap;[.BA43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5]=&quot;&quot;;&quot;&quot;;gap*(ROW()-ROW(start2)+1))">
            <text:p/>
          </table:table-cell>
          <table:table-cell table:style-name="ce15" table:formula="of:=IF(OR([.F$4]=&quot;&quot;;[.$D45]=&quot;&quot;);&quot;&quot;;MAX([.E44]+IF([.F$4]=[.$D45];match;mismatch);[.E45]+gap;[.F44]+gap))">
            <text:p/>
          </table:table-cell>
          <table:table-cell table:style-name="ce15" table:formula="of:=IF(OR([.G$4]=&quot;&quot;;[.$D45]=&quot;&quot;);&quot;&quot;;MAX([.F44]+IF([.G$4]=[.$D45];match;mismatch);[.F45]+gap;[.G44]+gap))">
            <text:p/>
          </table:table-cell>
          <table:table-cell table:style-name="ce15" table:formula="of:=IF(OR([.H$4]=&quot;&quot;;[.$D45]=&quot;&quot;);&quot;&quot;;MAX([.G44]+IF([.H$4]=[.$D45];match;mismatch);[.G45]+gap;[.H44]+gap))">
            <text:p/>
          </table:table-cell>
          <table:table-cell table:style-name="ce15" table:formula="of:=IF(OR([.I$4]=&quot;&quot;;[.$D45]=&quot;&quot;);&quot;&quot;;MAX([.H44]+IF([.I$4]=[.$D45];match;mismatch);[.H45]+gap;[.I44]+gap))">
            <text:p/>
          </table:table-cell>
          <table:table-cell table:style-name="ce15" table:formula="of:=IF(OR([.J$4]=&quot;&quot;;[.$D45]=&quot;&quot;);&quot;&quot;;MAX([.I44]+IF([.J$4]=[.$D45];match;mismatch);[.I45]+gap;[.J44]+gap))">
            <text:p/>
          </table:table-cell>
          <table:table-cell table:style-name="ce15" table:formula="of:=IF(OR([.K$4]=&quot;&quot;;[.$D45]=&quot;&quot;);&quot;&quot;;MAX([.J44]+IF([.K$4]=[.$D45];match;mismatch);[.J45]+gap;[.K44]+gap))">
            <text:p/>
          </table:table-cell>
          <table:table-cell table:style-name="ce15" table:formula="of:=IF(OR([.L$4]=&quot;&quot;;[.$D45]=&quot;&quot;);&quot;&quot;;MAX([.K44]+IF([.L$4]=[.$D45];match;mismatch);[.K45]+gap;[.L44]+gap))">
            <text:p/>
          </table:table-cell>
          <table:table-cell table:style-name="ce15" table:formula="of:=IF(OR([.M$4]=&quot;&quot;;[.$D45]=&quot;&quot;);&quot;&quot;;MAX([.L44]+IF([.M$4]=[.$D45];match;mismatch);[.L45]+gap;[.M44]+gap))">
            <text:p/>
          </table:table-cell>
          <table:table-cell table:style-name="ce15" table:formula="of:=IF(OR([.N$4]=&quot;&quot;;[.$D45]=&quot;&quot;);&quot;&quot;;MAX([.M44]+IF([.N$4]=[.$D45];match;mismatch);[.M45]+gap;[.N44]+gap))">
            <text:p/>
          </table:table-cell>
          <table:table-cell table:style-name="ce15" table:formula="of:=IF(OR([.O$4]=&quot;&quot;;[.$D45]=&quot;&quot;);&quot;&quot;;MAX([.N44]+IF([.O$4]=[.$D45];match;mismatch);[.N45]+gap;[.O44]+gap))">
            <text:p/>
          </table:table-cell>
          <table:table-cell table:style-name="ce15" table:formula="of:=IF(OR([.P$4]=&quot;&quot;;[.$D45]=&quot;&quot;);&quot;&quot;;MAX([.O44]+IF([.P$4]=[.$D45];match;mismatch);[.O45]+gap;[.P44]+gap))">
            <text:p/>
          </table:table-cell>
          <table:table-cell table:style-name="ce15" table:formula="of:=IF(OR([.Q$4]=&quot;&quot;;[.$D45]=&quot;&quot;);&quot;&quot;;MAX([.P44]+IF([.Q$4]=[.$D45];match;mismatch);[.P45]+gap;[.Q44]+gap))">
            <text:p/>
          </table:table-cell>
          <table:table-cell table:style-name="ce15" table:formula="of:=IF(OR([.R$4]=&quot;&quot;;[.$D45]=&quot;&quot;);&quot;&quot;;MAX([.Q44]+IF([.R$4]=[.$D45];match;mismatch);[.Q45]+gap;[.R44]+gap))">
            <text:p/>
          </table:table-cell>
          <table:table-cell table:style-name="ce15" table:formula="of:=IF(OR([.S$4]=&quot;&quot;;[.$D45]=&quot;&quot;);&quot;&quot;;MAX([.R44]+IF([.S$4]=[.$D45];match;mismatch);[.R45]+gap;[.S44]+gap))">
            <text:p/>
          </table:table-cell>
          <table:table-cell table:style-name="ce15" table:formula="of:=IF(OR([.T$4]=&quot;&quot;;[.$D45]=&quot;&quot;);&quot;&quot;;MAX([.S44]+IF([.T$4]=[.$D45];match;mismatch);[.S45]+gap;[.T44]+gap))">
            <text:p/>
          </table:table-cell>
          <table:table-cell table:style-name="ce15" table:formula="of:=IF(OR([.U$4]=&quot;&quot;;[.$D45]=&quot;&quot;);&quot;&quot;;MAX([.T44]+IF([.U$4]=[.$D45];match;mismatch);[.T45]+gap;[.U44]+gap))">
            <text:p/>
          </table:table-cell>
          <table:table-cell table:style-name="ce15" table:formula="of:=IF(OR([.V$4]=&quot;&quot;;[.$D45]=&quot;&quot;);&quot;&quot;;MAX([.U44]+IF([.V$4]=[.$D45];match;mismatch);[.U45]+gap;[.V44]+gap))">
            <text:p/>
          </table:table-cell>
          <table:table-cell table:style-name="ce15" table:formula="of:=IF(OR([.W$4]=&quot;&quot;;[.$D45]=&quot;&quot;);&quot;&quot;;MAX([.V44]+IF([.W$4]=[.$D45];match;mismatch);[.V45]+gap;[.W44]+gap))">
            <text:p/>
          </table:table-cell>
          <table:table-cell table:style-name="ce15" table:formula="of:=IF(OR([.X$4]=&quot;&quot;;[.$D45]=&quot;&quot;);&quot;&quot;;MAX([.W44]+IF([.X$4]=[.$D45];match;mismatch);[.W45]+gap;[.X44]+gap))">
            <text:p/>
          </table:table-cell>
          <table:table-cell table:style-name="ce15" table:formula="of:=IF(OR([.Y$4]=&quot;&quot;;[.$D45]=&quot;&quot;);&quot;&quot;;MAX([.X44]+IF([.Y$4]=[.$D45];match;mismatch);[.X45]+gap;[.Y44]+gap))">
            <text:p/>
          </table:table-cell>
          <table:table-cell table:style-name="ce15" table:formula="of:=IF(OR([.Z$4]=&quot;&quot;;[.$D45]=&quot;&quot;);&quot;&quot;;MAX([.Y44]+IF([.Z$4]=[.$D45];match;mismatch);[.Y45]+gap;[.Z44]+gap))">
            <text:p/>
          </table:table-cell>
          <table:table-cell table:style-name="ce15" table:formula="of:=IF(OR([.AA$4]=&quot;&quot;;[.$D45]=&quot;&quot;);&quot;&quot;;MAX([.Z44]+IF([.AA$4]=[.$D45];match;mismatch);[.Z45]+gap;[.AA44]+gap))">
            <text:p/>
          </table:table-cell>
          <table:table-cell table:style-name="ce15" table:formula="of:=IF(OR([.AB$4]=&quot;&quot;;[.$D45]=&quot;&quot;);&quot;&quot;;MAX([.AA44]+IF([.AB$4]=[.$D45];match;mismatch);[.AA45]+gap;[.AB44]+gap))">
            <text:p/>
          </table:table-cell>
          <table:table-cell table:style-name="ce15" table:formula="of:=IF(OR([.AC$4]=&quot;&quot;;[.$D45]=&quot;&quot;);&quot;&quot;;MAX([.AB44]+IF([.AC$4]=[.$D45];match;mismatch);[.AB45]+gap;[.AC44]+gap))">
            <text:p/>
          </table:table-cell>
          <table:table-cell table:style-name="ce15" table:formula="of:=IF(OR([.AD$4]=&quot;&quot;;[.$D45]=&quot;&quot;);&quot;&quot;;MAX([.AC44]+IF([.AD$4]=[.$D45];match;mismatch);[.AC45]+gap;[.AD44]+gap))">
            <text:p/>
          </table:table-cell>
          <table:table-cell table:style-name="ce15" table:formula="of:=IF(OR([.AE$4]=&quot;&quot;;[.$D45]=&quot;&quot;);&quot;&quot;;MAX([.AD44]+IF([.AE$4]=[.$D45];match;mismatch);[.AD45]+gap;[.AE44]+gap))">
            <text:p/>
          </table:table-cell>
          <table:table-cell table:style-name="ce15" table:formula="of:=IF(OR([.AF$4]=&quot;&quot;;[.$D45]=&quot;&quot;);&quot;&quot;;MAX([.AE44]+IF([.AF$4]=[.$D45];match;mismatch);[.AE45]+gap;[.AF44]+gap))">
            <text:p/>
          </table:table-cell>
          <table:table-cell table:style-name="ce15" table:formula="of:=IF(OR([.AG$4]=&quot;&quot;;[.$D45]=&quot;&quot;);&quot;&quot;;MAX([.AF44]+IF([.AG$4]=[.$D45];match;mismatch);[.AF45]+gap;[.AG44]+gap))">
            <text:p/>
          </table:table-cell>
          <table:table-cell table:style-name="ce15" table:formula="of:=IF(OR([.AH$4]=&quot;&quot;;[.$D45]=&quot;&quot;);&quot;&quot;;MAX([.AG44]+IF([.AH$4]=[.$D45];match;mismatch);[.AG45]+gap;[.AH44]+gap))">
            <text:p/>
          </table:table-cell>
          <table:table-cell table:style-name="ce15" table:formula="of:=IF(OR([.AI$4]=&quot;&quot;;[.$D45]=&quot;&quot;);&quot;&quot;;MAX([.AH44]+IF([.AI$4]=[.$D45];match;mismatch);[.AH45]+gap;[.AI44]+gap))">
            <text:p/>
          </table:table-cell>
          <table:table-cell table:style-name="ce15" table:formula="of:=IF(OR([.AJ$4]=&quot;&quot;;[.$D45]=&quot;&quot;);&quot;&quot;;MAX([.AI44]+IF([.AJ$4]=[.$D45];match;mismatch);[.AI45]+gap;[.AJ44]+gap))">
            <text:p/>
          </table:table-cell>
          <table:table-cell table:style-name="ce15" table:formula="of:=IF(OR([.AK$4]=&quot;&quot;;[.$D45]=&quot;&quot;);&quot;&quot;;MAX([.AJ44]+IF([.AK$4]=[.$D45];match;mismatch);[.AJ45]+gap;[.AK44]+gap))">
            <text:p/>
          </table:table-cell>
          <table:table-cell table:style-name="ce15" table:formula="of:=IF(OR([.AL$4]=&quot;&quot;;[.$D45]=&quot;&quot;);&quot;&quot;;MAX([.AK44]+IF([.AL$4]=[.$D45];match;mismatch);[.AK45]+gap;[.AL44]+gap))">
            <text:p/>
          </table:table-cell>
          <table:table-cell table:style-name="ce15" table:formula="of:=IF(OR([.AM$4]=&quot;&quot;;[.$D45]=&quot;&quot;);&quot;&quot;;MAX([.AL44]+IF([.AM$4]=[.$D45];match;mismatch);[.AL45]+gap;[.AM44]+gap))">
            <text:p/>
          </table:table-cell>
          <table:table-cell table:style-name="ce15" table:formula="of:=IF(OR([.AN$4]=&quot;&quot;;[.$D45]=&quot;&quot;);&quot;&quot;;MAX([.AM44]+IF([.AN$4]=[.$D45];match;mismatch);[.AM45]+gap;[.AN44]+gap))">
            <text:p/>
          </table:table-cell>
          <table:table-cell table:style-name="ce15" table:formula="of:=IF(OR([.AO$4]=&quot;&quot;;[.$D45]=&quot;&quot;);&quot;&quot;;MAX([.AN44]+IF([.AO$4]=[.$D45];match;mismatch);[.AN45]+gap;[.AO44]+gap))">
            <text:p/>
          </table:table-cell>
          <table:table-cell table:style-name="ce15" table:formula="of:=IF(OR([.AP$4]=&quot;&quot;;[.$D45]=&quot;&quot;);&quot;&quot;;MAX([.AO44]+IF([.AP$4]=[.$D45];match;mismatch);[.AO45]+gap;[.AP44]+gap))">
            <text:p/>
          </table:table-cell>
          <table:table-cell table:style-name="ce15" table:formula="of:=IF(OR([.AQ$4]=&quot;&quot;;[.$D45]=&quot;&quot;);&quot;&quot;;MAX([.AP44]+IF([.AQ$4]=[.$D45];match;mismatch);[.AP45]+gap;[.AQ44]+gap))">
            <text:p/>
          </table:table-cell>
          <table:table-cell table:style-name="ce15" table:formula="of:=IF(OR([.AR$4]=&quot;&quot;;[.$D45]=&quot;&quot;);&quot;&quot;;MAX([.AQ44]+IF([.AR$4]=[.$D45];match;mismatch);[.AQ45]+gap;[.AR44]+gap))">
            <text:p/>
          </table:table-cell>
          <table:table-cell table:style-name="ce15" table:formula="of:=IF(OR([.AS$4]=&quot;&quot;;[.$D45]=&quot;&quot;);&quot;&quot;;MAX([.AR44]+IF([.AS$4]=[.$D45];match;mismatch);[.AR45]+gap;[.AS44]+gap))">
            <text:p/>
          </table:table-cell>
          <table:table-cell table:style-name="ce15" table:formula="of:=IF(OR([.AT$4]=&quot;&quot;;[.$D45]=&quot;&quot;);&quot;&quot;;MAX([.AS44]+IF([.AT$4]=[.$D45];match;mismatch);[.AS45]+gap;[.AT44]+gap))">
            <text:p/>
          </table:table-cell>
          <table:table-cell table:style-name="ce15" table:formula="of:=IF(OR([.AU$4]=&quot;&quot;;[.$D45]=&quot;&quot;);&quot;&quot;;MAX([.AT44]+IF([.AU$4]=[.$D45];match;mismatch);[.AT45]+gap;[.AU44]+gap))">
            <text:p/>
          </table:table-cell>
          <table:table-cell table:style-name="ce15" table:formula="of:=IF(OR([.AV$4]=&quot;&quot;;[.$D45]=&quot;&quot;);&quot;&quot;;MAX([.AU44]+IF([.AV$4]=[.$D45];match;mismatch);[.AU45]+gap;[.AV44]+gap))">
            <text:p/>
          </table:table-cell>
          <table:table-cell table:style-name="ce15" table:formula="of:=IF(OR([.AW$4]=&quot;&quot;;[.$D45]=&quot;&quot;);&quot;&quot;;MAX([.AV44]+IF([.AW$4]=[.$D45];match;mismatch);[.AV45]+gap;[.AW44]+gap))">
            <text:p/>
          </table:table-cell>
          <table:table-cell table:style-name="ce15" table:formula="of:=IF(OR([.AX$4]=&quot;&quot;;[.$D45]=&quot;&quot;);&quot;&quot;;MAX([.AW44]+IF([.AX$4]=[.$D45];match;mismatch);[.AW45]+gap;[.AX44]+gap))">
            <text:p/>
          </table:table-cell>
          <table:table-cell table:style-name="ce15" table:formula="of:=IF(OR([.AY$4]=&quot;&quot;;[.$D45]=&quot;&quot;);&quot;&quot;;MAX([.AX44]+IF([.AY$4]=[.$D45];match;mismatch);[.AX45]+gap;[.AY44]+gap))">
            <text:p/>
          </table:table-cell>
          <table:table-cell table:style-name="ce15" table:formula="of:=IF(OR([.AZ$4]=&quot;&quot;;[.$D45]=&quot;&quot;);&quot;&quot;;MAX([.AY44]+IF([.AZ$4]=[.$D45];match;mismatch);[.AY45]+gap;[.AZ44]+gap))">
            <text:p/>
          </table:table-cell>
          <table:table-cell table:style-name="ce15" table:formula="of:=IF(OR([.BA$4]=&quot;&quot;;[.$D45]=&quot;&quot;);&quot;&quot;;MAX([.AZ44]+IF([.BA$4]=[.$D45];match;mismatch);[.AZ45]+gap;[.BA44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6]=&quot;&quot;;&quot;&quot;;gap*(ROW()-ROW(start2)+1))">
            <text:p/>
          </table:table-cell>
          <table:table-cell table:style-name="ce15" table:formula="of:=IF(OR([.F$4]=&quot;&quot;;[.$D46]=&quot;&quot;);&quot;&quot;;MAX([.E45]+IF([.F$4]=[.$D46];match;mismatch);[.E46]+gap;[.F45]+gap))">
            <text:p/>
          </table:table-cell>
          <table:table-cell table:style-name="ce15" table:formula="of:=IF(OR([.G$4]=&quot;&quot;;[.$D46]=&quot;&quot;);&quot;&quot;;MAX([.F45]+IF([.G$4]=[.$D46];match;mismatch);[.F46]+gap;[.G45]+gap))">
            <text:p/>
          </table:table-cell>
          <table:table-cell table:style-name="ce15" table:formula="of:=IF(OR([.H$4]=&quot;&quot;;[.$D46]=&quot;&quot;);&quot;&quot;;MAX([.G45]+IF([.H$4]=[.$D46];match;mismatch);[.G46]+gap;[.H45]+gap))">
            <text:p/>
          </table:table-cell>
          <table:table-cell table:style-name="ce15" table:formula="of:=IF(OR([.I$4]=&quot;&quot;;[.$D46]=&quot;&quot;);&quot;&quot;;MAX([.H45]+IF([.I$4]=[.$D46];match;mismatch);[.H46]+gap;[.I45]+gap))">
            <text:p/>
          </table:table-cell>
          <table:table-cell table:style-name="ce15" table:formula="of:=IF(OR([.J$4]=&quot;&quot;;[.$D46]=&quot;&quot;);&quot;&quot;;MAX([.I45]+IF([.J$4]=[.$D46];match;mismatch);[.I46]+gap;[.J45]+gap))">
            <text:p/>
          </table:table-cell>
          <table:table-cell table:style-name="ce15" table:formula="of:=IF(OR([.K$4]=&quot;&quot;;[.$D46]=&quot;&quot;);&quot;&quot;;MAX([.J45]+IF([.K$4]=[.$D46];match;mismatch);[.J46]+gap;[.K45]+gap))">
            <text:p/>
          </table:table-cell>
          <table:table-cell table:style-name="ce15" table:formula="of:=IF(OR([.L$4]=&quot;&quot;;[.$D46]=&quot;&quot;);&quot;&quot;;MAX([.K45]+IF([.L$4]=[.$D46];match;mismatch);[.K46]+gap;[.L45]+gap))">
            <text:p/>
          </table:table-cell>
          <table:table-cell table:style-name="ce15" table:formula="of:=IF(OR([.M$4]=&quot;&quot;;[.$D46]=&quot;&quot;);&quot;&quot;;MAX([.L45]+IF([.M$4]=[.$D46];match;mismatch);[.L46]+gap;[.M45]+gap))">
            <text:p/>
          </table:table-cell>
          <table:table-cell table:style-name="ce15" table:formula="of:=IF(OR([.N$4]=&quot;&quot;;[.$D46]=&quot;&quot;);&quot;&quot;;MAX([.M45]+IF([.N$4]=[.$D46];match;mismatch);[.M46]+gap;[.N45]+gap))">
            <text:p/>
          </table:table-cell>
          <table:table-cell table:style-name="ce15" table:formula="of:=IF(OR([.O$4]=&quot;&quot;;[.$D46]=&quot;&quot;);&quot;&quot;;MAX([.N45]+IF([.O$4]=[.$D46];match;mismatch);[.N46]+gap;[.O45]+gap))">
            <text:p/>
          </table:table-cell>
          <table:table-cell table:style-name="ce15" table:formula="of:=IF(OR([.P$4]=&quot;&quot;;[.$D46]=&quot;&quot;);&quot;&quot;;MAX([.O45]+IF([.P$4]=[.$D46];match;mismatch);[.O46]+gap;[.P45]+gap))">
            <text:p/>
          </table:table-cell>
          <table:table-cell table:style-name="ce15" table:formula="of:=IF(OR([.Q$4]=&quot;&quot;;[.$D46]=&quot;&quot;);&quot;&quot;;MAX([.P45]+IF([.Q$4]=[.$D46];match;mismatch);[.P46]+gap;[.Q45]+gap))">
            <text:p/>
          </table:table-cell>
          <table:table-cell table:style-name="ce15" table:formula="of:=IF(OR([.R$4]=&quot;&quot;;[.$D46]=&quot;&quot;);&quot;&quot;;MAX([.Q45]+IF([.R$4]=[.$D46];match;mismatch);[.Q46]+gap;[.R45]+gap))">
            <text:p/>
          </table:table-cell>
          <table:table-cell table:style-name="ce15" table:formula="of:=IF(OR([.S$4]=&quot;&quot;;[.$D46]=&quot;&quot;);&quot;&quot;;MAX([.R45]+IF([.S$4]=[.$D46];match;mismatch);[.R46]+gap;[.S45]+gap))">
            <text:p/>
          </table:table-cell>
          <table:table-cell table:style-name="ce15" table:formula="of:=IF(OR([.T$4]=&quot;&quot;;[.$D46]=&quot;&quot;);&quot;&quot;;MAX([.S45]+IF([.T$4]=[.$D46];match;mismatch);[.S46]+gap;[.T45]+gap))">
            <text:p/>
          </table:table-cell>
          <table:table-cell table:style-name="ce15" table:formula="of:=IF(OR([.U$4]=&quot;&quot;;[.$D46]=&quot;&quot;);&quot;&quot;;MAX([.T45]+IF([.U$4]=[.$D46];match;mismatch);[.T46]+gap;[.U45]+gap))">
            <text:p/>
          </table:table-cell>
          <table:table-cell table:style-name="ce15" table:formula="of:=IF(OR([.V$4]=&quot;&quot;;[.$D46]=&quot;&quot;);&quot;&quot;;MAX([.U45]+IF([.V$4]=[.$D46];match;mismatch);[.U46]+gap;[.V45]+gap))">
            <text:p/>
          </table:table-cell>
          <table:table-cell table:style-name="ce15" table:formula="of:=IF(OR([.W$4]=&quot;&quot;;[.$D46]=&quot;&quot;);&quot;&quot;;MAX([.V45]+IF([.W$4]=[.$D46];match;mismatch);[.V46]+gap;[.W45]+gap))">
            <text:p/>
          </table:table-cell>
          <table:table-cell table:style-name="ce15" table:formula="of:=IF(OR([.X$4]=&quot;&quot;;[.$D46]=&quot;&quot;);&quot;&quot;;MAX([.W45]+IF([.X$4]=[.$D46];match;mismatch);[.W46]+gap;[.X45]+gap))">
            <text:p/>
          </table:table-cell>
          <table:table-cell table:style-name="ce15" table:formula="of:=IF(OR([.Y$4]=&quot;&quot;;[.$D46]=&quot;&quot;);&quot;&quot;;MAX([.X45]+IF([.Y$4]=[.$D46];match;mismatch);[.X46]+gap;[.Y45]+gap))">
            <text:p/>
          </table:table-cell>
          <table:table-cell table:style-name="ce15" table:formula="of:=IF(OR([.Z$4]=&quot;&quot;;[.$D46]=&quot;&quot;);&quot;&quot;;MAX([.Y45]+IF([.Z$4]=[.$D46];match;mismatch);[.Y46]+gap;[.Z45]+gap))">
            <text:p/>
          </table:table-cell>
          <table:table-cell table:style-name="ce15" table:formula="of:=IF(OR([.AA$4]=&quot;&quot;;[.$D46]=&quot;&quot;);&quot;&quot;;MAX([.Z45]+IF([.AA$4]=[.$D46];match;mismatch);[.Z46]+gap;[.AA45]+gap))">
            <text:p/>
          </table:table-cell>
          <table:table-cell table:style-name="ce15" table:formula="of:=IF(OR([.AB$4]=&quot;&quot;;[.$D46]=&quot;&quot;);&quot;&quot;;MAX([.AA45]+IF([.AB$4]=[.$D46];match;mismatch);[.AA46]+gap;[.AB45]+gap))">
            <text:p/>
          </table:table-cell>
          <table:table-cell table:style-name="ce15" table:formula="of:=IF(OR([.AC$4]=&quot;&quot;;[.$D46]=&quot;&quot;);&quot;&quot;;MAX([.AB45]+IF([.AC$4]=[.$D46];match;mismatch);[.AB46]+gap;[.AC45]+gap))">
            <text:p/>
          </table:table-cell>
          <table:table-cell table:style-name="ce15" table:formula="of:=IF(OR([.AD$4]=&quot;&quot;;[.$D46]=&quot;&quot;);&quot;&quot;;MAX([.AC45]+IF([.AD$4]=[.$D46];match;mismatch);[.AC46]+gap;[.AD45]+gap))">
            <text:p/>
          </table:table-cell>
          <table:table-cell table:style-name="ce15" table:formula="of:=IF(OR([.AE$4]=&quot;&quot;;[.$D46]=&quot;&quot;);&quot;&quot;;MAX([.AD45]+IF([.AE$4]=[.$D46];match;mismatch);[.AD46]+gap;[.AE45]+gap))">
            <text:p/>
          </table:table-cell>
          <table:table-cell table:style-name="ce15" table:formula="of:=IF(OR([.AF$4]=&quot;&quot;;[.$D46]=&quot;&quot;);&quot;&quot;;MAX([.AE45]+IF([.AF$4]=[.$D46];match;mismatch);[.AE46]+gap;[.AF45]+gap))">
            <text:p/>
          </table:table-cell>
          <table:table-cell table:style-name="ce15" table:formula="of:=IF(OR([.AG$4]=&quot;&quot;;[.$D46]=&quot;&quot;);&quot;&quot;;MAX([.AF45]+IF([.AG$4]=[.$D46];match;mismatch);[.AF46]+gap;[.AG45]+gap))">
            <text:p/>
          </table:table-cell>
          <table:table-cell table:style-name="ce15" table:formula="of:=IF(OR([.AH$4]=&quot;&quot;;[.$D46]=&quot;&quot;);&quot;&quot;;MAX([.AG45]+IF([.AH$4]=[.$D46];match;mismatch);[.AG46]+gap;[.AH45]+gap))">
            <text:p/>
          </table:table-cell>
          <table:table-cell table:style-name="ce15" table:formula="of:=IF(OR([.AI$4]=&quot;&quot;;[.$D46]=&quot;&quot;);&quot;&quot;;MAX([.AH45]+IF([.AI$4]=[.$D46];match;mismatch);[.AH46]+gap;[.AI45]+gap))">
            <text:p/>
          </table:table-cell>
          <table:table-cell table:style-name="ce15" table:formula="of:=IF(OR([.AJ$4]=&quot;&quot;;[.$D46]=&quot;&quot;);&quot;&quot;;MAX([.AI45]+IF([.AJ$4]=[.$D46];match;mismatch);[.AI46]+gap;[.AJ45]+gap))">
            <text:p/>
          </table:table-cell>
          <table:table-cell table:style-name="ce15" table:formula="of:=IF(OR([.AK$4]=&quot;&quot;;[.$D46]=&quot;&quot;);&quot;&quot;;MAX([.AJ45]+IF([.AK$4]=[.$D46];match;mismatch);[.AJ46]+gap;[.AK45]+gap))">
            <text:p/>
          </table:table-cell>
          <table:table-cell table:style-name="ce15" table:formula="of:=IF(OR([.AL$4]=&quot;&quot;;[.$D46]=&quot;&quot;);&quot;&quot;;MAX([.AK45]+IF([.AL$4]=[.$D46];match;mismatch);[.AK46]+gap;[.AL45]+gap))">
            <text:p/>
          </table:table-cell>
          <table:table-cell table:style-name="ce15" table:formula="of:=IF(OR([.AM$4]=&quot;&quot;;[.$D46]=&quot;&quot;);&quot;&quot;;MAX([.AL45]+IF([.AM$4]=[.$D46];match;mismatch);[.AL46]+gap;[.AM45]+gap))">
            <text:p/>
          </table:table-cell>
          <table:table-cell table:style-name="ce15" table:formula="of:=IF(OR([.AN$4]=&quot;&quot;;[.$D46]=&quot;&quot;);&quot;&quot;;MAX([.AM45]+IF([.AN$4]=[.$D46];match;mismatch);[.AM46]+gap;[.AN45]+gap))">
            <text:p/>
          </table:table-cell>
          <table:table-cell table:style-name="ce15" table:formula="of:=IF(OR([.AO$4]=&quot;&quot;;[.$D46]=&quot;&quot;);&quot;&quot;;MAX([.AN45]+IF([.AO$4]=[.$D46];match;mismatch);[.AN46]+gap;[.AO45]+gap))">
            <text:p/>
          </table:table-cell>
          <table:table-cell table:style-name="ce15" table:formula="of:=IF(OR([.AP$4]=&quot;&quot;;[.$D46]=&quot;&quot;);&quot;&quot;;MAX([.AO45]+IF([.AP$4]=[.$D46];match;mismatch);[.AO46]+gap;[.AP45]+gap))">
            <text:p/>
          </table:table-cell>
          <table:table-cell table:style-name="ce15" table:formula="of:=IF(OR([.AQ$4]=&quot;&quot;;[.$D46]=&quot;&quot;);&quot;&quot;;MAX([.AP45]+IF([.AQ$4]=[.$D46];match;mismatch);[.AP46]+gap;[.AQ45]+gap))">
            <text:p/>
          </table:table-cell>
          <table:table-cell table:style-name="ce15" table:formula="of:=IF(OR([.AR$4]=&quot;&quot;;[.$D46]=&quot;&quot;);&quot;&quot;;MAX([.AQ45]+IF([.AR$4]=[.$D46];match;mismatch);[.AQ46]+gap;[.AR45]+gap))">
            <text:p/>
          </table:table-cell>
          <table:table-cell table:style-name="ce15" table:formula="of:=IF(OR([.AS$4]=&quot;&quot;;[.$D46]=&quot;&quot;);&quot;&quot;;MAX([.AR45]+IF([.AS$4]=[.$D46];match;mismatch);[.AR46]+gap;[.AS45]+gap))">
            <text:p/>
          </table:table-cell>
          <table:table-cell table:style-name="ce15" table:formula="of:=IF(OR([.AT$4]=&quot;&quot;;[.$D46]=&quot;&quot;);&quot;&quot;;MAX([.AS45]+IF([.AT$4]=[.$D46];match;mismatch);[.AS46]+gap;[.AT45]+gap))">
            <text:p/>
          </table:table-cell>
          <table:table-cell table:style-name="ce15" table:formula="of:=IF(OR([.AU$4]=&quot;&quot;;[.$D46]=&quot;&quot;);&quot;&quot;;MAX([.AT45]+IF([.AU$4]=[.$D46];match;mismatch);[.AT46]+gap;[.AU45]+gap))">
            <text:p/>
          </table:table-cell>
          <table:table-cell table:style-name="ce15" table:formula="of:=IF(OR([.AV$4]=&quot;&quot;;[.$D46]=&quot;&quot;);&quot;&quot;;MAX([.AU45]+IF([.AV$4]=[.$D46];match;mismatch);[.AU46]+gap;[.AV45]+gap))">
            <text:p/>
          </table:table-cell>
          <table:table-cell table:style-name="ce15" table:formula="of:=IF(OR([.AW$4]=&quot;&quot;;[.$D46]=&quot;&quot;);&quot;&quot;;MAX([.AV45]+IF([.AW$4]=[.$D46];match;mismatch);[.AV46]+gap;[.AW45]+gap))">
            <text:p/>
          </table:table-cell>
          <table:table-cell table:style-name="ce15" table:formula="of:=IF(OR([.AX$4]=&quot;&quot;;[.$D46]=&quot;&quot;);&quot;&quot;;MAX([.AW45]+IF([.AX$4]=[.$D46];match;mismatch);[.AW46]+gap;[.AX45]+gap))">
            <text:p/>
          </table:table-cell>
          <table:table-cell table:style-name="ce15" table:formula="of:=IF(OR([.AY$4]=&quot;&quot;;[.$D46]=&quot;&quot;);&quot;&quot;;MAX([.AX45]+IF([.AY$4]=[.$D46];match;mismatch);[.AX46]+gap;[.AY45]+gap))">
            <text:p/>
          </table:table-cell>
          <table:table-cell table:style-name="ce15" table:formula="of:=IF(OR([.AZ$4]=&quot;&quot;;[.$D46]=&quot;&quot;);&quot;&quot;;MAX([.AY45]+IF([.AZ$4]=[.$D46];match;mismatch);[.AY46]+gap;[.AZ45]+gap))">
            <text:p/>
          </table:table-cell>
          <table:table-cell table:style-name="ce15" table:formula="of:=IF(OR([.BA$4]=&quot;&quot;;[.$D46]=&quot;&quot;);&quot;&quot;;MAX([.AZ45]+IF([.BA$4]=[.$D46];match;mismatch);[.AZ46]+gap;[.BA45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7]=&quot;&quot;;&quot;&quot;;gap*(ROW()-ROW(start2)+1))">
            <text:p/>
          </table:table-cell>
          <table:table-cell table:style-name="ce15" table:formula="of:=IF(OR([.F$4]=&quot;&quot;;[.$D47]=&quot;&quot;);&quot;&quot;;MAX([.E46]+IF([.F$4]=[.$D47];match;mismatch);[.E47]+gap;[.F46]+gap))">
            <text:p/>
          </table:table-cell>
          <table:table-cell table:style-name="ce15" table:formula="of:=IF(OR([.G$4]=&quot;&quot;;[.$D47]=&quot;&quot;);&quot;&quot;;MAX([.F46]+IF([.G$4]=[.$D47];match;mismatch);[.F47]+gap;[.G46]+gap))">
            <text:p/>
          </table:table-cell>
          <table:table-cell table:style-name="ce15" table:formula="of:=IF(OR([.H$4]=&quot;&quot;;[.$D47]=&quot;&quot;);&quot;&quot;;MAX([.G46]+IF([.H$4]=[.$D47];match;mismatch);[.G47]+gap;[.H46]+gap))">
            <text:p/>
          </table:table-cell>
          <table:table-cell table:style-name="ce15" table:formula="of:=IF(OR([.I$4]=&quot;&quot;;[.$D47]=&quot;&quot;);&quot;&quot;;MAX([.H46]+IF([.I$4]=[.$D47];match;mismatch);[.H47]+gap;[.I46]+gap))">
            <text:p/>
          </table:table-cell>
          <table:table-cell table:style-name="ce15" table:formula="of:=IF(OR([.J$4]=&quot;&quot;;[.$D47]=&quot;&quot;);&quot;&quot;;MAX([.I46]+IF([.J$4]=[.$D47];match;mismatch);[.I47]+gap;[.J46]+gap))">
            <text:p/>
          </table:table-cell>
          <table:table-cell table:style-name="ce15" table:formula="of:=IF(OR([.K$4]=&quot;&quot;;[.$D47]=&quot;&quot;);&quot;&quot;;MAX([.J46]+IF([.K$4]=[.$D47];match;mismatch);[.J47]+gap;[.K46]+gap))">
            <text:p/>
          </table:table-cell>
          <table:table-cell table:style-name="ce15" table:formula="of:=IF(OR([.L$4]=&quot;&quot;;[.$D47]=&quot;&quot;);&quot;&quot;;MAX([.K46]+IF([.L$4]=[.$D47];match;mismatch);[.K47]+gap;[.L46]+gap))">
            <text:p/>
          </table:table-cell>
          <table:table-cell table:style-name="ce15" table:formula="of:=IF(OR([.M$4]=&quot;&quot;;[.$D47]=&quot;&quot;);&quot;&quot;;MAX([.L46]+IF([.M$4]=[.$D47];match;mismatch);[.L47]+gap;[.M46]+gap))">
            <text:p/>
          </table:table-cell>
          <table:table-cell table:style-name="ce15" table:formula="of:=IF(OR([.N$4]=&quot;&quot;;[.$D47]=&quot;&quot;);&quot;&quot;;MAX([.M46]+IF([.N$4]=[.$D47];match;mismatch);[.M47]+gap;[.N46]+gap))">
            <text:p/>
          </table:table-cell>
          <table:table-cell table:style-name="ce15" table:formula="of:=IF(OR([.O$4]=&quot;&quot;;[.$D47]=&quot;&quot;);&quot;&quot;;MAX([.N46]+IF([.O$4]=[.$D47];match;mismatch);[.N47]+gap;[.O46]+gap))">
            <text:p/>
          </table:table-cell>
          <table:table-cell table:style-name="ce15" table:formula="of:=IF(OR([.P$4]=&quot;&quot;;[.$D47]=&quot;&quot;);&quot;&quot;;MAX([.O46]+IF([.P$4]=[.$D47];match;mismatch);[.O47]+gap;[.P46]+gap))">
            <text:p/>
          </table:table-cell>
          <table:table-cell table:style-name="ce15" table:formula="of:=IF(OR([.Q$4]=&quot;&quot;;[.$D47]=&quot;&quot;);&quot;&quot;;MAX([.P46]+IF([.Q$4]=[.$D47];match;mismatch);[.P47]+gap;[.Q46]+gap))">
            <text:p/>
          </table:table-cell>
          <table:table-cell table:style-name="ce15" table:formula="of:=IF(OR([.R$4]=&quot;&quot;;[.$D47]=&quot;&quot;);&quot;&quot;;MAX([.Q46]+IF([.R$4]=[.$D47];match;mismatch);[.Q47]+gap;[.R46]+gap))">
            <text:p/>
          </table:table-cell>
          <table:table-cell table:style-name="ce15" table:formula="of:=IF(OR([.S$4]=&quot;&quot;;[.$D47]=&quot;&quot;);&quot;&quot;;MAX([.R46]+IF([.S$4]=[.$D47];match;mismatch);[.R47]+gap;[.S46]+gap))">
            <text:p/>
          </table:table-cell>
          <table:table-cell table:style-name="ce15" table:formula="of:=IF(OR([.T$4]=&quot;&quot;;[.$D47]=&quot;&quot;);&quot;&quot;;MAX([.S46]+IF([.T$4]=[.$D47];match;mismatch);[.S47]+gap;[.T46]+gap))">
            <text:p/>
          </table:table-cell>
          <table:table-cell table:style-name="ce15" table:formula="of:=IF(OR([.U$4]=&quot;&quot;;[.$D47]=&quot;&quot;);&quot;&quot;;MAX([.T46]+IF([.U$4]=[.$D47];match;mismatch);[.T47]+gap;[.U46]+gap))">
            <text:p/>
          </table:table-cell>
          <table:table-cell table:style-name="ce15" table:formula="of:=IF(OR([.V$4]=&quot;&quot;;[.$D47]=&quot;&quot;);&quot;&quot;;MAX([.U46]+IF([.V$4]=[.$D47];match;mismatch);[.U47]+gap;[.V46]+gap))">
            <text:p/>
          </table:table-cell>
          <table:table-cell table:style-name="ce15" table:formula="of:=IF(OR([.W$4]=&quot;&quot;;[.$D47]=&quot;&quot;);&quot;&quot;;MAX([.V46]+IF([.W$4]=[.$D47];match;mismatch);[.V47]+gap;[.W46]+gap))">
            <text:p/>
          </table:table-cell>
          <table:table-cell table:style-name="ce15" table:formula="of:=IF(OR([.X$4]=&quot;&quot;;[.$D47]=&quot;&quot;);&quot;&quot;;MAX([.W46]+IF([.X$4]=[.$D47];match;mismatch);[.W47]+gap;[.X46]+gap))">
            <text:p/>
          </table:table-cell>
          <table:table-cell table:style-name="ce15" table:formula="of:=IF(OR([.Y$4]=&quot;&quot;;[.$D47]=&quot;&quot;);&quot;&quot;;MAX([.X46]+IF([.Y$4]=[.$D47];match;mismatch);[.X47]+gap;[.Y46]+gap))">
            <text:p/>
          </table:table-cell>
          <table:table-cell table:style-name="ce15" table:formula="of:=IF(OR([.Z$4]=&quot;&quot;;[.$D47]=&quot;&quot;);&quot;&quot;;MAX([.Y46]+IF([.Z$4]=[.$D47];match;mismatch);[.Y47]+gap;[.Z46]+gap))">
            <text:p/>
          </table:table-cell>
          <table:table-cell table:style-name="ce15" table:formula="of:=IF(OR([.AA$4]=&quot;&quot;;[.$D47]=&quot;&quot;);&quot;&quot;;MAX([.Z46]+IF([.AA$4]=[.$D47];match;mismatch);[.Z47]+gap;[.AA46]+gap))">
            <text:p/>
          </table:table-cell>
          <table:table-cell table:style-name="ce15" table:formula="of:=IF(OR([.AB$4]=&quot;&quot;;[.$D47]=&quot;&quot;);&quot;&quot;;MAX([.AA46]+IF([.AB$4]=[.$D47];match;mismatch);[.AA47]+gap;[.AB46]+gap))">
            <text:p/>
          </table:table-cell>
          <table:table-cell table:style-name="ce15" table:formula="of:=IF(OR([.AC$4]=&quot;&quot;;[.$D47]=&quot;&quot;);&quot;&quot;;MAX([.AB46]+IF([.AC$4]=[.$D47];match;mismatch);[.AB47]+gap;[.AC46]+gap))">
            <text:p/>
          </table:table-cell>
          <table:table-cell table:style-name="ce15" table:formula="of:=IF(OR([.AD$4]=&quot;&quot;;[.$D47]=&quot;&quot;);&quot;&quot;;MAX([.AC46]+IF([.AD$4]=[.$D47];match;mismatch);[.AC47]+gap;[.AD46]+gap))">
            <text:p/>
          </table:table-cell>
          <table:table-cell table:style-name="ce15" table:formula="of:=IF(OR([.AE$4]=&quot;&quot;;[.$D47]=&quot;&quot;);&quot;&quot;;MAX([.AD46]+IF([.AE$4]=[.$D47];match;mismatch);[.AD47]+gap;[.AE46]+gap))">
            <text:p/>
          </table:table-cell>
          <table:table-cell table:style-name="ce15" table:formula="of:=IF(OR([.AF$4]=&quot;&quot;;[.$D47]=&quot;&quot;);&quot;&quot;;MAX([.AE46]+IF([.AF$4]=[.$D47];match;mismatch);[.AE47]+gap;[.AF46]+gap))">
            <text:p/>
          </table:table-cell>
          <table:table-cell table:style-name="ce15" table:formula="of:=IF(OR([.AG$4]=&quot;&quot;;[.$D47]=&quot;&quot;);&quot;&quot;;MAX([.AF46]+IF([.AG$4]=[.$D47];match;mismatch);[.AF47]+gap;[.AG46]+gap))">
            <text:p/>
          </table:table-cell>
          <table:table-cell table:style-name="ce15" table:formula="of:=IF(OR([.AH$4]=&quot;&quot;;[.$D47]=&quot;&quot;);&quot;&quot;;MAX([.AG46]+IF([.AH$4]=[.$D47];match;mismatch);[.AG47]+gap;[.AH46]+gap))">
            <text:p/>
          </table:table-cell>
          <table:table-cell table:style-name="ce15" table:formula="of:=IF(OR([.AI$4]=&quot;&quot;;[.$D47]=&quot;&quot;);&quot;&quot;;MAX([.AH46]+IF([.AI$4]=[.$D47];match;mismatch);[.AH47]+gap;[.AI46]+gap))">
            <text:p/>
          </table:table-cell>
          <table:table-cell table:style-name="ce15" table:formula="of:=IF(OR([.AJ$4]=&quot;&quot;;[.$D47]=&quot;&quot;);&quot;&quot;;MAX([.AI46]+IF([.AJ$4]=[.$D47];match;mismatch);[.AI47]+gap;[.AJ46]+gap))">
            <text:p/>
          </table:table-cell>
          <table:table-cell table:style-name="ce15" table:formula="of:=IF(OR([.AK$4]=&quot;&quot;;[.$D47]=&quot;&quot;);&quot;&quot;;MAX([.AJ46]+IF([.AK$4]=[.$D47];match;mismatch);[.AJ47]+gap;[.AK46]+gap))">
            <text:p/>
          </table:table-cell>
          <table:table-cell table:style-name="ce15" table:formula="of:=IF(OR([.AL$4]=&quot;&quot;;[.$D47]=&quot;&quot;);&quot;&quot;;MAX([.AK46]+IF([.AL$4]=[.$D47];match;mismatch);[.AK47]+gap;[.AL46]+gap))">
            <text:p/>
          </table:table-cell>
          <table:table-cell table:style-name="ce15" table:formula="of:=IF(OR([.AM$4]=&quot;&quot;;[.$D47]=&quot;&quot;);&quot;&quot;;MAX([.AL46]+IF([.AM$4]=[.$D47];match;mismatch);[.AL47]+gap;[.AM46]+gap))">
            <text:p/>
          </table:table-cell>
          <table:table-cell table:style-name="ce15" table:formula="of:=IF(OR([.AN$4]=&quot;&quot;;[.$D47]=&quot;&quot;);&quot;&quot;;MAX([.AM46]+IF([.AN$4]=[.$D47];match;mismatch);[.AM47]+gap;[.AN46]+gap))">
            <text:p/>
          </table:table-cell>
          <table:table-cell table:style-name="ce15" table:formula="of:=IF(OR([.AO$4]=&quot;&quot;;[.$D47]=&quot;&quot;);&quot;&quot;;MAX([.AN46]+IF([.AO$4]=[.$D47];match;mismatch);[.AN47]+gap;[.AO46]+gap))">
            <text:p/>
          </table:table-cell>
          <table:table-cell table:style-name="ce15" table:formula="of:=IF(OR([.AP$4]=&quot;&quot;;[.$D47]=&quot;&quot;);&quot;&quot;;MAX([.AO46]+IF([.AP$4]=[.$D47];match;mismatch);[.AO47]+gap;[.AP46]+gap))">
            <text:p/>
          </table:table-cell>
          <table:table-cell table:style-name="ce15" table:formula="of:=IF(OR([.AQ$4]=&quot;&quot;;[.$D47]=&quot;&quot;);&quot;&quot;;MAX([.AP46]+IF([.AQ$4]=[.$D47];match;mismatch);[.AP47]+gap;[.AQ46]+gap))">
            <text:p/>
          </table:table-cell>
          <table:table-cell table:style-name="ce15" table:formula="of:=IF(OR([.AR$4]=&quot;&quot;;[.$D47]=&quot;&quot;);&quot;&quot;;MAX([.AQ46]+IF([.AR$4]=[.$D47];match;mismatch);[.AQ47]+gap;[.AR46]+gap))">
            <text:p/>
          </table:table-cell>
          <table:table-cell table:style-name="ce15" table:formula="of:=IF(OR([.AS$4]=&quot;&quot;;[.$D47]=&quot;&quot;);&quot;&quot;;MAX([.AR46]+IF([.AS$4]=[.$D47];match;mismatch);[.AR47]+gap;[.AS46]+gap))">
            <text:p/>
          </table:table-cell>
          <table:table-cell table:style-name="ce15" table:formula="of:=IF(OR([.AT$4]=&quot;&quot;;[.$D47]=&quot;&quot;);&quot;&quot;;MAX([.AS46]+IF([.AT$4]=[.$D47];match;mismatch);[.AS47]+gap;[.AT46]+gap))">
            <text:p/>
          </table:table-cell>
          <table:table-cell table:style-name="ce15" table:formula="of:=IF(OR([.AU$4]=&quot;&quot;;[.$D47]=&quot;&quot;);&quot;&quot;;MAX([.AT46]+IF([.AU$4]=[.$D47];match;mismatch);[.AT47]+gap;[.AU46]+gap))">
            <text:p/>
          </table:table-cell>
          <table:table-cell table:style-name="ce15" table:formula="of:=IF(OR([.AV$4]=&quot;&quot;;[.$D47]=&quot;&quot;);&quot;&quot;;MAX([.AU46]+IF([.AV$4]=[.$D47];match;mismatch);[.AU47]+gap;[.AV46]+gap))">
            <text:p/>
          </table:table-cell>
          <table:table-cell table:style-name="ce15" table:formula="of:=IF(OR([.AW$4]=&quot;&quot;;[.$D47]=&quot;&quot;);&quot;&quot;;MAX([.AV46]+IF([.AW$4]=[.$D47];match;mismatch);[.AV47]+gap;[.AW46]+gap))">
            <text:p/>
          </table:table-cell>
          <table:table-cell table:style-name="ce15" table:formula="of:=IF(OR([.AX$4]=&quot;&quot;;[.$D47]=&quot;&quot;);&quot;&quot;;MAX([.AW46]+IF([.AX$4]=[.$D47];match;mismatch);[.AW47]+gap;[.AX46]+gap))">
            <text:p/>
          </table:table-cell>
          <table:table-cell table:style-name="ce15" table:formula="of:=IF(OR([.AY$4]=&quot;&quot;;[.$D47]=&quot;&quot;);&quot;&quot;;MAX([.AX46]+IF([.AY$4]=[.$D47];match;mismatch);[.AX47]+gap;[.AY46]+gap))">
            <text:p/>
          </table:table-cell>
          <table:table-cell table:style-name="ce15" table:formula="of:=IF(OR([.AZ$4]=&quot;&quot;;[.$D47]=&quot;&quot;);&quot;&quot;;MAX([.AY46]+IF([.AZ$4]=[.$D47];match;mismatch);[.AY47]+gap;[.AZ46]+gap))">
            <text:p/>
          </table:table-cell>
          <table:table-cell table:style-name="ce15" table:formula="of:=IF(OR([.BA$4]=&quot;&quot;;[.$D47]=&quot;&quot;);&quot;&quot;;MAX([.AZ46]+IF([.BA$4]=[.$D47];match;mismatch);[.AZ47]+gap;[.BA46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8]=&quot;&quot;;&quot;&quot;;gap*(ROW()-ROW(start2)+1))">
            <text:p/>
          </table:table-cell>
          <table:table-cell table:style-name="ce15" table:formula="of:=IF(OR([.F$4]=&quot;&quot;;[.$D48]=&quot;&quot;);&quot;&quot;;MAX([.E47]+IF([.F$4]=[.$D48];match;mismatch);[.E48]+gap;[.F47]+gap))">
            <text:p/>
          </table:table-cell>
          <table:table-cell table:style-name="ce15" table:formula="of:=IF(OR([.G$4]=&quot;&quot;;[.$D48]=&quot;&quot;);&quot;&quot;;MAX([.F47]+IF([.G$4]=[.$D48];match;mismatch);[.F48]+gap;[.G47]+gap))">
            <text:p/>
          </table:table-cell>
          <table:table-cell table:style-name="ce15" table:formula="of:=IF(OR([.H$4]=&quot;&quot;;[.$D48]=&quot;&quot;);&quot;&quot;;MAX([.G47]+IF([.H$4]=[.$D48];match;mismatch);[.G48]+gap;[.H47]+gap))">
            <text:p/>
          </table:table-cell>
          <table:table-cell table:style-name="ce15" table:formula="of:=IF(OR([.I$4]=&quot;&quot;;[.$D48]=&quot;&quot;);&quot;&quot;;MAX([.H47]+IF([.I$4]=[.$D48];match;mismatch);[.H48]+gap;[.I47]+gap))">
            <text:p/>
          </table:table-cell>
          <table:table-cell table:style-name="ce15" table:formula="of:=IF(OR([.J$4]=&quot;&quot;;[.$D48]=&quot;&quot;);&quot;&quot;;MAX([.I47]+IF([.J$4]=[.$D48];match;mismatch);[.I48]+gap;[.J47]+gap))">
            <text:p/>
          </table:table-cell>
          <table:table-cell table:style-name="ce15" table:formula="of:=IF(OR([.K$4]=&quot;&quot;;[.$D48]=&quot;&quot;);&quot;&quot;;MAX([.J47]+IF([.K$4]=[.$D48];match;mismatch);[.J48]+gap;[.K47]+gap))">
            <text:p/>
          </table:table-cell>
          <table:table-cell table:style-name="ce15" table:formula="of:=IF(OR([.L$4]=&quot;&quot;;[.$D48]=&quot;&quot;);&quot;&quot;;MAX([.K47]+IF([.L$4]=[.$D48];match;mismatch);[.K48]+gap;[.L47]+gap))">
            <text:p/>
          </table:table-cell>
          <table:table-cell table:style-name="ce15" table:formula="of:=IF(OR([.M$4]=&quot;&quot;;[.$D48]=&quot;&quot;);&quot;&quot;;MAX([.L47]+IF([.M$4]=[.$D48];match;mismatch);[.L48]+gap;[.M47]+gap))">
            <text:p/>
          </table:table-cell>
          <table:table-cell table:style-name="ce15" table:formula="of:=IF(OR([.N$4]=&quot;&quot;;[.$D48]=&quot;&quot;);&quot;&quot;;MAX([.M47]+IF([.N$4]=[.$D48];match;mismatch);[.M48]+gap;[.N47]+gap))">
            <text:p/>
          </table:table-cell>
          <table:table-cell table:style-name="ce15" table:formula="of:=IF(OR([.O$4]=&quot;&quot;;[.$D48]=&quot;&quot;);&quot;&quot;;MAX([.N47]+IF([.O$4]=[.$D48];match;mismatch);[.N48]+gap;[.O47]+gap))">
            <text:p/>
          </table:table-cell>
          <table:table-cell table:style-name="ce15" table:formula="of:=IF(OR([.P$4]=&quot;&quot;;[.$D48]=&quot;&quot;);&quot;&quot;;MAX([.O47]+IF([.P$4]=[.$D48];match;mismatch);[.O48]+gap;[.P47]+gap))">
            <text:p/>
          </table:table-cell>
          <table:table-cell table:style-name="ce15" table:formula="of:=IF(OR([.Q$4]=&quot;&quot;;[.$D48]=&quot;&quot;);&quot;&quot;;MAX([.P47]+IF([.Q$4]=[.$D48];match;mismatch);[.P48]+gap;[.Q47]+gap))">
            <text:p/>
          </table:table-cell>
          <table:table-cell table:style-name="ce15" table:formula="of:=IF(OR([.R$4]=&quot;&quot;;[.$D48]=&quot;&quot;);&quot;&quot;;MAX([.Q47]+IF([.R$4]=[.$D48];match;mismatch);[.Q48]+gap;[.R47]+gap))">
            <text:p/>
          </table:table-cell>
          <table:table-cell table:style-name="ce15" table:formula="of:=IF(OR([.S$4]=&quot;&quot;;[.$D48]=&quot;&quot;);&quot;&quot;;MAX([.R47]+IF([.S$4]=[.$D48];match;mismatch);[.R48]+gap;[.S47]+gap))">
            <text:p/>
          </table:table-cell>
          <table:table-cell table:style-name="ce15" table:formula="of:=IF(OR([.T$4]=&quot;&quot;;[.$D48]=&quot;&quot;);&quot;&quot;;MAX([.S47]+IF([.T$4]=[.$D48];match;mismatch);[.S48]+gap;[.T47]+gap))">
            <text:p/>
          </table:table-cell>
          <table:table-cell table:style-name="ce15" table:formula="of:=IF(OR([.U$4]=&quot;&quot;;[.$D48]=&quot;&quot;);&quot;&quot;;MAX([.T47]+IF([.U$4]=[.$D48];match;mismatch);[.T48]+gap;[.U47]+gap))">
            <text:p/>
          </table:table-cell>
          <table:table-cell table:style-name="ce15" table:formula="of:=IF(OR([.V$4]=&quot;&quot;;[.$D48]=&quot;&quot;);&quot;&quot;;MAX([.U47]+IF([.V$4]=[.$D48];match;mismatch);[.U48]+gap;[.V47]+gap))">
            <text:p/>
          </table:table-cell>
          <table:table-cell table:style-name="ce15" table:formula="of:=IF(OR([.W$4]=&quot;&quot;;[.$D48]=&quot;&quot;);&quot;&quot;;MAX([.V47]+IF([.W$4]=[.$D48];match;mismatch);[.V48]+gap;[.W47]+gap))">
            <text:p/>
          </table:table-cell>
          <table:table-cell table:style-name="ce15" table:formula="of:=IF(OR([.X$4]=&quot;&quot;;[.$D48]=&quot;&quot;);&quot;&quot;;MAX([.W47]+IF([.X$4]=[.$D48];match;mismatch);[.W48]+gap;[.X47]+gap))">
            <text:p/>
          </table:table-cell>
          <table:table-cell table:style-name="ce15" table:formula="of:=IF(OR([.Y$4]=&quot;&quot;;[.$D48]=&quot;&quot;);&quot;&quot;;MAX([.X47]+IF([.Y$4]=[.$D48];match;mismatch);[.X48]+gap;[.Y47]+gap))">
            <text:p/>
          </table:table-cell>
          <table:table-cell table:style-name="ce15" table:formula="of:=IF(OR([.Z$4]=&quot;&quot;;[.$D48]=&quot;&quot;);&quot;&quot;;MAX([.Y47]+IF([.Z$4]=[.$D48];match;mismatch);[.Y48]+gap;[.Z47]+gap))">
            <text:p/>
          </table:table-cell>
          <table:table-cell table:style-name="ce15" table:formula="of:=IF(OR([.AA$4]=&quot;&quot;;[.$D48]=&quot;&quot;);&quot;&quot;;MAX([.Z47]+IF([.AA$4]=[.$D48];match;mismatch);[.Z48]+gap;[.AA47]+gap))">
            <text:p/>
          </table:table-cell>
          <table:table-cell table:style-name="ce15" table:formula="of:=IF(OR([.AB$4]=&quot;&quot;;[.$D48]=&quot;&quot;);&quot;&quot;;MAX([.AA47]+IF([.AB$4]=[.$D48];match;mismatch);[.AA48]+gap;[.AB47]+gap))">
            <text:p/>
          </table:table-cell>
          <table:table-cell table:style-name="ce15" table:formula="of:=IF(OR([.AC$4]=&quot;&quot;;[.$D48]=&quot;&quot;);&quot;&quot;;MAX([.AB47]+IF([.AC$4]=[.$D48];match;mismatch);[.AB48]+gap;[.AC47]+gap))">
            <text:p/>
          </table:table-cell>
          <table:table-cell table:style-name="ce15" table:formula="of:=IF(OR([.AD$4]=&quot;&quot;;[.$D48]=&quot;&quot;);&quot;&quot;;MAX([.AC47]+IF([.AD$4]=[.$D48];match;mismatch);[.AC48]+gap;[.AD47]+gap))">
            <text:p/>
          </table:table-cell>
          <table:table-cell table:style-name="ce15" table:formula="of:=IF(OR([.AE$4]=&quot;&quot;;[.$D48]=&quot;&quot;);&quot;&quot;;MAX([.AD47]+IF([.AE$4]=[.$D48];match;mismatch);[.AD48]+gap;[.AE47]+gap))">
            <text:p/>
          </table:table-cell>
          <table:table-cell table:style-name="ce15" table:formula="of:=IF(OR([.AF$4]=&quot;&quot;;[.$D48]=&quot;&quot;);&quot;&quot;;MAX([.AE47]+IF([.AF$4]=[.$D48];match;mismatch);[.AE48]+gap;[.AF47]+gap))">
            <text:p/>
          </table:table-cell>
          <table:table-cell table:style-name="ce15" table:formula="of:=IF(OR([.AG$4]=&quot;&quot;;[.$D48]=&quot;&quot;);&quot;&quot;;MAX([.AF47]+IF([.AG$4]=[.$D48];match;mismatch);[.AF48]+gap;[.AG47]+gap))">
            <text:p/>
          </table:table-cell>
          <table:table-cell table:style-name="ce15" table:formula="of:=IF(OR([.AH$4]=&quot;&quot;;[.$D48]=&quot;&quot;);&quot;&quot;;MAX([.AG47]+IF([.AH$4]=[.$D48];match;mismatch);[.AG48]+gap;[.AH47]+gap))">
            <text:p/>
          </table:table-cell>
          <table:table-cell table:style-name="ce15" table:formula="of:=IF(OR([.AI$4]=&quot;&quot;;[.$D48]=&quot;&quot;);&quot;&quot;;MAX([.AH47]+IF([.AI$4]=[.$D48];match;mismatch);[.AH48]+gap;[.AI47]+gap))">
            <text:p/>
          </table:table-cell>
          <table:table-cell table:style-name="ce15" table:formula="of:=IF(OR([.AJ$4]=&quot;&quot;;[.$D48]=&quot;&quot;);&quot;&quot;;MAX([.AI47]+IF([.AJ$4]=[.$D48];match;mismatch);[.AI48]+gap;[.AJ47]+gap))">
            <text:p/>
          </table:table-cell>
          <table:table-cell table:style-name="ce15" table:formula="of:=IF(OR([.AK$4]=&quot;&quot;;[.$D48]=&quot;&quot;);&quot;&quot;;MAX([.AJ47]+IF([.AK$4]=[.$D48];match;mismatch);[.AJ48]+gap;[.AK47]+gap))">
            <text:p/>
          </table:table-cell>
          <table:table-cell table:style-name="ce15" table:formula="of:=IF(OR([.AL$4]=&quot;&quot;;[.$D48]=&quot;&quot;);&quot;&quot;;MAX([.AK47]+IF([.AL$4]=[.$D48];match;mismatch);[.AK48]+gap;[.AL47]+gap))">
            <text:p/>
          </table:table-cell>
          <table:table-cell table:style-name="ce15" table:formula="of:=IF(OR([.AM$4]=&quot;&quot;;[.$D48]=&quot;&quot;);&quot;&quot;;MAX([.AL47]+IF([.AM$4]=[.$D48];match;mismatch);[.AL48]+gap;[.AM47]+gap))">
            <text:p/>
          </table:table-cell>
          <table:table-cell table:style-name="ce15" table:formula="of:=IF(OR([.AN$4]=&quot;&quot;;[.$D48]=&quot;&quot;);&quot;&quot;;MAX([.AM47]+IF([.AN$4]=[.$D48];match;mismatch);[.AM48]+gap;[.AN47]+gap))">
            <text:p/>
          </table:table-cell>
          <table:table-cell table:style-name="ce15" table:formula="of:=IF(OR([.AO$4]=&quot;&quot;;[.$D48]=&quot;&quot;);&quot;&quot;;MAX([.AN47]+IF([.AO$4]=[.$D48];match;mismatch);[.AN48]+gap;[.AO47]+gap))">
            <text:p/>
          </table:table-cell>
          <table:table-cell table:style-name="ce15" table:formula="of:=IF(OR([.AP$4]=&quot;&quot;;[.$D48]=&quot;&quot;);&quot;&quot;;MAX([.AO47]+IF([.AP$4]=[.$D48];match;mismatch);[.AO48]+gap;[.AP47]+gap))">
            <text:p/>
          </table:table-cell>
          <table:table-cell table:style-name="ce15" table:formula="of:=IF(OR([.AQ$4]=&quot;&quot;;[.$D48]=&quot;&quot;);&quot;&quot;;MAX([.AP47]+IF([.AQ$4]=[.$D48];match;mismatch);[.AP48]+gap;[.AQ47]+gap))">
            <text:p/>
          </table:table-cell>
          <table:table-cell table:style-name="ce15" table:formula="of:=IF(OR([.AR$4]=&quot;&quot;;[.$D48]=&quot;&quot;);&quot;&quot;;MAX([.AQ47]+IF([.AR$4]=[.$D48];match;mismatch);[.AQ48]+gap;[.AR47]+gap))">
            <text:p/>
          </table:table-cell>
          <table:table-cell table:style-name="ce15" table:formula="of:=IF(OR([.AS$4]=&quot;&quot;;[.$D48]=&quot;&quot;);&quot;&quot;;MAX([.AR47]+IF([.AS$4]=[.$D48];match;mismatch);[.AR48]+gap;[.AS47]+gap))">
            <text:p/>
          </table:table-cell>
          <table:table-cell table:style-name="ce15" table:formula="of:=IF(OR([.AT$4]=&quot;&quot;;[.$D48]=&quot;&quot;);&quot;&quot;;MAX([.AS47]+IF([.AT$4]=[.$D48];match;mismatch);[.AS48]+gap;[.AT47]+gap))">
            <text:p/>
          </table:table-cell>
          <table:table-cell table:style-name="ce15" table:formula="of:=IF(OR([.AU$4]=&quot;&quot;;[.$D48]=&quot;&quot;);&quot;&quot;;MAX([.AT47]+IF([.AU$4]=[.$D48];match;mismatch);[.AT48]+gap;[.AU47]+gap))">
            <text:p/>
          </table:table-cell>
          <table:table-cell table:style-name="ce15" table:formula="of:=IF(OR([.AV$4]=&quot;&quot;;[.$D48]=&quot;&quot;);&quot;&quot;;MAX([.AU47]+IF([.AV$4]=[.$D48];match;mismatch);[.AU48]+gap;[.AV47]+gap))">
            <text:p/>
          </table:table-cell>
          <table:table-cell table:style-name="ce15" table:formula="of:=IF(OR([.AW$4]=&quot;&quot;;[.$D48]=&quot;&quot;);&quot;&quot;;MAX([.AV47]+IF([.AW$4]=[.$D48];match;mismatch);[.AV48]+gap;[.AW47]+gap))">
            <text:p/>
          </table:table-cell>
          <table:table-cell table:style-name="ce15" table:formula="of:=IF(OR([.AX$4]=&quot;&quot;;[.$D48]=&quot;&quot;);&quot;&quot;;MAX([.AW47]+IF([.AX$4]=[.$D48];match;mismatch);[.AW48]+gap;[.AX47]+gap))">
            <text:p/>
          </table:table-cell>
          <table:table-cell table:style-name="ce15" table:formula="of:=IF(OR([.AY$4]=&quot;&quot;;[.$D48]=&quot;&quot;);&quot;&quot;;MAX([.AX47]+IF([.AY$4]=[.$D48];match;mismatch);[.AX48]+gap;[.AY47]+gap))">
            <text:p/>
          </table:table-cell>
          <table:table-cell table:style-name="ce15" table:formula="of:=IF(OR([.AZ$4]=&quot;&quot;;[.$D48]=&quot;&quot;);&quot;&quot;;MAX([.AY47]+IF([.AZ$4]=[.$D48];match;mismatch);[.AY48]+gap;[.AZ47]+gap))">
            <text:p/>
          </table:table-cell>
          <table:table-cell table:style-name="ce15" table:formula="of:=IF(OR([.BA$4]=&quot;&quot;;[.$D48]=&quot;&quot;);&quot;&quot;;MAX([.AZ47]+IF([.BA$4]=[.$D48];match;mismatch);[.AZ48]+gap;[.BA47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49]=&quot;&quot;;&quot;&quot;;gap*(ROW()-ROW(start2)+1))">
            <text:p/>
          </table:table-cell>
          <table:table-cell table:style-name="ce15" table:formula="of:=IF(OR([.F$4]=&quot;&quot;;[.$D49]=&quot;&quot;);&quot;&quot;;MAX([.E48]+IF([.F$4]=[.$D49];match;mismatch);[.E49]+gap;[.F48]+gap))">
            <text:p/>
          </table:table-cell>
          <table:table-cell table:style-name="ce15" table:formula="of:=IF(OR([.G$4]=&quot;&quot;;[.$D49]=&quot;&quot;);&quot;&quot;;MAX([.F48]+IF([.G$4]=[.$D49];match;mismatch);[.F49]+gap;[.G48]+gap))">
            <text:p/>
          </table:table-cell>
          <table:table-cell table:style-name="ce15" table:formula="of:=IF(OR([.H$4]=&quot;&quot;;[.$D49]=&quot;&quot;);&quot;&quot;;MAX([.G48]+IF([.H$4]=[.$D49];match;mismatch);[.G49]+gap;[.H48]+gap))">
            <text:p/>
          </table:table-cell>
          <table:table-cell table:style-name="ce15" table:formula="of:=IF(OR([.I$4]=&quot;&quot;;[.$D49]=&quot;&quot;);&quot;&quot;;MAX([.H48]+IF([.I$4]=[.$D49];match;mismatch);[.H49]+gap;[.I48]+gap))">
            <text:p/>
          </table:table-cell>
          <table:table-cell table:style-name="ce15" table:formula="of:=IF(OR([.J$4]=&quot;&quot;;[.$D49]=&quot;&quot;);&quot;&quot;;MAX([.I48]+IF([.J$4]=[.$D49];match;mismatch);[.I49]+gap;[.J48]+gap))">
            <text:p/>
          </table:table-cell>
          <table:table-cell table:style-name="ce15" table:formula="of:=IF(OR([.K$4]=&quot;&quot;;[.$D49]=&quot;&quot;);&quot;&quot;;MAX([.J48]+IF([.K$4]=[.$D49];match;mismatch);[.J49]+gap;[.K48]+gap))">
            <text:p/>
          </table:table-cell>
          <table:table-cell table:style-name="ce15" table:formula="of:=IF(OR([.L$4]=&quot;&quot;;[.$D49]=&quot;&quot;);&quot;&quot;;MAX([.K48]+IF([.L$4]=[.$D49];match;mismatch);[.K49]+gap;[.L48]+gap))">
            <text:p/>
          </table:table-cell>
          <table:table-cell table:style-name="ce15" table:formula="of:=IF(OR([.M$4]=&quot;&quot;;[.$D49]=&quot;&quot;);&quot;&quot;;MAX([.L48]+IF([.M$4]=[.$D49];match;mismatch);[.L49]+gap;[.M48]+gap))">
            <text:p/>
          </table:table-cell>
          <table:table-cell table:style-name="ce15" table:formula="of:=IF(OR([.N$4]=&quot;&quot;;[.$D49]=&quot;&quot;);&quot;&quot;;MAX([.M48]+IF([.N$4]=[.$D49];match;mismatch);[.M49]+gap;[.N48]+gap))">
            <text:p/>
          </table:table-cell>
          <table:table-cell table:style-name="ce15" table:formula="of:=IF(OR([.O$4]=&quot;&quot;;[.$D49]=&quot;&quot;);&quot;&quot;;MAX([.N48]+IF([.O$4]=[.$D49];match;mismatch);[.N49]+gap;[.O48]+gap))">
            <text:p/>
          </table:table-cell>
          <table:table-cell table:style-name="ce15" table:formula="of:=IF(OR([.P$4]=&quot;&quot;;[.$D49]=&quot;&quot;);&quot;&quot;;MAX([.O48]+IF([.P$4]=[.$D49];match;mismatch);[.O49]+gap;[.P48]+gap))">
            <text:p/>
          </table:table-cell>
          <table:table-cell table:style-name="ce15" table:formula="of:=IF(OR([.Q$4]=&quot;&quot;;[.$D49]=&quot;&quot;);&quot;&quot;;MAX([.P48]+IF([.Q$4]=[.$D49];match;mismatch);[.P49]+gap;[.Q48]+gap))">
            <text:p/>
          </table:table-cell>
          <table:table-cell table:style-name="ce15" table:formula="of:=IF(OR([.R$4]=&quot;&quot;;[.$D49]=&quot;&quot;);&quot;&quot;;MAX([.Q48]+IF([.R$4]=[.$D49];match;mismatch);[.Q49]+gap;[.R48]+gap))">
            <text:p/>
          </table:table-cell>
          <table:table-cell table:style-name="ce15" table:formula="of:=IF(OR([.S$4]=&quot;&quot;;[.$D49]=&quot;&quot;);&quot;&quot;;MAX([.R48]+IF([.S$4]=[.$D49];match;mismatch);[.R49]+gap;[.S48]+gap))">
            <text:p/>
          </table:table-cell>
          <table:table-cell table:style-name="ce15" table:formula="of:=IF(OR([.T$4]=&quot;&quot;;[.$D49]=&quot;&quot;);&quot;&quot;;MAX([.S48]+IF([.T$4]=[.$D49];match;mismatch);[.S49]+gap;[.T48]+gap))">
            <text:p/>
          </table:table-cell>
          <table:table-cell table:style-name="ce15" table:formula="of:=IF(OR([.U$4]=&quot;&quot;;[.$D49]=&quot;&quot;);&quot;&quot;;MAX([.T48]+IF([.U$4]=[.$D49];match;mismatch);[.T49]+gap;[.U48]+gap))">
            <text:p/>
          </table:table-cell>
          <table:table-cell table:style-name="ce15" table:formula="of:=IF(OR([.V$4]=&quot;&quot;;[.$D49]=&quot;&quot;);&quot;&quot;;MAX([.U48]+IF([.V$4]=[.$D49];match;mismatch);[.U49]+gap;[.V48]+gap))">
            <text:p/>
          </table:table-cell>
          <table:table-cell table:style-name="ce15" table:formula="of:=IF(OR([.W$4]=&quot;&quot;;[.$D49]=&quot;&quot;);&quot;&quot;;MAX([.V48]+IF([.W$4]=[.$D49];match;mismatch);[.V49]+gap;[.W48]+gap))">
            <text:p/>
          </table:table-cell>
          <table:table-cell table:style-name="ce15" table:formula="of:=IF(OR([.X$4]=&quot;&quot;;[.$D49]=&quot;&quot;);&quot;&quot;;MAX([.W48]+IF([.X$4]=[.$D49];match;mismatch);[.W49]+gap;[.X48]+gap))">
            <text:p/>
          </table:table-cell>
          <table:table-cell table:style-name="ce15" table:formula="of:=IF(OR([.Y$4]=&quot;&quot;;[.$D49]=&quot;&quot;);&quot;&quot;;MAX([.X48]+IF([.Y$4]=[.$D49];match;mismatch);[.X49]+gap;[.Y48]+gap))">
            <text:p/>
          </table:table-cell>
          <table:table-cell table:style-name="ce15" table:formula="of:=IF(OR([.Z$4]=&quot;&quot;;[.$D49]=&quot;&quot;);&quot;&quot;;MAX([.Y48]+IF([.Z$4]=[.$D49];match;mismatch);[.Y49]+gap;[.Z48]+gap))">
            <text:p/>
          </table:table-cell>
          <table:table-cell table:style-name="ce15" table:formula="of:=IF(OR([.AA$4]=&quot;&quot;;[.$D49]=&quot;&quot;);&quot;&quot;;MAX([.Z48]+IF([.AA$4]=[.$D49];match;mismatch);[.Z49]+gap;[.AA48]+gap))">
            <text:p/>
          </table:table-cell>
          <table:table-cell table:style-name="ce15" table:formula="of:=IF(OR([.AB$4]=&quot;&quot;;[.$D49]=&quot;&quot;);&quot;&quot;;MAX([.AA48]+IF([.AB$4]=[.$D49];match;mismatch);[.AA49]+gap;[.AB48]+gap))">
            <text:p/>
          </table:table-cell>
          <table:table-cell table:style-name="ce15" table:formula="of:=IF(OR([.AC$4]=&quot;&quot;;[.$D49]=&quot;&quot;);&quot;&quot;;MAX([.AB48]+IF([.AC$4]=[.$D49];match;mismatch);[.AB49]+gap;[.AC48]+gap))">
            <text:p/>
          </table:table-cell>
          <table:table-cell table:style-name="ce15" table:formula="of:=IF(OR([.AD$4]=&quot;&quot;;[.$D49]=&quot;&quot;);&quot;&quot;;MAX([.AC48]+IF([.AD$4]=[.$D49];match;mismatch);[.AC49]+gap;[.AD48]+gap))">
            <text:p/>
          </table:table-cell>
          <table:table-cell table:style-name="ce15" table:formula="of:=IF(OR([.AE$4]=&quot;&quot;;[.$D49]=&quot;&quot;);&quot;&quot;;MAX([.AD48]+IF([.AE$4]=[.$D49];match;mismatch);[.AD49]+gap;[.AE48]+gap))">
            <text:p/>
          </table:table-cell>
          <table:table-cell table:style-name="ce15" table:formula="of:=IF(OR([.AF$4]=&quot;&quot;;[.$D49]=&quot;&quot;);&quot;&quot;;MAX([.AE48]+IF([.AF$4]=[.$D49];match;mismatch);[.AE49]+gap;[.AF48]+gap))">
            <text:p/>
          </table:table-cell>
          <table:table-cell table:style-name="ce15" table:formula="of:=IF(OR([.AG$4]=&quot;&quot;;[.$D49]=&quot;&quot;);&quot;&quot;;MAX([.AF48]+IF([.AG$4]=[.$D49];match;mismatch);[.AF49]+gap;[.AG48]+gap))">
            <text:p/>
          </table:table-cell>
          <table:table-cell table:style-name="ce15" table:formula="of:=IF(OR([.AH$4]=&quot;&quot;;[.$D49]=&quot;&quot;);&quot;&quot;;MAX([.AG48]+IF([.AH$4]=[.$D49];match;mismatch);[.AG49]+gap;[.AH48]+gap))">
            <text:p/>
          </table:table-cell>
          <table:table-cell table:style-name="ce15" table:formula="of:=IF(OR([.AI$4]=&quot;&quot;;[.$D49]=&quot;&quot;);&quot;&quot;;MAX([.AH48]+IF([.AI$4]=[.$D49];match;mismatch);[.AH49]+gap;[.AI48]+gap))">
            <text:p/>
          </table:table-cell>
          <table:table-cell table:style-name="ce15" table:formula="of:=IF(OR([.AJ$4]=&quot;&quot;;[.$D49]=&quot;&quot;);&quot;&quot;;MAX([.AI48]+IF([.AJ$4]=[.$D49];match;mismatch);[.AI49]+gap;[.AJ48]+gap))">
            <text:p/>
          </table:table-cell>
          <table:table-cell table:style-name="ce15" table:formula="of:=IF(OR([.AK$4]=&quot;&quot;;[.$D49]=&quot;&quot;);&quot;&quot;;MAX([.AJ48]+IF([.AK$4]=[.$D49];match;mismatch);[.AJ49]+gap;[.AK48]+gap))">
            <text:p/>
          </table:table-cell>
          <table:table-cell table:style-name="ce15" table:formula="of:=IF(OR([.AL$4]=&quot;&quot;;[.$D49]=&quot;&quot;);&quot;&quot;;MAX([.AK48]+IF([.AL$4]=[.$D49];match;mismatch);[.AK49]+gap;[.AL48]+gap))">
            <text:p/>
          </table:table-cell>
          <table:table-cell table:style-name="ce15" table:formula="of:=IF(OR([.AM$4]=&quot;&quot;;[.$D49]=&quot;&quot;);&quot;&quot;;MAX([.AL48]+IF([.AM$4]=[.$D49];match;mismatch);[.AL49]+gap;[.AM48]+gap))">
            <text:p/>
          </table:table-cell>
          <table:table-cell table:style-name="ce15" table:formula="of:=IF(OR([.AN$4]=&quot;&quot;;[.$D49]=&quot;&quot;);&quot;&quot;;MAX([.AM48]+IF([.AN$4]=[.$D49];match;mismatch);[.AM49]+gap;[.AN48]+gap))">
            <text:p/>
          </table:table-cell>
          <table:table-cell table:style-name="ce15" table:formula="of:=IF(OR([.AO$4]=&quot;&quot;;[.$D49]=&quot;&quot;);&quot;&quot;;MAX([.AN48]+IF([.AO$4]=[.$D49];match;mismatch);[.AN49]+gap;[.AO48]+gap))">
            <text:p/>
          </table:table-cell>
          <table:table-cell table:style-name="ce15" table:formula="of:=IF(OR([.AP$4]=&quot;&quot;;[.$D49]=&quot;&quot;);&quot;&quot;;MAX([.AO48]+IF([.AP$4]=[.$D49];match;mismatch);[.AO49]+gap;[.AP48]+gap))">
            <text:p/>
          </table:table-cell>
          <table:table-cell table:style-name="ce15" table:formula="of:=IF(OR([.AQ$4]=&quot;&quot;;[.$D49]=&quot;&quot;);&quot;&quot;;MAX([.AP48]+IF([.AQ$4]=[.$D49];match;mismatch);[.AP49]+gap;[.AQ48]+gap))">
            <text:p/>
          </table:table-cell>
          <table:table-cell table:style-name="ce15" table:formula="of:=IF(OR([.AR$4]=&quot;&quot;;[.$D49]=&quot;&quot;);&quot;&quot;;MAX([.AQ48]+IF([.AR$4]=[.$D49];match;mismatch);[.AQ49]+gap;[.AR48]+gap))">
            <text:p/>
          </table:table-cell>
          <table:table-cell table:style-name="ce15" table:formula="of:=IF(OR([.AS$4]=&quot;&quot;;[.$D49]=&quot;&quot;);&quot;&quot;;MAX([.AR48]+IF([.AS$4]=[.$D49];match;mismatch);[.AR49]+gap;[.AS48]+gap))">
            <text:p/>
          </table:table-cell>
          <table:table-cell table:style-name="ce15" table:formula="of:=IF(OR([.AT$4]=&quot;&quot;;[.$D49]=&quot;&quot;);&quot;&quot;;MAX([.AS48]+IF([.AT$4]=[.$D49];match;mismatch);[.AS49]+gap;[.AT48]+gap))">
            <text:p/>
          </table:table-cell>
          <table:table-cell table:style-name="ce15" table:formula="of:=IF(OR([.AU$4]=&quot;&quot;;[.$D49]=&quot;&quot;);&quot;&quot;;MAX([.AT48]+IF([.AU$4]=[.$D49];match;mismatch);[.AT49]+gap;[.AU48]+gap))">
            <text:p/>
          </table:table-cell>
          <table:table-cell table:style-name="ce15" table:formula="of:=IF(OR([.AV$4]=&quot;&quot;;[.$D49]=&quot;&quot;);&quot;&quot;;MAX([.AU48]+IF([.AV$4]=[.$D49];match;mismatch);[.AU49]+gap;[.AV48]+gap))">
            <text:p/>
          </table:table-cell>
          <table:table-cell table:style-name="ce15" table:formula="of:=IF(OR([.AW$4]=&quot;&quot;;[.$D49]=&quot;&quot;);&quot;&quot;;MAX([.AV48]+IF([.AW$4]=[.$D49];match;mismatch);[.AV49]+gap;[.AW48]+gap))">
            <text:p/>
          </table:table-cell>
          <table:table-cell table:style-name="ce15" table:formula="of:=IF(OR([.AX$4]=&quot;&quot;;[.$D49]=&quot;&quot;);&quot;&quot;;MAX([.AW48]+IF([.AX$4]=[.$D49];match;mismatch);[.AW49]+gap;[.AX48]+gap))">
            <text:p/>
          </table:table-cell>
          <table:table-cell table:style-name="ce15" table:formula="of:=IF(OR([.AY$4]=&quot;&quot;;[.$D49]=&quot;&quot;);&quot;&quot;;MAX([.AX48]+IF([.AY$4]=[.$D49];match;mismatch);[.AX49]+gap;[.AY48]+gap))">
            <text:p/>
          </table:table-cell>
          <table:table-cell table:style-name="ce15" table:formula="of:=IF(OR([.AZ$4]=&quot;&quot;;[.$D49]=&quot;&quot;);&quot;&quot;;MAX([.AY48]+IF([.AZ$4]=[.$D49];match;mismatch);[.AY49]+gap;[.AZ48]+gap))">
            <text:p/>
          </table:table-cell>
          <table:table-cell table:style-name="ce15" table:formula="of:=IF(OR([.BA$4]=&quot;&quot;;[.$D49]=&quot;&quot;);&quot;&quot;;MAX([.AZ48]+IF([.BA$4]=[.$D49];match;mismatch);[.AZ49]+gap;[.BA48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50]=&quot;&quot;;&quot;&quot;;gap*(ROW()-ROW(start2)+1))">
            <text:p/>
          </table:table-cell>
          <table:table-cell table:style-name="ce15" table:formula="of:=IF(OR([.F$4]=&quot;&quot;;[.$D50]=&quot;&quot;);&quot;&quot;;MAX([.E49]+IF([.F$4]=[.$D50];match;mismatch);[.E50]+gap;[.F49]+gap))">
            <text:p/>
          </table:table-cell>
          <table:table-cell table:style-name="ce15" table:formula="of:=IF(OR([.G$4]=&quot;&quot;;[.$D50]=&quot;&quot;);&quot;&quot;;MAX([.F49]+IF([.G$4]=[.$D50];match;mismatch);[.F50]+gap;[.G49]+gap))">
            <text:p/>
          </table:table-cell>
          <table:table-cell table:style-name="ce15" table:formula="of:=IF(OR([.H$4]=&quot;&quot;;[.$D50]=&quot;&quot;);&quot;&quot;;MAX([.G49]+IF([.H$4]=[.$D50];match;mismatch);[.G50]+gap;[.H49]+gap))">
            <text:p/>
          </table:table-cell>
          <table:table-cell table:style-name="ce15" table:formula="of:=IF(OR([.I$4]=&quot;&quot;;[.$D50]=&quot;&quot;);&quot;&quot;;MAX([.H49]+IF([.I$4]=[.$D50];match;mismatch);[.H50]+gap;[.I49]+gap))">
            <text:p/>
          </table:table-cell>
          <table:table-cell table:style-name="ce15" table:formula="of:=IF(OR([.J$4]=&quot;&quot;;[.$D50]=&quot;&quot;);&quot;&quot;;MAX([.I49]+IF([.J$4]=[.$D50];match;mismatch);[.I50]+gap;[.J49]+gap))">
            <text:p/>
          </table:table-cell>
          <table:table-cell table:style-name="ce15" table:formula="of:=IF(OR([.K$4]=&quot;&quot;;[.$D50]=&quot;&quot;);&quot;&quot;;MAX([.J49]+IF([.K$4]=[.$D50];match;mismatch);[.J50]+gap;[.K49]+gap))">
            <text:p/>
          </table:table-cell>
          <table:table-cell table:style-name="ce15" table:formula="of:=IF(OR([.L$4]=&quot;&quot;;[.$D50]=&quot;&quot;);&quot;&quot;;MAX([.K49]+IF([.L$4]=[.$D50];match;mismatch);[.K50]+gap;[.L49]+gap))">
            <text:p/>
          </table:table-cell>
          <table:table-cell table:style-name="ce15" table:formula="of:=IF(OR([.M$4]=&quot;&quot;;[.$D50]=&quot;&quot;);&quot;&quot;;MAX([.L49]+IF([.M$4]=[.$D50];match;mismatch);[.L50]+gap;[.M49]+gap))">
            <text:p/>
          </table:table-cell>
          <table:table-cell table:style-name="ce15" table:formula="of:=IF(OR([.N$4]=&quot;&quot;;[.$D50]=&quot;&quot;);&quot;&quot;;MAX([.M49]+IF([.N$4]=[.$D50];match;mismatch);[.M50]+gap;[.N49]+gap))">
            <text:p/>
          </table:table-cell>
          <table:table-cell table:style-name="ce15" table:formula="of:=IF(OR([.O$4]=&quot;&quot;;[.$D50]=&quot;&quot;);&quot;&quot;;MAX([.N49]+IF([.O$4]=[.$D50];match;mismatch);[.N50]+gap;[.O49]+gap))">
            <text:p/>
          </table:table-cell>
          <table:table-cell table:style-name="ce15" table:formula="of:=IF(OR([.P$4]=&quot;&quot;;[.$D50]=&quot;&quot;);&quot;&quot;;MAX([.O49]+IF([.P$4]=[.$D50];match;mismatch);[.O50]+gap;[.P49]+gap))">
            <text:p/>
          </table:table-cell>
          <table:table-cell table:style-name="ce15" table:formula="of:=IF(OR([.Q$4]=&quot;&quot;;[.$D50]=&quot;&quot;);&quot;&quot;;MAX([.P49]+IF([.Q$4]=[.$D50];match;mismatch);[.P50]+gap;[.Q49]+gap))">
            <text:p/>
          </table:table-cell>
          <table:table-cell table:style-name="ce15" table:formula="of:=IF(OR([.R$4]=&quot;&quot;;[.$D50]=&quot;&quot;);&quot;&quot;;MAX([.Q49]+IF([.R$4]=[.$D50];match;mismatch);[.Q50]+gap;[.R49]+gap))">
            <text:p/>
          </table:table-cell>
          <table:table-cell table:style-name="ce15" table:formula="of:=IF(OR([.S$4]=&quot;&quot;;[.$D50]=&quot;&quot;);&quot;&quot;;MAX([.R49]+IF([.S$4]=[.$D50];match;mismatch);[.R50]+gap;[.S49]+gap))">
            <text:p/>
          </table:table-cell>
          <table:table-cell table:style-name="ce15" table:formula="of:=IF(OR([.T$4]=&quot;&quot;;[.$D50]=&quot;&quot;);&quot;&quot;;MAX([.S49]+IF([.T$4]=[.$D50];match;mismatch);[.S50]+gap;[.T49]+gap))">
            <text:p/>
          </table:table-cell>
          <table:table-cell table:style-name="ce15" table:formula="of:=IF(OR([.U$4]=&quot;&quot;;[.$D50]=&quot;&quot;);&quot;&quot;;MAX([.T49]+IF([.U$4]=[.$D50];match;mismatch);[.T50]+gap;[.U49]+gap))">
            <text:p/>
          </table:table-cell>
          <table:table-cell table:style-name="ce15" table:formula="of:=IF(OR([.V$4]=&quot;&quot;;[.$D50]=&quot;&quot;);&quot;&quot;;MAX([.U49]+IF([.V$4]=[.$D50];match;mismatch);[.U50]+gap;[.V49]+gap))">
            <text:p/>
          </table:table-cell>
          <table:table-cell table:style-name="ce15" table:formula="of:=IF(OR([.W$4]=&quot;&quot;;[.$D50]=&quot;&quot;);&quot;&quot;;MAX([.V49]+IF([.W$4]=[.$D50];match;mismatch);[.V50]+gap;[.W49]+gap))">
            <text:p/>
          </table:table-cell>
          <table:table-cell table:style-name="ce15" table:formula="of:=IF(OR([.X$4]=&quot;&quot;;[.$D50]=&quot;&quot;);&quot;&quot;;MAX([.W49]+IF([.X$4]=[.$D50];match;mismatch);[.W50]+gap;[.X49]+gap))">
            <text:p/>
          </table:table-cell>
          <table:table-cell table:style-name="ce15" table:formula="of:=IF(OR([.Y$4]=&quot;&quot;;[.$D50]=&quot;&quot;);&quot;&quot;;MAX([.X49]+IF([.Y$4]=[.$D50];match;mismatch);[.X50]+gap;[.Y49]+gap))">
            <text:p/>
          </table:table-cell>
          <table:table-cell table:style-name="ce15" table:formula="of:=IF(OR([.Z$4]=&quot;&quot;;[.$D50]=&quot;&quot;);&quot;&quot;;MAX([.Y49]+IF([.Z$4]=[.$D50];match;mismatch);[.Y50]+gap;[.Z49]+gap))">
            <text:p/>
          </table:table-cell>
          <table:table-cell table:style-name="ce15" table:formula="of:=IF(OR([.AA$4]=&quot;&quot;;[.$D50]=&quot;&quot;);&quot;&quot;;MAX([.Z49]+IF([.AA$4]=[.$D50];match;mismatch);[.Z50]+gap;[.AA49]+gap))">
            <text:p/>
          </table:table-cell>
          <table:table-cell table:style-name="ce15" table:formula="of:=IF(OR([.AB$4]=&quot;&quot;;[.$D50]=&quot;&quot;);&quot;&quot;;MAX([.AA49]+IF([.AB$4]=[.$D50];match;mismatch);[.AA50]+gap;[.AB49]+gap))">
            <text:p/>
          </table:table-cell>
          <table:table-cell table:style-name="ce15" table:formula="of:=IF(OR([.AC$4]=&quot;&quot;;[.$D50]=&quot;&quot;);&quot;&quot;;MAX([.AB49]+IF([.AC$4]=[.$D50];match;mismatch);[.AB50]+gap;[.AC49]+gap))">
            <text:p/>
          </table:table-cell>
          <table:table-cell table:style-name="ce15" table:formula="of:=IF(OR([.AD$4]=&quot;&quot;;[.$D50]=&quot;&quot;);&quot;&quot;;MAX([.AC49]+IF([.AD$4]=[.$D50];match;mismatch);[.AC50]+gap;[.AD49]+gap))">
            <text:p/>
          </table:table-cell>
          <table:table-cell table:style-name="ce15" table:formula="of:=IF(OR([.AE$4]=&quot;&quot;;[.$D50]=&quot;&quot;);&quot;&quot;;MAX([.AD49]+IF([.AE$4]=[.$D50];match;mismatch);[.AD50]+gap;[.AE49]+gap))">
            <text:p/>
          </table:table-cell>
          <table:table-cell table:style-name="ce15" table:formula="of:=IF(OR([.AF$4]=&quot;&quot;;[.$D50]=&quot;&quot;);&quot;&quot;;MAX([.AE49]+IF([.AF$4]=[.$D50];match;mismatch);[.AE50]+gap;[.AF49]+gap))">
            <text:p/>
          </table:table-cell>
          <table:table-cell table:style-name="ce15" table:formula="of:=IF(OR([.AG$4]=&quot;&quot;;[.$D50]=&quot;&quot;);&quot;&quot;;MAX([.AF49]+IF([.AG$4]=[.$D50];match;mismatch);[.AF50]+gap;[.AG49]+gap))">
            <text:p/>
          </table:table-cell>
          <table:table-cell table:style-name="ce15" table:formula="of:=IF(OR([.AH$4]=&quot;&quot;;[.$D50]=&quot;&quot;);&quot;&quot;;MAX([.AG49]+IF([.AH$4]=[.$D50];match;mismatch);[.AG50]+gap;[.AH49]+gap))">
            <text:p/>
          </table:table-cell>
          <table:table-cell table:style-name="ce15" table:formula="of:=IF(OR([.AI$4]=&quot;&quot;;[.$D50]=&quot;&quot;);&quot;&quot;;MAX([.AH49]+IF([.AI$4]=[.$D50];match;mismatch);[.AH50]+gap;[.AI49]+gap))">
            <text:p/>
          </table:table-cell>
          <table:table-cell table:style-name="ce15" table:formula="of:=IF(OR([.AJ$4]=&quot;&quot;;[.$D50]=&quot;&quot;);&quot;&quot;;MAX([.AI49]+IF([.AJ$4]=[.$D50];match;mismatch);[.AI50]+gap;[.AJ49]+gap))">
            <text:p/>
          </table:table-cell>
          <table:table-cell table:style-name="ce15" table:formula="of:=IF(OR([.AK$4]=&quot;&quot;;[.$D50]=&quot;&quot;);&quot;&quot;;MAX([.AJ49]+IF([.AK$4]=[.$D50];match;mismatch);[.AJ50]+gap;[.AK49]+gap))">
            <text:p/>
          </table:table-cell>
          <table:table-cell table:style-name="ce15" table:formula="of:=IF(OR([.AL$4]=&quot;&quot;;[.$D50]=&quot;&quot;);&quot;&quot;;MAX([.AK49]+IF([.AL$4]=[.$D50];match;mismatch);[.AK50]+gap;[.AL49]+gap))">
            <text:p/>
          </table:table-cell>
          <table:table-cell table:style-name="ce15" table:formula="of:=IF(OR([.AM$4]=&quot;&quot;;[.$D50]=&quot;&quot;);&quot;&quot;;MAX([.AL49]+IF([.AM$4]=[.$D50];match;mismatch);[.AL50]+gap;[.AM49]+gap))">
            <text:p/>
          </table:table-cell>
          <table:table-cell table:style-name="ce15" table:formula="of:=IF(OR([.AN$4]=&quot;&quot;;[.$D50]=&quot;&quot;);&quot;&quot;;MAX([.AM49]+IF([.AN$4]=[.$D50];match;mismatch);[.AM50]+gap;[.AN49]+gap))">
            <text:p/>
          </table:table-cell>
          <table:table-cell table:style-name="ce15" table:formula="of:=IF(OR([.AO$4]=&quot;&quot;;[.$D50]=&quot;&quot;);&quot;&quot;;MAX([.AN49]+IF([.AO$4]=[.$D50];match;mismatch);[.AN50]+gap;[.AO49]+gap))">
            <text:p/>
          </table:table-cell>
          <table:table-cell table:style-name="ce15" table:formula="of:=IF(OR([.AP$4]=&quot;&quot;;[.$D50]=&quot;&quot;);&quot;&quot;;MAX([.AO49]+IF([.AP$4]=[.$D50];match;mismatch);[.AO50]+gap;[.AP49]+gap))">
            <text:p/>
          </table:table-cell>
          <table:table-cell table:style-name="ce15" table:formula="of:=IF(OR([.AQ$4]=&quot;&quot;;[.$D50]=&quot;&quot;);&quot;&quot;;MAX([.AP49]+IF([.AQ$4]=[.$D50];match;mismatch);[.AP50]+gap;[.AQ49]+gap))">
            <text:p/>
          </table:table-cell>
          <table:table-cell table:style-name="ce15" table:formula="of:=IF(OR([.AR$4]=&quot;&quot;;[.$D50]=&quot;&quot;);&quot;&quot;;MAX([.AQ49]+IF([.AR$4]=[.$D50];match;mismatch);[.AQ50]+gap;[.AR49]+gap))">
            <text:p/>
          </table:table-cell>
          <table:table-cell table:style-name="ce15" table:formula="of:=IF(OR([.AS$4]=&quot;&quot;;[.$D50]=&quot;&quot;);&quot;&quot;;MAX([.AR49]+IF([.AS$4]=[.$D50];match;mismatch);[.AR50]+gap;[.AS49]+gap))">
            <text:p/>
          </table:table-cell>
          <table:table-cell table:style-name="ce15" table:formula="of:=IF(OR([.AT$4]=&quot;&quot;;[.$D50]=&quot;&quot;);&quot;&quot;;MAX([.AS49]+IF([.AT$4]=[.$D50];match;mismatch);[.AS50]+gap;[.AT49]+gap))">
            <text:p/>
          </table:table-cell>
          <table:table-cell table:style-name="ce15" table:formula="of:=IF(OR([.AU$4]=&quot;&quot;;[.$D50]=&quot;&quot;);&quot;&quot;;MAX([.AT49]+IF([.AU$4]=[.$D50];match;mismatch);[.AT50]+gap;[.AU49]+gap))">
            <text:p/>
          </table:table-cell>
          <table:table-cell table:style-name="ce15" table:formula="of:=IF(OR([.AV$4]=&quot;&quot;;[.$D50]=&quot;&quot;);&quot;&quot;;MAX([.AU49]+IF([.AV$4]=[.$D50];match;mismatch);[.AU50]+gap;[.AV49]+gap))">
            <text:p/>
          </table:table-cell>
          <table:table-cell table:style-name="ce15" table:formula="of:=IF(OR([.AW$4]=&quot;&quot;;[.$D50]=&quot;&quot;);&quot;&quot;;MAX([.AV49]+IF([.AW$4]=[.$D50];match;mismatch);[.AV50]+gap;[.AW49]+gap))">
            <text:p/>
          </table:table-cell>
          <table:table-cell table:style-name="ce15" table:formula="of:=IF(OR([.AX$4]=&quot;&quot;;[.$D50]=&quot;&quot;);&quot;&quot;;MAX([.AW49]+IF([.AX$4]=[.$D50];match;mismatch);[.AW50]+gap;[.AX49]+gap))">
            <text:p/>
          </table:table-cell>
          <table:table-cell table:style-name="ce15" table:formula="of:=IF(OR([.AY$4]=&quot;&quot;;[.$D50]=&quot;&quot;);&quot;&quot;;MAX([.AX49]+IF([.AY$4]=[.$D50];match;mismatch);[.AX50]+gap;[.AY49]+gap))">
            <text:p/>
          </table:table-cell>
          <table:table-cell table:style-name="ce15" table:formula="of:=IF(OR([.AZ$4]=&quot;&quot;;[.$D50]=&quot;&quot;);&quot;&quot;;MAX([.AY49]+IF([.AZ$4]=[.$D50];match;mismatch);[.AY50]+gap;[.AZ49]+gap))">
            <text:p/>
          </table:table-cell>
          <table:table-cell table:style-name="ce15" table:formula="of:=IF(OR([.BA$4]=&quot;&quot;;[.$D50]=&quot;&quot;);&quot;&quot;;MAX([.AZ49]+IF([.BA$4]=[.$D50];match;mismatch);[.AZ50]+gap;[.BA49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51]=&quot;&quot;;&quot;&quot;;gap*(ROW()-ROW(start2)+1))">
            <text:p/>
          </table:table-cell>
          <table:table-cell table:style-name="ce15" table:formula="of:=IF(OR([.F$4]=&quot;&quot;;[.$D51]=&quot;&quot;);&quot;&quot;;MAX([.E50]+IF([.F$4]=[.$D51];match;mismatch);[.E51]+gap;[.F50]+gap))">
            <text:p/>
          </table:table-cell>
          <table:table-cell table:style-name="ce15" table:formula="of:=IF(OR([.G$4]=&quot;&quot;;[.$D51]=&quot;&quot;);&quot;&quot;;MAX([.F50]+IF([.G$4]=[.$D51];match;mismatch);[.F51]+gap;[.G50]+gap))">
            <text:p/>
          </table:table-cell>
          <table:table-cell table:style-name="ce15" table:formula="of:=IF(OR([.H$4]=&quot;&quot;;[.$D51]=&quot;&quot;);&quot;&quot;;MAX([.G50]+IF([.H$4]=[.$D51];match;mismatch);[.G51]+gap;[.H50]+gap))">
            <text:p/>
          </table:table-cell>
          <table:table-cell table:style-name="ce15" table:formula="of:=IF(OR([.I$4]=&quot;&quot;;[.$D51]=&quot;&quot;);&quot;&quot;;MAX([.H50]+IF([.I$4]=[.$D51];match;mismatch);[.H51]+gap;[.I50]+gap))">
            <text:p/>
          </table:table-cell>
          <table:table-cell table:style-name="ce15" table:formula="of:=IF(OR([.J$4]=&quot;&quot;;[.$D51]=&quot;&quot;);&quot;&quot;;MAX([.I50]+IF([.J$4]=[.$D51];match;mismatch);[.I51]+gap;[.J50]+gap))">
            <text:p/>
          </table:table-cell>
          <table:table-cell table:style-name="ce15" table:formula="of:=IF(OR([.K$4]=&quot;&quot;;[.$D51]=&quot;&quot;);&quot;&quot;;MAX([.J50]+IF([.K$4]=[.$D51];match;mismatch);[.J51]+gap;[.K50]+gap))">
            <text:p/>
          </table:table-cell>
          <table:table-cell table:style-name="ce15" table:formula="of:=IF(OR([.L$4]=&quot;&quot;;[.$D51]=&quot;&quot;);&quot;&quot;;MAX([.K50]+IF([.L$4]=[.$D51];match;mismatch);[.K51]+gap;[.L50]+gap))">
            <text:p/>
          </table:table-cell>
          <table:table-cell table:style-name="ce15" table:formula="of:=IF(OR([.M$4]=&quot;&quot;;[.$D51]=&quot;&quot;);&quot;&quot;;MAX([.L50]+IF([.M$4]=[.$D51];match;mismatch);[.L51]+gap;[.M50]+gap))">
            <text:p/>
          </table:table-cell>
          <table:table-cell table:style-name="ce15" table:formula="of:=IF(OR([.N$4]=&quot;&quot;;[.$D51]=&quot;&quot;);&quot;&quot;;MAX([.M50]+IF([.N$4]=[.$D51];match;mismatch);[.M51]+gap;[.N50]+gap))">
            <text:p/>
          </table:table-cell>
          <table:table-cell table:style-name="ce15" table:formula="of:=IF(OR([.O$4]=&quot;&quot;;[.$D51]=&quot;&quot;);&quot;&quot;;MAX([.N50]+IF([.O$4]=[.$D51];match;mismatch);[.N51]+gap;[.O50]+gap))">
            <text:p/>
          </table:table-cell>
          <table:table-cell table:style-name="ce15" table:formula="of:=IF(OR([.P$4]=&quot;&quot;;[.$D51]=&quot;&quot;);&quot;&quot;;MAX([.O50]+IF([.P$4]=[.$D51];match;mismatch);[.O51]+gap;[.P50]+gap))">
            <text:p/>
          </table:table-cell>
          <table:table-cell table:style-name="ce15" table:formula="of:=IF(OR([.Q$4]=&quot;&quot;;[.$D51]=&quot;&quot;);&quot;&quot;;MAX([.P50]+IF([.Q$4]=[.$D51];match;mismatch);[.P51]+gap;[.Q50]+gap))">
            <text:p/>
          </table:table-cell>
          <table:table-cell table:style-name="ce15" table:formula="of:=IF(OR([.R$4]=&quot;&quot;;[.$D51]=&quot;&quot;);&quot;&quot;;MAX([.Q50]+IF([.R$4]=[.$D51];match;mismatch);[.Q51]+gap;[.R50]+gap))">
            <text:p/>
          </table:table-cell>
          <table:table-cell table:style-name="ce15" table:formula="of:=IF(OR([.S$4]=&quot;&quot;;[.$D51]=&quot;&quot;);&quot;&quot;;MAX([.R50]+IF([.S$4]=[.$D51];match;mismatch);[.R51]+gap;[.S50]+gap))">
            <text:p/>
          </table:table-cell>
          <table:table-cell table:style-name="ce15" table:formula="of:=IF(OR([.T$4]=&quot;&quot;;[.$D51]=&quot;&quot;);&quot;&quot;;MAX([.S50]+IF([.T$4]=[.$D51];match;mismatch);[.S51]+gap;[.T50]+gap))">
            <text:p/>
          </table:table-cell>
          <table:table-cell table:style-name="ce15" table:formula="of:=IF(OR([.U$4]=&quot;&quot;;[.$D51]=&quot;&quot;);&quot;&quot;;MAX([.T50]+IF([.U$4]=[.$D51];match;mismatch);[.T51]+gap;[.U50]+gap))">
            <text:p/>
          </table:table-cell>
          <table:table-cell table:style-name="ce15" table:formula="of:=IF(OR([.V$4]=&quot;&quot;;[.$D51]=&quot;&quot;);&quot;&quot;;MAX([.U50]+IF([.V$4]=[.$D51];match;mismatch);[.U51]+gap;[.V50]+gap))">
            <text:p/>
          </table:table-cell>
          <table:table-cell table:style-name="ce15" table:formula="of:=IF(OR([.W$4]=&quot;&quot;;[.$D51]=&quot;&quot;);&quot;&quot;;MAX([.V50]+IF([.W$4]=[.$D51];match;mismatch);[.V51]+gap;[.W50]+gap))">
            <text:p/>
          </table:table-cell>
          <table:table-cell table:style-name="ce15" table:formula="of:=IF(OR([.X$4]=&quot;&quot;;[.$D51]=&quot;&quot;);&quot;&quot;;MAX([.W50]+IF([.X$4]=[.$D51];match;mismatch);[.W51]+gap;[.X50]+gap))">
            <text:p/>
          </table:table-cell>
          <table:table-cell table:style-name="ce15" table:formula="of:=IF(OR([.Y$4]=&quot;&quot;;[.$D51]=&quot;&quot;);&quot;&quot;;MAX([.X50]+IF([.Y$4]=[.$D51];match;mismatch);[.X51]+gap;[.Y50]+gap))">
            <text:p/>
          </table:table-cell>
          <table:table-cell table:style-name="ce15" table:formula="of:=IF(OR([.Z$4]=&quot;&quot;;[.$D51]=&quot;&quot;);&quot;&quot;;MAX([.Y50]+IF([.Z$4]=[.$D51];match;mismatch);[.Y51]+gap;[.Z50]+gap))">
            <text:p/>
          </table:table-cell>
          <table:table-cell table:style-name="ce15" table:formula="of:=IF(OR([.AA$4]=&quot;&quot;;[.$D51]=&quot;&quot;);&quot;&quot;;MAX([.Z50]+IF([.AA$4]=[.$D51];match;mismatch);[.Z51]+gap;[.AA50]+gap))">
            <text:p/>
          </table:table-cell>
          <table:table-cell table:style-name="ce15" table:formula="of:=IF(OR([.AB$4]=&quot;&quot;;[.$D51]=&quot;&quot;);&quot;&quot;;MAX([.AA50]+IF([.AB$4]=[.$D51];match;mismatch);[.AA51]+gap;[.AB50]+gap))">
            <text:p/>
          </table:table-cell>
          <table:table-cell table:style-name="ce15" table:formula="of:=IF(OR([.AC$4]=&quot;&quot;;[.$D51]=&quot;&quot;);&quot;&quot;;MAX([.AB50]+IF([.AC$4]=[.$D51];match;mismatch);[.AB51]+gap;[.AC50]+gap))">
            <text:p/>
          </table:table-cell>
          <table:table-cell table:style-name="ce15" table:formula="of:=IF(OR([.AD$4]=&quot;&quot;;[.$D51]=&quot;&quot;);&quot;&quot;;MAX([.AC50]+IF([.AD$4]=[.$D51];match;mismatch);[.AC51]+gap;[.AD50]+gap))">
            <text:p/>
          </table:table-cell>
          <table:table-cell table:style-name="ce15" table:formula="of:=IF(OR([.AE$4]=&quot;&quot;;[.$D51]=&quot;&quot;);&quot;&quot;;MAX([.AD50]+IF([.AE$4]=[.$D51];match;mismatch);[.AD51]+gap;[.AE50]+gap))">
            <text:p/>
          </table:table-cell>
          <table:table-cell table:style-name="ce15" table:formula="of:=IF(OR([.AF$4]=&quot;&quot;;[.$D51]=&quot;&quot;);&quot;&quot;;MAX([.AE50]+IF([.AF$4]=[.$D51];match;mismatch);[.AE51]+gap;[.AF50]+gap))">
            <text:p/>
          </table:table-cell>
          <table:table-cell table:style-name="ce15" table:formula="of:=IF(OR([.AG$4]=&quot;&quot;;[.$D51]=&quot;&quot;);&quot;&quot;;MAX([.AF50]+IF([.AG$4]=[.$D51];match;mismatch);[.AF51]+gap;[.AG50]+gap))">
            <text:p/>
          </table:table-cell>
          <table:table-cell table:style-name="ce15" table:formula="of:=IF(OR([.AH$4]=&quot;&quot;;[.$D51]=&quot;&quot;);&quot;&quot;;MAX([.AG50]+IF([.AH$4]=[.$D51];match;mismatch);[.AG51]+gap;[.AH50]+gap))">
            <text:p/>
          </table:table-cell>
          <table:table-cell table:style-name="ce15" table:formula="of:=IF(OR([.AI$4]=&quot;&quot;;[.$D51]=&quot;&quot;);&quot;&quot;;MAX([.AH50]+IF([.AI$4]=[.$D51];match;mismatch);[.AH51]+gap;[.AI50]+gap))">
            <text:p/>
          </table:table-cell>
          <table:table-cell table:style-name="ce15" table:formula="of:=IF(OR([.AJ$4]=&quot;&quot;;[.$D51]=&quot;&quot;);&quot;&quot;;MAX([.AI50]+IF([.AJ$4]=[.$D51];match;mismatch);[.AI51]+gap;[.AJ50]+gap))">
            <text:p/>
          </table:table-cell>
          <table:table-cell table:style-name="ce15" table:formula="of:=IF(OR([.AK$4]=&quot;&quot;;[.$D51]=&quot;&quot;);&quot;&quot;;MAX([.AJ50]+IF([.AK$4]=[.$D51];match;mismatch);[.AJ51]+gap;[.AK50]+gap))">
            <text:p/>
          </table:table-cell>
          <table:table-cell table:style-name="ce15" table:formula="of:=IF(OR([.AL$4]=&quot;&quot;;[.$D51]=&quot;&quot;);&quot;&quot;;MAX([.AK50]+IF([.AL$4]=[.$D51];match;mismatch);[.AK51]+gap;[.AL50]+gap))">
            <text:p/>
          </table:table-cell>
          <table:table-cell table:style-name="ce15" table:formula="of:=IF(OR([.AM$4]=&quot;&quot;;[.$D51]=&quot;&quot;);&quot;&quot;;MAX([.AL50]+IF([.AM$4]=[.$D51];match;mismatch);[.AL51]+gap;[.AM50]+gap))">
            <text:p/>
          </table:table-cell>
          <table:table-cell table:style-name="ce15" table:formula="of:=IF(OR([.AN$4]=&quot;&quot;;[.$D51]=&quot;&quot;);&quot;&quot;;MAX([.AM50]+IF([.AN$4]=[.$D51];match;mismatch);[.AM51]+gap;[.AN50]+gap))">
            <text:p/>
          </table:table-cell>
          <table:table-cell table:style-name="ce15" table:formula="of:=IF(OR([.AO$4]=&quot;&quot;;[.$D51]=&quot;&quot;);&quot;&quot;;MAX([.AN50]+IF([.AO$4]=[.$D51];match;mismatch);[.AN51]+gap;[.AO50]+gap))">
            <text:p/>
          </table:table-cell>
          <table:table-cell table:style-name="ce15" table:formula="of:=IF(OR([.AP$4]=&quot;&quot;;[.$D51]=&quot;&quot;);&quot;&quot;;MAX([.AO50]+IF([.AP$4]=[.$D51];match;mismatch);[.AO51]+gap;[.AP50]+gap))">
            <text:p/>
          </table:table-cell>
          <table:table-cell table:style-name="ce15" table:formula="of:=IF(OR([.AQ$4]=&quot;&quot;;[.$D51]=&quot;&quot;);&quot;&quot;;MAX([.AP50]+IF([.AQ$4]=[.$D51];match;mismatch);[.AP51]+gap;[.AQ50]+gap))">
            <text:p/>
          </table:table-cell>
          <table:table-cell table:style-name="ce15" table:formula="of:=IF(OR([.AR$4]=&quot;&quot;;[.$D51]=&quot;&quot;);&quot;&quot;;MAX([.AQ50]+IF([.AR$4]=[.$D51];match;mismatch);[.AQ51]+gap;[.AR50]+gap))">
            <text:p/>
          </table:table-cell>
          <table:table-cell table:style-name="ce15" table:formula="of:=IF(OR([.AS$4]=&quot;&quot;;[.$D51]=&quot;&quot;);&quot;&quot;;MAX([.AR50]+IF([.AS$4]=[.$D51];match;mismatch);[.AR51]+gap;[.AS50]+gap))">
            <text:p/>
          </table:table-cell>
          <table:table-cell table:style-name="ce15" table:formula="of:=IF(OR([.AT$4]=&quot;&quot;;[.$D51]=&quot;&quot;);&quot;&quot;;MAX([.AS50]+IF([.AT$4]=[.$D51];match;mismatch);[.AS51]+gap;[.AT50]+gap))">
            <text:p/>
          </table:table-cell>
          <table:table-cell table:style-name="ce15" table:formula="of:=IF(OR([.AU$4]=&quot;&quot;;[.$D51]=&quot;&quot;);&quot;&quot;;MAX([.AT50]+IF([.AU$4]=[.$D51];match;mismatch);[.AT51]+gap;[.AU50]+gap))">
            <text:p/>
          </table:table-cell>
          <table:table-cell table:style-name="ce15" table:formula="of:=IF(OR([.AV$4]=&quot;&quot;;[.$D51]=&quot;&quot;);&quot;&quot;;MAX([.AU50]+IF([.AV$4]=[.$D51];match;mismatch);[.AU51]+gap;[.AV50]+gap))">
            <text:p/>
          </table:table-cell>
          <table:table-cell table:style-name="ce15" table:formula="of:=IF(OR([.AW$4]=&quot;&quot;;[.$D51]=&quot;&quot;);&quot;&quot;;MAX([.AV50]+IF([.AW$4]=[.$D51];match;mismatch);[.AV51]+gap;[.AW50]+gap))">
            <text:p/>
          </table:table-cell>
          <table:table-cell table:style-name="ce15" table:formula="of:=IF(OR([.AX$4]=&quot;&quot;;[.$D51]=&quot;&quot;);&quot;&quot;;MAX([.AW50]+IF([.AX$4]=[.$D51];match;mismatch);[.AW51]+gap;[.AX50]+gap))">
            <text:p/>
          </table:table-cell>
          <table:table-cell table:style-name="ce15" table:formula="of:=IF(OR([.AY$4]=&quot;&quot;;[.$D51]=&quot;&quot;);&quot;&quot;;MAX([.AX50]+IF([.AY$4]=[.$D51];match;mismatch);[.AX51]+gap;[.AY50]+gap))">
            <text:p/>
          </table:table-cell>
          <table:table-cell table:style-name="ce15" table:formula="of:=IF(OR([.AZ$4]=&quot;&quot;;[.$D51]=&quot;&quot;);&quot;&quot;;MAX([.AY50]+IF([.AZ$4]=[.$D51];match;mismatch);[.AY51]+gap;[.AZ50]+gap))">
            <text:p/>
          </table:table-cell>
          <table:table-cell table:style-name="ce15" table:formula="of:=IF(OR([.BA$4]=&quot;&quot;;[.$D51]=&quot;&quot;);&quot;&quot;;MAX([.AZ50]+IF([.BA$4]=[.$D51];match;mismatch);[.AZ51]+gap;[.BA50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52]=&quot;&quot;;&quot;&quot;;gap*(ROW()-ROW(start2)+1))">
            <text:p/>
          </table:table-cell>
          <table:table-cell table:style-name="ce15" table:formula="of:=IF(OR([.F$4]=&quot;&quot;;[.$D52]=&quot;&quot;);&quot;&quot;;MAX([.E51]+IF([.F$4]=[.$D52];match;mismatch);[.E52]+gap;[.F51]+gap))">
            <text:p/>
          </table:table-cell>
          <table:table-cell table:style-name="ce15" table:formula="of:=IF(OR([.G$4]=&quot;&quot;;[.$D52]=&quot;&quot;);&quot;&quot;;MAX([.F51]+IF([.G$4]=[.$D52];match;mismatch);[.F52]+gap;[.G51]+gap))">
            <text:p/>
          </table:table-cell>
          <table:table-cell table:style-name="ce15" table:formula="of:=IF(OR([.H$4]=&quot;&quot;;[.$D52]=&quot;&quot;);&quot;&quot;;MAX([.G51]+IF([.H$4]=[.$D52];match;mismatch);[.G52]+gap;[.H51]+gap))">
            <text:p/>
          </table:table-cell>
          <table:table-cell table:style-name="ce15" table:formula="of:=IF(OR([.I$4]=&quot;&quot;;[.$D52]=&quot;&quot;);&quot;&quot;;MAX([.H51]+IF([.I$4]=[.$D52];match;mismatch);[.H52]+gap;[.I51]+gap))">
            <text:p/>
          </table:table-cell>
          <table:table-cell table:style-name="ce15" table:formula="of:=IF(OR([.J$4]=&quot;&quot;;[.$D52]=&quot;&quot;);&quot;&quot;;MAX([.I51]+IF([.J$4]=[.$D52];match;mismatch);[.I52]+gap;[.J51]+gap))">
            <text:p/>
          </table:table-cell>
          <table:table-cell table:style-name="ce15" table:formula="of:=IF(OR([.K$4]=&quot;&quot;;[.$D52]=&quot;&quot;);&quot;&quot;;MAX([.J51]+IF([.K$4]=[.$D52];match;mismatch);[.J52]+gap;[.K51]+gap))">
            <text:p/>
          </table:table-cell>
          <table:table-cell table:style-name="ce15" table:formula="of:=IF(OR([.L$4]=&quot;&quot;;[.$D52]=&quot;&quot;);&quot;&quot;;MAX([.K51]+IF([.L$4]=[.$D52];match;mismatch);[.K52]+gap;[.L51]+gap))">
            <text:p/>
          </table:table-cell>
          <table:table-cell table:style-name="ce15" table:formula="of:=IF(OR([.M$4]=&quot;&quot;;[.$D52]=&quot;&quot;);&quot;&quot;;MAX([.L51]+IF([.M$4]=[.$D52];match;mismatch);[.L52]+gap;[.M51]+gap))">
            <text:p/>
          </table:table-cell>
          <table:table-cell table:style-name="ce15" table:formula="of:=IF(OR([.N$4]=&quot;&quot;;[.$D52]=&quot;&quot;);&quot;&quot;;MAX([.M51]+IF([.N$4]=[.$D52];match;mismatch);[.M52]+gap;[.N51]+gap))">
            <text:p/>
          </table:table-cell>
          <table:table-cell table:style-name="ce15" table:formula="of:=IF(OR([.O$4]=&quot;&quot;;[.$D52]=&quot;&quot;);&quot;&quot;;MAX([.N51]+IF([.O$4]=[.$D52];match;mismatch);[.N52]+gap;[.O51]+gap))">
            <text:p/>
          </table:table-cell>
          <table:table-cell table:style-name="ce15" table:formula="of:=IF(OR([.P$4]=&quot;&quot;;[.$D52]=&quot;&quot;);&quot;&quot;;MAX([.O51]+IF([.P$4]=[.$D52];match;mismatch);[.O52]+gap;[.P51]+gap))">
            <text:p/>
          </table:table-cell>
          <table:table-cell table:style-name="ce15" table:formula="of:=IF(OR([.Q$4]=&quot;&quot;;[.$D52]=&quot;&quot;);&quot;&quot;;MAX([.P51]+IF([.Q$4]=[.$D52];match;mismatch);[.P52]+gap;[.Q51]+gap))">
            <text:p/>
          </table:table-cell>
          <table:table-cell table:style-name="ce15" table:formula="of:=IF(OR([.R$4]=&quot;&quot;;[.$D52]=&quot;&quot;);&quot;&quot;;MAX([.Q51]+IF([.R$4]=[.$D52];match;mismatch);[.Q52]+gap;[.R51]+gap))">
            <text:p/>
          </table:table-cell>
          <table:table-cell table:style-name="ce15" table:formula="of:=IF(OR([.S$4]=&quot;&quot;;[.$D52]=&quot;&quot;);&quot;&quot;;MAX([.R51]+IF([.S$4]=[.$D52];match;mismatch);[.R52]+gap;[.S51]+gap))">
            <text:p/>
          </table:table-cell>
          <table:table-cell table:style-name="ce15" table:formula="of:=IF(OR([.T$4]=&quot;&quot;;[.$D52]=&quot;&quot;);&quot;&quot;;MAX([.S51]+IF([.T$4]=[.$D52];match;mismatch);[.S52]+gap;[.T51]+gap))">
            <text:p/>
          </table:table-cell>
          <table:table-cell table:style-name="ce15" table:formula="of:=IF(OR([.U$4]=&quot;&quot;;[.$D52]=&quot;&quot;);&quot;&quot;;MAX([.T51]+IF([.U$4]=[.$D52];match;mismatch);[.T52]+gap;[.U51]+gap))">
            <text:p/>
          </table:table-cell>
          <table:table-cell table:style-name="ce15" table:formula="of:=IF(OR([.V$4]=&quot;&quot;;[.$D52]=&quot;&quot;);&quot;&quot;;MAX([.U51]+IF([.V$4]=[.$D52];match;mismatch);[.U52]+gap;[.V51]+gap))">
            <text:p/>
          </table:table-cell>
          <table:table-cell table:style-name="ce15" table:formula="of:=IF(OR([.W$4]=&quot;&quot;;[.$D52]=&quot;&quot;);&quot;&quot;;MAX([.V51]+IF([.W$4]=[.$D52];match;mismatch);[.V52]+gap;[.W51]+gap))">
            <text:p/>
          </table:table-cell>
          <table:table-cell table:style-name="ce15" table:formula="of:=IF(OR([.X$4]=&quot;&quot;;[.$D52]=&quot;&quot;);&quot;&quot;;MAX([.W51]+IF([.X$4]=[.$D52];match;mismatch);[.W52]+gap;[.X51]+gap))">
            <text:p/>
          </table:table-cell>
          <table:table-cell table:style-name="ce15" table:formula="of:=IF(OR([.Y$4]=&quot;&quot;;[.$D52]=&quot;&quot;);&quot;&quot;;MAX([.X51]+IF([.Y$4]=[.$D52];match;mismatch);[.X52]+gap;[.Y51]+gap))">
            <text:p/>
          </table:table-cell>
          <table:table-cell table:style-name="ce15" table:formula="of:=IF(OR([.Z$4]=&quot;&quot;;[.$D52]=&quot;&quot;);&quot;&quot;;MAX([.Y51]+IF([.Z$4]=[.$D52];match;mismatch);[.Y52]+gap;[.Z51]+gap))">
            <text:p/>
          </table:table-cell>
          <table:table-cell table:style-name="ce15" table:formula="of:=IF(OR([.AA$4]=&quot;&quot;;[.$D52]=&quot;&quot;);&quot;&quot;;MAX([.Z51]+IF([.AA$4]=[.$D52];match;mismatch);[.Z52]+gap;[.AA51]+gap))">
            <text:p/>
          </table:table-cell>
          <table:table-cell table:style-name="ce15" table:formula="of:=IF(OR([.AB$4]=&quot;&quot;;[.$D52]=&quot;&quot;);&quot;&quot;;MAX([.AA51]+IF([.AB$4]=[.$D52];match;mismatch);[.AA52]+gap;[.AB51]+gap))">
            <text:p/>
          </table:table-cell>
          <table:table-cell table:style-name="ce15" table:formula="of:=IF(OR([.AC$4]=&quot;&quot;;[.$D52]=&quot;&quot;);&quot;&quot;;MAX([.AB51]+IF([.AC$4]=[.$D52];match;mismatch);[.AB52]+gap;[.AC51]+gap))">
            <text:p/>
          </table:table-cell>
          <table:table-cell table:style-name="ce15" table:formula="of:=IF(OR([.AD$4]=&quot;&quot;;[.$D52]=&quot;&quot;);&quot;&quot;;MAX([.AC51]+IF([.AD$4]=[.$D52];match;mismatch);[.AC52]+gap;[.AD51]+gap))">
            <text:p/>
          </table:table-cell>
          <table:table-cell table:style-name="ce15" table:formula="of:=IF(OR([.AE$4]=&quot;&quot;;[.$D52]=&quot;&quot;);&quot;&quot;;MAX([.AD51]+IF([.AE$4]=[.$D52];match;mismatch);[.AD52]+gap;[.AE51]+gap))">
            <text:p/>
          </table:table-cell>
          <table:table-cell table:style-name="ce15" table:formula="of:=IF(OR([.AF$4]=&quot;&quot;;[.$D52]=&quot;&quot;);&quot;&quot;;MAX([.AE51]+IF([.AF$4]=[.$D52];match;mismatch);[.AE52]+gap;[.AF51]+gap))">
            <text:p/>
          </table:table-cell>
          <table:table-cell table:style-name="ce15" table:formula="of:=IF(OR([.AG$4]=&quot;&quot;;[.$D52]=&quot;&quot;);&quot;&quot;;MAX([.AF51]+IF([.AG$4]=[.$D52];match;mismatch);[.AF52]+gap;[.AG51]+gap))">
            <text:p/>
          </table:table-cell>
          <table:table-cell table:style-name="ce15" table:formula="of:=IF(OR([.AH$4]=&quot;&quot;;[.$D52]=&quot;&quot;);&quot;&quot;;MAX([.AG51]+IF([.AH$4]=[.$D52];match;mismatch);[.AG52]+gap;[.AH51]+gap))">
            <text:p/>
          </table:table-cell>
          <table:table-cell table:style-name="ce15" table:formula="of:=IF(OR([.AI$4]=&quot;&quot;;[.$D52]=&quot;&quot;);&quot;&quot;;MAX([.AH51]+IF([.AI$4]=[.$D52];match;mismatch);[.AH52]+gap;[.AI51]+gap))">
            <text:p/>
          </table:table-cell>
          <table:table-cell table:style-name="ce15" table:formula="of:=IF(OR([.AJ$4]=&quot;&quot;;[.$D52]=&quot;&quot;);&quot;&quot;;MAX([.AI51]+IF([.AJ$4]=[.$D52];match;mismatch);[.AI52]+gap;[.AJ51]+gap))">
            <text:p/>
          </table:table-cell>
          <table:table-cell table:style-name="ce15" table:formula="of:=IF(OR([.AK$4]=&quot;&quot;;[.$D52]=&quot;&quot;);&quot;&quot;;MAX([.AJ51]+IF([.AK$4]=[.$D52];match;mismatch);[.AJ52]+gap;[.AK51]+gap))">
            <text:p/>
          </table:table-cell>
          <table:table-cell table:style-name="ce15" table:formula="of:=IF(OR([.AL$4]=&quot;&quot;;[.$D52]=&quot;&quot;);&quot;&quot;;MAX([.AK51]+IF([.AL$4]=[.$D52];match;mismatch);[.AK52]+gap;[.AL51]+gap))">
            <text:p/>
          </table:table-cell>
          <table:table-cell table:style-name="ce15" table:formula="of:=IF(OR([.AM$4]=&quot;&quot;;[.$D52]=&quot;&quot;);&quot;&quot;;MAX([.AL51]+IF([.AM$4]=[.$D52];match;mismatch);[.AL52]+gap;[.AM51]+gap))">
            <text:p/>
          </table:table-cell>
          <table:table-cell table:style-name="ce15" table:formula="of:=IF(OR([.AN$4]=&quot;&quot;;[.$D52]=&quot;&quot;);&quot;&quot;;MAX([.AM51]+IF([.AN$4]=[.$D52];match;mismatch);[.AM52]+gap;[.AN51]+gap))">
            <text:p/>
          </table:table-cell>
          <table:table-cell table:style-name="ce15" table:formula="of:=IF(OR([.AO$4]=&quot;&quot;;[.$D52]=&quot;&quot;);&quot;&quot;;MAX([.AN51]+IF([.AO$4]=[.$D52];match;mismatch);[.AN52]+gap;[.AO51]+gap))">
            <text:p/>
          </table:table-cell>
          <table:table-cell table:style-name="ce15" table:formula="of:=IF(OR([.AP$4]=&quot;&quot;;[.$D52]=&quot;&quot;);&quot;&quot;;MAX([.AO51]+IF([.AP$4]=[.$D52];match;mismatch);[.AO52]+gap;[.AP51]+gap))">
            <text:p/>
          </table:table-cell>
          <table:table-cell table:style-name="ce15" table:formula="of:=IF(OR([.AQ$4]=&quot;&quot;;[.$D52]=&quot;&quot;);&quot;&quot;;MAX([.AP51]+IF([.AQ$4]=[.$D52];match;mismatch);[.AP52]+gap;[.AQ51]+gap))">
            <text:p/>
          </table:table-cell>
          <table:table-cell table:style-name="ce15" table:formula="of:=IF(OR([.AR$4]=&quot;&quot;;[.$D52]=&quot;&quot;);&quot;&quot;;MAX([.AQ51]+IF([.AR$4]=[.$D52];match;mismatch);[.AQ52]+gap;[.AR51]+gap))">
            <text:p/>
          </table:table-cell>
          <table:table-cell table:style-name="ce15" table:formula="of:=IF(OR([.AS$4]=&quot;&quot;;[.$D52]=&quot;&quot;);&quot;&quot;;MAX([.AR51]+IF([.AS$4]=[.$D52];match;mismatch);[.AR52]+gap;[.AS51]+gap))">
            <text:p/>
          </table:table-cell>
          <table:table-cell table:style-name="ce15" table:formula="of:=IF(OR([.AT$4]=&quot;&quot;;[.$D52]=&quot;&quot;);&quot;&quot;;MAX([.AS51]+IF([.AT$4]=[.$D52];match;mismatch);[.AS52]+gap;[.AT51]+gap))">
            <text:p/>
          </table:table-cell>
          <table:table-cell table:style-name="ce15" table:formula="of:=IF(OR([.AU$4]=&quot;&quot;;[.$D52]=&quot;&quot;);&quot;&quot;;MAX([.AT51]+IF([.AU$4]=[.$D52];match;mismatch);[.AT52]+gap;[.AU51]+gap))">
            <text:p/>
          </table:table-cell>
          <table:table-cell table:style-name="ce15" table:formula="of:=IF(OR([.AV$4]=&quot;&quot;;[.$D52]=&quot;&quot;);&quot;&quot;;MAX([.AU51]+IF([.AV$4]=[.$D52];match;mismatch);[.AU52]+gap;[.AV51]+gap))">
            <text:p/>
          </table:table-cell>
          <table:table-cell table:style-name="ce15" table:formula="of:=IF(OR([.AW$4]=&quot;&quot;;[.$D52]=&quot;&quot;);&quot;&quot;;MAX([.AV51]+IF([.AW$4]=[.$D52];match;mismatch);[.AV52]+gap;[.AW51]+gap))">
            <text:p/>
          </table:table-cell>
          <table:table-cell table:style-name="ce15" table:formula="of:=IF(OR([.AX$4]=&quot;&quot;;[.$D52]=&quot;&quot;);&quot;&quot;;MAX([.AW51]+IF([.AX$4]=[.$D52];match;mismatch);[.AW52]+gap;[.AX51]+gap))">
            <text:p/>
          </table:table-cell>
          <table:table-cell table:style-name="ce15" table:formula="of:=IF(OR([.AY$4]=&quot;&quot;;[.$D52]=&quot;&quot;);&quot;&quot;;MAX([.AX51]+IF([.AY$4]=[.$D52];match;mismatch);[.AX52]+gap;[.AY51]+gap))">
            <text:p/>
          </table:table-cell>
          <table:table-cell table:style-name="ce15" table:formula="of:=IF(OR([.AZ$4]=&quot;&quot;;[.$D52]=&quot;&quot;);&quot;&quot;;MAX([.AY51]+IF([.AZ$4]=[.$D52];match;mismatch);[.AY52]+gap;[.AZ51]+gap))">
            <text:p/>
          </table:table-cell>
          <table:table-cell table:style-name="ce15" table:formula="of:=IF(OR([.BA$4]=&quot;&quot;;[.$D52]=&quot;&quot;);&quot;&quot;;MAX([.AZ51]+IF([.BA$4]=[.$D52];match;mismatch);[.AZ52]+gap;[.BA51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53]=&quot;&quot;;&quot;&quot;;gap*(ROW()-ROW(start2)+1))">
            <text:p/>
          </table:table-cell>
          <table:table-cell table:style-name="ce15" table:formula="of:=IF(OR([.F$4]=&quot;&quot;;[.$D53]=&quot;&quot;);&quot;&quot;;MAX([.E52]+IF([.F$4]=[.$D53];match;mismatch);[.E53]+gap;[.F52]+gap))">
            <text:p/>
          </table:table-cell>
          <table:table-cell table:style-name="ce15" table:formula="of:=IF(OR([.G$4]=&quot;&quot;;[.$D53]=&quot;&quot;);&quot;&quot;;MAX([.F52]+IF([.G$4]=[.$D53];match;mismatch);[.F53]+gap;[.G52]+gap))">
            <text:p/>
          </table:table-cell>
          <table:table-cell table:style-name="ce15" table:formula="of:=IF(OR([.H$4]=&quot;&quot;;[.$D53]=&quot;&quot;);&quot;&quot;;MAX([.G52]+IF([.H$4]=[.$D53];match;mismatch);[.G53]+gap;[.H52]+gap))">
            <text:p/>
          </table:table-cell>
          <table:table-cell table:style-name="ce15" table:formula="of:=IF(OR([.I$4]=&quot;&quot;;[.$D53]=&quot;&quot;);&quot;&quot;;MAX([.H52]+IF([.I$4]=[.$D53];match;mismatch);[.H53]+gap;[.I52]+gap))">
            <text:p/>
          </table:table-cell>
          <table:table-cell table:style-name="ce15" table:formula="of:=IF(OR([.J$4]=&quot;&quot;;[.$D53]=&quot;&quot;);&quot;&quot;;MAX([.I52]+IF([.J$4]=[.$D53];match;mismatch);[.I53]+gap;[.J52]+gap))">
            <text:p/>
          </table:table-cell>
          <table:table-cell table:style-name="ce15" table:formula="of:=IF(OR([.K$4]=&quot;&quot;;[.$D53]=&quot;&quot;);&quot;&quot;;MAX([.J52]+IF([.K$4]=[.$D53];match;mismatch);[.J53]+gap;[.K52]+gap))">
            <text:p/>
          </table:table-cell>
          <table:table-cell table:style-name="ce15" table:formula="of:=IF(OR([.L$4]=&quot;&quot;;[.$D53]=&quot;&quot;);&quot;&quot;;MAX([.K52]+IF([.L$4]=[.$D53];match;mismatch);[.K53]+gap;[.L52]+gap))">
            <text:p/>
          </table:table-cell>
          <table:table-cell table:style-name="ce15" table:formula="of:=IF(OR([.M$4]=&quot;&quot;;[.$D53]=&quot;&quot;);&quot;&quot;;MAX([.L52]+IF([.M$4]=[.$D53];match;mismatch);[.L53]+gap;[.M52]+gap))">
            <text:p/>
          </table:table-cell>
          <table:table-cell table:style-name="ce15" table:formula="of:=IF(OR([.N$4]=&quot;&quot;;[.$D53]=&quot;&quot;);&quot;&quot;;MAX([.M52]+IF([.N$4]=[.$D53];match;mismatch);[.M53]+gap;[.N52]+gap))">
            <text:p/>
          </table:table-cell>
          <table:table-cell table:style-name="ce15" table:formula="of:=IF(OR([.O$4]=&quot;&quot;;[.$D53]=&quot;&quot;);&quot;&quot;;MAX([.N52]+IF([.O$4]=[.$D53];match;mismatch);[.N53]+gap;[.O52]+gap))">
            <text:p/>
          </table:table-cell>
          <table:table-cell table:style-name="ce15" table:formula="of:=IF(OR([.P$4]=&quot;&quot;;[.$D53]=&quot;&quot;);&quot;&quot;;MAX([.O52]+IF([.P$4]=[.$D53];match;mismatch);[.O53]+gap;[.P52]+gap))">
            <text:p/>
          </table:table-cell>
          <table:table-cell table:style-name="ce15" table:formula="of:=IF(OR([.Q$4]=&quot;&quot;;[.$D53]=&quot;&quot;);&quot;&quot;;MAX([.P52]+IF([.Q$4]=[.$D53];match;mismatch);[.P53]+gap;[.Q52]+gap))">
            <text:p/>
          </table:table-cell>
          <table:table-cell table:style-name="ce15" table:formula="of:=IF(OR([.R$4]=&quot;&quot;;[.$D53]=&quot;&quot;);&quot;&quot;;MAX([.Q52]+IF([.R$4]=[.$D53];match;mismatch);[.Q53]+gap;[.R52]+gap))">
            <text:p/>
          </table:table-cell>
          <table:table-cell table:style-name="ce15" table:formula="of:=IF(OR([.S$4]=&quot;&quot;;[.$D53]=&quot;&quot;);&quot;&quot;;MAX([.R52]+IF([.S$4]=[.$D53];match;mismatch);[.R53]+gap;[.S52]+gap))">
            <text:p/>
          </table:table-cell>
          <table:table-cell table:style-name="ce15" table:formula="of:=IF(OR([.T$4]=&quot;&quot;;[.$D53]=&quot;&quot;);&quot;&quot;;MAX([.S52]+IF([.T$4]=[.$D53];match;mismatch);[.S53]+gap;[.T52]+gap))">
            <text:p/>
          </table:table-cell>
          <table:table-cell table:style-name="ce15" table:formula="of:=IF(OR([.U$4]=&quot;&quot;;[.$D53]=&quot;&quot;);&quot;&quot;;MAX([.T52]+IF([.U$4]=[.$D53];match;mismatch);[.T53]+gap;[.U52]+gap))">
            <text:p/>
          </table:table-cell>
          <table:table-cell table:style-name="ce15" table:formula="of:=IF(OR([.V$4]=&quot;&quot;;[.$D53]=&quot;&quot;);&quot;&quot;;MAX([.U52]+IF([.V$4]=[.$D53];match;mismatch);[.U53]+gap;[.V52]+gap))">
            <text:p/>
          </table:table-cell>
          <table:table-cell table:style-name="ce15" table:formula="of:=IF(OR([.W$4]=&quot;&quot;;[.$D53]=&quot;&quot;);&quot;&quot;;MAX([.V52]+IF([.W$4]=[.$D53];match;mismatch);[.V53]+gap;[.W52]+gap))">
            <text:p/>
          </table:table-cell>
          <table:table-cell table:style-name="ce15" table:formula="of:=IF(OR([.X$4]=&quot;&quot;;[.$D53]=&quot;&quot;);&quot;&quot;;MAX([.W52]+IF([.X$4]=[.$D53];match;mismatch);[.W53]+gap;[.X52]+gap))">
            <text:p/>
          </table:table-cell>
          <table:table-cell table:style-name="ce15" table:formula="of:=IF(OR([.Y$4]=&quot;&quot;;[.$D53]=&quot;&quot;);&quot;&quot;;MAX([.X52]+IF([.Y$4]=[.$D53];match;mismatch);[.X53]+gap;[.Y52]+gap))">
            <text:p/>
          </table:table-cell>
          <table:table-cell table:style-name="ce15" table:formula="of:=IF(OR([.Z$4]=&quot;&quot;;[.$D53]=&quot;&quot;);&quot;&quot;;MAX([.Y52]+IF([.Z$4]=[.$D53];match;mismatch);[.Y53]+gap;[.Z52]+gap))">
            <text:p/>
          </table:table-cell>
          <table:table-cell table:style-name="ce15" table:formula="of:=IF(OR([.AA$4]=&quot;&quot;;[.$D53]=&quot;&quot;);&quot;&quot;;MAX([.Z52]+IF([.AA$4]=[.$D53];match;mismatch);[.Z53]+gap;[.AA52]+gap))">
            <text:p/>
          </table:table-cell>
          <table:table-cell table:style-name="ce15" table:formula="of:=IF(OR([.AB$4]=&quot;&quot;;[.$D53]=&quot;&quot;);&quot;&quot;;MAX([.AA52]+IF([.AB$4]=[.$D53];match;mismatch);[.AA53]+gap;[.AB52]+gap))">
            <text:p/>
          </table:table-cell>
          <table:table-cell table:style-name="ce15" table:formula="of:=IF(OR([.AC$4]=&quot;&quot;;[.$D53]=&quot;&quot;);&quot;&quot;;MAX([.AB52]+IF([.AC$4]=[.$D53];match;mismatch);[.AB53]+gap;[.AC52]+gap))">
            <text:p/>
          </table:table-cell>
          <table:table-cell table:style-name="ce15" table:formula="of:=IF(OR([.AD$4]=&quot;&quot;;[.$D53]=&quot;&quot;);&quot;&quot;;MAX([.AC52]+IF([.AD$4]=[.$D53];match;mismatch);[.AC53]+gap;[.AD52]+gap))">
            <text:p/>
          </table:table-cell>
          <table:table-cell table:style-name="ce15" table:formula="of:=IF(OR([.AE$4]=&quot;&quot;;[.$D53]=&quot;&quot;);&quot;&quot;;MAX([.AD52]+IF([.AE$4]=[.$D53];match;mismatch);[.AD53]+gap;[.AE52]+gap))">
            <text:p/>
          </table:table-cell>
          <table:table-cell table:style-name="ce15" table:formula="of:=IF(OR([.AF$4]=&quot;&quot;;[.$D53]=&quot;&quot;);&quot;&quot;;MAX([.AE52]+IF([.AF$4]=[.$D53];match;mismatch);[.AE53]+gap;[.AF52]+gap))">
            <text:p/>
          </table:table-cell>
          <table:table-cell table:style-name="ce15" table:formula="of:=IF(OR([.AG$4]=&quot;&quot;;[.$D53]=&quot;&quot;);&quot;&quot;;MAX([.AF52]+IF([.AG$4]=[.$D53];match;mismatch);[.AF53]+gap;[.AG52]+gap))">
            <text:p/>
          </table:table-cell>
          <table:table-cell table:style-name="ce15" table:formula="of:=IF(OR([.AH$4]=&quot;&quot;;[.$D53]=&quot;&quot;);&quot;&quot;;MAX([.AG52]+IF([.AH$4]=[.$D53];match;mismatch);[.AG53]+gap;[.AH52]+gap))">
            <text:p/>
          </table:table-cell>
          <table:table-cell table:style-name="ce15" table:formula="of:=IF(OR([.AI$4]=&quot;&quot;;[.$D53]=&quot;&quot;);&quot;&quot;;MAX([.AH52]+IF([.AI$4]=[.$D53];match;mismatch);[.AH53]+gap;[.AI52]+gap))">
            <text:p/>
          </table:table-cell>
          <table:table-cell table:style-name="ce15" table:formula="of:=IF(OR([.AJ$4]=&quot;&quot;;[.$D53]=&quot;&quot;);&quot;&quot;;MAX([.AI52]+IF([.AJ$4]=[.$D53];match;mismatch);[.AI53]+gap;[.AJ52]+gap))">
            <text:p/>
          </table:table-cell>
          <table:table-cell table:style-name="ce15" table:formula="of:=IF(OR([.AK$4]=&quot;&quot;;[.$D53]=&quot;&quot;);&quot;&quot;;MAX([.AJ52]+IF([.AK$4]=[.$D53];match;mismatch);[.AJ53]+gap;[.AK52]+gap))">
            <text:p/>
          </table:table-cell>
          <table:table-cell table:style-name="ce15" table:formula="of:=IF(OR([.AL$4]=&quot;&quot;;[.$D53]=&quot;&quot;);&quot;&quot;;MAX([.AK52]+IF([.AL$4]=[.$D53];match;mismatch);[.AK53]+gap;[.AL52]+gap))">
            <text:p/>
          </table:table-cell>
          <table:table-cell table:style-name="ce15" table:formula="of:=IF(OR([.AM$4]=&quot;&quot;;[.$D53]=&quot;&quot;);&quot;&quot;;MAX([.AL52]+IF([.AM$4]=[.$D53];match;mismatch);[.AL53]+gap;[.AM52]+gap))">
            <text:p/>
          </table:table-cell>
          <table:table-cell table:style-name="ce15" table:formula="of:=IF(OR([.AN$4]=&quot;&quot;;[.$D53]=&quot;&quot;);&quot;&quot;;MAX([.AM52]+IF([.AN$4]=[.$D53];match;mismatch);[.AM53]+gap;[.AN52]+gap))">
            <text:p/>
          </table:table-cell>
          <table:table-cell table:style-name="ce15" table:formula="of:=IF(OR([.AO$4]=&quot;&quot;;[.$D53]=&quot;&quot;);&quot;&quot;;MAX([.AN52]+IF([.AO$4]=[.$D53];match;mismatch);[.AN53]+gap;[.AO52]+gap))">
            <text:p/>
          </table:table-cell>
          <table:table-cell table:style-name="ce15" table:formula="of:=IF(OR([.AP$4]=&quot;&quot;;[.$D53]=&quot;&quot;);&quot;&quot;;MAX([.AO52]+IF([.AP$4]=[.$D53];match;mismatch);[.AO53]+gap;[.AP52]+gap))">
            <text:p/>
          </table:table-cell>
          <table:table-cell table:style-name="ce15" table:formula="of:=IF(OR([.AQ$4]=&quot;&quot;;[.$D53]=&quot;&quot;);&quot;&quot;;MAX([.AP52]+IF([.AQ$4]=[.$D53];match;mismatch);[.AP53]+gap;[.AQ52]+gap))">
            <text:p/>
          </table:table-cell>
          <table:table-cell table:style-name="ce15" table:formula="of:=IF(OR([.AR$4]=&quot;&quot;;[.$D53]=&quot;&quot;);&quot;&quot;;MAX([.AQ52]+IF([.AR$4]=[.$D53];match;mismatch);[.AQ53]+gap;[.AR52]+gap))">
            <text:p/>
          </table:table-cell>
          <table:table-cell table:style-name="ce15" table:formula="of:=IF(OR([.AS$4]=&quot;&quot;;[.$D53]=&quot;&quot;);&quot;&quot;;MAX([.AR52]+IF([.AS$4]=[.$D53];match;mismatch);[.AR53]+gap;[.AS52]+gap))">
            <text:p/>
          </table:table-cell>
          <table:table-cell table:style-name="ce15" table:formula="of:=IF(OR([.AT$4]=&quot;&quot;;[.$D53]=&quot;&quot;);&quot;&quot;;MAX([.AS52]+IF([.AT$4]=[.$D53];match;mismatch);[.AS53]+gap;[.AT52]+gap))">
            <text:p/>
          </table:table-cell>
          <table:table-cell table:style-name="ce15" table:formula="of:=IF(OR([.AU$4]=&quot;&quot;;[.$D53]=&quot;&quot;);&quot;&quot;;MAX([.AT52]+IF([.AU$4]=[.$D53];match;mismatch);[.AT53]+gap;[.AU52]+gap))">
            <text:p/>
          </table:table-cell>
          <table:table-cell table:style-name="ce15" table:formula="of:=IF(OR([.AV$4]=&quot;&quot;;[.$D53]=&quot;&quot;);&quot;&quot;;MAX([.AU52]+IF([.AV$4]=[.$D53];match;mismatch);[.AU53]+gap;[.AV52]+gap))">
            <text:p/>
          </table:table-cell>
          <table:table-cell table:style-name="ce15" table:formula="of:=IF(OR([.AW$4]=&quot;&quot;;[.$D53]=&quot;&quot;);&quot;&quot;;MAX([.AV52]+IF([.AW$4]=[.$D53];match;mismatch);[.AV53]+gap;[.AW52]+gap))">
            <text:p/>
          </table:table-cell>
          <table:table-cell table:style-name="ce15" table:formula="of:=IF(OR([.AX$4]=&quot;&quot;;[.$D53]=&quot;&quot;);&quot;&quot;;MAX([.AW52]+IF([.AX$4]=[.$D53];match;mismatch);[.AW53]+gap;[.AX52]+gap))">
            <text:p/>
          </table:table-cell>
          <table:table-cell table:style-name="ce15" table:formula="of:=IF(OR([.AY$4]=&quot;&quot;;[.$D53]=&quot;&quot;);&quot;&quot;;MAX([.AX52]+IF([.AY$4]=[.$D53];match;mismatch);[.AX53]+gap;[.AY52]+gap))">
            <text:p/>
          </table:table-cell>
          <table:table-cell table:style-name="ce15" table:formula="of:=IF(OR([.AZ$4]=&quot;&quot;;[.$D53]=&quot;&quot;);&quot;&quot;;MAX([.AY52]+IF([.AZ$4]=[.$D53];match;mismatch);[.AY53]+gap;[.AZ52]+gap))">
            <text:p/>
          </table:table-cell>
          <table:table-cell table:style-name="ce15" table:formula="of:=IF(OR([.BA$4]=&quot;&quot;;[.$D53]=&quot;&quot;);&quot;&quot;;MAX([.AZ52]+IF([.BA$4]=[.$D53];match;mismatch);[.AZ53]+gap;[.BA52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54]=&quot;&quot;;&quot;&quot;;gap*(ROW()-ROW(start2)+1))">
            <text:p/>
          </table:table-cell>
          <table:table-cell table:style-name="ce15" table:formula="of:=IF(OR([.F$4]=&quot;&quot;;[.$D54]=&quot;&quot;);&quot;&quot;;MAX([.E53]+IF([.F$4]=[.$D54];match;mismatch);[.E54]+gap;[.F53]+gap))">
            <text:p/>
          </table:table-cell>
          <table:table-cell table:style-name="ce15" table:formula="of:=IF(OR([.G$4]=&quot;&quot;;[.$D54]=&quot;&quot;);&quot;&quot;;MAX([.F53]+IF([.G$4]=[.$D54];match;mismatch);[.F54]+gap;[.G53]+gap))">
            <text:p/>
          </table:table-cell>
          <table:table-cell table:style-name="ce15" table:formula="of:=IF(OR([.H$4]=&quot;&quot;;[.$D54]=&quot;&quot;);&quot;&quot;;MAX([.G53]+IF([.H$4]=[.$D54];match;mismatch);[.G54]+gap;[.H53]+gap))">
            <text:p/>
          </table:table-cell>
          <table:table-cell table:style-name="ce15" table:formula="of:=IF(OR([.I$4]=&quot;&quot;;[.$D54]=&quot;&quot;);&quot;&quot;;MAX([.H53]+IF([.I$4]=[.$D54];match;mismatch);[.H54]+gap;[.I53]+gap))">
            <text:p/>
          </table:table-cell>
          <table:table-cell table:style-name="ce15" table:formula="of:=IF(OR([.J$4]=&quot;&quot;;[.$D54]=&quot;&quot;);&quot;&quot;;MAX([.I53]+IF([.J$4]=[.$D54];match;mismatch);[.I54]+gap;[.J53]+gap))">
            <text:p/>
          </table:table-cell>
          <table:table-cell table:style-name="ce15" table:formula="of:=IF(OR([.K$4]=&quot;&quot;;[.$D54]=&quot;&quot;);&quot;&quot;;MAX([.J53]+IF([.K$4]=[.$D54];match;mismatch);[.J54]+gap;[.K53]+gap))">
            <text:p/>
          </table:table-cell>
          <table:table-cell table:style-name="ce15" table:formula="of:=IF(OR([.L$4]=&quot;&quot;;[.$D54]=&quot;&quot;);&quot;&quot;;MAX([.K53]+IF([.L$4]=[.$D54];match;mismatch);[.K54]+gap;[.L53]+gap))">
            <text:p/>
          </table:table-cell>
          <table:table-cell table:style-name="ce15" table:formula="of:=IF(OR([.M$4]=&quot;&quot;;[.$D54]=&quot;&quot;);&quot;&quot;;MAX([.L53]+IF([.M$4]=[.$D54];match;mismatch);[.L54]+gap;[.M53]+gap))">
            <text:p/>
          </table:table-cell>
          <table:table-cell table:style-name="ce15" table:formula="of:=IF(OR([.N$4]=&quot;&quot;;[.$D54]=&quot;&quot;);&quot;&quot;;MAX([.M53]+IF([.N$4]=[.$D54];match;mismatch);[.M54]+gap;[.N53]+gap))">
            <text:p/>
          </table:table-cell>
          <table:table-cell table:style-name="ce15" table:formula="of:=IF(OR([.O$4]=&quot;&quot;;[.$D54]=&quot;&quot;);&quot;&quot;;MAX([.N53]+IF([.O$4]=[.$D54];match;mismatch);[.N54]+gap;[.O53]+gap))">
            <text:p/>
          </table:table-cell>
          <table:table-cell table:style-name="ce15" table:formula="of:=IF(OR([.P$4]=&quot;&quot;;[.$D54]=&quot;&quot;);&quot;&quot;;MAX([.O53]+IF([.P$4]=[.$D54];match;mismatch);[.O54]+gap;[.P53]+gap))">
            <text:p/>
          </table:table-cell>
          <table:table-cell table:style-name="ce15" table:formula="of:=IF(OR([.Q$4]=&quot;&quot;;[.$D54]=&quot;&quot;);&quot;&quot;;MAX([.P53]+IF([.Q$4]=[.$D54];match;mismatch);[.P54]+gap;[.Q53]+gap))">
            <text:p/>
          </table:table-cell>
          <table:table-cell table:style-name="ce15" table:formula="of:=IF(OR([.R$4]=&quot;&quot;;[.$D54]=&quot;&quot;);&quot;&quot;;MAX([.Q53]+IF([.R$4]=[.$D54];match;mismatch);[.Q54]+gap;[.R53]+gap))">
            <text:p/>
          </table:table-cell>
          <table:table-cell table:style-name="ce15" table:formula="of:=IF(OR([.S$4]=&quot;&quot;;[.$D54]=&quot;&quot;);&quot;&quot;;MAX([.R53]+IF([.S$4]=[.$D54];match;mismatch);[.R54]+gap;[.S53]+gap))">
            <text:p/>
          </table:table-cell>
          <table:table-cell table:style-name="ce15" table:formula="of:=IF(OR([.T$4]=&quot;&quot;;[.$D54]=&quot;&quot;);&quot;&quot;;MAX([.S53]+IF([.T$4]=[.$D54];match;mismatch);[.S54]+gap;[.T53]+gap))">
            <text:p/>
          </table:table-cell>
          <table:table-cell table:style-name="ce15" table:formula="of:=IF(OR([.U$4]=&quot;&quot;;[.$D54]=&quot;&quot;);&quot;&quot;;MAX([.T53]+IF([.U$4]=[.$D54];match;mismatch);[.T54]+gap;[.U53]+gap))">
            <text:p/>
          </table:table-cell>
          <table:table-cell table:style-name="ce15" table:formula="of:=IF(OR([.V$4]=&quot;&quot;;[.$D54]=&quot;&quot;);&quot;&quot;;MAX([.U53]+IF([.V$4]=[.$D54];match;mismatch);[.U54]+gap;[.V53]+gap))">
            <text:p/>
          </table:table-cell>
          <table:table-cell table:style-name="ce15" table:formula="of:=IF(OR([.W$4]=&quot;&quot;;[.$D54]=&quot;&quot;);&quot;&quot;;MAX([.V53]+IF([.W$4]=[.$D54];match;mismatch);[.V54]+gap;[.W53]+gap))">
            <text:p/>
          </table:table-cell>
          <table:table-cell table:style-name="ce15" table:formula="of:=IF(OR([.X$4]=&quot;&quot;;[.$D54]=&quot;&quot;);&quot;&quot;;MAX([.W53]+IF([.X$4]=[.$D54];match;mismatch);[.W54]+gap;[.X53]+gap))">
            <text:p/>
          </table:table-cell>
          <table:table-cell table:style-name="ce15" table:formula="of:=IF(OR([.Y$4]=&quot;&quot;;[.$D54]=&quot;&quot;);&quot;&quot;;MAX([.X53]+IF([.Y$4]=[.$D54];match;mismatch);[.X54]+gap;[.Y53]+gap))">
            <text:p/>
          </table:table-cell>
          <table:table-cell table:style-name="ce15" table:formula="of:=IF(OR([.Z$4]=&quot;&quot;;[.$D54]=&quot;&quot;);&quot;&quot;;MAX([.Y53]+IF([.Z$4]=[.$D54];match;mismatch);[.Y54]+gap;[.Z53]+gap))">
            <text:p/>
          </table:table-cell>
          <table:table-cell table:style-name="ce15" table:formula="of:=IF(OR([.AA$4]=&quot;&quot;;[.$D54]=&quot;&quot;);&quot;&quot;;MAX([.Z53]+IF([.AA$4]=[.$D54];match;mismatch);[.Z54]+gap;[.AA53]+gap))">
            <text:p/>
          </table:table-cell>
          <table:table-cell table:style-name="ce15" table:formula="of:=IF(OR([.AB$4]=&quot;&quot;;[.$D54]=&quot;&quot;);&quot;&quot;;MAX([.AA53]+IF([.AB$4]=[.$D54];match;mismatch);[.AA54]+gap;[.AB53]+gap))">
            <text:p/>
          </table:table-cell>
          <table:table-cell table:style-name="ce15" table:formula="of:=IF(OR([.AC$4]=&quot;&quot;;[.$D54]=&quot;&quot;);&quot;&quot;;MAX([.AB53]+IF([.AC$4]=[.$D54];match;mismatch);[.AB54]+gap;[.AC53]+gap))">
            <text:p/>
          </table:table-cell>
          <table:table-cell table:style-name="ce15" table:formula="of:=IF(OR([.AD$4]=&quot;&quot;;[.$D54]=&quot;&quot;);&quot;&quot;;MAX([.AC53]+IF([.AD$4]=[.$D54];match;mismatch);[.AC54]+gap;[.AD53]+gap))">
            <text:p/>
          </table:table-cell>
          <table:table-cell table:style-name="ce15" table:formula="of:=IF(OR([.AE$4]=&quot;&quot;;[.$D54]=&quot;&quot;);&quot;&quot;;MAX([.AD53]+IF([.AE$4]=[.$D54];match;mismatch);[.AD54]+gap;[.AE53]+gap))">
            <text:p/>
          </table:table-cell>
          <table:table-cell table:style-name="ce15" table:formula="of:=IF(OR([.AF$4]=&quot;&quot;;[.$D54]=&quot;&quot;);&quot;&quot;;MAX([.AE53]+IF([.AF$4]=[.$D54];match;mismatch);[.AE54]+gap;[.AF53]+gap))">
            <text:p/>
          </table:table-cell>
          <table:table-cell table:style-name="ce15" table:formula="of:=IF(OR([.AG$4]=&quot;&quot;;[.$D54]=&quot;&quot;);&quot;&quot;;MAX([.AF53]+IF([.AG$4]=[.$D54];match;mismatch);[.AF54]+gap;[.AG53]+gap))">
            <text:p/>
          </table:table-cell>
          <table:table-cell table:style-name="ce15" table:formula="of:=IF(OR([.AH$4]=&quot;&quot;;[.$D54]=&quot;&quot;);&quot;&quot;;MAX([.AG53]+IF([.AH$4]=[.$D54];match;mismatch);[.AG54]+gap;[.AH53]+gap))">
            <text:p/>
          </table:table-cell>
          <table:table-cell table:style-name="ce15" table:formula="of:=IF(OR([.AI$4]=&quot;&quot;;[.$D54]=&quot;&quot;);&quot;&quot;;MAX([.AH53]+IF([.AI$4]=[.$D54];match;mismatch);[.AH54]+gap;[.AI53]+gap))">
            <text:p/>
          </table:table-cell>
          <table:table-cell table:style-name="ce15" table:formula="of:=IF(OR([.AJ$4]=&quot;&quot;;[.$D54]=&quot;&quot;);&quot;&quot;;MAX([.AI53]+IF([.AJ$4]=[.$D54];match;mismatch);[.AI54]+gap;[.AJ53]+gap))">
            <text:p/>
          </table:table-cell>
          <table:table-cell table:style-name="ce15" table:formula="of:=IF(OR([.AK$4]=&quot;&quot;;[.$D54]=&quot;&quot;);&quot;&quot;;MAX([.AJ53]+IF([.AK$4]=[.$D54];match;mismatch);[.AJ54]+gap;[.AK53]+gap))">
            <text:p/>
          </table:table-cell>
          <table:table-cell table:style-name="ce15" table:formula="of:=IF(OR([.AL$4]=&quot;&quot;;[.$D54]=&quot;&quot;);&quot;&quot;;MAX([.AK53]+IF([.AL$4]=[.$D54];match;mismatch);[.AK54]+gap;[.AL53]+gap))">
            <text:p/>
          </table:table-cell>
          <table:table-cell table:style-name="ce15" table:formula="of:=IF(OR([.AM$4]=&quot;&quot;;[.$D54]=&quot;&quot;);&quot;&quot;;MAX([.AL53]+IF([.AM$4]=[.$D54];match;mismatch);[.AL54]+gap;[.AM53]+gap))">
            <text:p/>
          </table:table-cell>
          <table:table-cell table:style-name="ce15" table:formula="of:=IF(OR([.AN$4]=&quot;&quot;;[.$D54]=&quot;&quot;);&quot;&quot;;MAX([.AM53]+IF([.AN$4]=[.$D54];match;mismatch);[.AM54]+gap;[.AN53]+gap))">
            <text:p/>
          </table:table-cell>
          <table:table-cell table:style-name="ce15" table:formula="of:=IF(OR([.AO$4]=&quot;&quot;;[.$D54]=&quot;&quot;);&quot;&quot;;MAX([.AN53]+IF([.AO$4]=[.$D54];match;mismatch);[.AN54]+gap;[.AO53]+gap))">
            <text:p/>
          </table:table-cell>
          <table:table-cell table:style-name="ce15" table:formula="of:=IF(OR([.AP$4]=&quot;&quot;;[.$D54]=&quot;&quot;);&quot;&quot;;MAX([.AO53]+IF([.AP$4]=[.$D54];match;mismatch);[.AO54]+gap;[.AP53]+gap))">
            <text:p/>
          </table:table-cell>
          <table:table-cell table:style-name="ce15" table:formula="of:=IF(OR([.AQ$4]=&quot;&quot;;[.$D54]=&quot;&quot;);&quot;&quot;;MAX([.AP53]+IF([.AQ$4]=[.$D54];match;mismatch);[.AP54]+gap;[.AQ53]+gap))">
            <text:p/>
          </table:table-cell>
          <table:table-cell table:style-name="ce15" table:formula="of:=IF(OR([.AR$4]=&quot;&quot;;[.$D54]=&quot;&quot;);&quot;&quot;;MAX([.AQ53]+IF([.AR$4]=[.$D54];match;mismatch);[.AQ54]+gap;[.AR53]+gap))">
            <text:p/>
          </table:table-cell>
          <table:table-cell table:style-name="ce15" table:formula="of:=IF(OR([.AS$4]=&quot;&quot;;[.$D54]=&quot;&quot;);&quot;&quot;;MAX([.AR53]+IF([.AS$4]=[.$D54];match;mismatch);[.AR54]+gap;[.AS53]+gap))">
            <text:p/>
          </table:table-cell>
          <table:table-cell table:style-name="ce15" table:formula="of:=IF(OR([.AT$4]=&quot;&quot;;[.$D54]=&quot;&quot;);&quot;&quot;;MAX([.AS53]+IF([.AT$4]=[.$D54];match;mismatch);[.AS54]+gap;[.AT53]+gap))">
            <text:p/>
          </table:table-cell>
          <table:table-cell table:style-name="ce15" table:formula="of:=IF(OR([.AU$4]=&quot;&quot;;[.$D54]=&quot;&quot;);&quot;&quot;;MAX([.AT53]+IF([.AU$4]=[.$D54];match;mismatch);[.AT54]+gap;[.AU53]+gap))">
            <text:p/>
          </table:table-cell>
          <table:table-cell table:style-name="ce15" table:formula="of:=IF(OR([.AV$4]=&quot;&quot;;[.$D54]=&quot;&quot;);&quot;&quot;;MAX([.AU53]+IF([.AV$4]=[.$D54];match;mismatch);[.AU54]+gap;[.AV53]+gap))">
            <text:p/>
          </table:table-cell>
          <table:table-cell table:style-name="ce15" table:formula="of:=IF(OR([.AW$4]=&quot;&quot;;[.$D54]=&quot;&quot;);&quot;&quot;;MAX([.AV53]+IF([.AW$4]=[.$D54];match;mismatch);[.AV54]+gap;[.AW53]+gap))">
            <text:p/>
          </table:table-cell>
          <table:table-cell table:style-name="ce15" table:formula="of:=IF(OR([.AX$4]=&quot;&quot;;[.$D54]=&quot;&quot;);&quot;&quot;;MAX([.AW53]+IF([.AX$4]=[.$D54];match;mismatch);[.AW54]+gap;[.AX53]+gap))">
            <text:p/>
          </table:table-cell>
          <table:table-cell table:style-name="ce15" table:formula="of:=IF(OR([.AY$4]=&quot;&quot;;[.$D54]=&quot;&quot;);&quot;&quot;;MAX([.AX53]+IF([.AY$4]=[.$D54];match;mismatch);[.AX54]+gap;[.AY53]+gap))">
            <text:p/>
          </table:table-cell>
          <table:table-cell table:style-name="ce15" table:formula="of:=IF(OR([.AZ$4]=&quot;&quot;;[.$D54]=&quot;&quot;);&quot;&quot;;MAX([.AY53]+IF([.AZ$4]=[.$D54];match;mismatch);[.AY54]+gap;[.AZ53]+gap))">
            <text:p/>
          </table:table-cell>
          <table:table-cell table:style-name="ce15" table:formula="of:=IF(OR([.BA$4]=&quot;&quot;;[.$D54]=&quot;&quot;);&quot;&quot;;MAX([.AZ53]+IF([.BA$4]=[.$D54];match;mismatch);[.AZ54]+gap;[.BA53]+gap))">
            <text:p/>
          </table:table-cell>
          <table:table-cell table:number-columns-repeated="971"/>
        </table:table-row>
        <table:table-row table:style-name="ro2">
          <table:table-cell table:number-columns-repeated="3"/>
          <table:table-cell table:style-name="ce11" table:formula="of:=IF(OR(_seq2=&quot;&quot;;ROW()-ROW(start2)&gt;LEN(_seq2));&quot;&quot;;MID(_seq2;ROW()-ROW(start2)+1;1))">
            <text:p/>
          </table:table-cell>
          <table:table-cell table:style-name="ce12" table:formula="of:=IF([.D55]=&quot;&quot;;&quot;&quot;;gap*(ROW()-ROW(start2)+1))">
            <text:p/>
          </table:table-cell>
          <table:table-cell table:style-name="ce15" table:formula="of:=IF(OR([.F$4]=&quot;&quot;;[.$D55]=&quot;&quot;);&quot;&quot;;MAX([.E54]+IF([.F$4]=[.$D55];match;mismatch);[.E55]+gap;[.F54]+gap))">
            <text:p/>
          </table:table-cell>
          <table:table-cell table:style-name="ce15" table:formula="of:=IF(OR([.G$4]=&quot;&quot;;[.$D55]=&quot;&quot;);&quot;&quot;;MAX([.F54]+IF([.G$4]=[.$D55];match;mismatch);[.F55]+gap;[.G54]+gap))">
            <text:p/>
          </table:table-cell>
          <table:table-cell table:style-name="ce15" table:formula="of:=IF(OR([.H$4]=&quot;&quot;;[.$D55]=&quot;&quot;);&quot;&quot;;MAX([.G54]+IF([.H$4]=[.$D55];match;mismatch);[.G55]+gap;[.H54]+gap))">
            <text:p/>
          </table:table-cell>
          <table:table-cell table:style-name="ce15" table:formula="of:=IF(OR([.I$4]=&quot;&quot;;[.$D55]=&quot;&quot;);&quot;&quot;;MAX([.H54]+IF([.I$4]=[.$D55];match;mismatch);[.H55]+gap;[.I54]+gap))">
            <text:p/>
          </table:table-cell>
          <table:table-cell table:style-name="ce15" table:formula="of:=IF(OR([.J$4]=&quot;&quot;;[.$D55]=&quot;&quot;);&quot;&quot;;MAX([.I54]+IF([.J$4]=[.$D55];match;mismatch);[.I55]+gap;[.J54]+gap))">
            <text:p/>
          </table:table-cell>
          <table:table-cell table:style-name="ce15" table:formula="of:=IF(OR([.K$4]=&quot;&quot;;[.$D55]=&quot;&quot;);&quot;&quot;;MAX([.J54]+IF([.K$4]=[.$D55];match;mismatch);[.J55]+gap;[.K54]+gap))">
            <text:p/>
          </table:table-cell>
          <table:table-cell table:style-name="ce15" table:formula="of:=IF(OR([.L$4]=&quot;&quot;;[.$D55]=&quot;&quot;);&quot;&quot;;MAX([.K54]+IF([.L$4]=[.$D55];match;mismatch);[.K55]+gap;[.L54]+gap))">
            <text:p/>
          </table:table-cell>
          <table:table-cell table:style-name="ce15" table:formula="of:=IF(OR([.M$4]=&quot;&quot;;[.$D55]=&quot;&quot;);&quot;&quot;;MAX([.L54]+IF([.M$4]=[.$D55];match;mismatch);[.L55]+gap;[.M54]+gap))">
            <text:p/>
          </table:table-cell>
          <table:table-cell table:style-name="ce15" table:formula="of:=IF(OR([.N$4]=&quot;&quot;;[.$D55]=&quot;&quot;);&quot;&quot;;MAX([.M54]+IF([.N$4]=[.$D55];match;mismatch);[.M55]+gap;[.N54]+gap))">
            <text:p/>
          </table:table-cell>
          <table:table-cell table:style-name="ce15" table:formula="of:=IF(OR([.O$4]=&quot;&quot;;[.$D55]=&quot;&quot;);&quot;&quot;;MAX([.N54]+IF([.O$4]=[.$D55];match;mismatch);[.N55]+gap;[.O54]+gap))">
            <text:p/>
          </table:table-cell>
          <table:table-cell table:style-name="ce15" table:formula="of:=IF(OR([.P$4]=&quot;&quot;;[.$D55]=&quot;&quot;);&quot;&quot;;MAX([.O54]+IF([.P$4]=[.$D55];match;mismatch);[.O55]+gap;[.P54]+gap))">
            <text:p/>
          </table:table-cell>
          <table:table-cell table:style-name="ce15" table:formula="of:=IF(OR([.Q$4]=&quot;&quot;;[.$D55]=&quot;&quot;);&quot;&quot;;MAX([.P54]+IF([.Q$4]=[.$D55];match;mismatch);[.P55]+gap;[.Q54]+gap))">
            <text:p/>
          </table:table-cell>
          <table:table-cell table:style-name="ce15" table:formula="of:=IF(OR([.R$4]=&quot;&quot;;[.$D55]=&quot;&quot;);&quot;&quot;;MAX([.Q54]+IF([.R$4]=[.$D55];match;mismatch);[.Q55]+gap;[.R54]+gap))">
            <text:p/>
          </table:table-cell>
          <table:table-cell table:style-name="ce15" table:formula="of:=IF(OR([.S$4]=&quot;&quot;;[.$D55]=&quot;&quot;);&quot;&quot;;MAX([.R54]+IF([.S$4]=[.$D55];match;mismatch);[.R55]+gap;[.S54]+gap))">
            <text:p/>
          </table:table-cell>
          <table:table-cell table:style-name="ce15" table:formula="of:=IF(OR([.T$4]=&quot;&quot;;[.$D55]=&quot;&quot;);&quot;&quot;;MAX([.S54]+IF([.T$4]=[.$D55];match;mismatch);[.S55]+gap;[.T54]+gap))">
            <text:p/>
          </table:table-cell>
          <table:table-cell table:style-name="ce15" table:formula="of:=IF(OR([.U$4]=&quot;&quot;;[.$D55]=&quot;&quot;);&quot;&quot;;MAX([.T54]+IF([.U$4]=[.$D55];match;mismatch);[.T55]+gap;[.U54]+gap))">
            <text:p/>
          </table:table-cell>
          <table:table-cell table:style-name="ce15" table:formula="of:=IF(OR([.V$4]=&quot;&quot;;[.$D55]=&quot;&quot;);&quot;&quot;;MAX([.U54]+IF([.V$4]=[.$D55];match;mismatch);[.U55]+gap;[.V54]+gap))">
            <text:p/>
          </table:table-cell>
          <table:table-cell table:style-name="ce15" table:formula="of:=IF(OR([.W$4]=&quot;&quot;;[.$D55]=&quot;&quot;);&quot;&quot;;MAX([.V54]+IF([.W$4]=[.$D55];match;mismatch);[.V55]+gap;[.W54]+gap))">
            <text:p/>
          </table:table-cell>
          <table:table-cell table:style-name="ce15" table:formula="of:=IF(OR([.X$4]=&quot;&quot;;[.$D55]=&quot;&quot;);&quot;&quot;;MAX([.W54]+IF([.X$4]=[.$D55];match;mismatch);[.W55]+gap;[.X54]+gap))">
            <text:p/>
          </table:table-cell>
          <table:table-cell table:style-name="ce15" table:formula="of:=IF(OR([.Y$4]=&quot;&quot;;[.$D55]=&quot;&quot;);&quot;&quot;;MAX([.X54]+IF([.Y$4]=[.$D55];match;mismatch);[.X55]+gap;[.Y54]+gap))">
            <text:p/>
          </table:table-cell>
          <table:table-cell table:style-name="ce15" table:formula="of:=IF(OR([.Z$4]=&quot;&quot;;[.$D55]=&quot;&quot;);&quot;&quot;;MAX([.Y54]+IF([.Z$4]=[.$D55];match;mismatch);[.Y55]+gap;[.Z54]+gap))">
            <text:p/>
          </table:table-cell>
          <table:table-cell table:style-name="ce15" table:formula="of:=IF(OR([.AA$4]=&quot;&quot;;[.$D55]=&quot;&quot;);&quot;&quot;;MAX([.Z54]+IF([.AA$4]=[.$D55];match;mismatch);[.Z55]+gap;[.AA54]+gap))">
            <text:p/>
          </table:table-cell>
          <table:table-cell table:style-name="ce15" table:formula="of:=IF(OR([.AB$4]=&quot;&quot;;[.$D55]=&quot;&quot;);&quot;&quot;;MAX([.AA54]+IF([.AB$4]=[.$D55];match;mismatch);[.AA55]+gap;[.AB54]+gap))">
            <text:p/>
          </table:table-cell>
          <table:table-cell table:style-name="ce15" table:formula="of:=IF(OR([.AC$4]=&quot;&quot;;[.$D55]=&quot;&quot;);&quot;&quot;;MAX([.AB54]+IF([.AC$4]=[.$D55];match;mismatch);[.AB55]+gap;[.AC54]+gap))">
            <text:p/>
          </table:table-cell>
          <table:table-cell table:style-name="ce15" table:formula="of:=IF(OR([.AD$4]=&quot;&quot;;[.$D55]=&quot;&quot;);&quot;&quot;;MAX([.AC54]+IF([.AD$4]=[.$D55];match;mismatch);[.AC55]+gap;[.AD54]+gap))">
            <text:p/>
          </table:table-cell>
          <table:table-cell table:style-name="ce15" table:formula="of:=IF(OR([.AE$4]=&quot;&quot;;[.$D55]=&quot;&quot;);&quot;&quot;;MAX([.AD54]+IF([.AE$4]=[.$D55];match;mismatch);[.AD55]+gap;[.AE54]+gap))">
            <text:p/>
          </table:table-cell>
          <table:table-cell table:style-name="ce15" table:formula="of:=IF(OR([.AF$4]=&quot;&quot;;[.$D55]=&quot;&quot;);&quot;&quot;;MAX([.AE54]+IF([.AF$4]=[.$D55];match;mismatch);[.AE55]+gap;[.AF54]+gap))">
            <text:p/>
          </table:table-cell>
          <table:table-cell table:style-name="ce15" table:formula="of:=IF(OR([.AG$4]=&quot;&quot;;[.$D55]=&quot;&quot;);&quot;&quot;;MAX([.AF54]+IF([.AG$4]=[.$D55];match;mismatch);[.AF55]+gap;[.AG54]+gap))">
            <text:p/>
          </table:table-cell>
          <table:table-cell table:style-name="ce15" table:formula="of:=IF(OR([.AH$4]=&quot;&quot;;[.$D55]=&quot;&quot;);&quot;&quot;;MAX([.AG54]+IF([.AH$4]=[.$D55];match;mismatch);[.AG55]+gap;[.AH54]+gap))">
            <text:p/>
          </table:table-cell>
          <table:table-cell table:style-name="ce15" table:formula="of:=IF(OR([.AI$4]=&quot;&quot;;[.$D55]=&quot;&quot;);&quot;&quot;;MAX([.AH54]+IF([.AI$4]=[.$D55];match;mismatch);[.AH55]+gap;[.AI54]+gap))">
            <text:p/>
          </table:table-cell>
          <table:table-cell table:style-name="ce15" table:formula="of:=IF(OR([.AJ$4]=&quot;&quot;;[.$D55]=&quot;&quot;);&quot;&quot;;MAX([.AI54]+IF([.AJ$4]=[.$D55];match;mismatch);[.AI55]+gap;[.AJ54]+gap))">
            <text:p/>
          </table:table-cell>
          <table:table-cell table:style-name="ce15" table:formula="of:=IF(OR([.AK$4]=&quot;&quot;;[.$D55]=&quot;&quot;);&quot;&quot;;MAX([.AJ54]+IF([.AK$4]=[.$D55];match;mismatch);[.AJ55]+gap;[.AK54]+gap))">
            <text:p/>
          </table:table-cell>
          <table:table-cell table:style-name="ce15" table:formula="of:=IF(OR([.AL$4]=&quot;&quot;;[.$D55]=&quot;&quot;);&quot;&quot;;MAX([.AK54]+IF([.AL$4]=[.$D55];match;mismatch);[.AK55]+gap;[.AL54]+gap))">
            <text:p/>
          </table:table-cell>
          <table:table-cell table:style-name="ce15" table:formula="of:=IF(OR([.AM$4]=&quot;&quot;;[.$D55]=&quot;&quot;);&quot;&quot;;MAX([.AL54]+IF([.AM$4]=[.$D55];match;mismatch);[.AL55]+gap;[.AM54]+gap))">
            <text:p/>
          </table:table-cell>
          <table:table-cell table:style-name="ce15" table:formula="of:=IF(OR([.AN$4]=&quot;&quot;;[.$D55]=&quot;&quot;);&quot;&quot;;MAX([.AM54]+IF([.AN$4]=[.$D55];match;mismatch);[.AM55]+gap;[.AN54]+gap))">
            <text:p/>
          </table:table-cell>
          <table:table-cell table:style-name="ce15" table:formula="of:=IF(OR([.AO$4]=&quot;&quot;;[.$D55]=&quot;&quot;);&quot;&quot;;MAX([.AN54]+IF([.AO$4]=[.$D55];match;mismatch);[.AN55]+gap;[.AO54]+gap))">
            <text:p/>
          </table:table-cell>
          <table:table-cell table:style-name="ce15" table:formula="of:=IF(OR([.AP$4]=&quot;&quot;;[.$D55]=&quot;&quot;);&quot;&quot;;MAX([.AO54]+IF([.AP$4]=[.$D55];match;mismatch);[.AO55]+gap;[.AP54]+gap))">
            <text:p/>
          </table:table-cell>
          <table:table-cell table:style-name="ce15" table:formula="of:=IF(OR([.AQ$4]=&quot;&quot;;[.$D55]=&quot;&quot;);&quot;&quot;;MAX([.AP54]+IF([.AQ$4]=[.$D55];match;mismatch);[.AP55]+gap;[.AQ54]+gap))">
            <text:p/>
          </table:table-cell>
          <table:table-cell table:style-name="ce15" table:formula="of:=IF(OR([.AR$4]=&quot;&quot;;[.$D55]=&quot;&quot;);&quot;&quot;;MAX([.AQ54]+IF([.AR$4]=[.$D55];match;mismatch);[.AQ55]+gap;[.AR54]+gap))">
            <text:p/>
          </table:table-cell>
          <table:table-cell table:style-name="ce15" table:formula="of:=IF(OR([.AS$4]=&quot;&quot;;[.$D55]=&quot;&quot;);&quot;&quot;;MAX([.AR54]+IF([.AS$4]=[.$D55];match;mismatch);[.AR55]+gap;[.AS54]+gap))">
            <text:p/>
          </table:table-cell>
          <table:table-cell table:style-name="ce15" table:formula="of:=IF(OR([.AT$4]=&quot;&quot;;[.$D55]=&quot;&quot;);&quot;&quot;;MAX([.AS54]+IF([.AT$4]=[.$D55];match;mismatch);[.AS55]+gap;[.AT54]+gap))">
            <text:p/>
          </table:table-cell>
          <table:table-cell table:style-name="ce15" table:formula="of:=IF(OR([.AU$4]=&quot;&quot;;[.$D55]=&quot;&quot;);&quot;&quot;;MAX([.AT54]+IF([.AU$4]=[.$D55];match;mismatch);[.AT55]+gap;[.AU54]+gap))">
            <text:p/>
          </table:table-cell>
          <table:table-cell table:style-name="ce15" table:formula="of:=IF(OR([.AV$4]=&quot;&quot;;[.$D55]=&quot;&quot;);&quot;&quot;;MAX([.AU54]+IF([.AV$4]=[.$D55];match;mismatch);[.AU55]+gap;[.AV54]+gap))">
            <text:p/>
          </table:table-cell>
          <table:table-cell table:style-name="ce15" table:formula="of:=IF(OR([.AW$4]=&quot;&quot;;[.$D55]=&quot;&quot;);&quot;&quot;;MAX([.AV54]+IF([.AW$4]=[.$D55];match;mismatch);[.AV55]+gap;[.AW54]+gap))">
            <text:p/>
          </table:table-cell>
          <table:table-cell table:style-name="ce15" table:formula="of:=IF(OR([.AX$4]=&quot;&quot;;[.$D55]=&quot;&quot;);&quot;&quot;;MAX([.AW54]+IF([.AX$4]=[.$D55];match;mismatch);[.AW55]+gap;[.AX54]+gap))">
            <text:p/>
          </table:table-cell>
          <table:table-cell table:style-name="ce15" table:formula="of:=IF(OR([.AY$4]=&quot;&quot;;[.$D55]=&quot;&quot;);&quot;&quot;;MAX([.AX54]+IF([.AY$4]=[.$D55];match;mismatch);[.AX55]+gap;[.AY54]+gap))">
            <text:p/>
          </table:table-cell>
          <table:table-cell table:style-name="ce15" table:formula="of:=IF(OR([.AZ$4]=&quot;&quot;;[.$D55]=&quot;&quot;);&quot;&quot;;MAX([.AY54]+IF([.AZ$4]=[.$D55];match;mismatch);[.AY55]+gap;[.AZ54]+gap))">
            <text:p/>
          </table:table-cell>
          <table:table-cell table:style-name="ce15" table:formula="of:=IF(OR([.BA$4]=&quot;&quot;;[.$D55]=&quot;&quot;);&quot;&quot;;MAX([.AZ54]+IF([.BA$4]=[.$D55];match;mismatch);[.AZ55]+gap;[.BA54]+gap))">
            <text:p/>
          </table:table-cell>
          <table:table-cell table:number-columns-repeated="971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WMatrix.F6:NWMatrix.BA55">
            <calcext:condition calcext:apply-style-name="Excel_CondFormat_1_1_1" calcext:value="formula-is(AND(NOT([.F6]=&quot;&quot;);[.G6]=&quot;&quot;;[.F7]=&quot;&quot;))" calcext:base-cell-address="NWMatrix.F6"/>
          </calcext:conditional-format>
        </calcext:conditional-formats>
      </table:table>
      <table:named-expressions>
        <table:named-range table:name="gap" table:base-cell-address="$NWMatrix.$A$1" table:cell-range-address="$NWMatrix.$B$6"/>
        <table:named-range table:name="match" table:base-cell-address="$NWMatrix.$A$1" table:cell-range-address="$NWMatrix.$B$4"/>
        <table:named-range table:name="mismatch" table:base-cell-address="$NWMatrix.$A$1" table:cell-range-address="$NWMatrix.$B$5"/>
        <table:named-range table:name="start1" table:base-cell-address="$NWMatrix.$A$1" table:cell-range-address="$NWMatrix.$F$4"/>
        <table:named-range table:name="start2" table:base-cell-address="$NWMatrix.$A$1" table:cell-range-address="$NWMatrix.$D$6"/>
        <table:named-range table:name="s_area" table:base-cell-address="$NWMatrix.$A$1" table:cell-range-address="$NWMatrix.$F$6"/>
        <table:named-range table:name="_seq1" table:base-cell-address="$NWMatrix.$A$1" table:cell-range-address="$NWMatrix.$B$1"/>
        <table:named-range table:name="_seq2" table:base-cell-address="$NWMatrix.$A$1" table:cell-range-address="$NWMatrix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2.01pt"/>
      <style:text-properties fo:color="#4600a5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2.01pt"/>
      <style:text-properties fo:color="#006411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2.01pt"/>
      <style:text-properties fo:color="#dd0806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WMatrix" style:display-name="PageStyle_NWMatri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CC</meta:initial-creator>
    <meta:creation-date>2010-07-26T16:08:20</meta:creation-date>
    <dc:date>2017-09-27T18:28:35.257441000</dc:date>
    <meta:editing-duration>PT11M7S</meta:editing-duration>
    <meta:editing-cycles>2</meta:editing-cycles>
    <meta:generator>LibreOffice/5.3.4.2$MacOSX_X86_64 LibreOffice_project/f82d347ccc0be322489bf7da61d7e4ad13fe2ff3</meta:generator>
    <meta:document-statistic meta:table-count="1" meta:cell-count="2607" meta:object-count="3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FindPath()

  ActiveSheet.Unprotect

  'Set variables to define data area
  rseq1 = Range("start1").Row
  cseq2 = Range("start2").Column
  c = Range("s_area").Offset(0, 0).Column
  r = Range("s_area").Offset(0, 0).Row
  c0 = c - 1
  r0 = r - 1

  'Loop to get the location of the optimal score
  Do Until Cells(r, c + 1) = ""
    c = c + 1
    Loop
  Do Until Cells(r + 1, c) = ""
    r = r + 1
    Loop
  c1 = c
  r1 = r
  
  'Array to hold "end" cells in current paths
  ReDim workList(1)
  workList(0) = r
  workList(1) = c
  n = 1
  
  'Main loop to track the path
  Do Until n = 0
    cx = workList(1)
    rx = workList(0)
    'set color of an item in the path if it's not the bottom right
    If (cx &lt;&gt; c1) Or (rx &lt;&gt; r1) Then Cells(rx, cx).Interior.ColorIndex = 19
    'if this is the top left cell, do nothing further
    If (cx &gt; c0) Or (rx &gt; r0) Then
      'if this is the top row but not the top left, only possibility is a gap
      If rx = r0 Then
        newLen = UBound(workList) + 2
        ReDim Preserve workList(newLen)
        workList(UBound(workList) - 1) = rx
        workList(UBound(workList)) = cx - 1
      End If
      'if this is the left column (but not top left), only possibility is a gap
      If cx = c0 Then
        newLen = UBound(workList) + 2
        ReDim Preserve workList(newLen)
        workList(UBound(workList) - 1) = rx - 1
        workList(UBound(workList)) = cx
      End If
      'otherwise, there are three possibilities, h-gap, v-gap or align/mismatch
      'rem need to know the nucleotides now, to determine match or mismatch
      nseq1 = Cells(rseq1, cx)
      nseq2 = Cells(rx, cseq2)
      If (rx &lt;&gt; r0) And (cx &lt;&gt; c0) Then
        If Cells(rx - 1, cx) + Range("gap") = Cells(rx, cx) Then
          newLen = UBound(workList) + 2
          ReDim Preserve workList(newLen)
          workList(UBound(workList) - 1) = rx - 1
          workList(UBound(workList)) = cx
        End If
        If Cells(rx, cx - 1) + Range("gap") = Cells(rx, cx) Then
          newLen = UBound(workList) + 2
          ReDim Preserve workList(newLen)
          workList(UBound(workList) - 1) = rx
          workList(UBound(workList)) = cx - 1
        End If
        If (Cells(rx - 1, cx - 1) + Range("match") = Cells(rx, cx)) And (nseq1 = nseq2) Then
          newLen = UBound(workList) + 2
          ReDim Preserve workList(newLen)
          workList(UBound(workList)) = cx - 1
          workList(UBound(workList) - 1) = rx - 1
        End If
        If (Cells(rx - 1, cx - 1) + Range("mismatch") = Cells(rx, cx)) And (nseq1 &lt;&gt; nseq2) Then
          newLen = UBound(workList) + 2
          ReDim Preserve workList(newLen)
          workList(UBound(workList) - 1) = rx - 1
          workList(UBound(workList)) = cx - 1
        End If
      End If
      
    'remove cell just completed from array and shift left, see if any cells left
    n = UBound(workList)
    If n &gt; 1 Then
      For i = 2 To UBound(workList)
        workList(i - 2) = workList(i)
      Next i
      newLen = UBound(workList) - 2
      ReDim Preserve workList(newLen)
      n = UBound(workList)
    Else
      n = 0
    End If
    
  Else
    n = 0
  End If
Loop
ActiveSheet.Protect

End Sub

Sub ClearPath()

  ActiveSheet.Unprotect
  Range("e5:ba5").Interior.ColorIndex = 15
  Range("e6:e55").Interior.ColorIndex = 15
  Range("f6:ba55").Interior.ColorIndex = xlNone
  ActiveSheet.Protect
  
End Sub

Sub StepPath()

  ActiveSheet.Unprotect

  'Set variables to define data area
  rseq1 = Range("start1").Row
  cseq2 = Range("start2").Column
  c = Range("s_area").Offset(0, 0).Column
  r = Range("s_area").Offset(0, 0).Row
  c0 = c - 1
  r0 = r - 1

  'Loop to get the location of the optimal score
  Do Until Cells(r, c + 1) = ""
    c = c + 1
    Loop
  Do Until Cells(r + 1, c) = ""
    r = r + 1
    Loop
  c1 = c
  r1 = r
  
  'Array to hold "end" cells in current paths
  ReDim workList(1)
  workList(0) = r
  workList(1) = c
  n = 1
  
  'Main loop to track the path
  Do Until n = 0
    cx = workList(1)
    rx = workList(0)
    'set color of an item in the path if it's not the bottom right
    If (cx &lt;&gt; c1) Or (rx &lt;&gt; r1) Then
      Cells(rx, cx).Interior.ColorIndex = 19
      sayOK = MsgBox("Press OK for next step", vbOKOnly)
    End If
    'if this is the top left cell, do nothing further
    If (cx &gt; c0) Or (rx &gt; r0) Then
      'if this is the top row but not the top left, only possibility is a gap
      If rx = r0 Then
        newLen = UBound(workList) + 2
        ReDim Preserve workList(newLen)
        workList(UBound(workList) - 1) = rx
        workList(UBound(workList)) = cx - 1
      End If
      'if this is the left column (but not top left), only possibility is a gap
      If cx = c0 Then
        newLen = UBound(workList) + 2
        ReDim Preserve workList(newLen)
        workList(UBound(workList) - 1) = rx - 1
        workList(UBound(workList)) = cx
      End If
      'otherwise, there are three possibilities, h-gap, v-gap or align/mismatch
      'rem need to know the nucleotides now, to determine match or mismatch
      nseq1 = Cells(rseq1, cx)
      nseq2 = Cells(rx, cseq2)
      If (rx &lt;&gt; r0) And (cx &lt;&gt; c0) Then
        If Cells(rx - 1, cx) + Range("gap") = Cells(rx, cx) Then
          newLen = UBound(workList) + 2
          ReDim Preserve workList(newLen)
          workList(UBound(workList) - 1) = rx - 1
          workList(UBound(workList)) = cx
        End If
        If Cells(rx, cx - 1) + Range("gap") = Cells(rx, cx) Then
          newLen = UBound(workList) + 2
          ReDim Preserve workList(newLen)
          workList(UBound(workList) - 1) = rx
          workList(UBound(workList)) = cx - 1
        End If
        If (Cells(rx - 1, cx - 1) + Range("match") = Cells(rx, cx)) And (nseq1 = nseq2) Then
          newLen = UBound(workList) + 2
          ReDim Preserve workList(newLen)
          workList(UBound(workList)) = cx - 1
          workList(UBound(workList) - 1) = rx - 1
        End If
        If (Cells(rx - 1, cx - 1) + Range("mismatch") = Cells(rx, cx)) And (nseq1 &lt;&gt; nseq2) Then
          newLen = UBound(workList) + 2
          ReDim Preserve workList(newLen)
          workList(UBound(workList) - 1) = rx - 1
          workList(UBound(workList)) = cx - 1
        End If
      End If
      
    'remove cell just completed from array and shift left, see if any cells left
    n = UBound(workList)
    If n &gt; 1 Then
      For i = 2 To UBound(workList)
        workList(i - 2) = workList(i)
      Next i
      newLen = UBound(workList) - 2
      ReDim Preserve workList(newLen)
      n = UBound(workList)
    Else
      n = 0
    End If
    
  Else
    n = 0
  End If
Loop
ActiveSheet.Protect

End Sub
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Sub Macro1()
'
' Macro1 Macro
' Macro recorded 1/11/2013 by JV
'

'
    ActiveSheet.Unprotect
    Range("A8").Select
    With Selection.Interior
        .ColorIndex = 36
        .Pattern = xlSolid
    End With
End Sub
Sub Macro2()
'
' Macro2 Macro
' Macro recorded 1/11/2013 by JV
'

'
    With Selection.Interior
        .ColorIndex = 15
        .Pattern = xlSolid
    End With
    Selection.Interior.ColorIndex = xlNone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Module2"/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